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884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5:Feuil1.K1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default-cell-style-name="ce1"/>
        <table:table-column table:style-name="co6" table:default-cell-style-name="ce1"/>
        <table:table-column table:style-name="co2" table:number-columns-repeated="1017" table:default-cell-style-name="ce1"/>
        <table:table-header-rows>
          <table:table-row table:style-name="ro1">
            <table:table-cell table:style-name="ce2" office:value-type="string" calcext:value-type="string">
              <text:p>Individu - Code Etudiant</text:p>
            </table:table-cell>
            <table:table-cell table:style-name="ce2" office:value-type="string" calcext:value-type="string">
              <text:p>Individu - Sexe</text:p>
            </table:table-cell>
            <table:table-cell table:style-name="ce2" office:value-type="string" calcext:value-type="string">
              <text:p>Individu - Nom</text:p>
            </table:table-cell>
            <table:table-cell table:style-name="ce2" office:value-type="string" calcext:value-type="string">
              <text:p>Individu - Prénom</text:p>
            </table:table-cell>
            <table:table-cell table:style-name="ce5" office:value-type="string" calcext:value-type="string">
              <text:p>Naissance - Date</text:p>
            </table:table-cell>
            <table:table-cell table:style-name="ce2" office:value-type="string" calcext:value-type="string">
              <text:p>Nationalité (code)</text:p>
            </table:table-cell>
            <table:table-cell table:style-name="ce2" office:value-type="string" calcext:value-type="string">
              <text:p>Nationalité (lib.)</text:p>
            </table:table-cell>
            <table:table-cell table:style-name="ce2" office:value-type="string" calcext:value-type="string">
              <text:p>IAE - Etape (code)</text:p>
            </table:table-cell>
            <table:table-cell table:style-name="ce2" office:value-type="string" calcext:value-type="string">
              <text:p>IAE - Etape (lib.)</text:p>
            </table:table-cell>
            <table:table-cell table:style-name="ce2" office:value-type="string" calcext:value-type="string">
              <text:p>VET - Note</text:p>
            </table:table-cell>
            <table:table-cell table:style-name="ce2" office:value-type="string" calcext:value-type="string">
              <text:p>VET - Résultat (code)</text:p>
            </table:table-cell>
            <table:table-cell table:style-name="ce2" office:value-type="string" calcext:value-type="string">
              <text:p>VET - Rang de classement</text:p>
            </table:table-cell>
            <table:table-cell table:style-name="ce2"/>
            <table:table-cell table:number-columns-repeated="1011"/>
          </table:table-row>
          <table:table-row table:style-name="ro1">
            <table:table-cell office:value-type="float" office:value="9595817" calcext:value-type="float">
              <text:p>9595817</text:p>
            </table:table-cell>
            <table:table-cell office:value-type="string" calcext:value-type="string">
              <text:p>M</text:p>
            </table:table-cell>
            <table:table-cell office:value-type="string" calcext:value-type="string">
              <text:p>ANIEABC</text:p>
            </table:table-cell>
            <table:table-cell office:value-type="string" calcext:value-type="string">
              <text:p>CHRISTOPHE</text:p>
            </table:table-cell>
            <table:table-cell office:value-type="date" office:date-value="1979-05-23" calcext:value-type="date">
              <text:p>23/05/1979</text:p>
            </table:table-cell>
            <table:table-cell office:value-type="string" calcext:value-type="string">
              <text:p>100</text:p>
            </table:table-cell>
            <table:table-cell office:value-type="string" calcext:value-type="string">
              <text:p>FRANCAIS(E)</text:p>
            </table:table-cell>
            <table:table-cell office:value-type="string" calcext:value-type="string">
              <text:p>BUAC1</text:p>
            </table:table-cell>
            <table:table-cell office:value-type="string" calcext:value-type="string">
              <text:p>DIU ACUPUNCTURE an1</text:p>
            </table:table-cell>
            <table:table-cell office:value-type="float" office:value="15" calcext:value-type="float">
              <text:p>15</text:p>
            </table:table-cell>
            <table:table-cell office:value-type="string" calcext:value-type="string">
              <text:p>ADM</text:p>
            </table:table-cell>
            <table:table-cell table:number-columns-repeated="1013"/>
          </table:table-row>
          <table:table-row table:style-name="ro1">
            <table:table-cell office:value-type="float" office:value="10082385" calcext:value-type="float">
              <text:p>10082385</text:p>
            </table:table-cell>
            <table:table-cell office:value-type="string" calcext:value-type="string">
              <text:p>M</text:p>
            </table:table-cell>
            <table:table-cell office:value-type="string" calcext:value-type="string">
              <text:p>OUETABC</text:p>
            </table:table-cell>
            <table:table-cell office:value-type="string" calcext:value-type="string">
              <text:p>ONGUI</text:p>
            </table:table-cell>
            <table:table-cell office:value-type="date" office:date-value="1970-02-15" calcext:value-type="date">
              <text:p>15/02/1970</text:p>
            </table:table-cell>
            <table:table-cell office:value-type="string" calcext:value-type="string">
              <text:p>326</text:p>
            </table:table-cell>
            <table:table-cell office:value-type="string" calcext:value-type="string">
              <text:p>IVOIRIEN(NE)</text:p>
            </table:table-cell>
            <table:table-cell office:value-type="string" calcext:value-type="string">
              <text:p>D4CON</text:p>
            </table:table-cell>
            <table:table-cell office:value-type="string" calcext:value-type="string">
              <text:p>Master1 Contentieux</text:p>
            </table:table-cell>
            <table:table-cell office:value-type="float" office:value="9.75" calcext:value-type="float">
              <text:p>9,75</text:p>
            </table:table-cell>
            <table:table-cell office:value-type="string" calcext:value-type="string">
              <text:p>AJ</text:p>
            </table:table-cell>
            <table:table-cell table:number-columns-repeated="1013"/>
          </table:table-row>
          <table:table-row table:style-name="ro1">
            <table:table-cell office:value-type="float" office:value="9773127" calcext:value-type="float">
              <text:p>9773127</text:p>
            </table:table-cell>
            <table:table-cell office:value-type="string" calcext:value-type="string">
              <text:p>M</text:p>
            </table:table-cell>
            <table:table-cell office:value-type="string" calcext:value-type="string">
              <text:p>OUETABC</text:p>
            </table:table-cell>
            <table:table-cell office:value-type="string" calcext:value-type="string">
              <text:p>ONGUI</text:p>
            </table:table-cell>
            <table:table-cell office:value-type="date" office:date-value="1984-05-10" calcext:value-type="date">
              <text:p>10/05/1984</text:p>
            </table:table-cell>
            <table:table-cell office:value-type="string" calcext:value-type="string">
              <text:p>326</text:p>
            </table:table-cell>
            <table:table-cell office:value-type="string" calcext:value-type="string">
              <text:p>IVOIRIEN(NE)</text:p>
            </table:table-cell>
            <table:table-cell office:value-type="string" calcext:value-type="string">
              <text:p>D4CON</text:p>
            </table:table-cell>
            <table:table-cell office:value-type="string" calcext:value-type="string">
              <text:p>Master1 Contentieux</text:p>
            </table:table-cell>
            <table:table-cell office:value-type="float" office:value="9.833" calcext:value-type="float">
              <text:p>9,833</text:p>
            </table:table-cell>
            <table:table-cell office:value-type="string" calcext:value-type="string">
              <text:p>AJ</text:p>
            </table:table-cell>
            <table:table-cell table:number-columns-repeated="1013"/>
          </table:table-row>
        </table:table-header-rows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3</text:p>
          </table:table-cell>
          <table:table-cell office:value-type="string" calcext:value-type="string">
            <text:p>Master1 Educat sante (FC)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588" calcext:value-type="float">
            <text:p>10,588</text:p>
          </table:table-cell>
          <table:table-cell office:value-type="string" calcext:value-type="string">
            <text:p>ADM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3</text:p>
          </table:table-cell>
          <table:table-cell office:value-type="string" calcext:value-type="string">
            <text:p>Master2Pro CCT PDD (FC)</text:p>
          </table:table-cell>
          <table:table-cell office:value-type="float" office:value="12.063" calcext:value-type="float">
            <text:p>12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TALIEN(NE)</text:p>
          </table:table-cell>
          <table:table-cell office:value-type="string" calcext:value-type="string">
            <text:p>L5PSO</text:p>
          </table:table-cell>
          <table:table-cell office:value-type="string" calcext:value-type="string">
            <text:p>Master2 Politiques soci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3</text:p>
          </table:table-cell>
          <table:table-cell office:value-type="string" calcext:value-type="string">
            <text:p>DUT INFORMATIQUE (FC)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2009" calcext:value-type="float">
            <text:p>98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VAABC</text:p>
          </table:table-cell>
          <table:table-cell office:value-type="string" calcext:value-type="string">
            <text:p>GILBERT</text:p>
          </table:table-cell>
          <table:table-cell office:value-type="date" office:date-value="1980-12-05" calcext:value-type="date">
            <text:p>05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6135" calcext:value-type="float">
            <text:p>9106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COABC</text:p>
          </table:table-cell>
          <table:table-cell office:value-type="string" calcext:value-type="string">
            <text:p>SANDRA</text:p>
          </table:table-cell>
          <table:table-cell office:value-type="date" office:date-value="1969-04-03" calcext:value-type="date">
            <text:p>03/04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9558" calcext:value-type="float">
            <text:p>11009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RICABC</text:p>
          </table:table-cell>
          <table:table-cell office:value-type="string" calcext:value-type="string">
            <text:p>GUILLAUME</text:p>
          </table:table-cell>
          <table:table-cell office:value-type="date" office:date-value="1975-10-15" calcext:value-type="date">
            <text:p>15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1</text:p>
          </table:table-cell>
          <table:table-cell office:value-type="string" calcext:value-type="string">
            <text:p>DIU MED MANUELL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7682" calcext:value-type="float">
            <text:p>10997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FATIMA</text:p>
          </table:table-cell>
          <table:table-cell office:value-type="date" office:date-value="1982-06-04" calcext:value-type="date">
            <text:p>04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1589" calcext:value-type="float">
            <text:p>9491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EABC</text:p>
          </table:table-cell>
          <table:table-cell office:value-type="string" calcext:value-type="string">
            <text:p>NATHALIE</text:p>
          </table:table-cell>
          <table:table-cell office:value-type="date" office:date-value="1975-09-08" calcext:value-type="date">
            <text:p>0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8910" calcext:value-type="float">
            <text:p>9028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TABC</text:p>
          </table:table-cell>
          <table:table-cell office:value-type="string" calcext:value-type="string">
            <text:p>STEEVE</text:p>
          </table:table-cell>
          <table:table-cell office:value-type="date" office:date-value="1977-10-10" calcext:value-type="date">
            <text:p>1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8367" calcext:value-type="float">
            <text:p>8958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MABC</text:p>
          </table:table-cell>
          <table:table-cell office:value-type="string" calcext:value-type="string">
            <text:p>REBECCA</text:p>
          </table:table-cell>
          <table:table-cell office:value-type="date" office:date-value="1975-08-30" calcext:value-type="date">
            <text:p>30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6030" calcext:value-type="float">
            <text:p>9136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TSIPORA</text:p>
          </table:table-cell>
          <table:table-cell office:value-type="date" office:date-value="1968-12-17" calcext:value-type="date">
            <text:p>17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863447" calcext:value-type="float">
            <text:p>9863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AABC</text:p>
          </table:table-cell>
          <table:table-cell office:value-type="string" calcext:value-type="string">
            <text:p>MURIEL</text:p>
          </table:table-cell>
          <table:table-cell office:value-type="date" office:date-value="1975-05-25" calcext:value-type="date">
            <text:p>25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MOS6</text:p>
          </table:table-cell>
          <table:table-cell office:value-type="string" calcext:value-type="string">
            <text:p>Master1 MOSS (IRTS)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8947" calcext:value-type="float">
            <text:p>8928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MOSTEFA</text:p>
          </table:table-cell>
          <table:table-cell office:value-type="date" office:date-value="1968-02-24" calcext:value-type="date">
            <text:p>24/02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HO3</text:p>
          </table:table-cell>
          <table:table-cell office:value-type="string" calcext:value-type="string">
            <text:p>DIU HOMEOPATHIE an3</text:p>
          </table:table-cell>
          <table:table-cell office:value-type="float" office:value="10.5" calcext:value-type="float">
            <text:p>10,5</text:p>
          </table:table-cell>
          <table:table-cell table:number-columns-repeated="1014"/>
        </table:table-row>
        <table:table-row table:style-name="ro1">
          <table:table-cell office:value-type="float" office:value="9554535" calcext:value-type="float">
            <text:p>9554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LIABC</text:p>
          </table:table-cell>
          <table:table-cell office:value-type="string" calcext:value-type="string">
            <text:p>PADIDEH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9248197" calcext:value-type="float">
            <text:p>924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LAUDETTE</text:p>
          </table:table-cell>
          <table:table-cell office:value-type="date" office:date-value="1966-09-06" calcext:value-type="date">
            <text:p>06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2</text:p>
          </table:table-cell>
          <table:table-cell office:value-type="string" calcext:value-type="string">
            <text:p>DIU AURICULOTHERAPIE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245" calcext:value-type="float">
            <text:p>893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GALABC</text:p>
          </table:table-cell>
          <table:table-cell office:value-type="string" calcext:value-type="string">
            <text:p>NICOLAS</text:p>
          </table:table-cell>
          <table:table-cell office:value-type="date" office:date-value="1968-08-11" calcext:value-type="date">
            <text:p>1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0485" calcext:value-type="float">
            <text:p>11440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EABC</text:p>
          </table:table-cell>
          <table:table-cell office:value-type="string" calcext:value-type="string">
            <text:p>AURELIE</text:p>
          </table:table-cell>
          <table:table-cell office:value-type="date" office:date-value="1973-02-13" calcext:value-type="date">
            <text:p>13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866" calcext:value-type="float">
            <text:p>9661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NABC</text:p>
          </table:table-cell>
          <table:table-cell office:value-type="string" calcext:value-type="string">
            <text:p>NADIA</text:p>
          </table:table-cell>
          <table:table-cell office:value-type="date" office:date-value="1967-07-29" calcext:value-type="date">
            <text:p>29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5410" calcext:value-type="float">
            <text:p>10115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AABC</text:p>
          </table:table-cell>
          <table:table-cell office:value-type="string" calcext:value-type="string">
            <text:p>AICHA</text:p>
          </table:table-cell>
          <table:table-cell office:value-type="date" office:date-value="1984-06-27" calcext:value-type="date">
            <text:p>27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8974" calcext:value-type="float">
            <text:p>1025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ROUCHDI</text:p>
          </table:table-cell>
          <table:table-cell office:value-type="date" office:date-value="1984-05-24" calcext:value-type="date">
            <text:p>24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96" calcext:value-type="float">
            <text:p>10,0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4693" calcext:value-type="float">
            <text:p>9894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DAHBIA</text:p>
          </table:table-cell>
          <table:table-cell office:value-type="date" office:date-value="1972-11-11" calcext:value-type="date">
            <text:p>11/11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6205" calcext:value-type="float">
            <text:p>10576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EABC</text:p>
          </table:table-cell>
          <table:table-cell office:value-type="string" calcext:value-type="string">
            <text:p>ZEACOUMAR</text:p>
          </table:table-cell>
          <table:table-cell office:value-type="date" office:date-value="1974-06-28" calcext:value-type="date">
            <text:p>28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788" calcext:value-type="float">
            <text:p>9642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LABC</text:p>
          </table:table-cell>
          <table:table-cell office:value-type="string" calcext:value-type="string">
            <text:p>YANN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065" calcext:value-type="float">
            <text:p>10347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NATHALIE</text:p>
          </table:table-cell>
          <table:table-cell office:value-type="date" office:date-value="1973-12-09" calcext:value-type="date">
            <text:p>0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433" calcext:value-type="float">
            <text:p>14,4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3868" calcext:value-type="float">
            <text:p>9143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ANTHONY</text:p>
          </table:table-cell>
          <table:table-cell office:value-type="date" office:date-value="1980-03-03" calcext:value-type="date">
            <text:p>03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402" calcext:value-type="float">
            <text:p>1099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HAKIM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671" calcext:value-type="float">
            <text:p>11354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ANTOINE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51" calcext:value-type="float">
            <text:p>10807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767" calcext:value-type="float">
            <text:p>0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257" calcext:value-type="float">
            <text:p>934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8-12-29" calcext:value-type="date">
            <text:p>29/12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234" calcext:value-type="float">
            <text:p>1,2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9770" calcext:value-type="float">
            <text:p>1109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SABC</text:p>
          </table:table-cell>
          <table:table-cell office:value-type="string" calcext:value-type="string">
            <text:p>IOANA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423" calcext:value-type="float">
            <text:p>9860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YAMINA</text:p>
          </table:table-cell>
          <table:table-cell office:value-type="date" office:date-value="1968-08-13" calcext:value-type="date">
            <text:p>1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03" calcext:value-type="float">
            <text:p>10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836" calcext:value-type="float">
            <text:p>105678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JOCELYNE</text:p>
          </table:table-cell>
          <table:table-cell office:value-type="date" office:date-value="1966-03-30" calcext:value-type="date">
            <text:p>30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7750" calcext:value-type="float">
            <text:p>9957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MICHELE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5256" calcext:value-type="float">
            <text:p>9565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SEVERINE</text:p>
          </table:table-cell>
          <table:table-cell office:value-type="date" office:date-value="1984-09-12" calcext:value-type="date">
            <text:p>12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665160" calcext:value-type="float">
            <text:p>10665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RAFIK</text:p>
          </table:table-cell>
          <table:table-cell office:value-type="date" office:date-value="1978-01-07" calcext:value-type="date">
            <text:p>07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406253" calcext:value-type="float">
            <text:p>940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OABC</text:p>
          </table:table-cell>
          <table:table-cell office:value-type="string" calcext:value-type="string">
            <text:p>STEPHANE</text:p>
          </table:table-cell>
          <table:table-cell office:value-type="date" office:date-value="1987-08-03" calcext:value-type="date">
            <text:p>03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496" calcext:value-type="float">
            <text:p>12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360" calcext:value-type="float">
            <text:p>8979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UABC</text:p>
          </table:table-cell>
          <table:table-cell office:value-type="string" calcext:value-type="string">
            <text:p>FARID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4.714" calcext:value-type="float">
            <text:p>14,7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8525" calcext:value-type="float">
            <text:p>1083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ZORABC</text:p>
          </table:table-cell>
          <table:table-cell office:value-type="string" calcext:value-type="string">
            <text:p>ERIC EDOUARD</text:p>
          </table:table-cell>
          <table:table-cell office:value-type="date" office:date-value="1974-02-26" calcext:value-type="date">
            <text:p>26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7122" calcext:value-type="float">
            <text:p>11267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OABC</text:p>
          </table:table-cell>
          <table:table-cell office:value-type="string" calcext:value-type="string">
            <text:p>GENEVIEVE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3</text:p>
          </table:table-cell>
          <table:table-cell office:value-type="string" calcext:value-type="string">
            <text:p>Master2 Educat Sante (FC)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8661" calcext:value-type="float">
            <text:p>105986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AZABC</text:p>
          </table:table-cell>
          <table:table-cell office:value-type="string" calcext:value-type="string">
            <text:p>HAYAT</text:p>
          </table:table-cell>
          <table:table-cell office:value-type="date" office:date-value="1978-02-19" calcext:value-type="date">
            <text:p>19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868" calcext:value-type="float">
            <text:p>10054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IABC</text:p>
          </table:table-cell>
          <table:table-cell office:value-type="string" calcext:value-type="string">
            <text:p>FATM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0768" calcext:value-type="float">
            <text:p>9240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JABC</text:p>
          </table:table-cell>
          <table:table-cell office:value-type="string" calcext:value-type="string">
            <text:p>Manuel</text:p>
          </table:table-cell>
          <table:table-cell office:value-type="date" office:date-value="1984-12-19" calcext:value-type="date">
            <text:p>19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813" calcext:value-type="float">
            <text:p>12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474" calcext:value-type="float">
            <text:p>1057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GANABC</text:p>
          </table:table-cell>
          <table:table-cell office:value-type="string" calcext:value-type="string">
            <text:p>HENRI</text:p>
          </table:table-cell>
          <table:table-cell office:value-type="date" office:date-value="1965-12-14" calcext:value-type="date">
            <text:p>14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3</text:p>
          </table:table-cell>
          <table:table-cell office:value-type="string" calcext:value-type="string">
            <text:p>LIC PRO MDO - AUDIT (FC)</text:p>
          </table:table-cell>
          <table:table-cell office:value-type="float" office:value="7.406" calcext:value-type="float">
            <text:p>7,4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3575" calcext:value-type="float">
            <text:p>10243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HABC</text:p>
          </table:table-cell>
          <table:table-cell office:value-type="string" calcext:value-type="string">
            <text:p>EHSAN</text:p>
          </table:table-cell>
          <table:table-cell office:value-type="date" office:date-value="1969-08-17" calcext:value-type="date">
            <text:p>17/08/1969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G5SIM</text:p>
          </table:table-cell>
          <table:table-cell office:value-type="string" calcext:value-type="string">
            <text:p>Master2 SIM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70017" calcext:value-type="float">
            <text:p>10470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GUEABC</text:p>
          </table:table-cell>
          <table:table-cell office:value-type="string" calcext:value-type="string">
            <text:p>BADO</text:p>
          </table:table-cell>
          <table:table-cell office:value-type="date" office:date-value="1969-12-28" calcext:value-type="date">
            <text:p>28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F</text:p>
          </table:table-cell>
          <table:table-cell office:value-type="string" calcext:value-type="string">
            <text:p>Master2Rec DEI pa. Fisc</text:p>
          </table:table-cell>
          <table:table-cell office:value-type="float" office:value="10.413" calcext:value-type="float">
            <text:p>10,4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9823" calcext:value-type="float">
            <text:p>1102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72-03-19" calcext:value-type="date">
            <text:p>19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0213" calcext:value-type="float">
            <text:p>10480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5699" calcext:value-type="float">
            <text:p>93056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72-01-12" calcext:value-type="date">
            <text:p>1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8.971" calcext:value-type="float">
            <text:p>8,9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535" calcext:value-type="float">
            <text:p>1015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82-10-15" calcext:value-type="date">
            <text:p>15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10.927" calcext:value-type="float">
            <text:p>10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6814" calcext:value-type="float">
            <text:p>11376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EABC</text:p>
          </table:table-cell>
          <table:table-cell office:value-type="string" calcext:value-type="string">
            <text:p>KEVEREN</text:p>
          </table:table-cell>
          <table:table-cell office:value-type="date" office:date-value="1966-03-15" calcext:value-type="date">
            <text:p>1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2097" calcext:value-type="float">
            <text:p>9322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MARIE - NOELLE</text:p>
          </table:table-cell>
          <table:table-cell office:value-type="date" office:date-value="1965-10-19" calcext:value-type="date">
            <text:p>19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3627" calcext:value-type="float">
            <text:p>1069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TIABC</text:p>
          </table:table-cell>
          <table:table-cell office:value-type="string" calcext:value-type="string">
            <text:p>DIDIER</text:p>
          </table:table-cell>
          <table:table-cell office:value-type="date" office:date-value="1985-05-21" calcext:value-type="date">
            <text:p>2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553" calcext:value-type="float">
            <text:p>9301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BOABC</text:p>
          </table:table-cell>
          <table:table-cell office:value-type="string" calcext:value-type="string">
            <text:p>ANNE</text:p>
          </table:table-cell>
          <table:table-cell office:value-type="date" office:date-value="1972-08-15" calcext:value-type="date">
            <text:p>1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6476" calcext:value-type="float">
            <text:p>11486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03-19" calcext:value-type="date">
            <text:p>19/03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425" calcext:value-type="float">
            <text:p>8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499" calcext:value-type="float">
            <text:p>10484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12-10" calcext:value-type="date">
            <text:p>10/12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5163" calcext:value-type="float">
            <text:p>10785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80-12-28" calcext:value-type="date">
            <text:p>28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7.459" calcext:value-type="float">
            <text:p>7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9371" calcext:value-type="float">
            <text:p>10509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74-06-07" calcext:value-type="date">
            <text:p>0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8.823" calcext:value-type="float">
            <text:p>8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864" calcext:value-type="float">
            <text:p>10574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69-10-24" calcext:value-type="date">
            <text:p>2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438" calcext:value-type="float">
            <text:p>9317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79-07-01" calcext:value-type="date">
            <text:p>01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9689807" calcext:value-type="float">
            <text:p>9689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404393" calcext:value-type="float">
            <text:p>9404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80-04-20" calcext:value-type="date">
            <text:p>20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5609" calcext:value-type="float">
            <text:p>10645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SABEHA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4839" calcext:value-type="float">
            <text:p>10804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TOBABC</text:p>
          </table:table-cell>
          <table:table-cell office:value-type="string" calcext:value-type="string">
            <text:p>RODRIGUE</text:p>
          </table:table-cell>
          <table:table-cell office:value-type="date" office:date-value="1974-02-04" calcext:value-type="date">
            <text:p>0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3637" calcext:value-type="float">
            <text:p>9883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DIABC</text:p>
          </table:table-cell>
          <table:table-cell office:value-type="string" calcext:value-type="string">
            <text:p>KARIMA</text:p>
          </table:table-cell>
          <table:table-cell office:value-type="date" office:date-value="1980-02-26" calcext:value-type="date">
            <text:p>26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229" calcext:value-type="float">
            <text:p>9084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1328334" calcext:value-type="float">
            <text:p>11328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5-02-09" calcext:value-type="date">
            <text:p>09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53" calcext:value-type="float">
            <text:p>1077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HEABC</text:p>
          </table:table-cell>
          <table:table-cell office:value-type="string" calcext:value-type="string">
            <text:p>FATHIA</text:p>
          </table:table-cell>
          <table:table-cell office:value-type="date" office:date-value="1979-12-02" calcext:value-type="date">
            <text:p>02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815" calcext:value-type="float">
            <text:p>12,8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3109" calcext:value-type="float">
            <text:p>9693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SONIA</text:p>
          </table:table-cell>
          <table:table-cell office:value-type="date" office:date-value="1975-02-07" calcext:value-type="date">
            <text:p>0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4942" calcext:value-type="float">
            <text:p>890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BABC</text:p>
          </table:table-cell>
          <table:table-cell office:value-type="string" calcext:value-type="string">
            <text:p>KARIMA</text:p>
          </table:table-cell>
          <table:table-cell office:value-type="date" office:date-value="1978-01-22" calcext:value-type="date">
            <text:p>22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1009" calcext:value-type="float">
            <text:p>10071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BIABC</text:p>
          </table:table-cell>
          <table:table-cell office:value-type="string" calcext:value-type="string">
            <text:p>KOUABIA CEDRIC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830" calcext:value-type="float">
            <text:p>10996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TAWFIK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29" calcext:value-type="float">
            <text:p>3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3198" calcext:value-type="float">
            <text:p>10573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MOHAMED</text:p>
          </table:table-cell>
          <table:table-cell office:value-type="date" office:date-value="1987-07-26" calcext:value-type="date">
            <text:p>26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942" calcext:value-type="float">
            <text:p>9312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ICABC</text:p>
          </table:table-cell>
          <table:table-cell office:value-type="string" calcext:value-type="string">
            <text:p>MURAD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204" calcext:value-type="float">
            <text:p>10,20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505957" calcext:value-type="float">
            <text:p>10505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LSABC</text:p>
          </table:table-cell>
          <table:table-cell office:value-type="string" calcext:value-type="string">
            <text:p>PERRIN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9646" calcext:value-type="float">
            <text:p>9329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CABC</text:p>
          </table:table-cell>
          <table:table-cell office:value-type="string" calcext:value-type="string">
            <text:p>SOUHILA</text:p>
          </table:table-cell>
          <table:table-cell office:value-type="date" office:date-value="1983-11-20" calcext:value-type="date">
            <text:p>20/11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34" calcext:value-type="float">
            <text:p>1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9301" calcext:value-type="float">
            <text:p>91893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VABC</text:p>
          </table:table-cell>
          <table:table-cell office:value-type="string" calcext:value-type="string">
            <text:p>LORNA</text:p>
          </table:table-cell>
          <table:table-cell office:value-type="date" office:date-value="1974-10-06" calcext:value-type="date">
            <text:p>06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583" calcext:value-type="float">
            <text:p>12,5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00" calcext:value-type="float">
            <text:p>1074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IDIR</text:p>
          </table:table-cell>
          <table:table-cell office:value-type="date" office:date-value="1972-07-01" calcext:value-type="date">
            <text:p>0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394220" calcext:value-type="float">
            <text:p>9394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68-11-24" calcext:value-type="date">
            <text:p>24/11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226533" calcext:value-type="float">
            <text:p>102265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71-07-14" calcext:value-type="date">
            <text:p>14/07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2945" calcext:value-type="float">
            <text:p>98929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ABC</text:p>
          </table:table-cell>
          <table:table-cell office:value-type="string" calcext:value-type="string">
            <text:p>ASSAGBAIN</text:p>
          </table:table-cell>
          <table:table-cell office:value-type="date" office:date-value="1972-09-14" calcext:value-type="date">
            <text:p>14/09/197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826" calcext:value-type="float">
            <text:p>10736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TYABC</text:p>
          </table:table-cell>
          <table:table-cell office:value-type="string" calcext:value-type="string">
            <text:p>VIANNEY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292" calcext:value-type="float">
            <text:p>8,2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0183" calcext:value-type="float">
            <text:p>10860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MABC</text:p>
          </table:table-cell>
          <table:table-cell office:value-type="string" calcext:value-type="string">
            <text:p>KOMLAN</text:p>
          </table:table-cell>
          <table:table-cell office:value-type="date" office:date-value="1971-01-15" calcext:value-type="date">
            <text:p>15/01/19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V3EI3</text:p>
          </table:table-cell>
          <table:table-cell office:value-type="string" calcext:value-type="string">
            <text:p>LIC PRO EE sp EIIAIT (FC)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5249" calcext:value-type="float">
            <text:p>10545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970ABC</text:p>
          </table:table-cell>
          <table:table-cell office:value-type="string" calcext:value-type="string">
            <text:p>SAMEH</text:p>
          </table:table-cell>
          <table:table-cell office:value-type="date" office:date-value="1970-07-07" calcext:value-type="date">
            <text:p>0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4774" calcext:value-type="float">
            <text:p>10554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SAMUEL</text:p>
          </table:table-cell>
          <table:table-cell office:value-type="date" office:date-value="1970-08-02" calcext:value-type="date">
            <text:p>02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367" calcext:value-type="float">
            <text:p>15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8573" calcext:value-type="float">
            <text:p>9198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ROABC</text:p>
          </table:table-cell>
          <table:table-cell office:value-type="string" calcext:value-type="string">
            <text:p>RAHINATOU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BURKINABE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087" calcext:value-type="float">
            <text:p>7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0851" calcext:value-type="float">
            <text:p>10980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ANNE MARIE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4772" calcext:value-type="float">
            <text:p>9064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BABC</text:p>
          </table:table-cell>
          <table:table-cell office:value-type="string" calcext:value-type="string">
            <text:p>DOMINIQU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8297" calcext:value-type="float">
            <text:p>112282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ONABC</text:p>
          </table:table-cell>
          <table:table-cell office:value-type="string" calcext:value-type="string">
            <text:p>PASCALE</text:p>
          </table:table-cell>
          <table:table-cell office:value-type="date" office:date-value="1983-05-24" calcext:value-type="date">
            <text:p>24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5710" calcext:value-type="float">
            <text:p>9765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KAABC</text:p>
          </table:table-cell>
          <table:table-cell office:value-type="string" calcext:value-type="string">
            <text:p>JUNKO</text:p>
          </table:table-cell>
          <table:table-cell office:value-type="date" office:date-value="1973-04-05" calcext:value-type="date">
            <text:p>05/04/19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JAPON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0.667" calcext:value-type="float">
            <text:p>10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8291" calcext:value-type="float">
            <text:p>10448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OUABC</text:p>
          </table:table-cell>
          <table:table-cell office:value-type="string" calcext:value-type="string">
            <text:p>NADIA</text:p>
          </table:table-cell>
          <table:table-cell office:value-type="date" office:date-value="1966-12-26" calcext:value-type="date">
            <text:p>26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354" calcext:value-type="float">
            <text:p>5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0591" calcext:value-type="float">
            <text:p>10770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ERABC</text:p>
          </table:table-cell>
          <table:table-cell office:value-type="string" calcext:value-type="string">
            <text:p>JOHANNA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528" calcext:value-type="float">
            <text:p>12,5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841" calcext:value-type="float">
            <text:p>102248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6-08-18" calcext:value-type="date">
            <text:p>18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9.969" calcext:value-type="float">
            <text:p>9,9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9857" calcext:value-type="float">
            <text:p>949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1-05-10" calcext:value-type="date">
            <text:p>1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34" calcext:value-type="float">
            <text:p>957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MIR</text:p>
          </table:table-cell>
          <table:table-cell office:value-type="date" office:date-value="1973-03-09" calcext:value-type="date">
            <text:p>09/03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254812" calcext:value-type="float">
            <text:p>9254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XABC</text:p>
          </table:table-cell>
          <table:table-cell office:value-type="string" calcext:value-type="string">
            <text:p>CATHERINE</text:p>
          </table:table-cell>
          <table:table-cell office:value-type="date" office:date-value="1981-12-14" calcext:value-type="date">
            <text:p>14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94" calcext:value-type="float">
            <text:p>13,6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0909" calcext:value-type="float">
            <text:p>9940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0-10-26" calcext:value-type="date">
            <text:p>2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639" calcext:value-type="float">
            <text:p>94136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3-05-25" calcext:value-type="date">
            <text:p>25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540115" calcext:value-type="float">
            <text:p>9540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817" calcext:value-type="float">
            <text:p>8,8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4766" calcext:value-type="float">
            <text:p>9764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7-07-21" calcext:value-type="date">
            <text:p>2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817" calcext:value-type="float">
            <text:p>11,8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5353" calcext:value-type="float">
            <text:p>11415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TAABC</text:p>
          </table:table-cell>
          <table:table-cell office:value-type="string" calcext:value-type="string">
            <text:p>MASUNGA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56" calcext:value-type="float">
            <text:p>10,6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689" calcext:value-type="float">
            <text:p>9018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ABC</text:p>
          </table:table-cell>
          <table:table-cell office:value-type="string" calcext:value-type="string">
            <text:p>BATOTA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036" calcext:value-type="float">
            <text:p>11,0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721" calcext:value-type="float">
            <text:p>95167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MARIE ROLANDE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83" calcext:value-type="float">
            <text:p>10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7684" calcext:value-type="float">
            <text:p>1097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76-12-28" calcext:value-type="date">
            <text:p>28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276" calcext:value-type="float">
            <text:p>11,2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6434" calcext:value-type="float">
            <text:p>9346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83-01-07" calcext:value-type="date">
            <text:p>0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92" calcext:value-type="float">
            <text:p>11,6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0416" calcext:value-type="float">
            <text:p>10200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MOHAMED</text:p>
          </table:table-cell>
          <table:table-cell office:value-type="date" office:date-value="1971-03-22" calcext:value-type="date">
            <text:p>2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6952" calcext:value-type="float">
            <text:p>9456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IEABC</text:p>
          </table:table-cell>
          <table:table-cell office:value-type="string" calcext:value-type="string">
            <text:p>VANESSA</text:p>
          </table:table-cell>
          <table:table-cell office:value-type="date" office:date-value="1987-07-19" calcext:value-type="date">
            <text:p>19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1.796" calcext:value-type="float">
            <text:p>11,796</text:p>
          </table:table-cell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1417246" calcext:value-type="float">
            <text:p>11417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7-04-29" calcext:value-type="date">
            <text:p>2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714968" calcext:value-type="float">
            <text:p>10714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6-11-18" calcext:value-type="date">
            <text:p>1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4393" calcext:value-type="float">
            <text:p>9524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PABC</text:p>
          </table:table-cell>
          <table:table-cell office:value-type="string" calcext:value-type="string">
            <text:p>ANUJA</text:p>
          </table:table-cell>
          <table:table-cell office:value-type="date" office:date-value="1968-08-19" calcext:value-type="date">
            <text:p>19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24265" calcext:value-type="float">
            <text:p>10824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MARIE THERESE</text:p>
          </table:table-cell>
          <table:table-cell office:value-type="date" office:date-value="1981-04-29" calcext:value-type="date">
            <text:p>29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8</text:p>
          </table:table-cell>
          <table:table-cell office:value-type="string" calcext:value-type="string">
            <text:p>Lic Droit an3 (C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7633" calcext:value-type="float">
            <text:p>9667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GABC</text:p>
          </table:table-cell>
          <table:table-cell office:value-type="string" calcext:value-type="string">
            <text:p>NANCYA</text:p>
          </table:table-cell>
          <table:table-cell office:value-type="date" office:date-value="1986-03-28" calcext:value-type="date">
            <text:p>2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590" calcext:value-type="float">
            <text:p>10306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NAIM</text:p>
          </table:table-cell>
          <table:table-cell office:value-type="date" office:date-value="1966-05-03" calcext:value-type="date">
            <text:p>03/05/196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29" calcext:value-type="float">
            <text:p>11,9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103" calcext:value-type="float">
            <text:p>9823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ZAABC</text:p>
          </table:table-cell>
          <table:table-cell office:value-type="string" calcext:value-type="string">
            <text:p>SORIA</text:p>
          </table:table-cell>
          <table:table-cell office:value-type="date" office:date-value="1981-06-24" calcext:value-type="date">
            <text:p>2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5607" calcext:value-type="float">
            <text:p>10005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DABC</text:p>
          </table:table-cell>
          <table:table-cell office:value-type="string" calcext:value-type="string">
            <text:p>DAVID</text:p>
          </table:table-cell>
          <table:table-cell office:value-type="date" office:date-value="1986-05-21" calcext:value-type="date">
            <text:p>2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85" calcext:value-type="float">
            <text:p>10,8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496" calcext:value-type="float">
            <text:p>10248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HAABC</text:p>
          </table:table-cell>
          <table:table-cell office:value-type="string" calcext:value-type="string">
            <text:p>MAHER</text:p>
          </table:table-cell>
          <table:table-cell office:value-type="date" office:date-value="1976-04-15" calcext:value-type="date">
            <text:p>15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9631" calcext:value-type="float">
            <text:p>9359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1-11-19" calcext:value-type="date">
            <text:p>19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526" calcext:value-type="float">
            <text:p>12,5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6526" calcext:value-type="float">
            <text:p>10256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6345" calcext:value-type="float">
            <text:p>9186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NABC</text:p>
          </table:table-cell>
          <table:table-cell office:value-type="string" calcext:value-type="string">
            <text:p>MOHAMMED</text:p>
          </table:table-cell>
          <table:table-cell office:value-type="date" office:date-value="1977-02-17" calcext:value-type="date">
            <text:p>17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8750" calcext:value-type="float">
            <text:p>11498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LABC</text:p>
          </table:table-cell>
          <table:table-cell office:value-type="string" calcext:value-type="string">
            <text:p>HAITHEM</text:p>
          </table:table-cell>
          <table:table-cell office:value-type="date" office:date-value="1972-07-17" calcext:value-type="date">
            <text:p>17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999" calcext:value-type="float">
            <text:p>9784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ABC</text:p>
          </table:table-cell>
          <table:table-cell office:value-type="string" calcext:value-type="string">
            <text:p>CELIANE</text:p>
          </table:table-cell>
          <table:table-cell office:value-type="date" office:date-value="1969-01-01" calcext:value-type="date">
            <text:p>01/0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6728" calcext:value-type="float">
            <text:p>8906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AMAR</text:p>
          </table:table-cell>
          <table:table-cell office:value-type="date" office:date-value="1978-03-27" calcext:value-type="date">
            <text:p>27/03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319" calcext:value-type="float">
            <text:p>10544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68-10-17" calcext:value-type="date">
            <text:p>1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83" calcext:value-type="float">
            <text:p>102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80-07-30" calcext:value-type="date">
            <text:p>3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1.167" calcext:value-type="float">
            <text:p>11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7991" calcext:value-type="float">
            <text:p>1120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EABC</text:p>
          </table:table-cell>
          <table:table-cell office:value-type="string" calcext:value-type="string">
            <text:p>MARIE-LAURE</text:p>
          </table:table-cell>
          <table:table-cell office:value-type="date" office:date-value="1967-10-20" calcext:value-type="date">
            <text:p>20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04" calcext:value-type="float">
            <text:p>960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75-04-07" calcext:value-type="date">
            <text:p>07/04/1975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077" calcext:value-type="float">
            <text:p>9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24205" calcext:value-type="float">
            <text:p>11024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67-01-10" calcext:value-type="date">
            <text:p>10/01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7441" calcext:value-type="float">
            <text:p>9427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892" calcext:value-type="float">
            <text:p>8,8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5961" calcext:value-type="float">
            <text:p>107159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0-09-29" calcext:value-type="date">
            <text:p>29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09" calcext:value-type="float">
            <text:p>9,3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73778" calcext:value-type="float">
            <text:p>11373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JEAN- FRANCOIS</text:p>
          </table:table-cell>
          <table:table-cell office:value-type="date" office:date-value="1978-06-25" calcext:value-type="date">
            <text:p>2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IFS3</text:p>
          </table:table-cell>
          <table:table-cell office:value-type="string" calcext:value-type="string">
            <text:p>Master1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442" calcext:value-type="float">
            <text:p>9777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86-07-05" calcext:value-type="date">
            <text:p>05/07/198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7.604" calcext:value-type="float">
            <text:p>7,6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5502" calcext:value-type="float">
            <text:p>11205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73-12-25" calcext:value-type="date">
            <text:p>25/12/1973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54" calcext:value-type="float">
            <text:p>10,3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9971" calcext:value-type="float">
            <text:p>99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VINABC</text:p>
          </table:table-cell>
          <table:table-cell office:value-type="string" calcext:value-type="string">
            <text:p>SANDRINE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1.606" calcext:value-type="float">
            <text:p>11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4921" calcext:value-type="float">
            <text:p>102049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LABC</text:p>
          </table:table-cell>
          <table:table-cell office:value-type="string" calcext:value-type="string">
            <text:p>HANA</text:p>
          </table:table-cell>
          <table:table-cell office:value-type="date" office:date-value="1987-01-27" calcext:value-type="date">
            <text:p>27/01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UEPS</text:p>
          </table:table-cell>
          <table:table-cell office:value-type="string" calcext:value-type="string">
            <text:p>DU EDUCATION POUR LA SANT</text:p>
          </table:table-cell>
          <table:table-cell office:value-type="float" office:value="13.5" calcext:value-type="float">
            <text:p>13,5</text:p>
          </table:table-cell>
          <table:table-cell table:number-columns-repeated="1014"/>
        </table:table-row>
        <table:table-row table:style-name="ro1">
          <table:table-cell office:value-type="float" office:value="8905839" calcext:value-type="float">
            <text:p>8905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029989" calcext:value-type="float">
            <text:p>11029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6475" calcext:value-type="float">
            <text:p>10716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NABC</text:p>
          </table:table-cell>
          <table:table-cell office:value-type="string" calcext:value-type="string">
            <text:p>EMINE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512" calcext:value-type="float">
            <text:p>13,5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4453" calcext:value-type="float">
            <text:p>9864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MOHAMED</text:p>
          </table:table-cell>
          <table:table-cell office:value-type="date" office:date-value="1974-05-03" calcext:value-type="date">
            <text:p>03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4.851" calcext:value-type="float">
            <text:p>14,8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1518" calcext:value-type="float">
            <text:p>10991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76-05-03" calcext:value-type="date">
            <text:p>03/05/197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82" calcext:value-type="float">
            <text:p>8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2670" calcext:value-type="float">
            <text:p>114326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68-10-14" calcext:value-type="date">
            <text:p>14/10/19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052" calcext:value-type="float">
            <text:p>9,0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791" calcext:value-type="float">
            <text:p>10416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NGABC</text:p>
          </table:table-cell>
          <table:table-cell office:value-type="string" calcext:value-type="string">
            <text:p>ARNAUD</text:p>
          </table:table-cell>
          <table:table-cell office:value-type="date" office:date-value="1966-05-10" calcext:value-type="date">
            <text:p>10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0725" calcext:value-type="float">
            <text:p>9630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84-11-28" calcext:value-type="date">
            <text:p>28/11/198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8951955" calcext:value-type="float">
            <text:p>8951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73-10-09" calcext:value-type="date">
            <text:p>09/10/197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518" calcext:value-type="float">
            <text:p>10687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NOEMIE</text:p>
          </table:table-cell>
          <table:table-cell office:value-type="date" office:date-value="1982-10-14" calcext:value-type="date">
            <text:p>14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9890" calcext:value-type="float">
            <text:p>10579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SIHAM</text:p>
          </table:table-cell>
          <table:table-cell office:value-type="date" office:date-value="1966-02-02" calcext:value-type="date">
            <text:p>02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6760" calcext:value-type="float">
            <text:p>10516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CHRISTELLE</text:p>
          </table:table-cell>
          <table:table-cell office:value-type="date" office:date-value="1981-12-02" calcext:value-type="date">
            <text:p>02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8050" calcext:value-type="float">
            <text:p>9498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DIADEL</text:p>
          </table:table-cell>
          <table:table-cell office:value-type="date" office:date-value="1981-06-23" calcext:value-type="date">
            <text:p>2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6659" calcext:value-type="float">
            <text:p>11006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ESABC</text:p>
          </table:table-cell>
          <table:table-cell office:value-type="string" calcext:value-type="string">
            <text:p>ABDELMADJID</text:p>
          </table:table-cell>
          <table:table-cell office:value-type="date" office:date-value="1982-11-02" calcext:value-type="date">
            <text:p>02/1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2729" calcext:value-type="float">
            <text:p>92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MABC</text:p>
          </table:table-cell>
          <table:table-cell office:value-type="string" calcext:value-type="string">
            <text:p>ABDERRAHMANE</text:p>
          </table:table-cell>
          <table:table-cell office:value-type="date" office:date-value="1970-04-11" calcext:value-type="date">
            <text:p>11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416" calcext:value-type="float">
            <text:p>8,41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056267" calcext:value-type="float">
            <text:p>10056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678" calcext:value-type="float">
            <text:p>7,6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6157" calcext:value-type="float">
            <text:p>1144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71-09-15" calcext:value-type="date">
            <text:p>15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5307" calcext:value-type="float">
            <text:p>11425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4-12-01" calcext:value-type="date">
            <text:p>01/12/197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58" calcext:value-type="float">
            <text:p>9,58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96163" calcext:value-type="float">
            <text:p>10896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2-10-03" calcext:value-type="date">
            <text:p>03/10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0384" calcext:value-type="float">
            <text:p>9260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77-06-03" calcext:value-type="date">
            <text:p>03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8968693" calcext:value-type="float">
            <text:p>8968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86-03-29" calcext:value-type="date">
            <text:p>29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862" calcext:value-type="float">
            <text:p>9398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SAMIA</text:p>
          </table:table-cell>
          <table:table-cell office:value-type="date" office:date-value="1976-04-20" calcext:value-type="date">
            <text:p>20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1.597" calcext:value-type="float">
            <text:p>11,5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4869" calcext:value-type="float">
            <text:p>10334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1335076" calcext:value-type="float">
            <text:p>11335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80-10-12" calcext:value-type="date">
            <text:p>1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7514" calcext:value-type="float">
            <text:p>96075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9-04-02" calcext:value-type="date">
            <text:p>0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033694" calcext:value-type="float">
            <text:p>9033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1516" calcext:value-type="float">
            <text:p>10421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BABC</text:p>
          </table:table-cell>
          <table:table-cell office:value-type="string" calcext:value-type="string">
            <text:p>PETRONIE, ALEXANDRE</text:p>
          </table:table-cell>
          <table:table-cell office:value-type="date" office:date-value="1968-03-05" calcext:value-type="date">
            <text:p>0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388" calcext:value-type="float">
            <text:p>11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8378" calcext:value-type="float">
            <text:p>9558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MOHAMED</text:p>
          </table:table-cell>
          <table:table-cell office:value-type="date" office:date-value="1986-02-16" calcext:value-type="date">
            <text:p>1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2928" calcext:value-type="float">
            <text:p>92229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SMAHANE</text:p>
          </table:table-cell>
          <table:table-cell office:value-type="date" office:date-value="1968-07-19" calcext:value-type="date">
            <text:p>19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2.436" calcext:value-type="float">
            <text:p>12,4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8185" calcext:value-type="float">
            <text:p>1027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ORABC</text:p>
          </table:table-cell>
          <table:table-cell office:value-type="string" calcext:value-type="string">
            <text:p>NATHALIE</text:p>
          </table:table-cell>
          <table:table-cell office:value-type="date" office:date-value="1981-03-24" calcext:value-type="date">
            <text:p>24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4906" calcext:value-type="float">
            <text:p>9644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ARABC</text:p>
          </table:table-cell>
          <table:table-cell office:value-type="string" calcext:value-type="string">
            <text:p>FLORENCE</text:p>
          </table:table-cell>
          <table:table-cell office:value-type="date" office:date-value="1985-09-25" calcext:value-type="date">
            <text:p>25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111" calcext:value-type="float">
            <text:p>9232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ALI</text:p>
          </table:table-cell>
          <table:table-cell office:value-type="date" office:date-value="1966-08-26" calcext:value-type="date">
            <text:p>2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558" calcext:value-type="float">
            <text:p>10360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N-ABC</text:p>
          </table:table-cell>
          <table:table-cell office:value-type="string" calcext:value-type="string">
            <text:p>NADINE</text:p>
          </table:table-cell>
          <table:table-cell office:value-type="date" office:date-value="1976-02-24" calcext:value-type="date">
            <text:p>24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3</text:p>
          </table:table-cell>
          <table:table-cell office:value-type="string" calcext:value-type="string">
            <text:p>LIC PRO IS - TSCP (FC)</text:p>
          </table:table-cell>
          <table:table-cell office:value-type="float" office:value="12.739" calcext:value-type="float">
            <text:p>12,7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917" calcext:value-type="float">
            <text:p>9244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MIABC</text:p>
          </table:table-cell>
          <table:table-cell office:value-type="string" calcext:value-type="string">
            <text:p>NOUR ELHOUDA</text:p>
          </table:table-cell>
          <table:table-cell office:value-type="date" office:date-value="1973-05-29" calcext:value-type="date">
            <text:p>2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8660" calcext:value-type="float">
            <text:p>9068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69-06-08" calcext:value-type="date">
            <text:p>0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8026" calcext:value-type="float">
            <text:p>1027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84-10-08" calcext:value-type="date">
            <text:p>08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026" calcext:value-type="float">
            <text:p>967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DIABC</text:p>
          </table:table-cell>
          <table:table-cell office:value-type="string" calcext:value-type="string">
            <text:p>MOURAD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004" calcext:value-type="float">
            <text:p>10,0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889" calcext:value-type="float">
            <text:p>9417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SAABC</text:p>
          </table:table-cell>
          <table:table-cell office:value-type="string" calcext:value-type="string">
            <text:p>HAYATE</text:p>
          </table:table-cell>
          <table:table-cell office:value-type="date" office:date-value="1986-01-03" calcext:value-type="date">
            <text:p>03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626481" calcext:value-type="float">
            <text:p>9626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REDOUANE</text:p>
          </table:table-cell>
          <table:table-cell office:value-type="date" office:date-value="1972-10-30" calcext:value-type="date">
            <text:p>30/10/197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0402035" calcext:value-type="float">
            <text:p>10402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68-09-06" calcext:value-type="date">
            <text:p>06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0082" calcext:value-type="float">
            <text:p>10650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57" calcext:value-type="float">
            <text:p>11,57</text:p>
          </table:table-cell>
          <table:table-cell table:number-columns-repeated="1014"/>
        </table:table-row>
        <table:table-row table:style-name="ro1">
          <table:table-cell office:value-type="float" office:value="11118257" calcext:value-type="float">
            <text:p>11118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ISABC</text:p>
          </table:table-cell>
          <table:table-cell office:value-type="string" calcext:value-type="string">
            <text:p>GREGORY</text:p>
          </table:table-cell>
          <table:table-cell office:value-type="date" office:date-value="1966-01-05" calcext:value-type="date">
            <text:p>05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6369" calcext:value-type="float">
            <text:p>10586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BABC</text:p>
          </table:table-cell>
          <table:table-cell office:value-type="string" calcext:value-type="string">
            <text:p>CLAIRE</text:p>
          </table:table-cell>
          <table:table-cell office:value-type="date" office:date-value="1967-07-26" calcext:value-type="date">
            <text:p>26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363" calcext:value-type="float">
            <text:p>1003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GENABC</text:p>
          </table:table-cell>
          <table:table-cell office:value-type="string" calcext:value-type="string">
            <text:p>MARIE PRICILLA</text:p>
          </table:table-cell>
          <table:table-cell office:value-type="date" office:date-value="1980-07-22" calcext:value-type="date">
            <text:p>22/07/198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5148" calcext:value-type="float">
            <text:p>10945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OABC</text:p>
          </table:table-cell>
          <table:table-cell office:value-type="string" calcext:value-type="string">
            <text:p>CHRISTINA</text:p>
          </table:table-cell>
          <table:table-cell office:value-type="date" office:date-value="1969-06-13" calcext:value-type="date">
            <text:p>13/06/19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4027" calcext:value-type="float">
            <text:p>10154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ABC</text:p>
          </table:table-cell>
          <table:table-cell office:value-type="string" calcext:value-type="string">
            <text:p>NATHALIE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0460" calcext:value-type="float">
            <text:p>9160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EABC</text:p>
          </table:table-cell>
          <table:table-cell office:value-type="string" calcext:value-type="string">
            <text:p>PATRICK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5970" calcext:value-type="float">
            <text:p>9875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ALIMATA</text:p>
          </table:table-cell>
          <table:table-cell office:value-type="date" office:date-value="1967-04-10" calcext:value-type="date">
            <text:p>10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191" calcext:value-type="float">
            <text:p>12,1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379" calcext:value-type="float">
            <text:p>9577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FATIMA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590" calcext:value-type="float">
            <text:p>11383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AABC</text:p>
          </table:table-cell>
          <table:table-cell office:value-type="string" calcext:value-type="string">
            <text:p>SIHAM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3979" calcext:value-type="float">
            <text:p>94239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SABC</text:p>
          </table:table-cell>
          <table:table-cell office:value-type="string" calcext:value-type="string">
            <text:p>SEVAN</text:p>
          </table:table-cell>
          <table:table-cell office:value-type="date" office:date-value="1970-06-15" calcext:value-type="date">
            <text:p>1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1310" calcext:value-type="float">
            <text:p>10221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KABC</text:p>
          </table:table-cell>
          <table:table-cell office:value-type="string" calcext:value-type="string">
            <text:p>ALMAMY</text:p>
          </table:table-cell>
          <table:table-cell office:value-type="date" office:date-value="1982-05-09" calcext:value-type="date">
            <text:p>09/05/198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731" calcext:value-type="float">
            <text:p>10,7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485" calcext:value-type="float">
            <text:p>11084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8-23" calcext:value-type="date">
            <text:p>23/08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235104" calcext:value-type="float">
            <text:p>9235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3-24" calcext:value-type="date">
            <text:p>24/03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23195" calcext:value-type="float">
            <text:p>972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NATHALIE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707" calcext:value-type="float">
            <text:p>10,7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5029" calcext:value-type="float">
            <text:p>9015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EAABC</text:p>
          </table:table-cell>
          <table:table-cell office:value-type="string" calcext:value-type="string">
            <text:p>PELAGIE</text:p>
          </table:table-cell>
          <table:table-cell office:value-type="date" office:date-value="1980-03-09" calcext:value-type="date">
            <text:p>09/03/1980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CENTRAFRICAIN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300152" calcext:value-type="float">
            <text:p>10300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JEAN YVES</text:p>
          </table:table-cell>
          <table:table-cell office:value-type="date" office:date-value="1969-02-07" calcext:value-type="date">
            <text:p>07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220" calcext:value-type="float">
            <text:p>9866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70-10-21" calcext:value-type="date">
            <text:p>21/10/197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491" calcext:value-type="float">
            <text:p>6,4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4601" calcext:value-type="float">
            <text:p>9334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512" calcext:value-type="float">
            <text:p>6,5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1252" calcext:value-type="float">
            <text:p>96512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LYES</text:p>
          </table:table-cell>
          <table:table-cell office:value-type="date" office:date-value="1985-04-26" calcext:value-type="date">
            <text:p>26/04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022" calcext:value-type="float">
            <text:p>11340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83-01-23" calcext:value-type="date">
            <text:p>23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9082" calcext:value-type="float">
            <text:p>10119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79-09-24" calcext:value-type="date">
            <text:p>24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2909" calcext:value-type="float">
            <text:p>98229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77-01-23" calcext:value-type="date">
            <text:p>2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563" calcext:value-type="float">
            <text:p>5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7118" calcext:value-type="float">
            <text:p>1069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82-02-19" calcext:value-type="date">
            <text:p>1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035" calcext:value-type="float">
            <text:p>11276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73-02-17" calcext:value-type="date">
            <text:p>17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6561" calcext:value-type="float">
            <text:p>10876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86-07-02" calcext:value-type="date">
            <text:p>02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8737" calcext:value-type="float">
            <text:p>954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IABC</text:p>
          </table:table-cell>
          <table:table-cell office:value-type="string" calcext:value-type="string">
            <text:p>ERIC</text:p>
          </table:table-cell>
          <table:table-cell office:value-type="date" office:date-value="1969-10-04" calcext:value-type="date">
            <text:p>0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9999" calcext:value-type="float">
            <text:p>9859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SUABC</text:p>
          </table:table-cell>
          <table:table-cell office:value-type="string" calcext:value-type="string">
            <text:p>IRIS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232" calcext:value-type="float">
            <text:p>14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504" calcext:value-type="float">
            <text:p>1023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BABC</text:p>
          </table:table-cell>
          <table:table-cell office:value-type="string" calcext:value-type="string">
            <text:p>EL MEHDI</text:p>
          </table:table-cell>
          <table:table-cell office:value-type="date" office:date-value="1973-04-15" calcext:value-type="date">
            <text:p>15/04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6769" calcext:value-type="float">
            <text:p>9756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FRABC</text:p>
          </table:table-cell>
          <table:table-cell office:value-type="string" calcext:value-type="string">
            <text:p>PASCAL</text:p>
          </table:table-cell>
          <table:table-cell office:value-type="date" office:date-value="1969-10-06" calcext:value-type="date">
            <text:p>06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9564" calcext:value-type="float">
            <text:p>1058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9-11-27" calcext:value-type="date">
            <text:p>2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0416" calcext:value-type="float">
            <text:p>10430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7-03-14" calcext:value-type="date">
            <text:p>1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667" calcext:value-type="float">
            <text:p>9,6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8223" calcext:value-type="float">
            <text:p>11298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MOHAMED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13.58" calcext:value-type="float">
            <text:p>13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5726" calcext:value-type="float">
            <text:p>9395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LIABC</text:p>
          </table:table-cell>
          <table:table-cell office:value-type="string" calcext:value-type="string">
            <text:p>EVGUENII</text:p>
          </table:table-cell>
          <table:table-cell office:value-type="date" office:date-value="1969-03-25" calcext:value-type="date">
            <text:p>25/03/1969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41452" calcext:value-type="float">
            <text:p>10041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67-09-29" calcext:value-type="date">
            <text:p>29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922" calcext:value-type="float">
            <text:p>4,9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49259" calcext:value-type="float">
            <text:p>10449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809" calcext:value-type="float">
            <text:p>8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9" calcext:value-type="float">
            <text:p>9777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UABC</text:p>
          </table:table-cell>
          <table:table-cell office:value-type="string" calcext:value-type="string">
            <text:p>HARRAG</text:p>
          </table:table-cell>
          <table:table-cell office:value-type="date" office:date-value="1986-10-20" calcext:value-type="date">
            <text:p>20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</text:p>
          </table:table-cell>
          <table:table-cell office:value-type="string" calcext:value-type="string">
            <text:p>DU CONTR VOIES AER(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740" calcext:value-type="float">
            <text:p>111767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IABC</text:p>
          </table:table-cell>
          <table:table-cell office:value-type="string" calcext:value-type="string">
            <text:p>ZINEB</text:p>
          </table:table-cell>
          <table:table-cell office:value-type="date" office:date-value="1983-12-25" calcext:value-type="date">
            <text:p>25/12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210" calcext:value-type="float">
            <text:p>89412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DIARIATOU</text:p>
          </table:table-cell>
          <table:table-cell office:value-type="date" office:date-value="1974-10-19" calcext:value-type="date">
            <text:p>19/10/197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2" calcext:value-type="float">
            <text:p>10,7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8547" calcext:value-type="float">
            <text:p>107485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USABC</text:p>
          </table:table-cell>
          <table:table-cell office:value-type="string" calcext:value-type="string">
            <text:p>MANUELA</text:p>
          </table:table-cell>
          <table:table-cell office:value-type="date" office:date-value="1967-05-22" calcext:value-type="date">
            <text:p>2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3322" calcext:value-type="float">
            <text:p>922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9-02-06" calcext:value-type="date">
            <text:p>06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215217" calcext:value-type="float">
            <text:p>921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6-09-03" calcext:value-type="date">
            <text:p>03/09/196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2823" calcext:value-type="float">
            <text:p>112728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ABD ERRAZZAK</text:p>
          </table:table-cell>
          <table:table-cell office:value-type="date" office:date-value="1968-06-18" calcext:value-type="date">
            <text:p>1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097099" calcext:value-type="float">
            <text:p>90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ZAKIA</text:p>
          </table:table-cell>
          <table:table-cell office:value-type="date" office:date-value="1986-10-08" calcext:value-type="date">
            <text:p>08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68" calcext:value-type="float">
            <text:p>12,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191575" calcext:value-type="float">
            <text:p>9191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LABC</text:p>
          </table:table-cell>
          <table:table-cell office:value-type="string" calcext:value-type="string">
            <text:p>SEBASTIEN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1INF</text:p>
          </table:table-cell>
          <table:table-cell office:value-type="string" calcext:value-type="string">
            <text:p>Lic Informatique an1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6354" calcext:value-type="float">
            <text:p>10176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OABC</text:p>
          </table:table-cell>
          <table:table-cell office:value-type="string" calcext:value-type="string">
            <text:p>AUDREY</text:p>
          </table:table-cell>
          <table:table-cell office:value-type="date" office:date-value="1965-10-20" calcext:value-type="date">
            <text:p>20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096" calcext:value-type="float">
            <text:p>9483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KARIMA</text:p>
          </table:table-cell>
          <table:table-cell office:value-type="date" office:date-value="1981-05-20" calcext:value-type="date">
            <text:p>20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0296" calcext:value-type="float">
            <text:p>10700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GHABC</text:p>
          </table:table-cell>
          <table:table-cell office:value-type="string" calcext:value-type="string">
            <text:p>LAILA</text:p>
          </table:table-cell>
          <table:table-cell office:value-type="date" office:date-value="1975-10-21" calcext:value-type="date">
            <text:p>21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6.434" calcext:value-type="float">
            <text:p>6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042" calcext:value-type="float">
            <text:p>10657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HELENE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307" calcext:value-type="float">
            <text:p>13,3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8091" calcext:value-type="float">
            <text:p>11308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NAABC</text:p>
          </table:table-cell>
          <table:table-cell office:value-type="string" calcext:value-type="string">
            <text:p>JEYAKASTAN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SE</text:p>
          </table:table-cell>
          <table:table-cell office:value-type="string" calcext:value-type="string">
            <text:p>INGENIEUR ENERGETIQUE an3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043" calcext:value-type="float">
            <text:p>10996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6-03-23" calcext:value-type="date">
            <text:p>2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0722" calcext:value-type="float">
            <text:p>964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9-02-09" calcext:value-type="date">
            <text:p>09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4.184" calcext:value-type="float">
            <text:p>4,1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96984" calcext:value-type="float">
            <text:p>99969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AABC</text:p>
          </table:table-cell>
          <table:table-cell office:value-type="string" calcext:value-type="string">
            <text:p>MATHIEU</text:p>
          </table:table-cell>
          <table:table-cell office:value-type="date" office:date-value="1986-03-30" calcext:value-type="date">
            <text:p>3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54226" calcext:value-type="float">
            <text:p>11254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IRABC</text:p>
          </table:table-cell>
          <table:table-cell office:value-type="string" calcext:value-type="string">
            <text:p>KAMEL</text:p>
          </table:table-cell>
          <table:table-cell office:value-type="date" office:date-value="1978-09-26" calcext:value-type="date">
            <text:p>2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984" calcext:value-type="float">
            <text:p>11,9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0158" calcext:value-type="float">
            <text:p>10980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SANDRA</text:p>
          </table:table-cell>
          <table:table-cell office:value-type="date" office:date-value="1977-08-05" calcext:value-type="date">
            <text:p>05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4.644" calcext:value-type="float">
            <text:p>14,6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1924" calcext:value-type="float">
            <text:p>10241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SEABC</text:p>
          </table:table-cell>
          <table:table-cell office:value-type="string" calcext:value-type="string">
            <text:p>LAURY</text:p>
          </table:table-cell>
          <table:table-cell office:value-type="date" office:date-value="1975-02-03" calcext:value-type="date">
            <text:p>0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.466" calcext:value-type="float">
            <text:p>12,4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005" calcext:value-type="float">
            <text:p>9050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EABC</text:p>
          </table:table-cell>
          <table:table-cell office:value-type="string" calcext:value-type="string">
            <text:p>ADELINE</text:p>
          </table:table-cell>
          <table:table-cell office:value-type="date" office:date-value="1980-06-16" calcext:value-type="date">
            <text:p>16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4.056" calcext:value-type="float">
            <text:p>14,0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6513" calcext:value-type="float">
            <text:p>9726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SAHRA</text:p>
          </table:table-cell>
          <table:table-cell office:value-type="date" office:date-value="1976-06-28" calcext:value-type="date">
            <text:p>28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316" calcext:value-type="float">
            <text:p>13,3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3796" calcext:value-type="float">
            <text:p>10623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JULIEN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8853" calcext:value-type="float">
            <text:p>10128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MABC</text:p>
          </table:table-cell>
          <table:table-cell office:value-type="string" calcext:value-type="string">
            <text:p>OUARDA</text:p>
          </table:table-cell>
          <table:table-cell office:value-type="date" office:date-value="1967-12-21" calcext:value-type="date">
            <text:p>21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6.484" calcext:value-type="float">
            <text:p>16,4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0779" calcext:value-type="float">
            <text:p>934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SEBASTIEN</text:p>
          </table:table-cell>
          <table:table-cell office:value-type="date" office:date-value="1984-04-24" calcext:value-type="date">
            <text:p>24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366" calcext:value-type="float">
            <text:p>9301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YABC</text:p>
          </table:table-cell>
          <table:table-cell office:value-type="string" calcext:value-type="string">
            <text:p>CHRISTELL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926" calcext:value-type="float">
            <text:p>11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3363" calcext:value-type="float">
            <text:p>10273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YAABC</text:p>
          </table:table-cell>
          <table:table-cell office:value-type="string" calcext:value-type="string">
            <text:p>NUVIN</text:p>
          </table:table-cell>
          <table:table-cell office:value-type="date" office:date-value="1984-09-30" calcext:value-type="date">
            <text:p>3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142695" calcext:value-type="float">
            <text:p>10142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LOABC</text:p>
          </table:table-cell>
          <table:table-cell office:value-type="string" calcext:value-type="string">
            <text:p>MARIE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938" calcext:value-type="float">
            <text:p>11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1856" calcext:value-type="float">
            <text:p>9251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6194" calcext:value-type="float">
            <text:p>10566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87-08-05" calcext:value-type="date">
            <text:p>05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57" calcext:value-type="float">
            <text:p>10,6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821" calcext:value-type="float">
            <text:p>9196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68-01-04" calcext:value-type="date">
            <text:p>04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1.985" calcext:value-type="float">
            <text:p>11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4397" calcext:value-type="float">
            <text:p>95843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87-06-20" calcext:value-type="date">
            <text:p>2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2.535" calcext:value-type="float">
            <text:p>12,5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4521" calcext:value-type="float">
            <text:p>9544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SAMIR</text:p>
          </table:table-cell>
          <table:table-cell office:value-type="date" office:date-value="1976-11-17" calcext:value-type="date">
            <text:p>17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1.509" calcext:value-type="float">
            <text:p>11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9514" calcext:value-type="float">
            <text:p>10509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ZINEB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2COM</text:p>
          </table:table-cell>
          <table:table-cell office:value-type="string" calcext:value-type="string">
            <text:p>Lic Info-Com an2</text:p>
          </table:table-cell>
          <table:table-cell office:value-type="float" office:value="11.297" calcext:value-type="float">
            <text:p>11,2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6099" calcext:value-type="float">
            <text:p>10646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DABC</text:p>
          </table:table-cell>
          <table:table-cell office:value-type="string" calcext:value-type="string">
            <text:p>OLFA</text:p>
          </table:table-cell>
          <table:table-cell office:value-type="date" office:date-value="1974-12-18" calcext:value-type="date">
            <text:p>1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7.862" calcext:value-type="float">
            <text:p>7,8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567" calcext:value-type="float">
            <text:p>9377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80-10-01" calcext:value-type="date">
            <text:p>01/10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13" calcext:value-type="float">
            <text:p>9,3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2250" calcext:value-type="float">
            <text:p>1139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72-02-02" calcext:value-type="date">
            <text:p>02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063" calcext:value-type="float">
            <text:p>10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4132" calcext:value-type="float">
            <text:p>10834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74-03-11" calcext:value-type="date">
            <text:p>11/03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193" calcext:value-type="float">
            <text:p>9594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6291" calcext:value-type="float">
            <text:p>11406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DABC</text:p>
          </table:table-cell>
          <table:table-cell office:value-type="string" calcext:value-type="string">
            <text:p>MYRIAM</text:p>
          </table:table-cell>
          <table:table-cell office:value-type="date" office:date-value="1980-12-24" calcext:value-type="date">
            <text:p>24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083" calcext:value-type="float">
            <text:p>13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2803" calcext:value-type="float">
            <text:p>9202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ZABC</text:p>
          </table:table-cell>
          <table:table-cell office:value-type="string" calcext:value-type="string">
            <text:p>JIHANE</text:p>
          </table:table-cell>
          <table:table-cell office:value-type="date" office:date-value="1987-02-10" calcext:value-type="date">
            <text:p>10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934" calcext:value-type="float">
            <text:p>16,9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7789" calcext:value-type="float">
            <text:p>10247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SOLENN</text:p>
          </table:table-cell>
          <table:table-cell office:value-type="date" office:date-value="1986-12-03" calcext:value-type="date">
            <text:p>03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3778" calcext:value-type="float">
            <text:p>10703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SABAH</text:p>
          </table:table-cell>
          <table:table-cell office:value-type="date" office:date-value="1987-05-04" calcext:value-type="date">
            <text:p>04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82" calcext:value-type="float">
            <text:p>13,0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1196" calcext:value-type="float">
            <text:p>1016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MABC</text:p>
          </table:table-cell>
          <table:table-cell office:value-type="string" calcext:value-type="string">
            <text:p>JALILA</text:p>
          </table:table-cell>
          <table:table-cell office:value-type="date" office:date-value="1987-01-13" calcext:value-type="date">
            <text:p>13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006" calcext:value-type="float">
            <text:p>9291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UABC</text:p>
          </table:table-cell>
          <table:table-cell office:value-type="string" calcext:value-type="string">
            <text:p>CLELIA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9010" calcext:value-type="float">
            <text:p>9639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1424" calcext:value-type="float">
            <text:p>1088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7-07-21" calcext:value-type="date">
            <text:p>2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732" calcext:value-type="float">
            <text:p>10,7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652" calcext:value-type="float">
            <text:p>10194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ARSENE</text:p>
          </table:table-cell>
          <table:table-cell office:value-type="date" office:date-value="1969-08-02" calcext:value-type="date">
            <text:p>02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31158" calcext:value-type="float">
            <text:p>10831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HIABC</text:p>
          </table:table-cell>
          <table:table-cell office:value-type="string" calcext:value-type="string">
            <text:p>NITHIYA</text:p>
          </table:table-cell>
          <table:table-cell office:value-type="date" office:date-value="1977-12-13" calcext:value-type="date">
            <text:p>13/12/197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975" calcext:value-type="float">
            <text:p>1086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BOUTHAINA</text:p>
          </table:table-cell>
          <table:table-cell office:value-type="date" office:date-value="1979-01-08" calcext:value-type="date">
            <text:p>0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401" calcext:value-type="float">
            <text:p>10727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SARRA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98691" calcext:value-type="float">
            <text:p>11298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STEPHANIE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437" calcext:value-type="float">
            <text:p>12,4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231" calcext:value-type="float">
            <text:p>112672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BOABC</text:p>
          </table:table-cell>
          <table:table-cell office:value-type="string" calcext:value-type="string">
            <text:p>SONIA</text:p>
          </table:table-cell>
          <table:table-cell office:value-type="date" office:date-value="1972-07-21" calcext:value-type="date">
            <text:p>2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926" calcext:value-type="float">
            <text:p>10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2081" calcext:value-type="float">
            <text:p>9812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EABC</text:p>
          </table:table-cell>
          <table:table-cell office:value-type="string" calcext:value-type="string">
            <text:p>KANI-KARAMOGO</text:p>
          </table:table-cell>
          <table:table-cell office:value-type="date" office:date-value="1981-12-15" calcext:value-type="date">
            <text:p>15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9090" calcext:value-type="float">
            <text:p>10109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UNABC</text:p>
          </table:table-cell>
          <table:table-cell office:value-type="string" calcext:value-type="string">
            <text:p>PHILIPPE</text:p>
          </table:table-cell>
          <table:table-cell office:value-type="date" office:date-value="1975-12-29" calcext:value-type="date">
            <text:p>29/12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9283" calcext:value-type="float">
            <text:p>10419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WADABC</text:p>
          </table:table-cell>
          <table:table-cell office:value-type="string" calcext:value-type="string">
            <text:p>MELANIE</text:p>
          </table:table-cell>
          <table:table-cell office:value-type="date" office:date-value="1984-09-03" calcext:value-type="date">
            <text:p>03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794" calcext:value-type="float">
            <text:p>12,7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6951" calcext:value-type="float">
            <text:p>10366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ELODIE</text:p>
          </table:table-cell>
          <table:table-cell office:value-type="date" office:date-value="1971-09-24" calcext:value-type="date">
            <text:p>24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427651" calcext:value-type="float">
            <text:p>11427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ALEXANDRA</text:p>
          </table:table-cell>
          <table:table-cell office:value-type="date" office:date-value="1971-04-27" calcext:value-type="date">
            <text:p>27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9773" calcext:value-type="float">
            <text:p>98397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ILHAM</text:p>
          </table:table-cell>
          <table:table-cell office:value-type="date" office:date-value="1977-11-25" calcext:value-type="date">
            <text:p>25/1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190" calcext:value-type="float">
            <text:p>10774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GLABC</text:p>
          </table:table-cell>
          <table:table-cell office:value-type="string" calcext:value-type="string">
            <text:p>GILLES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532" calcext:value-type="float">
            <text:p>11449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SOABC</text:p>
          </table:table-cell>
          <table:table-cell office:value-type="string" calcext:value-type="string">
            <text:p>AURELIEN</text:p>
          </table:table-cell>
          <table:table-cell office:value-type="date" office:date-value="1973-06-13" calcext:value-type="date">
            <text:p>13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6758" calcext:value-type="float">
            <text:p>89567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LAURE</text:p>
          </table:table-cell>
          <table:table-cell office:value-type="date" office:date-value="1971-06-19" calcext:value-type="date">
            <text:p>19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330" calcext:value-type="float">
            <text:p>10561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KAABC</text:p>
          </table:table-cell>
          <table:table-cell office:value-type="string" calcext:value-type="string">
            <text:p>CEREN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6955" calcext:value-type="float">
            <text:p>9806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LABC</text:p>
          </table:table-cell>
          <table:table-cell office:value-type="string" calcext:value-type="string">
            <text:p>LAETITIA</text:p>
          </table:table-cell>
          <table:table-cell office:value-type="date" office:date-value="1985-07-12" calcext:value-type="date">
            <text:p>12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1.317" calcext:value-type="float">
            <text:p>11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1870" calcext:value-type="float">
            <text:p>93418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MAIABC</text:p>
          </table:table-cell>
          <table:table-cell office:value-type="string" calcext:value-type="string">
            <text:p>ANNE-STEPHANIE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3650" calcext:value-type="float">
            <text:p>10283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THOMAS</text:p>
          </table:table-cell>
          <table:table-cell office:value-type="date" office:date-value="1978-09-06" calcext:value-type="date">
            <text:p>0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3757" calcext:value-type="float">
            <text:p>10323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ABRAH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243" calcext:value-type="float">
            <text:p>8917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REMY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88" calcext:value-type="float">
            <text:p>9570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USABC</text:p>
          </table:table-cell>
          <table:table-cell office:value-type="string" calcext:value-type="string">
            <text:p>MARION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134" calcext:value-type="float">
            <text:p>11215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JESSIC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0097" calcext:value-type="float">
            <text:p>1005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XAABC</text:p>
          </table:table-cell>
          <table:table-cell office:value-type="string" calcext:value-type="string">
            <text:p>PRESSENA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090" calcext:value-type="float">
            <text:p>9823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4-10-01" calcext:value-type="date">
            <text:p>01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1976" calcext:value-type="float">
            <text:p>959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189" calcext:value-type="float">
            <text:p>984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BENJAMIN</text:p>
          </table:table-cell>
          <table:table-cell office:value-type="date" office:date-value="1981-09-25" calcext:value-type="date">
            <text:p>2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41" calcext:value-type="float">
            <text:p>14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9314" calcext:value-type="float">
            <text:p>969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LABC</text:p>
          </table:table-cell>
          <table:table-cell office:value-type="string" calcext:value-type="string">
            <text:p>YASMINE</text:p>
          </table:table-cell>
          <table:table-cell office:value-type="date" office:date-value="1973-05-27" calcext:value-type="date">
            <text:p>27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016" calcext:value-type="float">
            <text:p>1145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CLAUDI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3697" calcext:value-type="float">
            <text:p>1011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223949" calcext:value-type="float">
            <text:p>9223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77-05-15" calcext:value-type="date">
            <text:p>15/05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60" calcext:value-type="float">
            <text:p>10269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MAHAMADOU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1461" calcext:value-type="float">
            <text:p>9571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OSCAR</text:p>
          </table:table-cell>
          <table:table-cell office:value-type="date" office:date-value="1983-08-09" calcext:value-type="date">
            <text:p>09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712" calcext:value-type="float">
            <text:p>10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5046" calcext:value-type="float">
            <text:p>9965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NNE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273" calcext:value-type="float">
            <text:p>11363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YABC</text:p>
          </table:table-cell>
          <table:table-cell office:value-type="string" calcext:value-type="string">
            <text:p>CAMILLE</text:p>
          </table:table-cell>
          <table:table-cell office:value-type="date" office:date-value="1970-07-25" calcext:value-type="date">
            <text:p>25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0849" calcext:value-type="float">
            <text:p>1083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AMAZIGH</text:p>
          </table:table-cell>
          <table:table-cell office:value-type="date" office:date-value="1975-04-16" calcext:value-type="date">
            <text:p>1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7511" calcext:value-type="float">
            <text:p>9857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EHDI</text:p>
          </table:table-cell>
          <table:table-cell office:value-type="date" office:date-value="1980-11-13" calcext:value-type="date">
            <text:p>13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188" calcext:value-type="float">
            <text:p>10656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343654" calcext:value-type="float">
            <text:p>9343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67-01-22" calcext:value-type="date">
            <text:p>2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335365" calcext:value-type="float">
            <text:p>11335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67-04-14" calcext:value-type="date">
            <text:p>14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202664" calcext:value-type="float">
            <text:p>9202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87-02-04" calcext:value-type="date">
            <text:p>04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222571" calcext:value-type="float">
            <text:p>9222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YAEL</text:p>
          </table:table-cell>
          <table:table-cell office:value-type="date" office:date-value="1984-08-12" calcext:value-type="date">
            <text:p>12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9372" calcext:value-type="float">
            <text:p>9199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OUABC</text:p>
          </table:table-cell>
          <table:table-cell office:value-type="string" calcext:value-type="string">
            <text:p>MALIK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34" calcext:value-type="float">
            <text:p>15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740" calcext:value-type="float">
            <text:p>9844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ILAN</text:p>
          </table:table-cell>
          <table:table-cell office:value-type="date" office:date-value="1979-02-21" calcext:value-type="date">
            <text:p>2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2227" calcext:value-type="float">
            <text:p>11042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RABC</text:p>
          </table:table-cell>
          <table:table-cell office:value-type="string" calcext:value-type="string">
            <text:p>MEHDI</text:p>
          </table:table-cell>
          <table:table-cell office:value-type="date" office:date-value="1981-10-04" calcext:value-type="date">
            <text:p>04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0563" calcext:value-type="float">
            <text:p>10210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EAABC</text:p>
          </table:table-cell>
          <table:table-cell office:value-type="string" calcext:value-type="string">
            <text:p>DIANE</text:p>
          </table:table-cell>
          <table:table-cell office:value-type="date" office:date-value="1982-06-15" calcext:value-type="date">
            <text:p>15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6439" calcext:value-type="float">
            <text:p>1124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JONATHAN</text:p>
          </table:table-cell>
          <table:table-cell office:value-type="date" office:date-value="1967-05-12" calcext:value-type="date">
            <text:p>1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635" calcext:value-type="float">
            <text:p>9431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KAMEL</text:p>
          </table:table-cell>
          <table:table-cell office:value-type="date" office:date-value="1973-01-06" calcext:value-type="date">
            <text:p>0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069" calcext:value-type="float">
            <text:p>10732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RZABC</text:p>
          </table:table-cell>
          <table:table-cell office:value-type="string" calcext:value-type="string">
            <text:p>PIERRE</text:p>
          </table:table-cell>
          <table:table-cell office:value-type="date" office:date-value="1974-06-19" calcext:value-type="date">
            <text:p>19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742" calcext:value-type="float">
            <text:p>10409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MICHEL</text:p>
          </table:table-cell>
          <table:table-cell office:value-type="date" office:date-value="1970-05-28" calcext:value-type="date">
            <text:p>28/05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7060" calcext:value-type="float">
            <text:p>105770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YASSINE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719" calcext:value-type="float">
            <text:p>10905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LEXANDRA</text:p>
          </table:table-cell>
          <table:table-cell office:value-type="date" office:date-value="1969-07-09" calcext:value-type="date">
            <text:p>09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417" calcext:value-type="float">
            <text:p>9787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JONATHAN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214" calcext:value-type="float">
            <text:p>892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2-09" calcext:value-type="date">
            <text:p>09/02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87" calcext:value-type="float">
            <text:p>8,1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2334" calcext:value-type="float">
            <text:p>9952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979" calcext:value-type="float">
            <text:p>8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6693" calcext:value-type="float">
            <text:p>10676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AABC</text:p>
          </table:table-cell>
          <table:table-cell office:value-type="string" calcext:value-type="string">
            <text:p>NADIRA</text:p>
          </table:table-cell>
          <table:table-cell office:value-type="date" office:date-value="1966-11-10" calcext:value-type="date">
            <text:p>10/11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84" calcext:value-type="float">
            <text:p>13,8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764" calcext:value-type="float">
            <text:p>11472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HABC</text:p>
          </table:table-cell>
          <table:table-cell office:value-type="string" calcext:value-type="string">
            <text:p>SIRON MAN</text:p>
          </table:table-cell>
          <table:table-cell office:value-type="date" office:date-value="1977-02-16" calcext:value-type="date">
            <text:p>16/02/197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NEP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8985" calcext:value-type="float">
            <text:p>10228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70-06-12" calcext:value-type="date">
            <text:p>12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8163" calcext:value-type="float">
            <text:p>1080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.935" calcext:value-type="float">
            <text:p>1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4490" calcext:value-type="float">
            <text:p>9484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76-12-08" calcext:value-type="date">
            <text:p>08/1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9.705" calcext:value-type="float">
            <text:p>9,7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7815" calcext:value-type="float">
            <text:p>10387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426" calcext:value-type="float">
            <text:p>10032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83-03-20" calcext:value-type="date">
            <text:p>20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258" calcext:value-type="float">
            <text:p>11,2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899" calcext:value-type="float">
            <text:p>109098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68-06-05" calcext:value-type="date">
            <text:p>05/06/196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028" calcext:value-type="float">
            <text:p>13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3054" calcext:value-type="float">
            <text:p>10173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NEABC</text:p>
          </table:table-cell>
          <table:table-cell office:value-type="string" calcext:value-type="string">
            <text:p>LIN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55" calcext:value-type="float">
            <text:p>13,0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2265" calcext:value-type="float">
            <text:p>9112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68-10-08" calcext:value-type="date">
            <text:p>08/10/1968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0829" calcext:value-type="float">
            <text:p>9780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74-05-14" calcext:value-type="date">
            <text:p>14/05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2800" calcext:value-type="float">
            <text:p>10932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WILLIAM</text:p>
          </table:table-cell>
          <table:table-cell office:value-type="date" office:date-value="1980-02-12" calcext:value-type="date">
            <text:p>12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3610" calcext:value-type="float">
            <text:p>11333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ROSY</text:p>
          </table:table-cell>
          <table:table-cell office:value-type="date" office:date-value="1978-02-11" calcext:value-type="date">
            <text:p>11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170" calcext:value-type="float">
            <text:p>9941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CEDRIC</text:p>
          </table:table-cell>
          <table:table-cell office:value-type="date" office:date-value="1972-08-11" calcext:value-type="date">
            <text:p>11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374" calcext:value-type="float">
            <text:p>13,3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7604" calcext:value-type="float">
            <text:p>9957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CABC</text:p>
          </table:table-cell>
          <table:table-cell office:value-type="string" calcext:value-type="string">
            <text:p>FABRICE</text:p>
          </table:table-cell>
          <table:table-cell office:value-type="date" office:date-value="1965-10-14" calcext:value-type="date">
            <text:p>1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521" calcext:value-type="float">
            <text:p>8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0837" calcext:value-type="float">
            <text:p>10330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TABC</text:p>
          </table:table-cell>
          <table:table-cell office:value-type="string" calcext:value-type="string">
            <text:p>ABDELHAKIM</text:p>
          </table:table-cell>
          <table:table-cell office:value-type="date" office:date-value="1984-08-30" calcext:value-type="date">
            <text:p>3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71" calcext:value-type="float">
            <text:p>3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2343" calcext:value-type="float">
            <text:p>9332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UVABC</text:p>
          </table:table-cell>
          <table:table-cell office:value-type="string" calcext:value-type="string">
            <text:p>FAYCAL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8788" calcext:value-type="float">
            <text:p>10388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NIABC</text:p>
          </table:table-cell>
          <table:table-cell office:value-type="string" calcext:value-type="string">
            <text:p>JENNIFER</text:p>
          </table:table-cell>
          <table:table-cell office:value-type="date" office:date-value="1986-04-20" calcext:value-type="date">
            <text:p>20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889" calcext:value-type="float">
            <text:p>13,8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3710" calcext:value-type="float">
            <text:p>11433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SOABC</text:p>
          </table:table-cell>
          <table:table-cell office:value-type="string" calcext:value-type="string">
            <text:p>BAPTISTE</text:p>
          </table:table-cell>
          <table:table-cell office:value-type="date" office:date-value="1967-01-04" calcext:value-type="date">
            <text:p>0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5811" calcext:value-type="float">
            <text:p>8965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KIABC</text:p>
          </table:table-cell>
          <table:table-cell office:value-type="string" calcext:value-type="string">
            <text:p>MOHAMED</text:p>
          </table:table-cell>
          <table:table-cell office:value-type="date" office:date-value="1980-11-12" calcext:value-type="date">
            <text:p>12/11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183760" calcext:value-type="float">
            <text:p>1018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84-08-05" calcext:value-type="date">
            <text:p>05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396" calcext:value-type="float">
            <text:p>4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1365" calcext:value-type="float">
            <text:p>9701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771" calcext:value-type="float">
            <text:p>5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03737" calcext:value-type="float">
            <text:p>9403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RIABC</text:p>
          </table:table-cell>
          <table:table-cell office:value-type="string" calcext:value-type="string">
            <text:p>RAMI</text:p>
          </table:table-cell>
          <table:table-cell office:value-type="date" office:date-value="1966-07-03" calcext:value-type="date">
            <text:p>03/07/196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YRIEN(N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4955" calcext:value-type="float">
            <text:p>9364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MARC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R2</text:p>
          </table:table-cell>
          <table:table-cell office:value-type="string" calcext:value-type="string">
            <text:p>DIU Chir du rachis an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9448" calcext:value-type="float">
            <text:p>102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MABC</text:p>
          </table:table-cell>
          <table:table-cell office:value-type="string" calcext:value-type="string">
            <text:p>JEAN-CHARLES</text:p>
          </table:table-cell>
          <table:table-cell office:value-type="date" office:date-value="1970-10-08" calcext:value-type="date">
            <text:p>0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SO3</text:p>
          </table:table-cell>
          <table:table-cell office:value-type="string" calcext:value-type="string">
            <text:p>Master2Pro Polit Soc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76" calcext:value-type="float">
            <text:p>10212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IRABC</text:p>
          </table:table-cell>
          <table:table-cell office:value-type="string" calcext:value-type="string">
            <text:p>HELA</text:p>
          </table:table-cell>
          <table:table-cell office:value-type="date" office:date-value="1984-03-09" calcext:value-type="date">
            <text:p>09/03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163" calcext:value-type="float">
            <text:p>10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4080" calcext:value-type="float">
            <text:p>11294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OUSMANE</text:p>
          </table:table-cell>
          <table:table-cell office:value-type="date" office:date-value="1985-02-27" calcext:value-type="date">
            <text:p>27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2433" calcext:value-type="float">
            <text:p>11452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ERABC</text:p>
          </table:table-cell>
          <table:table-cell office:value-type="string" calcext:value-type="string">
            <text:p>CYRIL</text:p>
          </table:table-cell>
          <table:table-cell office:value-type="date" office:date-value="1974-05-25" calcext:value-type="date">
            <text:p>25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5254" calcext:value-type="float">
            <text:p>11495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HALID</text:p>
          </table:table-cell>
          <table:table-cell office:value-type="date" office:date-value="1966-08-21" calcext:value-type="date">
            <text:p>21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089116" calcext:value-type="float">
            <text:p>11089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DANIEL</text:p>
          </table:table-cell>
          <table:table-cell office:value-type="date" office:date-value="1981-09-20" calcext:value-type="date">
            <text:p>2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1</text:p>
          </table:table-cell>
          <table:table-cell office:value-type="string" calcext:value-type="string">
            <text:p>DIU HOMEOPATHIE an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213040" calcext:value-type="float">
            <text:p>112130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RIABC</text:p>
          </table:table-cell>
          <table:table-cell office:value-type="string" calcext:value-type="string">
            <text:p>STEPHANE</text:p>
          </table:table-cell>
          <table:table-cell office:value-type="date" office:date-value="1966-02-14" calcext:value-type="date">
            <text:p>1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85" calcext:value-type="float">
            <text:p>14,7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243" calcext:value-type="float">
            <text:p>110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2197" calcext:value-type="float">
            <text:p>11212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84-08-29" calcext:value-type="date">
            <text:p>29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3468" calcext:value-type="float">
            <text:p>11393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MOABC</text:p>
          </table:table-cell>
          <table:table-cell office:value-type="string" calcext:value-type="string">
            <text:p>VINCENT</text:p>
          </table:table-cell>
          <table:table-cell office:value-type="date" office:date-value="1983-10-20" calcext:value-type="date">
            <text:p>20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39775" calcext:value-type="float">
            <text:p>1003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70-04-22" calcext:value-type="date">
            <text:p>22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023" calcext:value-type="float">
            <text:p>1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581" calcext:value-type="float">
            <text:p>11004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68-02-17" calcext:value-type="date">
            <text:p>1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623" calcext:value-type="float">
            <text:p>12,6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6045" calcext:value-type="float">
            <text:p>9226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NABC</text:p>
          </table:table-cell>
          <table:table-cell office:value-type="string" calcext:value-type="string">
            <text:p>VIRGINIE</text:p>
          </table:table-cell>
          <table:table-cell office:value-type="date" office:date-value="1969-06-28" calcext:value-type="date">
            <text:p>2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3724" calcext:value-type="float">
            <text:p>9093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IABC</text:p>
          </table:table-cell>
          <table:table-cell office:value-type="string" calcext:value-type="string">
            <text:p>OUIDADE</text:p>
          </table:table-cell>
          <table:table-cell office:value-type="date" office:date-value="1986-11-04" calcext:value-type="date">
            <text:p>0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91" calcext:value-type="float">
            <text:p>12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9557" calcext:value-type="float">
            <text:p>10699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PHILIPPE</text:p>
          </table:table-cell>
          <table:table-cell office:value-type="date" office:date-value="1973-09-24" calcext:value-type="date">
            <text:p>24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46108" calcext:value-type="float">
            <text:p>1124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7-03-03" calcext:value-type="date">
            <text:p>03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7.384" calcext:value-type="float">
            <text:p>7,3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7633" calcext:value-type="float">
            <text:p>948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6-08-23" calcext:value-type="date">
            <text:p>23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0.384" calcext:value-type="float">
            <text:p>10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1393" calcext:value-type="float">
            <text:p>9961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VEABC</text:p>
          </table:table-cell>
          <table:table-cell office:value-type="string" calcext:value-type="string">
            <text:p>RAFAEL</text:p>
          </table:table-cell>
          <table:table-cell office:value-type="date" office:date-value="1971-05-20" calcext:value-type="date">
            <text:p>2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966" calcext:value-type="float">
            <text:p>10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813" calcext:value-type="float">
            <text:p>10544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67-08-29" calcext:value-type="date">
            <text:p>29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4303" calcext:value-type="float">
            <text:p>10984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77-02-28" calcext:value-type="date">
            <text:p>28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12200" calcext:value-type="float">
            <text:p>10312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BOUZIANE</text:p>
          </table:table-cell>
          <table:table-cell office:value-type="date" office:date-value="1970-06-28" calcext:value-type="date">
            <text:p>2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563619" calcext:value-type="float">
            <text:p>10563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67-12-23" calcext:value-type="date">
            <text:p>23/12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6040" calcext:value-type="float">
            <text:p>10396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790" calcext:value-type="float">
            <text:p>10929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6-06-18" calcext:value-type="date">
            <text:p>1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1552" calcext:value-type="float">
            <text:p>1009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3795" calcext:value-type="float">
            <text:p>9073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NABC</text:p>
          </table:table-cell>
          <table:table-cell office:value-type="string" calcext:value-type="string">
            <text:p>LUCI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032267" calcext:value-type="float">
            <text:p>9032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GABC</text:p>
          </table:table-cell>
          <table:table-cell office:value-type="string" calcext:value-type="string">
            <text:p>ANGELINE</text:p>
          </table:table-cell>
          <table:table-cell office:value-type="date" office:date-value="1973-02-02" calcext:value-type="date">
            <text:p>02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0779" calcext:value-type="float">
            <text:p>991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86-06-19" calcext:value-type="date">
            <text:p>19/06/198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9222074" calcext:value-type="float">
            <text:p>922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5480" calcext:value-type="float">
            <text:p>10295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MARION</text:p>
          </table:table-cell>
          <table:table-cell office:value-type="date" office:date-value="1973-10-07" calcext:value-type="date">
            <text:p>07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931664" calcext:value-type="float">
            <text:p>8931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JULIE</text:p>
          </table:table-cell>
          <table:table-cell office:value-type="date" office:date-value="1972-12-03" calcext:value-type="date">
            <text:p>03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2075" calcext:value-type="float">
            <text:p>8982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OABC</text:p>
          </table:table-cell>
          <table:table-cell office:value-type="string" calcext:value-type="string">
            <text:p>HAKIM</text:p>
          </table:table-cell>
          <table:table-cell office:value-type="date" office:date-value="1975-07-22" calcext:value-type="date">
            <text:p>22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9.934" calcext:value-type="float">
            <text:p>9,9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6877" calcext:value-type="float">
            <text:p>907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AABC</text:p>
          </table:table-cell>
          <table:table-cell office:value-type="string" calcext:value-type="string">
            <text:p>CELINE</text:p>
          </table:table-cell>
          <table:table-cell office:value-type="date" office:date-value="1982-10-23" calcext:value-type="date">
            <text:p>23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588" calcext:value-type="float">
            <text:p>11,5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389" calcext:value-type="float">
            <text:p>9473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501" calcext:value-type="float">
            <text:p>7,5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0045" calcext:value-type="float">
            <text:p>11030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10-05" calcext:value-type="date">
            <text:p>0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985" calcext:value-type="float">
            <text:p>7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849" calcext:value-type="float">
            <text:p>11423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8885" calcext:value-type="float">
            <text:p>9968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85-06-26" calcext:value-type="date">
            <text:p>26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1553" calcext:value-type="float">
            <text:p>10211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ABC</text:p>
          </table:table-cell>
          <table:table-cell office:value-type="string" calcext:value-type="string">
            <text:p>JULIEN</text:p>
          </table:table-cell>
          <table:table-cell office:value-type="date" office:date-value="1972-12-12" calcext:value-type="date">
            <text:p>12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USI2</text:p>
          </table:table-cell>
          <table:table-cell office:value-type="string" calcext:value-type="string">
            <text:p>DU SYSTEME D'INFO an2(CP)</text:p>
          </table:table-cell>
          <table:table-cell office:value-type="float" office:value="14.13" calcext:value-type="float">
            <text:p>14,13</text:p>
          </table:table-cell>
          <table:table-cell table:number-columns-repeated="1014"/>
        </table:table-row>
        <table:table-row table:style-name="ro1">
          <table:table-cell office:value-type="float" office:value="10198723" calcext:value-type="float">
            <text:p>10198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NABC</text:p>
          </table:table-cell>
          <table:table-cell office:value-type="string" calcext:value-type="string">
            <text:p>YOANN</text:p>
          </table:table-cell>
          <table:table-cell office:value-type="date" office:date-value="1983-05-22" calcext:value-type="date">
            <text:p>22/05/198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AOUDIEN(N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5723" calcext:value-type="float">
            <text:p>9755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PONABC</text:p>
          </table:table-cell>
          <table:table-cell office:value-type="string" calcext:value-type="string">
            <text:p>CLEMENT</text:p>
          </table:table-cell>
          <table:table-cell office:value-type="date" office:date-value="1966-07-13" calcext:value-type="date">
            <text:p>13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243" calcext:value-type="float">
            <text:p>12,2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0847" calcext:value-type="float">
            <text:p>105108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IABC</text:p>
          </table:table-cell>
          <table:table-cell office:value-type="string" calcext:value-type="string">
            <text:p>ALEXANDRA</text:p>
          </table:table-cell>
          <table:table-cell office:value-type="date" office:date-value="1970-02-08" calcext:value-type="date">
            <text:p>0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120429" calcext:value-type="float">
            <text:p>9120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SORAYA</text:p>
          </table:table-cell>
          <table:table-cell office:value-type="date" office:date-value="1965-10-21" calcext:value-type="date">
            <text:p>21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844" calcext:value-type="float">
            <text:p>12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973" calcext:value-type="float">
            <text:p>9006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FABC</text:p>
          </table:table-cell>
          <table:table-cell office:value-type="string" calcext:value-type="string">
            <text:p>KARIMA</text:p>
          </table:table-cell>
          <table:table-cell office:value-type="date" office:date-value="1973-01-20" calcext:value-type="date">
            <text:p>2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P</text:p>
          </table:table-cell>
          <table:table-cell office:value-type="string" calcext:value-type="string">
            <text:p>Master2 Dyna Cultur : PE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332" calcext:value-type="float">
            <text:p>9430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7.742" calcext:value-type="float">
            <text:p>7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127" calcext:value-type="float">
            <text:p>10136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072" calcext:value-type="float">
            <text:p>10835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81-09-27" calcext:value-type="date">
            <text:p>27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65" calcext:value-type="float">
            <text:p>9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765" calcext:value-type="float">
            <text:p>10672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72-04-25" calcext:value-type="date">
            <text:p>25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44" calcext:value-type="float">
            <text:p>10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776" calcext:value-type="float">
            <text:p>1043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FRANCK</text:p>
          </table:table-cell>
          <table:table-cell office:value-type="date" office:date-value="1982-07-31" calcext:value-type="date">
            <text:p>3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84155" calcext:value-type="float">
            <text:p>9584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TIMOTHEE</text:p>
          </table:table-cell>
          <table:table-cell office:value-type="date" office:date-value="1966-07-07" calcext:value-type="date">
            <text:p>07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3069" calcext:value-type="float">
            <text:p>891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HEABC</text:p>
          </table:table-cell>
          <table:table-cell office:value-type="string" calcext:value-type="string">
            <text:p>AUBIN</text:p>
          </table:table-cell>
          <table:table-cell office:value-type="date" office:date-value="1979-01-30" calcext:value-type="date">
            <text:p>3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55801" calcext:value-type="float">
            <text:p>9455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CEDRIC</text:p>
          </table:table-cell>
          <table:table-cell office:value-type="date" office:date-value="1980-06-21" calcext:value-type="date">
            <text:p>2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513" calcext:value-type="float">
            <text:p>8,5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514" calcext:value-type="float">
            <text:p>9398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ENABC</text:p>
          </table:table-cell>
          <table:table-cell office:value-type="string" calcext:value-type="string">
            <text:p>JOYCE</text:p>
          </table:table-cell>
          <table:table-cell office:value-type="date" office:date-value="1986-04-14" calcext:value-type="date">
            <text:p>1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633" calcext:value-type="float">
            <text:p>11172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CATHIA</text:p>
          </table:table-cell>
          <table:table-cell office:value-type="date" office:date-value="1966-06-14" calcext:value-type="date">
            <text:p>14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3.384" calcext:value-type="float">
            <text:p>13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717" calcext:value-type="float">
            <text:p>1147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DEABC</text:p>
          </table:table-cell>
          <table:table-cell office:value-type="string" calcext:value-type="string">
            <text:p>DOUGLAS</text:p>
          </table:table-cell>
          <table:table-cell office:value-type="date" office:date-value="1986-05-31" calcext:value-type="date">
            <text:p>3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0" calcext:value-type="float">
            <text:p>10416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RABC</text:p>
          </table:table-cell>
          <table:table-cell office:value-type="string" calcext:value-type="string">
            <text:p>NADIA</text:p>
          </table:table-cell>
          <table:table-cell office:value-type="date" office:date-value="1986-05-16" calcext:value-type="date">
            <text:p>16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3.463" calcext:value-type="float">
            <text:p>3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2615" calcext:value-type="float">
            <text:p>10192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LESLIE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4" calcext:value-type="float">
            <text:p>13,1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5520" calcext:value-type="float">
            <text:p>9225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UABC</text:p>
          </table:table-cell>
          <table:table-cell office:value-type="string" calcext:value-type="string">
            <text:p>IBTISEM</text:p>
          </table:table-cell>
          <table:table-cell office:value-type="date" office:date-value="1978-05-08" calcext:value-type="date">
            <text:p>08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3338" calcext:value-type="float">
            <text:p>9893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81-01-25" calcext:value-type="date">
            <text:p>2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396864" calcext:value-type="float">
            <text:p>11396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69-04-12" calcext:value-type="date">
            <text:p>1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6482" calcext:value-type="float">
            <text:p>9446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IABC</text:p>
          </table:table-cell>
          <table:table-cell office:value-type="string" calcext:value-type="string">
            <text:p>RIDA</text:p>
          </table:table-cell>
          <table:table-cell office:value-type="date" office:date-value="1982-08-21" calcext:value-type="date">
            <text:p>21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198" calcext:value-type="float">
            <text:p>938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MTABC</text:p>
          </table:table-cell>
          <table:table-cell office:value-type="string" calcext:value-type="string">
            <text:p>EMNA</text:p>
          </table:table-cell>
          <table:table-cell office:value-type="date" office:date-value="1980-05-02" calcext:value-type="date">
            <text:p>02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9899" calcext:value-type="float">
            <text:p>110898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6-12-14" calcext:value-type="date">
            <text:p>1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13" calcext:value-type="float">
            <text:p>8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387" calcext:value-type="float">
            <text:p>9969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8-10-06" calcext:value-type="date">
            <text:p>06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29" calcext:value-type="float">
            <text:p>9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9843" calcext:value-type="float">
            <text:p>10649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04289" calcext:value-type="float">
            <text:p>9504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70-10-07" calcext:value-type="date">
            <text:p>07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905" calcext:value-type="float">
            <text:p>3,9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4510" calcext:value-type="float">
            <text:p>113245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OABC</text:p>
          </table:table-cell>
          <table:table-cell office:value-type="string" calcext:value-type="string">
            <text:p>LYDIE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163" calcext:value-type="float">
            <text:p>12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9338" calcext:value-type="float">
            <text:p>950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MOHAMED</text:p>
          </table:table-cell>
          <table:table-cell office:value-type="date" office:date-value="1974-05-22" calcext:value-type="date">
            <text:p>22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12.719" calcext:value-type="float">
            <text:p>12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166" calcext:value-type="float">
            <text:p>987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0-06-24" calcext:value-type="date">
            <text:p>24/06/198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111" calcext:value-type="float">
            <text:p>9517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6-12-29" calcext:value-type="date">
            <text:p>29/12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1616" calcext:value-type="float">
            <text:p>9171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LOIC</text:p>
          </table:table-cell>
          <table:table-cell office:value-type="date" office:date-value="1977-03-10" calcext:value-type="date">
            <text:p>10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143767" calcext:value-type="float">
            <text:p>9143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HBABC</text:p>
          </table:table-cell>
          <table:table-cell office:value-type="string" calcext:value-type="string">
            <text:p>FOUZIA</text:p>
          </table:table-cell>
          <table:table-cell office:value-type="date" office:date-value="1969-07-21" calcext:value-type="date">
            <text:p>21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571" calcext:value-type="float">
            <text:p>4,5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5793" calcext:value-type="float">
            <text:p>9185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AMANDINE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012016" calcext:value-type="float">
            <text:p>1101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66-09-17" calcext:value-type="date">
            <text:p>1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222963" calcext:value-type="float">
            <text:p>11222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73-07-29" calcext:value-type="date">
            <text:p>29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4980" calcext:value-type="float">
            <text:p>9104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DESIREE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667" calcext:value-type="float">
            <text:p>13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1732" calcext:value-type="float">
            <text:p>10381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MARINE</text:p>
          </table:table-cell>
          <table:table-cell office:value-type="date" office:date-value="1986-02-21" calcext:value-type="date">
            <text:p>2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8430" calcext:value-type="float">
            <text:p>9218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RABC</text:p>
          </table:table-cell>
          <table:table-cell office:value-type="string" calcext:value-type="string">
            <text:p>SAMIRA</text:p>
          </table:table-cell>
          <table:table-cell office:value-type="date" office:date-value="1968-08-14" calcext:value-type="date">
            <text:p>14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39" calcext:value-type="float">
            <text:p>12,1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708" calcext:value-type="float">
            <text:p>9331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LIABC</text:p>
          </table:table-cell>
          <table:table-cell office:value-type="string" calcext:value-type="string">
            <text:p>MEHDI</text:p>
          </table:table-cell>
          <table:table-cell office:value-type="date" office:date-value="1968-02-04" calcext:value-type="date">
            <text:p>04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3869" calcext:value-type="float">
            <text:p>9283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EABC</text:p>
          </table:table-cell>
          <table:table-cell office:value-type="string" calcext:value-type="string">
            <text:p>FAYOLE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0712" calcext:value-type="float">
            <text:p>1023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UABC</text:p>
          </table:table-cell>
          <table:table-cell office:value-type="string" calcext:value-type="string">
            <text:p>ELODIE</text:p>
          </table:table-cell>
          <table:table-cell office:value-type="date" office:date-value="1980-01-13" calcext:value-type="date">
            <text:p>13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429" calcext:value-type="float">
            <text:p>919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UABC</text:p>
          </table:table-cell>
          <table:table-cell office:value-type="string" calcext:value-type="string">
            <text:p>GREGORY</text:p>
          </table:table-cell>
          <table:table-cell office:value-type="date" office:date-value="1972-08-30" calcext:value-type="date">
            <text:p>30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628" calcext:value-type="float">
            <text:p>10072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FANTA</text:p>
          </table:table-cell>
          <table:table-cell office:value-type="date" office:date-value="1986-09-15" calcext:value-type="date">
            <text:p>15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3.257" calcext:value-type="float">
            <text:p>13,2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8779" calcext:value-type="float">
            <text:p>1089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HUABC</text:p>
          </table:table-cell>
          <table:table-cell office:value-type="string" calcext:value-type="string">
            <text:p>SABINE</text:p>
          </table:table-cell>
          <table:table-cell office:value-type="date" office:date-value="1987-07-11" calcext:value-type="date">
            <text:p>1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432" calcext:value-type="float">
            <text:p>8917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CIABC</text:p>
          </table:table-cell>
          <table:table-cell office:value-type="string" calcext:value-type="string">
            <text:p>JEAN CHRISTOPHE</text:p>
          </table:table-cell>
          <table:table-cell office:value-type="date" office:date-value="1968-02-07" calcext:value-type="date">
            <text:p>0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1.712" calcext:value-type="float">
            <text:p>11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6483" calcext:value-type="float">
            <text:p>111564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OKABC</text:p>
          </table:table-cell>
          <table:table-cell office:value-type="string" calcext:value-type="string">
            <text:p>CAR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2671" calcext:value-type="float">
            <text:p>10442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LANABC</text:p>
          </table:table-cell>
          <table:table-cell office:value-type="string" calcext:value-type="string">
            <text:p>WILLIAM</text:p>
          </table:table-cell>
          <table:table-cell office:value-type="date" office:date-value="1974-10-29" calcext:value-type="date">
            <text:p>29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4.755" calcext:value-type="float">
            <text:p>14,7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5832" calcext:value-type="float">
            <text:p>10095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LEABC</text:p>
          </table:table-cell>
          <table:table-cell office:value-type="string" calcext:value-type="string">
            <text:p>CYRILLE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619" calcext:value-type="float">
            <text:p>9161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GUABC</text:p>
          </table:table-cell>
          <table:table-cell office:value-type="string" calcext:value-type="string">
            <text:p>FREDERIC</text:p>
          </table:table-cell>
          <table:table-cell office:value-type="date" office:date-value="1970-01-27" calcext:value-type="date">
            <text:p>2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2.709" calcext:value-type="float">
            <text:p>2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5802" calcext:value-type="float">
            <text:p>10915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MI</text:p>
          </table:table-cell>
          <table:table-cell office:value-type="date" office:date-value="1985-05-14" calcext:value-type="date">
            <text:p>14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966" calcext:value-type="float">
            <text:p>12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1908" calcext:value-type="float">
            <text:p>1102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VIRGINIE</text:p>
          </table:table-cell>
          <table:table-cell office:value-type="date" office:date-value="1973-01-26" calcext:value-type="date">
            <text:p>2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619" calcext:value-type="float">
            <text:p>11,6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8591" calcext:value-type="float">
            <text:p>11388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LABC</text:p>
          </table:table-cell>
          <table:table-cell office:value-type="string" calcext:value-type="string">
            <text:p>NOEL</text:p>
          </table:table-cell>
          <table:table-cell office:value-type="date" office:date-value="1986-08-26" calcext:value-type="date">
            <text:p>26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3421" calcext:value-type="float">
            <text:p>946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ABC</text:p>
          </table:table-cell>
          <table:table-cell office:value-type="string" calcext:value-type="string">
            <text:p>SATARA</text:p>
          </table:table-cell>
          <table:table-cell office:value-type="date" office:date-value="1971-05-04" calcext:value-type="date">
            <text:p>04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417" calcext:value-type="float">
            <text:p>3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3211" calcext:value-type="float">
            <text:p>9113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SSIRA</text:p>
          </table:table-cell>
          <table:table-cell office:value-type="date" office:date-value="1983-06-09" calcext:value-type="date">
            <text:p>0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222" calcext:value-type="float">
            <text:p>10,2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5108" calcext:value-type="float">
            <text:p>10305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YASMINA</text:p>
          </table:table-cell>
          <table:table-cell office:value-type="date" office:date-value="1982-06-11" calcext:value-type="date">
            <text:p>1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05" calcext:value-type="float">
            <text:p>7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8980" calcext:value-type="float">
            <text:p>10298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NIABC</text:p>
          </table:table-cell>
          <table:table-cell office:value-type="string" calcext:value-type="string">
            <text:p>JULIE</text:p>
          </table:table-cell>
          <table:table-cell office:value-type="date" office:date-value="1976-06-09" calcext:value-type="date">
            <text:p>09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0042" calcext:value-type="float">
            <text:p>1133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ICKAEL</text:p>
          </table:table-cell>
          <table:table-cell office:value-type="date" office:date-value="1968-01-23" calcext:value-type="date">
            <text:p>23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ME</text:p>
          </table:table-cell>
          <table:table-cell office:value-type="string" calcext:value-type="string">
            <text:p>Master1 Maths et enseign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969550" calcext:value-type="float">
            <text:p>99695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RABC</text:p>
          </table:table-cell>
          <table:table-cell office:value-type="string" calcext:value-type="string">
            <text:p>DIANY</text:p>
          </table:table-cell>
          <table:table-cell office:value-type="date" office:date-value="1984-09-27" calcext:value-type="date">
            <text:p>2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1.661" calcext:value-type="float">
            <text:p>11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8274" calcext:value-type="float">
            <text:p>1020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ELODIE</text:p>
          </table:table-cell>
          <table:table-cell office:value-type="date" office:date-value="1970-05-15" calcext:value-type="date">
            <text:p>15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1450" calcext:value-type="float">
            <text:p>11131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FELICIEN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594" calcext:value-type="float">
            <text:p>1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4090" calcext:value-type="float">
            <text:p>1104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FATIHA</text:p>
          </table:table-cell>
          <table:table-cell office:value-type="date" office:date-value="1970-05-09" calcext:value-type="date">
            <text:p>09/05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167" calcext:value-type="float">
            <text:p>14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134" calcext:value-type="float">
            <text:p>11477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5716" calcext:value-type="float">
            <text:p>11155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67-05-04" calcext:value-type="date">
            <text:p>04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775" calcext:value-type="float">
            <text:p>13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934" calcext:value-type="float">
            <text:p>106789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1-05-16" calcext:value-type="date">
            <text:p>1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7.844" calcext:value-type="float">
            <text:p>7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49" calcext:value-type="float">
            <text:p>102123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9.552" calcext:value-type="float">
            <text:p>9,5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77935" calcext:value-type="float">
            <text:p>11077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ARABC</text:p>
          </table:table-cell>
          <table:table-cell office:value-type="string" calcext:value-type="string">
            <text:p>ISABELLE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559" calcext:value-type="float">
            <text:p>10,5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7438" calcext:value-type="float">
            <text:p>968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NACIM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0382" calcext:value-type="float">
            <text:p>9110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76-02-20" calcext:value-type="date">
            <text:p>2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6.672" calcext:value-type="float">
            <text:p>6,6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1036" calcext:value-type="float">
            <text:p>103610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82-08-10" calcext:value-type="date">
            <text:p>1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2750" calcext:value-type="float">
            <text:p>10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ULIEN</text:p>
          </table:table-cell>
          <table:table-cell office:value-type="date" office:date-value="1967-08-28" calcext:value-type="date">
            <text:p>28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7837" calcext:value-type="float">
            <text:p>9317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GRABC</text:p>
          </table:table-cell>
          <table:table-cell office:value-type="string" calcext:value-type="string">
            <text:p>ALBAN</text:p>
          </table:table-cell>
          <table:table-cell office:value-type="date" office:date-value="1973-09-10" calcext:value-type="date">
            <text:p>10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4.813" calcext:value-type="float">
            <text:p>4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0348" calcext:value-type="float">
            <text:p>10960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TABC</text:p>
          </table:table-cell>
          <table:table-cell office:value-type="string" calcext:value-type="string">
            <text:p>RIVK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661" calcext:value-type="float">
            <text:p>10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7355" calcext:value-type="float">
            <text:p>92073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EMILIE</text:p>
          </table:table-cell>
          <table:table-cell office:value-type="date" office:date-value="1971-05-12" calcext:value-type="date">
            <text:p>1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933" calcext:value-type="float">
            <text:p>12,9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170" calcext:value-type="float">
            <text:p>1130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MEHDI</text:p>
          </table:table-cell>
          <table:table-cell office:value-type="date" office:date-value="1984-01-06" calcext:value-type="date">
            <text:p>06/01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695005" calcext:value-type="float">
            <text:p>10695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MICHEL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464" calcext:value-type="float">
            <text:p>9656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74-07-17" calcext:value-type="date">
            <text:p>17/07/197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527" calcext:value-type="float">
            <text:p>1112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84-06-12" calcext:value-type="date">
            <text:p>12/06/198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7488" calcext:value-type="float">
            <text:p>10007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TAABC</text:p>
          </table:table-cell>
          <table:table-cell office:value-type="string" calcext:value-type="string">
            <text:p>NAWEL</text:p>
          </table:table-cell>
          <table:table-cell office:value-type="date" office:date-value="1967-08-03" calcext:value-type="date">
            <text:p>03/08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7436" calcext:value-type="float">
            <text:p>114274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GUYABC</text:p>
          </table:table-cell>
          <table:table-cell office:value-type="string" calcext:value-type="string">
            <text:p>CHRISTINE</text:p>
          </table:table-cell>
          <table:table-cell office:value-type="date" office:date-value="1984-03-03" calcext:value-type="date">
            <text:p>03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104" calcext:value-type="float">
            <text:p>10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1810" calcext:value-type="float">
            <text:p>104618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86-12-19" calcext:value-type="date">
            <text:p>19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559" calcext:value-type="float">
            <text:p>9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2831" calcext:value-type="float">
            <text:p>111528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69-01-23" calcext:value-type="date">
            <text:p>23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0.725" calcext:value-type="float">
            <text:p>10,7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01733" calcext:value-type="float">
            <text:p>10001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YABC</text:p>
          </table:table-cell>
          <table:table-cell office:value-type="string" calcext:value-type="string">
            <text:p>CHARLES</text:p>
          </table:table-cell>
          <table:table-cell office:value-type="date" office:date-value="1981-05-27" calcext:value-type="date">
            <text:p>27/05/198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7055" calcext:value-type="float">
            <text:p>11077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TABC</text:p>
          </table:table-cell>
          <table:table-cell office:value-type="string" calcext:value-type="string">
            <text:p>PERINPARAJAH</text:p>
          </table:table-cell>
          <table:table-cell office:value-type="date" office:date-value="1967-07-24" calcext:value-type="date">
            <text:p>24/07/196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8362" calcext:value-type="float">
            <text:p>96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AABC</text:p>
          </table:table-cell>
          <table:table-cell office:value-type="string" calcext:value-type="string">
            <text:p>ANAIS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4736" calcext:value-type="float">
            <text:p>9394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WDABC</text:p>
          </table:table-cell>
          <table:table-cell office:value-type="string" calcext:value-type="string">
            <text:p>NAILA AKHTER</text:p>
          </table:table-cell>
          <table:table-cell office:value-type="date" office:date-value="1977-11-06" calcext:value-type="date">
            <text:p>06/11/1977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334" calcext:value-type="float">
            <text:p>10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0307" calcext:value-type="float">
            <text:p>9140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MABC</text:p>
          </table:table-cell>
          <table:table-cell office:value-type="string" calcext:value-type="string">
            <text:p>SANDRINE</text:p>
          </table:table-cell>
          <table:table-cell office:value-type="date" office:date-value="1966-12-15" calcext:value-type="date">
            <text:p>1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6947" calcext:value-type="float">
            <text:p>10856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HMED</text:p>
          </table:table-cell>
          <table:table-cell office:value-type="date" office:date-value="1972-08-26" calcext:value-type="date">
            <text:p>2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5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5935" calcext:value-type="float">
            <text:p>10025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3576" calcext:value-type="float">
            <text:p>10493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69-10-17" calcext:value-type="date">
            <text:p>17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1377" calcext:value-type="float">
            <text:p>9721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ABDOULAI</text:p>
          </table:table-cell>
          <table:table-cell office:value-type="date" office:date-value="1987-03-28" calcext:value-type="date">
            <text:p>28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4851" calcext:value-type="float">
            <text:p>944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OMABC</text:p>
          </table:table-cell>
          <table:table-cell office:value-type="string" calcext:value-type="string">
            <text:p>FRANCK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8268" calcext:value-type="float">
            <text:p>954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84-10-25" calcext:value-type="date">
            <text:p>25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5578" calcext:value-type="float">
            <text:p>10035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75-02-10" calcext:value-type="date">
            <text:p>10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2063" calcext:value-type="float">
            <text:p>1036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JESSICA</text:p>
          </table:table-cell>
          <table:table-cell office:value-type="date" office:date-value="1970-01-07" calcext:value-type="date">
            <text:p>0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2073" calcext:value-type="float">
            <text:p>900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LEX</text:p>
          </table:table-cell>
          <table:table-cell office:value-type="date" office:date-value="1973-08-26" calcext:value-type="date">
            <text:p>2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6416" calcext:value-type="float">
            <text:p>110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GAABC</text:p>
          </table:table-cell>
          <table:table-cell office:value-type="string" calcext:value-type="string">
            <text:p>LYES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49" calcext:value-type="float">
            <text:p>11,7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374" calcext:value-type="float">
            <text:p>9383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AMEL</text:p>
          </table:table-cell>
          <table:table-cell office:value-type="date" office:date-value="1982-01-09" calcext:value-type="date">
            <text:p>09/0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2.023" calcext:value-type="float">
            <text:p>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84632" calcext:value-type="float">
            <text:p>9384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8-01-05" calcext:value-type="date">
            <text:p>05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9176" calcext:value-type="float">
            <text:p>10189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0600" calcext:value-type="float">
            <text:p>93106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FABC</text:p>
          </table:table-cell>
          <table:table-cell office:value-type="string" calcext:value-type="string">
            <text:p>FAHD</text:p>
          </table:table-cell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3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010" calcext:value-type="float">
            <text:p>964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084" calcext:value-type="float">
            <text:p>5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3293" calcext:value-type="float">
            <text:p>10073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68-01-08" calcext:value-type="date">
            <text:p>08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083" calcext:value-type="float">
            <text:p>9,0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7383" calcext:value-type="float">
            <text:p>11287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SABC</text:p>
          </table:table-cell>
          <table:table-cell office:value-type="string" calcext:value-type="string">
            <text:p>ABDERZAK</text:p>
          </table:table-cell>
          <table:table-cell office:value-type="date" office:date-value="1967-11-19" calcext:value-type="date">
            <text:p>19/11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2626" calcext:value-type="float">
            <text:p>10612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YABC</text:p>
          </table:table-cell>
          <table:table-cell office:value-type="string" calcext:value-type="string">
            <text:p>JEREMIE</text:p>
          </table:table-cell>
          <table:table-cell office:value-type="date" office:date-value="1978-12-16" calcext:value-type="date">
            <text:p>16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486" calcext:value-type="float">
            <text:p>9018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YOABC</text:p>
          </table:table-cell>
          <table:table-cell office:value-type="string" calcext:value-type="string">
            <text:p>SARRA</text:p>
          </table:table-cell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4194" calcext:value-type="float">
            <text:p>9134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UYABC</text:p>
          </table:table-cell>
          <table:table-cell office:value-type="string" calcext:value-type="string">
            <text:p>CELINE</text:p>
          </table:table-cell>
          <table:table-cell office:value-type="date" office:date-value="1967-11-03" calcext:value-type="date">
            <text:p>03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4165" calcext:value-type="float">
            <text:p>11094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PASEM</text:p>
          </table:table-cell>
          <table:table-cell office:value-type="date" office:date-value="1973-07-21" calcext:value-type="date">
            <text:p>21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275" calcext:value-type="float">
            <text:p>11057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OABC</text:p>
          </table:table-cell>
          <table:table-cell office:value-type="string" calcext:value-type="string">
            <text:p>AMINE</text:p>
          </table:table-cell>
          <table:table-cell office:value-type="date" office:date-value="1981-09-12" calcext:value-type="date">
            <text:p>12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671138" calcext:value-type="float">
            <text:p>1067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CHABC</text:p>
          </table:table-cell>
          <table:table-cell office:value-type="string" calcext:value-type="string">
            <text:p>MARIEN</text:p>
          </table:table-cell>
          <table:table-cell office:value-type="date" office:date-value="1976-08-25" calcext:value-type="date">
            <text:p>25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35946" calcext:value-type="float">
            <text:p>963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0-12-18" calcext:value-type="date">
            <text:p>18/1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0198" calcext:value-type="float">
            <text:p>1037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938" calcext:value-type="float">
            <text:p>10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0628" calcext:value-type="float">
            <text:p>10750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RIABC</text:p>
          </table:table-cell>
          <table:table-cell office:value-type="string" calcext:value-type="string">
            <text:p>JAMAL</text:p>
          </table:table-cell>
          <table:table-cell office:value-type="date" office:date-value="1967-03-15" calcext:value-type="date">
            <text:p>15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794846" calcext:value-type="float">
            <text:p>9794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PAUL-EMILE</text:p>
          </table:table-cell>
          <table:table-cell office:value-type="date" office:date-value="1978-01-15" calcext:value-type="date">
            <text:p>15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5236" calcext:value-type="float">
            <text:p>9735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HAMABC</text:p>
          </table:table-cell>
          <table:table-cell office:value-type="string" calcext:value-type="string">
            <text:p>DJAFARE</text:p>
          </table:table-cell>
          <table:table-cell office:value-type="date" office:date-value="1986-04-01" calcext:value-type="date">
            <text:p>0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64" calcext:value-type="float">
            <text:p>10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2662" calcext:value-type="float">
            <text:p>9342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QUABC</text:p>
          </table:table-cell>
          <table:table-cell office:value-type="string" calcext:value-type="string">
            <text:p>PIERRE</text:p>
          </table:table-cell>
          <table:table-cell office:value-type="date" office:date-value="1977-10-09" calcext:value-type="date">
            <text:p>09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4807" calcext:value-type="float">
            <text:p>11484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DABC</text:p>
          </table:table-cell>
          <table:table-cell office:value-type="string" calcext:value-type="string">
            <text:p>MORG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305" calcext:value-type="float">
            <text:p>11084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BENJAMIN</text:p>
          </table:table-cell>
          <table:table-cell office:value-type="date" office:date-value="1967-04-07" calcext:value-type="date">
            <text:p>07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5568" calcext:value-type="float">
            <text:p>11465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3-08-05" calcext:value-type="date">
            <text:p>05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785" calcext:value-type="float">
            <text:p>1,7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0914" calcext:value-type="float">
            <text:p>11330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7-05-22" calcext:value-type="date">
            <text:p>22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166" calcext:value-type="float">
            <text:p>4,1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420" calcext:value-type="float">
            <text:p>10360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INABC</text:p>
          </table:table-cell>
          <table:table-cell office:value-type="string" calcext:value-type="string">
            <text:p>AUDREY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8" calcext:value-type="float">
            <text:p>12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2358" calcext:value-type="float">
            <text:p>926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HABC</text:p>
          </table:table-cell>
          <table:table-cell office:value-type="string" calcext:value-type="string">
            <text:p>LILIA</text:p>
          </table:table-cell>
          <table:table-cell office:value-type="date" office:date-value="1978-03-08" calcext:value-type="date">
            <text:p>08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639" calcext:value-type="float">
            <text:p>9748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CELINE</text:p>
          </table:table-cell>
          <table:table-cell office:value-type="date" office:date-value="1975-03-31" calcext:value-type="date">
            <text:p>31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485" calcext:value-type="float">
            <text:p>14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1982" calcext:value-type="float">
            <text:p>1009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1-05-13" calcext:value-type="date">
            <text:p>1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1739" calcext:value-type="float">
            <text:p>9371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2-09-12" calcext:value-type="date">
            <text:p>12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5528" calcext:value-type="float">
            <text:p>10865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MADABC</text:p>
          </table:table-cell>
          <table:table-cell office:value-type="string" calcext:value-type="string">
            <text:p>MOUMAT</text:p>
          </table:table-cell>
          <table:table-cell office:value-type="date" office:date-value="1986-07-04" calcext:value-type="date">
            <text:p>04/07/198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9151" calcext:value-type="float">
            <text:p>11009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KABC</text:p>
          </table:table-cell>
          <table:table-cell office:value-type="string" calcext:value-type="string">
            <text:p>NERMINE</text:p>
          </table:table-cell>
          <table:table-cell office:value-type="date" office:date-value="1981-01-26" calcext:value-type="date">
            <text:p>26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6274" calcext:value-type="float">
            <text:p>11466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FABC</text:p>
          </table:table-cell>
          <table:table-cell office:value-type="string" calcext:value-type="string">
            <text:p>EDOUARD</text:p>
          </table:table-cell>
          <table:table-cell office:value-type="date" office:date-value="1981-06-25" calcext:value-type="date">
            <text:p>25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9971" calcext:value-type="float">
            <text:p>100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LAETITIA</text:p>
          </table:table-cell>
          <table:table-cell office:value-type="date" office:date-value="1975-02-13" calcext:value-type="date">
            <text:p>1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4110" calcext:value-type="float">
            <text:p>9584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UYEN-MI</text:p>
          </table:table-cell>
          <table:table-cell office:value-type="date" office:date-value="1970-11-26" calcext:value-type="date">
            <text:p>2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88354" calcext:value-type="float">
            <text:p>10588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NAABC</text:p>
          </table:table-cell>
          <table:table-cell office:value-type="string" calcext:value-type="string">
            <text:p>MICHEL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2920" calcext:value-type="float">
            <text:p>98329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MABC</text:p>
          </table:table-cell>
          <table:table-cell office:value-type="string" calcext:value-type="string">
            <text:p>DEVI</text:p>
          </table:table-cell>
          <table:table-cell office:value-type="date" office:date-value="1983-12-18" calcext:value-type="date">
            <text:p>18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3560" calcext:value-type="float">
            <text:p>10733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FINARITRA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0918" calcext:value-type="float">
            <text:p>10170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NEABC</text:p>
          </table:table-cell>
          <table:table-cell office:value-type="string" calcext:value-type="string">
            <text:p>LAETITIA</text:p>
          </table:table-cell>
          <table:table-cell office:value-type="date" office:date-value="1974-05-16" calcext:value-type="date">
            <text:p>1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360" calcext:value-type="float">
            <text:p>9620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ELIE</text:p>
          </table:table-cell>
          <table:table-cell office:value-type="date" office:date-value="1973-02-25" calcext:value-type="date">
            <text:p>25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345" calcext:value-type="float">
            <text:p>10731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ABC</text:p>
          </table:table-cell>
          <table:table-cell office:value-type="string" calcext:value-type="string">
            <text:p>JULIETTE</text:p>
          </table:table-cell>
          <table:table-cell office:value-type="date" office:date-value="1987-05-19" calcext:value-type="date">
            <text:p>19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878" calcext:value-type="float">
            <text:p>970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UABC</text:p>
          </table:table-cell>
          <table:table-cell office:value-type="string" calcext:value-type="string">
            <text:p>THIERRY</text:p>
          </table:table-cell>
          <table:table-cell office:value-type="date" office:date-value="1983-11-01" calcext:value-type="date">
            <text:p>01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7" calcext:value-type="float">
            <text:p>14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980" calcext:value-type="float">
            <text:p>1134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67-04-25" calcext:value-type="date">
            <text:p>25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38" calcext:value-type="float">
            <text:p>9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9951" calcext:value-type="float">
            <text:p>9889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83-10-22" calcext:value-type="date">
            <text:p>22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5992" calcext:value-type="float">
            <text:p>9355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NAZLI</text:p>
          </table:table-cell>
          <table:table-cell office:value-type="date" office:date-value="1983-06-20" calcext:value-type="date">
            <text:p>2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941" calcext:value-type="float">
            <text:p>11,9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9125" calcext:value-type="float">
            <text:p>10899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REABC</text:p>
          </table:table-cell>
          <table:table-cell office:value-type="string" calcext:value-type="string">
            <text:p>ELENA</text:p>
          </table:table-cell>
          <table:table-cell office:value-type="date" office:date-value="1981-07-21" calcext:value-type="date">
            <text:p>2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5166" calcext:value-type="float">
            <text:p>10325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SABC</text:p>
          </table:table-cell>
          <table:table-cell office:value-type="string" calcext:value-type="string">
            <text:p>HAFIDA</text:p>
          </table:table-cell>
          <table:table-cell office:value-type="date" office:date-value="1978-07-24" calcext:value-type="date">
            <text:p>2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704" calcext:value-type="float">
            <text:p>924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SIMON</text:p>
          </table:table-cell>
          <table:table-cell office:value-type="date" office:date-value="1972-05-15" calcext:value-type="date">
            <text:p>1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473" calcext:value-type="float">
            <text:p>9047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9-10-07" calcext:value-type="date">
            <text:p>07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0229" calcext:value-type="float">
            <text:p>10340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2-10-28" calcext:value-type="date">
            <text:p>2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6446" calcext:value-type="float">
            <text:p>10456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AABC</text:p>
          </table:table-cell>
          <table:table-cell office:value-type="string" calcext:value-type="string">
            <text:p>CHRISTELLE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6176" calcext:value-type="float">
            <text:p>9686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OLIVIA</text:p>
          </table:table-cell>
          <table:table-cell office:value-type="date" office:date-value="1979-09-09" calcext:value-type="date">
            <text:p>0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806" calcext:value-type="float">
            <text:p>9070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OUABC</text:p>
          </table:table-cell>
          <table:table-cell office:value-type="string" calcext:value-type="string">
            <text:p>SAMIA</text:p>
          </table:table-cell>
          <table:table-cell office:value-type="date" office:date-value="1975-12-11" calcext:value-type="date">
            <text:p>1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170" calcext:value-type="float">
            <text:p>934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AABC</text:p>
          </table:table-cell>
          <table:table-cell office:value-type="string" calcext:value-type="string">
            <text:p>EMMANUEL PIERRE</text:p>
          </table:table-cell>
          <table:table-cell office:value-type="date" office:date-value="1971-12-20" calcext:value-type="date">
            <text:p>2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37" calcext:value-type="float">
            <text:p>11007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YGABC</text:p>
          </table:table-cell>
          <table:table-cell office:value-type="string" calcext:value-type="string">
            <text:p>SEBASTIEN</text:p>
          </table:table-cell>
          <table:table-cell office:value-type="date" office:date-value="1970-01-02" calcext:value-type="date">
            <text:p>0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7694" calcext:value-type="float">
            <text:p>10077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FABIEN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8713" calcext:value-type="float">
            <text:p>975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SAMUEL</text:p>
          </table:table-cell>
          <table:table-cell office:value-type="date" office:date-value="1977-12-27" calcext:value-type="date">
            <text:p>27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6897" calcext:value-type="float">
            <text:p>10756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AABC</text:p>
          </table:table-cell>
          <table:table-cell office:value-type="string" calcext:value-type="string">
            <text:p>LIND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3" calcext:value-type="float">
            <text:p>15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045" calcext:value-type="float">
            <text:p>9570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MSABC</text:p>
          </table:table-cell>
          <table:table-cell office:value-type="string" calcext:value-type="string">
            <text:p>HODA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472687" calcext:value-type="float">
            <text:p>10472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NABC</text:p>
          </table:table-cell>
          <table:table-cell office:value-type="string" calcext:value-type="string">
            <text:p>SOLANGE</text:p>
          </table:table-cell>
          <table:table-cell office:value-type="date" office:date-value="1975-12-13" calcext:value-type="date">
            <text:p>13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1.585" calcext:value-type="float">
            <text:p>11,5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826" calcext:value-type="float">
            <text:p>10704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LABC</text:p>
          </table:table-cell>
          <table:table-cell office:value-type="string" calcext:value-type="string">
            <text:p>JOHN</text:p>
          </table:table-cell>
          <table:table-cell office:value-type="date" office:date-value="1984-03-08" calcext:value-type="date">
            <text:p>08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38795" calcext:value-type="float">
            <text:p>10838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GAABC</text:p>
          </table:table-cell>
          <table:table-cell office:value-type="string" calcext:value-type="string">
            <text:p>MARIN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0011" calcext:value-type="float">
            <text:p>10390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ILYES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6805" calcext:value-type="float">
            <text:p>956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EABC</text:p>
          </table:table-cell>
          <table:table-cell office:value-type="string" calcext:value-type="string">
            <text:p>JULIEN</text:p>
          </table:table-cell>
          <table:table-cell office:value-type="date" office:date-value="1977-01-16" calcext:value-type="date">
            <text:p>1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9916" calcext:value-type="float">
            <text:p>99799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KABC</text:p>
          </table:table-cell>
          <table:table-cell office:value-type="string" calcext:value-type="string">
            <text:p>HAJIRA</text:p>
          </table:table-cell>
          <table:table-cell office:value-type="date" office:date-value="1981-03-12" calcext:value-type="date">
            <text:p>12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151" calcext:value-type="float">
            <text:p>11,151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634650" calcext:value-type="float">
            <text:p>10634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LOIS</text:p>
          </table:table-cell>
          <table:table-cell office:value-type="date" office:date-value="1987-03-24" calcext:value-type="date">
            <text:p>24/03/198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107157" calcext:value-type="float">
            <text:p>10107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TAABC</text:p>
          </table:table-cell>
          <table:table-cell office:value-type="string" calcext:value-type="string">
            <text:p>CLEMENC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8599" calcext:value-type="float">
            <text:p>9428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EABC</text:p>
          </table:table-cell>
          <table:table-cell office:value-type="string" calcext:value-type="string">
            <text:p>VANESSA</text:p>
          </table:table-cell>
          <table:table-cell office:value-type="date" office:date-value="1980-08-18" calcext:value-type="date">
            <text:p>18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2528" calcext:value-type="float">
            <text:p>955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DABC</text:p>
          </table:table-cell>
          <table:table-cell office:value-type="string" calcext:value-type="string">
            <text:p>THIERRY</text:p>
          </table:table-cell>
          <table:table-cell office:value-type="date" office:date-value="1980-06-01" calcext:value-type="date">
            <text:p>0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425" calcext:value-type="float">
            <text:p>14,4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9714" calcext:value-type="float">
            <text:p>8919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79-02-23" calcext:value-type="date">
            <text:p>23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2972" calcext:value-type="float">
            <text:p>9962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1287" calcext:value-type="float">
            <text:p>10041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IABC</text:p>
          </table:table-cell>
          <table:table-cell office:value-type="string" calcext:value-type="string">
            <text:p>NELLY</text:p>
          </table:table-cell>
          <table:table-cell office:value-type="date" office:date-value="1981-02-26" calcext:value-type="date">
            <text:p>2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811" calcext:value-type="float">
            <text:p>9708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ANDRA</text:p>
          </table:table-cell>
          <table:table-cell office:value-type="date" office:date-value="1979-06-21" calcext:value-type="date">
            <text:p>2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5383" calcext:value-type="float">
            <text:p>10775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YAABC</text:p>
          </table:table-cell>
          <table:table-cell office:value-type="string" calcext:value-type="string">
            <text:p>SOUAD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5.975" calcext:value-type="float">
            <text:p>5,9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8016" calcext:value-type="float">
            <text:p>10258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KARINA</text:p>
          </table:table-cell>
          <table:table-cell office:value-type="date" office:date-value="1984-04-09" calcext:value-type="date">
            <text:p>09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2435" calcext:value-type="float">
            <text:p>1018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INABC</text:p>
          </table:table-cell>
          <table:table-cell office:value-type="string" calcext:value-type="string">
            <text:p>AHCENE</text:p>
          </table:table-cell>
          <table:table-cell office:value-type="date" office:date-value="1984-11-17" calcext:value-type="date">
            <text:p>17/11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INGENIEUR INFO an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9715" calcext:value-type="float">
            <text:p>10219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MEGUY</text:p>
          </table:table-cell>
          <table:table-cell office:value-type="date" office:date-value="1977-01-06" calcext:value-type="date">
            <text:p>0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056" calcext:value-type="float">
            <text:p>9417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MABC</text:p>
          </table:table-cell>
          <table:table-cell office:value-type="string" calcext:value-type="string">
            <text:p>NADIA</text:p>
          </table:table-cell>
          <table:table-cell office:value-type="date" office:date-value="1969-11-15" calcext:value-type="date">
            <text:p>1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9051" calcext:value-type="float">
            <text:p>10009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73-06-30" calcext:value-type="date">
            <text:p>30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6.017" calcext:value-type="float">
            <text:p>6,0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991" calcext:value-type="float">
            <text:p>1014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82-10-16" calcext:value-type="date">
            <text:p>1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9056" calcext:value-type="float">
            <text:p>9809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5.111" calcext:value-type="float">
            <text:p>5,111</text:p>
          </table:table-cell>
          <table:table-cell office:value-type="string" calcext:value-type="string">
            <text:p>AJ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932903" calcext:value-type="float">
            <text:p>993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275" calcext:value-type="float">
            <text:p>10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421" calcext:value-type="float">
            <text:p>1107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ONABC</text:p>
          </table:table-cell>
          <table:table-cell office:value-type="string" calcext:value-type="string">
            <text:p>MARGUERITE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CHEQUE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9440" calcext:value-type="float">
            <text:p>10439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MAABC</text:p>
          </table:table-cell>
          <table:table-cell office:value-type="string" calcext:value-type="string">
            <text:p>MERYEM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0776" calcext:value-type="float">
            <text:p>11420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ODILE</text:p>
          </table:table-cell>
          <table:table-cell office:value-type="date" office:date-value="1967-07-07" calcext:value-type="date">
            <text:p>07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6368" calcext:value-type="float">
            <text:p>11236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REDERIC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2624" calcext:value-type="float">
            <text:p>11482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JABC</text:p>
          </table:table-cell>
          <table:table-cell office:value-type="string" calcext:value-type="string">
            <text:p>LAETITIA</text:p>
          </table:table-cell>
          <table:table-cell office:value-type="date" office:date-value="1974-01-24" calcext:value-type="date">
            <text:p>2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069" calcext:value-type="float">
            <text:p>10594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DEL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4.767" calcext:value-type="float">
            <text:p>4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10198" calcext:value-type="float">
            <text:p>9910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LAURENT</text:p>
          </table:table-cell>
          <table:table-cell office:value-type="date" office:date-value="1985-01-19" calcext:value-type="date">
            <text:p>1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2762" calcext:value-type="float">
            <text:p>10192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ILABC</text:p>
          </table:table-cell>
          <table:table-cell office:value-type="string" calcext:value-type="string">
            <text:p>LOIC</text:p>
          </table:table-cell>
          <table:table-cell office:value-type="date" office:date-value="1986-04-21" calcext:value-type="date">
            <text:p>2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5959" calcext:value-type="float">
            <text:p>98159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BENJAMIN</text:p>
          </table:table-cell>
          <table:table-cell office:value-type="date" office:date-value="1979-02-27" calcext:value-type="date">
            <text:p>27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7" calcext:value-type="float">
            <text:p>1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17167" calcext:value-type="float">
            <text:p>11417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ORAABC</text:p>
          </table:table-cell>
          <table:table-cell office:value-type="string" calcext:value-type="string">
            <text:p>MOHAMMAD</text:p>
          </table:table-cell>
          <table:table-cell office:value-type="date" office:date-value="1970-03-03" calcext:value-type="date">
            <text:p>03/03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7591" calcext:value-type="float">
            <text:p>9917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MOABC</text:p>
          </table:table-cell>
          <table:table-cell office:value-type="string" calcext:value-type="string">
            <text:p>RUDY</text:p>
          </table:table-cell>
          <table:table-cell office:value-type="date" office:date-value="1966-11-07" calcext:value-type="date">
            <text:p>07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5820" calcext:value-type="float">
            <text:p>8955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RACHEL</text:p>
          </table:table-cell>
          <table:table-cell office:value-type="date" office:date-value="1980-01-20" calcext:value-type="date">
            <text:p>2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969" calcext:value-type="float">
            <text:p>9009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MORGANE</text:p>
          </table:table-cell>
          <table:table-cell office:value-type="date" office:date-value="1975-12-16" calcext:value-type="date">
            <text:p>16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2797" calcext:value-type="float">
            <text:p>89927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AGATHE</text:p>
          </table:table-cell>
          <table:table-cell office:value-type="date" office:date-value="1978-07-14" calcext:value-type="date">
            <text:p>1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363981" calcext:value-type="float">
            <text:p>9363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DEABC</text:p>
          </table:table-cell>
          <table:table-cell office:value-type="string" calcext:value-type="string">
            <text:p>SOLENE</text:p>
          </table:table-cell>
          <table:table-cell office:value-type="date" office:date-value="1971-09-19" calcext:value-type="date">
            <text:p>19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9725" calcext:value-type="float">
            <text:p>8989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NABIL</text:p>
          </table:table-cell>
          <table:table-cell office:value-type="date" office:date-value="1984-01-09" calcext:value-type="date">
            <text:p>0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217" calcext:value-type="float">
            <text:p>1027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LEO</text:p>
          </table:table-cell>
          <table:table-cell office:value-type="date" office:date-value="1979-03-10" calcext:value-type="date">
            <text:p>1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4133" calcext:value-type="float">
            <text:p>10724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ONABC</text:p>
          </table:table-cell>
          <table:table-cell office:value-type="string" calcext:value-type="string">
            <text:p>JOHANNA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511" calcext:value-type="float">
            <text:p>108785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REZOWANA</text:p>
          </table:table-cell>
          <table:table-cell office:value-type="date" office:date-value="1975-10-22" calcext:value-type="date">
            <text:p>22/10/197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2191" calcext:value-type="float">
            <text:p>109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79-06-08" calcext:value-type="date">
            <text:p>08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713" calcext:value-type="float">
            <text:p>9,7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94678" calcext:value-type="float">
            <text:p>91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541" calcext:value-type="float">
            <text:p>10,5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1240" calcext:value-type="float">
            <text:p>9131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AABC</text:p>
          </table:table-cell>
          <table:table-cell office:value-type="string" calcext:value-type="string">
            <text:p>HABY</text:p>
          </table:table-cell>
          <table:table-cell office:value-type="date" office:date-value="1977-03-26" calcext:value-type="date">
            <text:p>26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1324" calcext:value-type="float">
            <text:p>11261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ABC</text:p>
          </table:table-cell>
          <table:table-cell office:value-type="string" calcext:value-type="string">
            <text:p>YASSINE</text:p>
          </table:table-cell>
          <table:table-cell office:value-type="date" office:date-value="1982-10-30" calcext:value-type="date">
            <text:p>30/10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675" calcext:value-type="float">
            <text:p>0,6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981" calcext:value-type="float">
            <text:p>10672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UTABC</text:p>
          </table:table-cell>
          <table:table-cell office:value-type="string" calcext:value-type="string">
            <text:p>ALEXANDRA</text:p>
          </table:table-cell>
          <table:table-cell office:value-type="date" office:date-value="1980-11-08" calcext:value-type="date">
            <text:p>0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254" calcext:value-type="float">
            <text:p>7,2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7684" calcext:value-type="float">
            <text:p>1133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RABC</text:p>
          </table:table-cell>
          <table:table-cell office:value-type="string" calcext:value-type="string">
            <text:p>CECILIA</text:p>
          </table:table-cell>
          <table:table-cell office:value-type="date" office:date-value="1971-03-16" calcext:value-type="date">
            <text:p>16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1340" calcext:value-type="float">
            <text:p>1030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PRABC</text:p>
          </table:table-cell>
          <table:table-cell office:value-type="string" calcext:value-type="string">
            <text:p>MAGALI</text:p>
          </table:table-cell>
          <table:table-cell office:value-type="date" office:date-value="1970-09-16" calcext:value-type="date">
            <text:p>16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5718" calcext:value-type="float">
            <text:p>8925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EVABC</text:p>
          </table:table-cell>
          <table:table-cell office:value-type="string" calcext:value-type="string">
            <text:p>NICOLAS</text:p>
          </table:table-cell>
          <table:table-cell office:value-type="date" office:date-value="1979-08-17" calcext:value-type="date">
            <text:p>1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924" calcext:value-type="float">
            <text:p>10602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SARA</text:p>
          </table:table-cell>
          <table:table-cell office:value-type="date" office:date-value="1972-01-16" calcext:value-type="date">
            <text:p>16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4662" calcext:value-type="float">
            <text:p>8944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RIABC</text:p>
          </table:table-cell>
          <table:table-cell office:value-type="string" calcext:value-type="string">
            <text:p>KAMILA</text:p>
          </table:table-cell>
          <table:table-cell office:value-type="date" office:date-value="1970-01-11" calcext:value-type="date">
            <text:p>11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0073" calcext:value-type="float">
            <text:p>9190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WARDA</text:p>
          </table:table-cell>
          <table:table-cell office:value-type="date" office:date-value="1982-05-04" calcext:value-type="date">
            <text:p>04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0419" calcext:value-type="float">
            <text:p>9080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ISABELLE</text:p>
          </table:table-cell>
          <table:table-cell office:value-type="date" office:date-value="1975-05-23" calcext:value-type="date">
            <text:p>23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573" calcext:value-type="float">
            <text:p>893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BRABC</text:p>
          </table:table-cell>
          <table:table-cell office:value-type="string" calcext:value-type="string">
            <text:p>SAKIN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FABC</text:p>
          </table:table-cell>
          <table:table-cell office:value-type="string" calcext:value-type="string">
            <text:p>THIBAUT</text:p>
          </table:table-cell>
          <table:table-cell office:value-type="date" office:date-value="1975-06-04" calcext:value-type="date">
            <text:p>04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150726" calcext:value-type="float">
            <text:p>11150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83-04-18" calcext:value-type="date">
            <text:p>18/04/198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204" calcext:value-type="float">
            <text:p>9,2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06634" calcext:value-type="float">
            <text:p>11106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329" calcext:value-type="float">
            <text:p>9,3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284" calcext:value-type="float">
            <text:p>967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BAABC</text:p>
          </table:table-cell>
          <table:table-cell office:value-type="string" calcext:value-type="string">
            <text:p>IMTIAZ</text:p>
          </table:table-cell>
          <table:table-cell office:value-type="date" office:date-value="1965-10-04" calcext:value-type="date">
            <text:p>0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0443" calcext:value-type="float">
            <text:p>1124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IABC</text:p>
          </table:table-cell>
          <table:table-cell office:value-type="string" calcext:value-type="string">
            <text:p>IBRAHIMA</text:p>
          </table:table-cell>
          <table:table-cell office:value-type="date" office:date-value="1979-08-15" calcext:value-type="date">
            <text:p>15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9.628" calcext:value-type="float">
            <text:p>9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9789" calcext:value-type="float">
            <text:p>11249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ABC</text:p>
          </table:table-cell>
          <table:table-cell office:value-type="string" calcext:value-type="string">
            <text:p>JOHAN</text:p>
          </table:table-cell>
          <table:table-cell office:value-type="date" office:date-value="1980-05-08" calcext:value-type="date">
            <text:p>08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078918" calcext:value-type="float">
            <text:p>11078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EIABC</text:p>
          </table:table-cell>
          <table:table-cell office:value-type="string" calcext:value-type="string">
            <text:p>THOMAS</text:p>
          </table:table-cell>
          <table:table-cell office:value-type="date" office:date-value="1987-05-07" calcext:value-type="date">
            <text:p>0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432" calcext:value-type="float">
            <text:p>11359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NATHALIE</text:p>
          </table:table-cell>
          <table:table-cell office:value-type="date" office:date-value="1986-05-08" calcext:value-type="date">
            <text:p>0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200102" calcext:value-type="float">
            <text:p>920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ILABC</text:p>
          </table:table-cell>
          <table:table-cell office:value-type="string" calcext:value-type="string">
            <text:p>MARIE</text:p>
          </table:table-cell>
          <table:table-cell office:value-type="date" office:date-value="1969-01-18" calcext:value-type="date">
            <text:p>18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67" calcext:value-type="float">
            <text:p>16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0793" calcext:value-type="float">
            <text:p>10470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TABC</text:p>
          </table:table-cell>
          <table:table-cell office:value-type="string" calcext:value-type="string">
            <text:p>KAHINA</text:p>
          </table:table-cell>
          <table:table-cell office:value-type="date" office:date-value="1973-11-20" calcext:value-type="date">
            <text:p>20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2592" calcext:value-type="float">
            <text:p>11412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2-11-04" calcext:value-type="date">
            <text:p>04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96405" calcext:value-type="float">
            <text:p>9696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4-04-13" calcext:value-type="date">
            <text:p>13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4573" calcext:value-type="float">
            <text:p>1064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AFEF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3.166" calcext:value-type="float">
            <text:p>13,1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1098" calcext:value-type="float">
            <text:p>9011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FANNY</text:p>
          </table:table-cell>
          <table:table-cell office:value-type="date" office:date-value="1966-08-10" calcext:value-type="date">
            <text:p>10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8739" calcext:value-type="float">
            <text:p>11218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IO</text:p>
          </table:table-cell>
          <table:table-cell office:value-type="date" office:date-value="1974-10-20" calcext:value-type="date">
            <text:p>20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4361" calcext:value-type="float">
            <text:p>9194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CIABC</text:p>
          </table:table-cell>
          <table:table-cell office:value-type="string" calcext:value-type="string">
            <text:p>SOUFYANE</text:p>
          </table:table-cell>
          <table:table-cell office:value-type="date" office:date-value="1985-03-14" calcext:value-type="date">
            <text:p>14/03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9655" calcext:value-type="float">
            <text:p>95996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YABC</text:p>
          </table:table-cell>
          <table:table-cell office:value-type="string" calcext:value-type="string">
            <text:p>IDA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3</text:p>
          </table:table-cell>
          <table:table-cell office:value-type="string" calcext:value-type="string">
            <text:p>Master2Pro InfoCom-CRH(FC</text:p>
          </table:table-cell>
          <table:table-cell office:value-type="float" office:value="7.688" calcext:value-type="float">
            <text:p>7,6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302" calcext:value-type="float">
            <text:p>10156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1-07-15" calcext:value-type="date">
            <text:p>15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0741" calcext:value-type="float">
            <text:p>9800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727" calcext:value-type="float">
            <text:p>7,7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0552" calcext:value-type="float">
            <text:p>11360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DDOABC</text:p>
          </table:table-cell>
          <table:table-cell office:value-type="string" calcext:value-type="string">
            <text:p>SONIA</text:p>
          </table:table-cell>
          <table:table-cell office:value-type="date" office:date-value="1987-06-18" calcext:value-type="date">
            <text:p>18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000" calcext:value-type="float">
            <text:p>9656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5-12-31" calcext:value-type="date">
            <text:p>3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05293" calcext:value-type="float">
            <text:p>9505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1035" calcext:value-type="float">
            <text:p>10301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AABC</text:p>
          </table:table-cell>
          <table:table-cell office:value-type="string" calcext:value-type="string">
            <text:p>BRAHIM</text:p>
          </table:table-cell>
          <table:table-cell office:value-type="date" office:date-value="1970-11-20" calcext:value-type="date">
            <text:p>20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7417" calcext:value-type="float">
            <text:p>9587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KLABC</text:p>
          </table:table-cell>
          <table:table-cell office:value-type="string" calcext:value-type="string">
            <text:p>ILANIT</text:p>
          </table:table-cell>
          <table:table-cell office:value-type="date" office:date-value="1986-09-13" calcext:value-type="date">
            <text:p>13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041" calcext:value-type="float">
            <text:p>10588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HOURIA</text:p>
          </table:table-cell>
          <table:table-cell office:value-type="date" office:date-value="1980-11-03" calcext:value-type="date">
            <text:p>03/1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23" calcext:value-type="float">
            <text:p>10,3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6888" calcext:value-type="float">
            <text:p>9926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MARIE-HORTENSE</text:p>
          </table:table-cell>
          <table:table-cell office:value-type="date" office:date-value="1978-08-06" calcext:value-type="date">
            <text:p>0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8.077" calcext:value-type="float">
            <text:p>8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7140" calcext:value-type="float">
            <text:p>933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OUSMANE 1</text:p>
          </table:table-cell>
          <table:table-cell office:value-type="date" office:date-value="1984-06-23" calcext:value-type="date">
            <text:p>23/06/198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3MIE</text:p>
          </table:table-cell>
          <table:table-cell office:value-type="string" calcext:value-type="string">
            <text:p>Lic MIEF an3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5094" calcext:value-type="float">
            <text:p>9475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LINIA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1298" calcext:value-type="float">
            <text:p>9961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YASSINE</text:p>
          </table:table-cell>
          <table:table-cell office:value-type="date" office:date-value="1979-10-18" calcext:value-type="date">
            <text:p>18/10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49974" calcext:value-type="float">
            <text:p>9649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CATHERINE</text:p>
          </table:table-cell>
          <table:table-cell office:value-type="date" office:date-value="1982-06-06" calcext:value-type="date">
            <text:p>06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11218271" calcext:value-type="float">
            <text:p>1121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AABC</text:p>
          </table:table-cell>
          <table:table-cell office:value-type="string" calcext:value-type="string">
            <text:p>AIMEN</text:p>
          </table:table-cell>
          <table:table-cell office:value-type="date" office:date-value="1977-05-03" calcext:value-type="date">
            <text:p>03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544" calcext:value-type="float">
            <text:p>10380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66-08-07" calcext:value-type="date">
            <text:p>07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598" calcext:value-type="float">
            <text:p>7,5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70" calcext:value-type="float">
            <text:p>10409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31" calcext:value-type="float">
            <text:p>13,2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871" calcext:value-type="float">
            <text:p>10844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ABC</text:p>
          </table:table-cell>
          <table:table-cell office:value-type="string" calcext:value-type="string">
            <text:p>DIA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42" calcext:value-type="float">
            <text:p>11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1505" calcext:value-type="float">
            <text:p>10081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EABC</text:p>
          </table:table-cell>
          <table:table-cell office:value-type="string" calcext:value-type="string">
            <text:p>NAAILAH</text:p>
          </table:table-cell>
          <table:table-cell office:value-type="date" office:date-value="1970-01-30" calcext:value-type="date">
            <text:p>30/01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625" calcext:value-type="float">
            <text:p>11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7024" calcext:value-type="float">
            <text:p>10137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72-07-03" calcext:value-type="date">
            <text:p>03/07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425" calcext:value-type="float">
            <text:p>2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699" calcext:value-type="float">
            <text:p>9325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85-04-02" calcext:value-type="date">
            <text:p>02/04/198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907" calcext:value-type="float">
            <text:p>2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1917" calcext:value-type="float">
            <text:p>10521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71-01-27" calcext:value-type="date">
            <text:p>27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563" calcext:value-type="float">
            <text:p>9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825" calcext:value-type="float">
            <text:p>10899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84-08-31" calcext:value-type="date">
            <text:p>31/08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007" calcext:value-type="float">
            <text:p>971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LLABC</text:p>
          </table:table-cell>
          <table:table-cell office:value-type="string" calcext:value-type="string">
            <text:p>WASSILA</text:p>
          </table:table-cell>
          <table:table-cell office:value-type="date" office:date-value="1979-01-31" calcext:value-type="date">
            <text:p>31/01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467" calcext:value-type="float">
            <text:p>10786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QUABC</text:p>
          </table:table-cell>
          <table:table-cell office:value-type="string" calcext:value-type="string">
            <text:p>JOELLE</text:p>
          </table:table-cell>
          <table:table-cell office:value-type="date" office:date-value="1975-06-22" calcext:value-type="date">
            <text:p>2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3.967" calcext:value-type="float">
            <text:p>13,9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0427" calcext:value-type="float">
            <text:p>11140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2.734" calcext:value-type="float">
            <text:p>2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2700" calcext:value-type="float">
            <text:p>10422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8-02-26" calcext:value-type="date">
            <text:p>26/0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3.196" calcext:value-type="float">
            <text:p>3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7084" calcext:value-type="float">
            <text:p>11057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69-11-16" calcext:value-type="date">
            <text:p>16/11/196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382" calcext:value-type="float">
            <text:p>9,3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65675" calcext:value-type="float">
            <text:p>9465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79-08-14" calcext:value-type="date">
            <text:p>14/08/197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807" calcext:value-type="float">
            <text:p>9,80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139379" calcext:value-type="float">
            <text:p>11139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NADIA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613" calcext:value-type="float">
            <text:p>1128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YOUSSEF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537435" calcext:value-type="float">
            <text:p>10537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BABC</text:p>
          </table:table-cell>
          <table:table-cell office:value-type="string" calcext:value-type="string">
            <text:p>MUSTAPHA</text:p>
          </table:table-cell>
          <table:table-cell office:value-type="date" office:date-value="1974-09-16" calcext:value-type="date">
            <text:p>16/09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1" calcext:value-type="float">
            <text:p>14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400" calcext:value-type="float">
            <text:p>10271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ORABC</text:p>
          </table:table-cell>
          <table:table-cell office:value-type="string" calcext:value-type="string">
            <text:p>CEDRIC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260" calcext:value-type="float">
            <text:p>9762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AOUDA</text:p>
          </table:table-cell>
          <table:table-cell office:value-type="date" office:date-value="1972-04-04" calcext:value-type="date">
            <text:p>04/04/1972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9383" calcext:value-type="float">
            <text:p>11249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RTABC</text:p>
          </table:table-cell>
          <table:table-cell office:value-type="string" calcext:value-type="string">
            <text:p>MARIE</text:p>
          </table:table-cell>
          <table:table-cell office:value-type="date" office:date-value="1974-07-28" calcext:value-type="date">
            <text:p>28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6583" calcext:value-type="float">
            <text:p>10746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1-10-14" calcext:value-type="date">
            <text:p>14/10/198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653" calcext:value-type="float">
            <text:p>95206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9549" calcext:value-type="float">
            <text:p>9069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AABC</text:p>
          </table:table-cell>
          <table:table-cell office:value-type="string" calcext:value-type="string">
            <text:p>ELIAS</text:p>
          </table:table-cell>
          <table:table-cell office:value-type="date" office:date-value="1973-04-17" calcext:value-type="date">
            <text:p>17/04/1973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114049" calcext:value-type="float">
            <text:p>10114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CYNTHIA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C</text:p>
          </table:table-cell>
          <table:table-cell office:value-type="string" calcext:value-type="string">
            <text:p>Lic LMO par Arts Cult an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546" calcext:value-type="float">
            <text:p>10683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ONABC</text:p>
          </table:table-cell>
          <table:table-cell office:value-type="string" calcext:value-type="string">
            <text:p>VIVIEN</text:p>
          </table:table-cell>
          <table:table-cell office:value-type="date" office:date-value="1974-10-07" calcext:value-type="date">
            <text:p>07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243" calcext:value-type="float">
            <text:p>900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MOHAND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.959" calcext:value-type="float">
            <text:p>10,9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1795" calcext:value-type="float">
            <text:p>11341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426303" calcext:value-type="float">
            <text:p>11426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73-06-05" calcext:value-type="date">
            <text:p>05/06/197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566091" calcext:value-type="float">
            <text:p>9566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0-07-21" calcext:value-type="date">
            <text:p>21/07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.28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11332392" calcext:value-type="float">
            <text:p>11332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9304" calcext:value-type="float">
            <text:p>11239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66-04-03" calcext:value-type="date">
            <text:p>03/04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104" calcext:value-type="float">
            <text:p>5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1592" calcext:value-type="float">
            <text:p>8981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6.354" calcext:value-type="float">
            <text:p>6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4802" calcext:value-type="float">
            <text:p>9684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ANABC</text:p>
          </table:table-cell>
          <table:table-cell office:value-type="string" calcext:value-type="string">
            <text:p>STEPHANIE</text:p>
          </table:table-cell>
          <table:table-cell office:value-type="date" office:date-value="1982-02-02" calcext:value-type="date">
            <text:p>02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NA3</text:p>
          </table:table-cell>
          <table:table-cell office:value-type="string" calcext:value-type="string">
            <text:p>DU NATUROTHERAPIE an3</text:p>
          </table:table-cell>
          <table:table-cell office:value-type="float" office:value="13.85" calcext:value-type="float">
            <text:p>13,85</text:p>
          </table:table-cell>
          <table:table-cell table:number-columns-repeated="1014"/>
        </table:table-row>
        <table:table-row table:style-name="ro1">
          <table:table-cell office:value-type="float" office:value="9001664" calcext:value-type="float">
            <text:p>90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LFABC</text:p>
          </table:table-cell>
          <table:table-cell office:value-type="string" calcext:value-type="string">
            <text:p>ABDELHAKI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119" calcext:value-type="float">
            <text:p>10269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2.063" calcext:value-type="float">
            <text:p>2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2168" calcext:value-type="float">
            <text:p>10112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19" calcext:value-type="date">
            <text:p>19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438" calcext:value-type="float">
            <text:p>4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5226" calcext:value-type="float">
            <text:p>1053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65-12-12" calcext:value-type="date">
            <text:p>12/12/196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492" calcext:value-type="float">
            <text:p>10306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2.461" calcext:value-type="float">
            <text:p>2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353" calcext:value-type="float">
            <text:p>10147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7-07-20" calcext:value-type="date">
            <text:p>20/07/1987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608" calcext:value-type="float">
            <text:p>7,6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0460" calcext:value-type="float">
            <text:p>10660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4-11-02" calcext:value-type="date">
            <text:p>02/11/198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9.342" calcext:value-type="float">
            <text:p>9,34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919276" calcext:value-type="float">
            <text:p>10919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EABC</text:p>
          </table:table-cell>
          <table:table-cell office:value-type="string" calcext:value-type="string">
            <text:p>SEYNABOU</text:p>
          </table:table-cell>
          <table:table-cell office:value-type="date" office:date-value="1968-12-01" calcext:value-type="date">
            <text:p>01/12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734" calcext:value-type="float">
            <text:p>12,7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8942" calcext:value-type="float">
            <text:p>10808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DEABC</text:p>
          </table:table-cell>
          <table:table-cell office:value-type="string" calcext:value-type="string">
            <text:p>MOHAMED</text:p>
          </table:table-cell>
          <table:table-cell office:value-type="date" office:date-value="1982-05-25" calcext:value-type="date">
            <text:p>25/05/1982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45" calcext:value-type="float">
            <text:p>99985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LABC</text:p>
          </table:table-cell>
          <table:table-cell office:value-type="string" calcext:value-type="string">
            <text:p>ADAM</text:p>
          </table:table-cell>
          <table:table-cell office:value-type="date" office:date-value="1983-04-06" calcext:value-type="date">
            <text:p>06/04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9520" calcext:value-type="float">
            <text:p>10959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OUABC</text:p>
          </table:table-cell>
          <table:table-cell office:value-type="string" calcext:value-type="string">
            <text:p>NASSOR-DIN</text:p>
          </table:table-cell>
          <table:table-cell office:value-type="date" office:date-value="1981-06-11" calcext:value-type="date">
            <text:p>11/06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763" calcext:value-type="float">
            <text:p>12,7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3806" calcext:value-type="float">
            <text:p>9943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AMAGOR</text:p>
          </table:table-cell>
          <table:table-cell office:value-type="date" office:date-value="1968-05-26" calcext:value-type="date">
            <text:p>26/05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4MSM</text:p>
          </table:table-cell>
          <table:table-cell office:value-type="string" calcext:value-type="string">
            <text:p>Master1 Physique Applicat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977298" calcext:value-type="float">
            <text:p>10977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GRIGORIOS</text:p>
          </table:table-cell>
          <table:table-cell office:value-type="date" office:date-value="1987-04-21" calcext:value-type="date">
            <text:p>21/04/19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9564" calcext:value-type="float">
            <text:p>953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CLAIRE</text:p>
          </table:table-cell>
          <table:table-cell office:value-type="date" office:date-value="1982-03-07" calcext:value-type="date">
            <text:p>07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5.22" calcext:value-type="float">
            <text:p>15,2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35005" calcext:value-type="float">
            <text:p>11235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KAHINA</text:p>
          </table:table-cell>
          <table:table-cell office:value-type="date" office:date-value="1973-12-26" calcext:value-type="date">
            <text:p>26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39115" calcext:value-type="float">
            <text:p>10939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83-09-25" calcext:value-type="date">
            <text:p>25/09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8.188" calcext:value-type="float">
            <text:p>8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250" calcext:value-type="float">
            <text:p>10527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78-12-05" calcext:value-type="date">
            <text:p>05/1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745" calcext:value-type="float">
            <text:p>12,7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182" calcext:value-type="float">
            <text:p>11443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UABC</text:p>
          </table:table-cell>
          <table:table-cell office:value-type="string" calcext:value-type="string">
            <text:p>YING</text:p>
          </table:table-cell>
          <table:table-cell office:value-type="date" office:date-value="1985-06-21" calcext:value-type="date">
            <text:p>21/06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95" calcext:value-type="float">
            <text:p>10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0911" calcext:value-type="float">
            <text:p>10060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LAURE</text:p>
          </table:table-cell>
          <table:table-cell office:value-type="date" office:date-value="1986-06-09" calcext:value-type="date">
            <text:p>09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877" calcext:value-type="float">
            <text:p>11450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ESTELLE</text:p>
          </table:table-cell>
          <table:table-cell office:value-type="date" office:date-value="1965-10-27" calcext:value-type="date">
            <text:p>27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902" calcext:value-type="float">
            <text:p>9596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MIABC</text:p>
          </table:table-cell>
          <table:table-cell office:value-type="string" calcext:value-type="string">
            <text:p>RYM</text:p>
          </table:table-cell>
          <table:table-cell office:value-type="date" office:date-value="1979-01-29" calcext:value-type="date">
            <text:p>29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148" calcext:value-type="float">
            <text:p>12,1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193" calcext:value-type="float">
            <text:p>10220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AABC</text:p>
          </table:table-cell>
          <table:table-cell office:value-type="string" calcext:value-type="string">
            <text:p>MOURAD</text:p>
          </table:table-cell>
          <table:table-cell office:value-type="date" office:date-value="1986-08-19" calcext:value-type="date">
            <text:p>19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8494" calcext:value-type="float">
            <text:p>10388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RABC</text:p>
          </table:table-cell>
          <table:table-cell office:value-type="string" calcext:value-type="string">
            <text:p>KEVIN</text:p>
          </table:table-cell>
          <table:table-cell office:value-type="date" office:date-value="1980-12-10" calcext:value-type="date">
            <text:p>1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501011" calcext:value-type="float">
            <text:p>10501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LIABC</text:p>
          </table:table-cell>
          <table:table-cell office:value-type="string" calcext:value-type="string">
            <text:p>CHRISTOPHE</text:p>
          </table:table-cell>
          <table:table-cell office:value-type="date" office:date-value="1971-11-30" calcext:value-type="date">
            <text:p>30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92" calcext:value-type="float">
            <text:p>10,0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2966" calcext:value-type="float">
            <text:p>11342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LABC</text:p>
          </table:table-cell>
          <table:table-cell office:value-type="string" calcext:value-type="string">
            <text:p>NICOLAS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8146" calcext:value-type="float">
            <text:p>9938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VOUABC</text:p>
          </table:table-cell>
          <table:table-cell office:value-type="string" calcext:value-type="string">
            <text:p>ADRIEN</text:p>
          </table:table-cell>
          <table:table-cell office:value-type="date" office:date-value="1978-04-24" calcext:value-type="date">
            <text:p>24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9325610" calcext:value-type="float">
            <text:p>93256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DJOABC</text:p>
          </table:table-cell>
          <table:table-cell office:value-type="string" calcext:value-type="string">
            <text:p>IDIR</text:p>
          </table:table-cell>
          <table:table-cell office:value-type="date" office:date-value="1980-12-11" calcext:value-type="date">
            <text:p>11/12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380" calcext:value-type="float">
            <text:p>9141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VESABC</text:p>
          </table:table-cell>
          <table:table-cell office:value-type="string" calcext:value-type="string">
            <text:p>MICKAEL</text:p>
          </table:table-cell>
          <table:table-cell office:value-type="date" office:date-value="1985-01-26" calcext:value-type="date">
            <text:p>26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7" calcext:value-type="float">
            <text:p>13,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129926" calcext:value-type="float">
            <text:p>11129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HAITHEM</text:p>
          </table:table-cell>
          <table:table-cell office:value-type="date" office:date-value="1983-01-31" calcext:value-type="date">
            <text:p>31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5345" calcext:value-type="float">
            <text:p>10045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RIABC</text:p>
          </table:table-cell>
          <table:table-cell office:value-type="string" calcext:value-type="string">
            <text:p>SAMIR</text:p>
          </table:table-cell>
          <table:table-cell office:value-type="date" office:date-value="1972-01-24" calcext:value-type="date">
            <text:p>24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29" calcext:value-type="float">
            <text:p>11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1426" calcext:value-type="float">
            <text:p>8981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KLABC</text:p>
          </table:table-cell>
          <table:table-cell office:value-type="string" calcext:value-type="string">
            <text:p>BERANI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7" calcext:value-type="float">
            <text:p>13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8250" calcext:value-type="float">
            <text:p>9848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NABC</text:p>
          </table:table-cell>
          <table:table-cell office:value-type="string" calcext:value-type="string">
            <text:p>DEBORAH</text:p>
          </table:table-cell>
          <table:table-cell office:value-type="date" office:date-value="1980-01-24" calcext:value-type="date">
            <text:p>24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549" calcext:value-type="float">
            <text:p>9291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HERVE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008" calcext:value-type="float">
            <text:p>11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27378" calcext:value-type="float">
            <text:p>11327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FRABC</text:p>
          </table:table-cell>
          <table:table-cell office:value-type="string" calcext:value-type="string">
            <text:p>ESKANDER</text:p>
          </table:table-cell>
          <table:table-cell office:value-type="date" office:date-value="1970-01-22" calcext:value-type="date">
            <text:p>2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3.219" calcext:value-type="float">
            <text:p>3,2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2191" calcext:value-type="float">
            <text:p>111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IFABC</text:p>
          </table:table-cell>
          <table:table-cell office:value-type="string" calcext:value-type="string">
            <text:p>KELIMA</text:p>
          </table:table-cell>
          <table:table-cell office:value-type="date" office:date-value="1970-02-10" calcext:value-type="date">
            <text:p>10/02/197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0.371" calcext:value-type="float">
            <text:p>10,3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829" calcext:value-type="float">
            <text:p>10628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SABC</text:p>
          </table:table-cell>
          <table:table-cell office:value-type="string" calcext:value-type="string">
            <text:p>AURELIE</text:p>
          </table:table-cell>
          <table:table-cell office:value-type="date" office:date-value="1972-11-26" calcext:value-type="date">
            <text:p>2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625" calcext:value-type="float">
            <text:p>10029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844" calcext:value-type="float">
            <text:p>10657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71-12-24" calcext:value-type="date">
            <text:p>24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7241" calcext:value-type="float">
            <text:p>921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TABC</text:p>
          </table:table-cell>
          <table:table-cell office:value-type="string" calcext:value-type="string">
            <text:p>AURELIEN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4.14" calcext:value-type="float">
            <text:p>14,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53358" calcext:value-type="float">
            <text:p>11253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NABC</text:p>
          </table:table-cell>
          <table:table-cell office:value-type="string" calcext:value-type="string">
            <text:p>VALERIE</text:p>
          </table:table-cell>
          <table:table-cell office:value-type="date" office:date-value="1983-04-12" calcext:value-type="date">
            <text:p>1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55205" calcext:value-type="float">
            <text:p>1035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83-06-13" calcext:value-type="date">
            <text:p>13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138" calcext:value-type="float">
            <text:p>10,1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553" calcext:value-type="float">
            <text:p>924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68-08-23" calcext:value-type="date">
            <text:p>2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788" calcext:value-type="float">
            <text:p>10,7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5129" calcext:value-type="float">
            <text:p>11185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6-09-02" calcext:value-type="date">
            <text:p>02/09/1986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4115" calcext:value-type="float">
            <text:p>10714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1-10-24" calcext:value-type="date">
            <text:p>24/10/1981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3853" calcext:value-type="float">
            <text:p>10683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ANAIS</text:p>
          </table:table-cell>
          <table:table-cell office:value-type="date" office:date-value="1986-10-05" calcext:value-type="date">
            <text:p>05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3246" calcext:value-type="float">
            <text:p>9643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02" calcext:value-type="float">
            <text:p>8,3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0097" calcext:value-type="float">
            <text:p>9960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0-12-30" calcext:value-type="date">
            <text:p>3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27" calcext:value-type="float">
            <text:p>8,92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410990" calcext:value-type="float">
            <text:p>10410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1-02-28" calcext:value-type="date">
            <text:p>28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157" calcext:value-type="float">
            <text:p>5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5858" calcext:value-type="float">
            <text:p>106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4-01-29" calcext:value-type="date">
            <text:p>29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591" calcext:value-type="float">
            <text:p>5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2970" calcext:value-type="float">
            <text:p>104629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8.151" calcext:value-type="float">
            <text:p>8,1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3554" calcext:value-type="float">
            <text:p>10273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626" calcext:value-type="float">
            <text:p>9,6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7970" calcext:value-type="float">
            <text:p>9397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3-18" calcext:value-type="date">
            <text:p>18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7.528" calcext:value-type="float">
            <text:p>7,5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9043" calcext:value-type="float">
            <text:p>9909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5564" calcext:value-type="float">
            <text:p>10385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KRABC</text:p>
          </table:table-cell>
          <table:table-cell office:value-type="string" calcext:value-type="string">
            <text:p>SABRIA</text:p>
          </table:table-cell>
          <table:table-cell office:value-type="date" office:date-value="1978-11-05" calcext:value-type="date">
            <text:p>05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477" calcext:value-type="float">
            <text:p>12,4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184" calcext:value-type="float">
            <text:p>1059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OABC</text:p>
          </table:table-cell>
          <table:table-cell office:value-type="string" calcext:value-type="string">
            <text:p>YASSINE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5602" calcext:value-type="float">
            <text:p>907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82-02-01" calcext:value-type="date">
            <text:p>01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347" calcext:value-type="float">
            <text:p>1,3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3017" calcext:value-type="float">
            <text:p>9883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582" calcext:value-type="float">
            <text:p>10416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TABC</text:p>
          </table:table-cell>
          <table:table-cell office:value-type="string" calcext:value-type="string">
            <text:p>MADIARA</text:p>
          </table:table-cell>
          <table:table-cell office:value-type="date" office:date-value="1973-01-16" calcext:value-type="date">
            <text:p>1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9.132" calcext:value-type="float">
            <text:p>9,1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007" calcext:value-type="float">
            <text:p>9492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UDABC</text:p>
          </table:table-cell>
          <table:table-cell office:value-type="string" calcext:value-type="string">
            <text:p>CYNTHIA</text:p>
          </table:table-cell>
          <table:table-cell office:value-type="date" office:date-value="1968-11-01" calcext:value-type="date">
            <text:p>01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458" calcext:value-type="float">
            <text:p>13,4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711" calcext:value-type="float">
            <text:p>9784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BILAL</text:p>
          </table:table-cell>
          <table:table-cell office:value-type="date" office:date-value="1973-09-22" calcext:value-type="date">
            <text:p>22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1273067" calcext:value-type="float">
            <text:p>11273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87-03-22" calcext:value-type="date">
            <text:p>22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47" calcext:value-type="float">
            <text:p>10557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78-05-13" calcext:value-type="date">
            <text:p>13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table:number-columns-repeated="1014"/>
        </table:table-row>
        <table:table-row table:style-name="ro1">
          <table:table-cell office:value-type="float" office:value="11247875" calcext:value-type="float">
            <text:p>112478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FATOUMATA</text:p>
          </table:table-cell>
          <table:table-cell office:value-type="date" office:date-value="1967-10-23" calcext:value-type="date">
            <text:p>23/10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S3EF2</text:p>
          </table:table-cell>
          <table:table-cell office:value-type="string" calcext:value-type="string">
            <text:p>LIC PRO GPI sp. ESF (AP)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5782" calcext:value-type="float">
            <text:p>10575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3-06-29" calcext:value-type="date">
            <text:p>29/06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24" calcext:value-type="float">
            <text:p>9,824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6020" calcext:value-type="float">
            <text:p>10716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1-05-14" calcext:value-type="date">
            <text:p>14/05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261" calcext:value-type="float">
            <text:p>8964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IABC</text:p>
          </table:table-cell>
          <table:table-cell office:value-type="string" calcext:value-type="string">
            <text:p>ALEKSANDRA</text:p>
          </table:table-cell>
          <table:table-cell office:value-type="date" office:date-value="1986-02-11" calcext:value-type="date">
            <text:p>1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63" calcext:value-type="float">
            <text:p>13,9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641" calcext:value-type="float">
            <text:p>9109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NABI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6068" calcext:value-type="float">
            <text:p>11226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PAABC</text:p>
          </table:table-cell>
          <table:table-cell office:value-type="string" calcext:value-type="string">
            <text:p>JAIME</text:p>
          </table:table-cell>
          <table:table-cell office:value-type="date" office:date-value="1982-05-11" calcext:value-type="date">
            <text:p>11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AJ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0114863" calcext:value-type="float">
            <text:p>10114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CECILIA</text:p>
          </table:table-cell>
          <table:table-cell office:value-type="date" office:date-value="1982-09-07" calcext:value-type="date">
            <text:p>0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6882" calcext:value-type="float">
            <text:p>11126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2-12-15" calcext:value-type="date">
            <text:p>1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734" calcext:value-type="float">
            <text:p>9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0246" calcext:value-type="float">
            <text:p>9100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8-08-16" calcext:value-type="date">
            <text:p>1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609" calcext:value-type="float">
            <text:p>13,6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0981" calcext:value-type="float">
            <text:p>9110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ABC</text:p>
          </table:table-cell>
          <table:table-cell office:value-type="string" calcext:value-type="string">
            <text:p>CAROLINE</text:p>
          </table:table-cell>
          <table:table-cell office:value-type="date" office:date-value="1973-10-19" calcext:value-type="date">
            <text:p>19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3947" calcext:value-type="float">
            <text:p>11373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ELABC</text:p>
          </table:table-cell>
          <table:table-cell office:value-type="string" calcext:value-type="string">
            <text:p>GAELLE</text:p>
          </table:table-cell>
          <table:table-cell office:value-type="date" office:date-value="1983-06-25" calcext:value-type="date">
            <text:p>2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35570" calcext:value-type="float">
            <text:p>9935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MABC</text:p>
          </table:table-cell>
          <table:table-cell office:value-type="string" calcext:value-type="string">
            <text:p>YOUSSEF</text:p>
          </table:table-cell>
          <table:table-cell office:value-type="date" office:date-value="1975-11-14" calcext:value-type="date">
            <text:p>14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1436353" calcext:value-type="float">
            <text:p>11436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70-06-09" calcext:value-type="date">
            <text:p>09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0565" calcext:value-type="float">
            <text:p>9370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83-09-29" calcext:value-type="date">
            <text:p>29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063" calcext:value-type="float">
            <text:p>8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2520" calcext:value-type="float">
            <text:p>9682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DABC</text:p>
          </table:table-cell>
          <table:table-cell office:value-type="string" calcext:value-type="string">
            <text:p>EDDYSSON</text:p>
          </table:table-cell>
          <table:table-cell office:value-type="date" office:date-value="1987-07-25" calcext:value-type="date">
            <text:p>2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49" calcext:value-type="float">
            <text:p>14,0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9553" calcext:value-type="float">
            <text:p>1017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AABC</text:p>
          </table:table-cell>
          <table:table-cell office:value-type="string" calcext:value-type="string">
            <text:p>NADIA</text:p>
          </table:table-cell>
          <table:table-cell office:value-type="date" office:date-value="1981-03-18" calcext:value-type="date">
            <text:p>18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6.031" calcext:value-type="float">
            <text:p>6,0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2979" calcext:value-type="float">
            <text:p>10482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81-12-16" calcext:value-type="date">
            <text:p>16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2889" calcext:value-type="float">
            <text:p>9532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67-10-11" calcext:value-type="date">
            <text:p>11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850" calcext:value-type="float">
            <text:p>107448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BABC</text:p>
          </table:table-cell>
          <table:table-cell office:value-type="string" calcext:value-type="string">
            <text:p>HINDA</text:p>
          </table:table-cell>
          <table:table-cell office:value-type="date" office:date-value="1973-03-01" calcext:value-type="date">
            <text:p>01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067" calcext:value-type="float">
            <text:p>13,0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4621" calcext:value-type="float">
            <text:p>1144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LAMABC</text:p>
          </table:table-cell>
          <table:table-cell office:value-type="string" calcext:value-type="string">
            <text:p>ISMAIL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5540" calcext:value-type="float">
            <text:p>99255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CHABC</text:p>
          </table:table-cell>
          <table:table-cell office:value-type="string" calcext:value-type="string">
            <text:p>SIHAM</text:p>
          </table:table-cell>
          <table:table-cell office:value-type="date" office:date-value="1984-07-04" calcext:value-type="date">
            <text:p>04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1" calcext:value-type="float">
            <text:p>13,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478889" calcext:value-type="float">
            <text:p>11478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YABC</text:p>
          </table:table-cell>
          <table:table-cell office:value-type="string" calcext:value-type="string">
            <text:p>IGOR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428088" calcext:value-type="float">
            <text:p>9428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BASSIMA</text:p>
          </table:table-cell>
          <table:table-cell office:value-type="date" office:date-value="1971-12-10" calcext:value-type="date">
            <text:p>1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784" calcext:value-type="float">
            <text:p>13,7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9102" calcext:value-type="float">
            <text:p>9089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COUMBA</text:p>
          </table:table-cell>
          <table:table-cell office:value-type="date" office:date-value="1965-12-03" calcext:value-type="date">
            <text:p>03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114" calcext:value-type="float">
            <text:p>11,1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88" calcext:value-type="float">
            <text:p>11255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84-09-25" calcext:value-type="date">
            <text:p>25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449" calcext:value-type="float">
            <text:p>11,4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998" calcext:value-type="float">
            <text:p>9369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66-04-01" calcext:value-type="date">
            <text:p>0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842" calcext:value-type="float">
            <text:p>12,8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0438" calcext:value-type="float">
            <text:p>10490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GABC</text:p>
          </table:table-cell>
          <table:table-cell office:value-type="string" calcext:value-type="string">
            <text:p>MORGANE</text:p>
          </table:table-cell>
          <table:table-cell office:value-type="date" office:date-value="1968-06-16" calcext:value-type="date">
            <text:p>1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C</text:p>
          </table:table-cell>
          <table:table-cell office:value-type="string" calcext:value-type="string">
            <text:p>Master1 CARIAF par ensg</text:p>
          </table:table-cell>
          <table:table-cell office:value-type="float" office:value="12.167" calcext:value-type="float">
            <text:p>12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473" calcext:value-type="float">
            <text:p>1086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GRABC</text:p>
          </table:table-cell>
          <table:table-cell office:value-type="string" calcext:value-type="string">
            <text:p>MARINE</text:p>
          </table:table-cell>
          <table:table-cell office:value-type="date" office:date-value="1966-02-17" calcext:value-type="date">
            <text:p>1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15" calcext:value-type="float">
            <text:p>13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690" calcext:value-type="float">
            <text:p>89296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SEIF</text:p>
          </table:table-cell>
          <table:table-cell office:value-type="date" office:date-value="1975-09-27" calcext:value-type="date">
            <text:p>27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323305" calcext:value-type="float">
            <text:p>9323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LIKA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142" calcext:value-type="float">
            <text:p>11,1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8491" calcext:value-type="float">
            <text:p>105684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HAABC</text:p>
          </table:table-cell>
          <table:table-cell office:value-type="string" calcext:value-type="string">
            <text:p>RANI PUJA</text:p>
          </table:table-cell>
          <table:table-cell office:value-type="date" office:date-value="1970-03-14" calcext:value-type="date">
            <text:p>14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7596" calcext:value-type="float">
            <text:p>10337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3-11-24" calcext:value-type="date">
            <text:p>24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2802" calcext:value-type="float">
            <text:p>10792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4-02-17" calcext:value-type="date">
            <text:p>17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501359" calcext:value-type="float">
            <text:p>950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ISSAKA</text:p>
          </table:table-cell>
          <table:table-cell office:value-type="date" office:date-value="1977-09-27" calcext:value-type="date">
            <text:p>27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0.415" calcext:value-type="float">
            <text:p>10,4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4112" calcext:value-type="float">
            <text:p>9044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ABC</text:p>
          </table:table-cell>
          <table:table-cell office:value-type="string" calcext:value-type="string">
            <text:p>MARINE</text:p>
          </table:table-cell>
          <table:table-cell office:value-type="date" office:date-value="1966-04-29" calcext:value-type="date">
            <text:p>29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4.185" calcext:value-type="float">
            <text:p>14,1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7270" calcext:value-type="float">
            <text:p>9707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CHRISTINA</text:p>
          </table:table-cell>
          <table:table-cell office:value-type="date" office:date-value="1976-07-22" calcext:value-type="date">
            <text:p>22/07/19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04" calcext:value-type="float">
            <text:p>13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0863" calcext:value-type="float">
            <text:p>10480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MAUD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5713" calcext:value-type="float">
            <text:p>9615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ARABC</text:p>
          </table:table-cell>
          <table:table-cell office:value-type="string" calcext:value-type="string">
            <text:p>KELTOUMA</text:p>
          </table:table-cell>
          <table:table-cell office:value-type="date" office:date-value="1978-11-30" calcext:value-type="date">
            <text:p>30/11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3AEP</text:p>
          </table:table-cell>
          <table:table-cell office:value-type="string" calcext:value-type="string">
            <text:p>Lic AES an3 Admin Publiqu</text:p>
          </table:table-cell>
          <table:table-cell office:value-type="float" office:value="11.035" calcext:value-type="float">
            <text:p>11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7910" calcext:value-type="float">
            <text:p>9937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LABC</text:p>
          </table:table-cell>
          <table:table-cell office:value-type="string" calcext:value-type="string">
            <text:p>ROLAND</text:p>
          </table:table-cell>
          <table:table-cell office:value-type="date" office:date-value="1985-10-09" calcext:value-type="date">
            <text:p>09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711" calcext:value-type="float">
            <text:p>11,7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7806" calcext:value-type="float">
            <text:p>9927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JAMEL</text:p>
          </table:table-cell>
          <table:table-cell office:value-type="date" office:date-value="1982-07-02" calcext:value-type="date">
            <text:p>02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8795" calcext:value-type="float">
            <text:p>10608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ICABC</text:p>
          </table:table-cell>
          <table:table-cell office:value-type="string" calcext:value-type="string">
            <text:p>SAMY</text:p>
          </table:table-cell>
          <table:table-cell office:value-type="date" office:date-value="1980-06-20" calcext:value-type="date">
            <text:p>2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652" calcext:value-type="float">
            <text:p>12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972" calcext:value-type="float">
            <text:p>8933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ABC</text:p>
          </table:table-cell>
          <table:table-cell office:value-type="string" calcext:value-type="string">
            <text:p>WILHELM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0612923" calcext:value-type="float">
            <text:p>106129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FAYROUSE</text:p>
          </table:table-cell>
          <table:table-cell office:value-type="date" office:date-value="1983-06-24" calcext:value-type="date">
            <text:p>24/06/198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238" calcext:value-type="float">
            <text:p>10,2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9851" calcext:value-type="float">
            <text:p>9529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CHRISTOPHE</text:p>
          </table:table-cell>
          <table:table-cell office:value-type="date" office:date-value="1970-06-20" calcext:value-type="date">
            <text:p>2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02" calcext:value-type="float">
            <text:p>14,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881588" calcext:value-type="float">
            <text:p>9881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GABC</text:p>
          </table:table-cell>
          <table:table-cell office:value-type="string" calcext:value-type="string">
            <text:p>LEILA</text:p>
          </table:table-cell>
          <table:table-cell office:value-type="date" office:date-value="1978-09-19" calcext:value-type="date">
            <text:p>19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8313" calcext:value-type="float">
            <text:p>10818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OUABC</text:p>
          </table:table-cell>
          <table:table-cell office:value-type="string" calcext:value-type="string">
            <text:p>VINCENT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006" calcext:value-type="float">
            <text:p>12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494" calcext:value-type="float">
            <text:p>9847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ICHAEL</text:p>
          </table:table-cell>
          <table:table-cell office:value-type="date" office:date-value="1984-05-08" calcext:value-type="date">
            <text:p>08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441422" calcext:value-type="float">
            <text:p>10441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ELIA</text:p>
          </table:table-cell>
          <table:table-cell office:value-type="date" office:date-value="1978-07-29" calcext:value-type="date">
            <text:p>29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5.022" calcext:value-type="float">
            <text:p>15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694" calcext:value-type="float">
            <text:p>10870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HABC</text:p>
          </table:table-cell>
          <table:table-cell office:value-type="string" calcext:value-type="string">
            <text:p>SHAHRZAD</text:p>
          </table:table-cell>
          <table:table-cell office:value-type="date" office:date-value="1978-02-28" calcext:value-type="date">
            <text:p>28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9651" calcext:value-type="float">
            <text:p>10749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OABC</text:p>
          </table:table-cell>
          <table:table-cell office:value-type="string" calcext:value-type="string">
            <text:p>MARION</text:p>
          </table:table-cell>
          <table:table-cell office:value-type="date" office:date-value="1977-05-04" calcext:value-type="date">
            <text:p>04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4719" calcext:value-type="float">
            <text:p>10284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MABC</text:p>
          </table:table-cell>
          <table:table-cell office:value-type="string" calcext:value-type="string">
            <text:p>APARNA</text:p>
          </table:table-cell>
          <table:table-cell office:value-type="date" office:date-value="1977-02-09" calcext:value-type="date">
            <text:p>09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84317" calcext:value-type="float">
            <text:p>9884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NABC</text:p>
          </table:table-cell>
          <table:table-cell office:value-type="string" calcext:value-type="string">
            <text:p>CELINE</text:p>
          </table:table-cell>
          <table:table-cell office:value-type="date" office:date-value="1971-03-12" calcext:value-type="date">
            <text:p>1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2074" calcext:value-type="float">
            <text:p>11372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NABC</text:p>
          </table:table-cell>
          <table:table-cell office:value-type="string" calcext:value-type="string">
            <text:p>MARIE-ANNE</text:p>
          </table:table-cell>
          <table:table-cell office:value-type="date" office:date-value="1969-06-03" calcext:value-type="date">
            <text:p>03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74" calcext:value-type="float">
            <text:p>13,6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39425" calcext:value-type="float">
            <text:p>112394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ABC</text:p>
          </table:table-cell>
          <table:table-cell office:value-type="string" calcext:value-type="string">
            <text:p>STEPHANIE</text:p>
          </table:table-cell>
          <table:table-cell office:value-type="date" office:date-value="1986-03-24" calcext:value-type="date">
            <text:p>24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2263" calcext:value-type="float">
            <text:p>9132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LEABC</text:p>
          </table:table-cell>
          <table:table-cell office:value-type="string" calcext:value-type="string">
            <text:p>MICKAEL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3037" calcext:value-type="float">
            <text:p>990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86-08-07" calcext:value-type="date">
            <text:p>07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381" calcext:value-type="float">
            <text:p>9,3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7200" calcext:value-type="float">
            <text:p>1077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70-08-26" calcext:value-type="date">
            <text:p>26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0.077" calcext:value-type="float">
            <text:p>10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880" calcext:value-type="float">
            <text:p>90868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AABC</text:p>
          </table:table-cell>
          <table:table-cell office:value-type="string" calcext:value-type="string">
            <text:p>VANESSA</text:p>
          </table:table-cell>
          <table:table-cell office:value-type="date" office:date-value="1987-01-24" calcext:value-type="date">
            <text:p>2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22" calcext:value-type="float">
            <text:p>14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4155" calcext:value-type="float">
            <text:p>1032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79-03-20" calcext:value-type="date">
            <text:p>2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0.507" calcext:value-type="float">
            <text:p>10,5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3487" calcext:value-type="float">
            <text:p>8963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83-05-08" calcext:value-type="date">
            <text:p>08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63" calcext:value-type="float">
            <text:p>1074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RINABC</text:p>
          </table:table-cell>
          <table:table-cell office:value-type="string" calcext:value-type="string">
            <text:p>AUDREY</text:p>
          </table:table-cell>
          <table:table-cell office:value-type="date" office:date-value="1986-03-17" calcext:value-type="date">
            <text:p>1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6999" calcext:value-type="float">
            <text:p>104669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SABC</text:p>
          </table:table-cell>
          <table:table-cell office:value-type="string" calcext:value-type="string">
            <text:p>SILAMPARASHA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0202" calcext:value-type="float">
            <text:p>9680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INATA</text:p>
          </table:table-cell>
          <table:table-cell office:value-type="date" office:date-value="1969-08-09" calcext:value-type="date">
            <text:p>09/08/196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3341" calcext:value-type="float">
            <text:p>995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CABC</text:p>
          </table:table-cell>
          <table:table-cell office:value-type="string" calcext:value-type="string">
            <text:p>PHILIPPE</text:p>
          </table:table-cell>
          <table:table-cell office:value-type="date" office:date-value="1981-05-07" calcext:value-type="date">
            <text:p>0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2750" calcext:value-type="float">
            <text:p>9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DABC</text:p>
          </table:table-cell>
          <table:table-cell office:value-type="string" calcext:value-type="string">
            <text:p>KHIR DIN</text:p>
          </table:table-cell>
          <table:table-cell office:value-type="date" office:date-value="1974-03-24" calcext:value-type="date">
            <text:p>24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009" calcext:value-type="float">
            <text:p>13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571" calcext:value-type="float">
            <text:p>1112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EABC</text:p>
          </table:table-cell>
          <table:table-cell office:value-type="string" calcext:value-type="string">
            <text:p>NICOLAS</text:p>
          </table:table-cell>
          <table:table-cell office:value-type="date" office:date-value="1966-09-25" calcext:value-type="date">
            <text:p>25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3979" calcext:value-type="float">
            <text:p>10343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NAABC</text:p>
          </table:table-cell>
          <table:table-cell office:value-type="string" calcext:value-type="string">
            <text:p>CYNTHIA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3624" calcext:value-type="float">
            <text:p>10573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MELODY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652" calcext:value-type="float">
            <text:p>14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7536" calcext:value-type="float">
            <text:p>9377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ABC</text:p>
          </table:table-cell>
          <table:table-cell office:value-type="string" calcext:value-type="string">
            <text:p>FREDERIC</text:p>
          </table:table-cell>
          <table:table-cell office:value-type="date" office:date-value="1971-03-02" calcext:value-type="date">
            <text:p>0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21675" calcext:value-type="float">
            <text:p>9421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75-04-13" calcext:value-type="date">
            <text:p>1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8267" calcext:value-type="float">
            <text:p>10938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69-03-17" calcext:value-type="date">
            <text:p>1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321" calcext:value-type="float">
            <text:p>11451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8-08-03" calcext:value-type="date">
            <text:p>03/08/1978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839" calcext:value-type="float">
            <text:p>5,8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10256" calcext:value-type="float">
            <text:p>11310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7-10-07" calcext:value-type="date">
            <text:p>07/10/197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339" calcext:value-type="float">
            <text:p>11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9266" calcext:value-type="float">
            <text:p>11209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7-06-11" calcext:value-type="date">
            <text:p>11/06/197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1574" calcext:value-type="float">
            <text:p>109915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5-03-29" calcext:value-type="date">
            <text:p>29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728" calcext:value-type="float">
            <text:p>9736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DABC</text:p>
          </table:table-cell>
          <table:table-cell office:value-type="string" calcext:value-type="string">
            <text:p>ALLISON</text:p>
          </table:table-cell>
          <table:table-cell office:value-type="date" office:date-value="1969-10-25" calcext:value-type="date">
            <text:p>2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25" calcext:value-type="float">
            <text:p>10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8928" calcext:value-type="float">
            <text:p>99489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OABC</text:p>
          </table:table-cell>
          <table:table-cell office:value-type="string" calcext:value-type="string">
            <text:p>MOHAMED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1600" calcext:value-type="float">
            <text:p>9261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RABC</text:p>
          </table:table-cell>
          <table:table-cell office:value-type="string" calcext:value-type="string">
            <text:p>WUIDED</text:p>
          </table:table-cell>
          <table:table-cell office:value-type="date" office:date-value="1979-08-07" calcext:value-type="date">
            <text:p>0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422" calcext:value-type="float">
            <text:p>14,4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2657" calcext:value-type="float">
            <text:p>9532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TABC</text:p>
          </table:table-cell>
          <table:table-cell office:value-type="string" calcext:value-type="string">
            <text:p>EDWIGE</text:p>
          </table:table-cell>
          <table:table-cell office:value-type="date" office:date-value="1979-11-13" calcext:value-type="date">
            <text:p>13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1.789" calcext:value-type="float">
            <text:p>11,7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8570" calcext:value-type="float">
            <text:p>9358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HANANE</text:p>
          </table:table-cell>
          <table:table-cell office:value-type="date" office:date-value="1972-01-02" calcext:value-type="date">
            <text:p>0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7" calcext:value-type="float">
            <text:p>13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6253" calcext:value-type="float">
            <text:p>1129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66-03-12" calcext:value-type="date">
            <text:p>12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8568" calcext:value-type="float">
            <text:p>11368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86-11-28" calcext:value-type="date">
            <text:p>2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431" calcext:value-type="float">
            <text:p>9,4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59555" calcext:value-type="float">
            <text:p>945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75-07-19" calcext:value-type="date">
            <text:p>19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305" calcext:value-type="float">
            <text:p>9,305</text:p>
          </table:table-cell>
          <table:table-cell office:value-type="string" calcext:value-type="string">
            <text:p>AJ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10071392" calcext:value-type="float">
            <text:p>10071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87-07-24" calcext:value-type="date">
            <text:p>24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290843" calcext:value-type="float">
            <text:p>9290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84-09-21" calcext:value-type="date">
            <text:p>21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646" calcext:value-type="float">
            <text:p>9,6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4953" calcext:value-type="float">
            <text:p>951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71-10-10" calcext:value-type="date">
            <text:p>10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873" calcext:value-type="float">
            <text:p>10681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NIABC</text:p>
          </table:table-cell>
          <table:table-cell office:value-type="string" calcext:value-type="string">
            <text:p>ESRA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0.643" calcext:value-type="float">
            <text:p>0,6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7201" calcext:value-type="float">
            <text:p>11437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9-11-06" calcext:value-type="date">
            <text:p>06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347648" calcext:value-type="float">
            <text:p>103476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8-10-27" calcext:value-type="date">
            <text:p>2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 table:number-columns-repeated="1014"/>
        </table:table-row>
        <table:table-row table:style-name="ro1">
          <table:table-cell office:value-type="float" office:value="9770242" calcext:value-type="float">
            <text:p>9770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74-12-25" calcext:value-type="date">
            <text:p>25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6.835" calcext:value-type="float">
            <text:p>6,8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6480" calcext:value-type="float">
            <text:p>899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157" calcext:value-type="float">
            <text:p>9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6617" calcext:value-type="float">
            <text:p>978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RABC</text:p>
          </table:table-cell>
          <table:table-cell office:value-type="string" calcext:value-type="string">
            <text:p>GRAZIELLA</text:p>
          </table:table-cell>
          <table:table-cell office:value-type="date" office:date-value="1986-06-16" calcext:value-type="date">
            <text:p>16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680" calcext:value-type="float">
            <text:p>9787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EABC</text:p>
          </table:table-cell>
          <table:table-cell office:value-type="string" calcext:value-type="string">
            <text:p>ADELINE</text:p>
          </table:table-cell>
          <table:table-cell office:value-type="date" office:date-value="1974-09-15" calcext:value-type="date">
            <text:p>15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3369" calcext:value-type="float">
            <text:p>10483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AABC</text:p>
          </table:table-cell>
          <table:table-cell office:value-type="string" calcext:value-type="string">
            <text:p>FANNY</text:p>
          </table:table-cell>
          <table:table-cell office:value-type="date" office:date-value="1975-11-19" calcext:value-type="date">
            <text:p>19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3.019" calcext:value-type="float">
            <text:p>13,0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19" calcext:value-type="float">
            <text:p>10380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NIABC</text:p>
          </table:table-cell>
          <table:table-cell office:value-type="string" calcext:value-type="string">
            <text:p>PAULINE</text:p>
          </table:table-cell>
          <table:table-cell office:value-type="date" office:date-value="1983-06-19" calcext:value-type="date">
            <text:p>1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159" calcext:value-type="float">
            <text:p>13,1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7374" calcext:value-type="float">
            <text:p>1069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KABC</text:p>
          </table:table-cell>
          <table:table-cell office:value-type="string" calcext:value-type="string">
            <text:p>TARECK</text:p>
          </table:table-cell>
          <table:table-cell office:value-type="date" office:date-value="1976-04-03" calcext:value-type="date">
            <text:p>03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13650" calcext:value-type="float">
            <text:p>11013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ANNE-LISE</text:p>
          </table:table-cell>
          <table:table-cell office:value-type="date" office:date-value="1980-05-21" calcext:value-type="date">
            <text:p>21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1.906" calcext:value-type="float">
            <text:p>11,9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4507" calcext:value-type="float">
            <text:p>9524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AABC</text:p>
          </table:table-cell>
          <table:table-cell office:value-type="string" calcext:value-type="string">
            <text:p>ELODI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250" calcext:value-type="float">
            <text:p>10831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AABC</text:p>
          </table:table-cell>
          <table:table-cell office:value-type="string" calcext:value-type="string">
            <text:p>JENNIFER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3889" calcext:value-type="float">
            <text:p>10033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0-08-30" calcext:value-type="date">
            <text:p>30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9955" calcext:value-type="float">
            <text:p>10379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2-01-22" calcext:value-type="date">
            <text:p>2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4.104" calcext:value-type="float">
            <text:p>4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0516" calcext:value-type="float">
            <text:p>96505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OABC</text:p>
          </table:table-cell>
          <table:table-cell office:value-type="string" calcext:value-type="string">
            <text:p>AURELIE</text:p>
          </table:table-cell>
          <table:table-cell office:value-type="date" office:date-value="1976-10-25" calcext:value-type="date">
            <text:p>25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3849" calcext:value-type="float">
            <text:p>9963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ABC</text:p>
          </table:table-cell>
          <table:table-cell office:value-type="string" calcext:value-type="string">
            <text:p>AMANDINE</text:p>
          </table:table-cell>
          <table:table-cell office:value-type="date" office:date-value="1983-08-13" calcext:value-type="date">
            <text:p>1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681" calcext:value-type="float">
            <text:p>11,6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421" calcext:value-type="float">
            <text:p>10656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LABC</text:p>
          </table:table-cell>
          <table:table-cell office:value-type="string" calcext:value-type="string">
            <text:p>MYRIAM</text:p>
          </table:table-cell>
          <table:table-cell office:value-type="date" office:date-value="1981-04-08" calcext:value-type="date">
            <text:p>0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23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530" calcext:value-type="float">
            <text:p>95345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TINABC</text:p>
          </table:table-cell>
          <table:table-cell office:value-type="string" calcext:value-type="string">
            <text:p>NEJDET</text:p>
          </table:table-cell>
          <table:table-cell office:value-type="date" office:date-value="1977-02-06" calcext:value-type="date">
            <text:p>06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67034" calcext:value-type="float">
            <text:p>94670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BAABC</text:p>
          </table:table-cell>
          <table:table-cell office:value-type="string" calcext:value-type="string">
            <text:p>JAMEL</text:p>
          </table:table-cell>
          <table:table-cell office:value-type="date" office:date-value="1981-08-18" calcext:value-type="date">
            <text:p>18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9.517" calcext:value-type="float">
            <text:p>9,5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2956" calcext:value-type="float">
            <text:p>112229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ELSA</text:p>
          </table:table-cell>
          <table:table-cell office:value-type="date" office:date-value="1986-06-22" calcext:value-type="date">
            <text:p>22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514" calcext:value-type="float">
            <text:p>10193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ULABC</text:p>
          </table:table-cell>
          <table:table-cell office:value-type="string" calcext:value-type="string">
            <text:p>SONIA</text:p>
          </table:table-cell>
          <table:table-cell office:value-type="date" office:date-value="1971-04-18" calcext:value-type="date">
            <text:p>18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125" calcext:value-type="float">
            <text:p>13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0835" calcext:value-type="float">
            <text:p>947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EGABC</text:p>
          </table:table-cell>
          <table:table-cell office:value-type="string" calcext:value-type="string">
            <text:p>LAETITIA</text:p>
          </table:table-cell>
          <table:table-cell office:value-type="date" office:date-value="1969-03-15" calcext:value-type="date">
            <text:p>1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6082" calcext:value-type="float">
            <text:p>9276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DAABC</text:p>
          </table:table-cell>
          <table:table-cell office:value-type="string" calcext:value-type="string">
            <text:p>KAHINA</text:p>
          </table:table-cell>
          <table:table-cell office:value-type="date" office:date-value="1986-09-17" calcext:value-type="date">
            <text:p>17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84" calcext:value-type="float">
            <text:p>12,5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3941" calcext:value-type="float">
            <text:p>1037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1-05-15" calcext:value-type="date">
            <text:p>15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11" calcext:value-type="float">
            <text:p>7,8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8153" calcext:value-type="float">
            <text:p>9348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0-02-06" calcext:value-type="date">
            <text:p>06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27" calcext:value-type="float">
            <text:p>13,2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7592" calcext:value-type="float">
            <text:p>9587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TABC</text:p>
          </table:table-cell>
          <table:table-cell office:value-type="string" calcext:value-type="string">
            <text:p>RIM</text:p>
          </table:table-cell>
          <table:table-cell office:value-type="date" office:date-value="1970-02-18" calcext:value-type="date">
            <text:p>1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321" calcext:value-type="float">
            <text:p>986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HICHAM</text:p>
          </table:table-cell>
          <table:table-cell office:value-type="date" office:date-value="1969-05-23" calcext:value-type="date">
            <text:p>23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352" calcext:value-type="float">
            <text:p>12,3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4314" calcext:value-type="float">
            <text:p>9074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UZABC</text:p>
          </table:table-cell>
          <table:table-cell office:value-type="string" calcext:value-type="string">
            <text:p>KATIE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861" calcext:value-type="float">
            <text:p>13,8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021" calcext:value-type="float">
            <text:p>10736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TAABC</text:p>
          </table:table-cell>
          <table:table-cell office:value-type="string" calcext:value-type="string">
            <text:p>RACHELLE</text:p>
          </table:table-cell>
          <table:table-cell office:value-type="date" office:date-value="1984-06-16" calcext:value-type="date">
            <text:p>16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83" calcext:value-type="float">
            <text:p>13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9370" calcext:value-type="float">
            <text:p>9749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ERABC</text:p>
          </table:table-cell>
          <table:table-cell office:value-type="string" calcext:value-type="string">
            <text:p>NICOLAS</text:p>
          </table:table-cell>
          <table:table-cell office:value-type="date" office:date-value="1977-07-31" calcext:value-type="date">
            <text:p>31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2.359" calcext:value-type="float">
            <text:p>12,3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4777" calcext:value-type="float">
            <text:p>9494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80-07-28" calcext:value-type="date">
            <text:p>28/07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7.993" calcext:value-type="float">
            <text:p>7,9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0264" calcext:value-type="float">
            <text:p>10060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74-01-03" calcext:value-type="date">
            <text:p>03/01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008" calcext:value-type="float">
            <text:p>9,0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6333" calcext:value-type="float">
            <text:p>10346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ERIKA</text:p>
          </table:table-cell>
          <table:table-cell office:value-type="date" office:date-value="1968-01-10" calcext:value-type="date">
            <text:p>10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472" calcext:value-type="float">
            <text:p>11340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GALI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5.417" calcext:value-type="float">
            <text:p>15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968" calcext:value-type="float">
            <text:p>11285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JABC</text:p>
          </table:table-cell>
          <table:table-cell office:value-type="string" calcext:value-type="string">
            <text:p>MARINA</text:p>
          </table:table-cell>
          <table:table-cell office:value-type="date" office:date-value="1986-03-25" calcext:value-type="date">
            <text:p>25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7913" calcext:value-type="float">
            <text:p>100979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EABC</text:p>
          </table:table-cell>
          <table:table-cell office:value-type="string" calcext:value-type="string">
            <text:p>ANDREA</text:p>
          </table:table-cell>
          <table:table-cell office:value-type="date" office:date-value="1976-08-20" calcext:value-type="date">
            <text:p>2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625" calcext:value-type="float">
            <text:p>13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7244" calcext:value-type="float">
            <text:p>11447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78-10-20" calcext:value-type="date">
            <text:p>20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7.067" calcext:value-type="float">
            <text:p>7,0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1494" calcext:value-type="float">
            <text:p>95614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67-09-30" calcext:value-type="date">
            <text:p>30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398" calcext:value-type="float">
            <text:p>9,3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5931" calcext:value-type="float">
            <text:p>9055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81-06-28" calcext:value-type="date">
            <text:p>28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435" calcext:value-type="float">
            <text:p>9,43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004382" calcext:value-type="float">
            <text:p>9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79-07-02" calcext:value-type="date">
            <text:p>02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605" calcext:value-type="float">
            <text:p>9,6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678" calcext:value-type="float">
            <text:p>10899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534" calcext:value-type="float">
            <text:p>5,5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5427" calcext:value-type="float">
            <text:p>10625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71-02-19" calcext:value-type="date">
            <text:p>19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34" calcext:value-type="float">
            <text:p>12,5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6187" calcext:value-type="float">
            <text:p>9336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DAVILA</text:p>
          </table:table-cell>
          <table:table-cell office:value-type="date" office:date-value="1967-12-03" calcext:value-type="date">
            <text:p>0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642" calcext:value-type="float">
            <text:p>13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4358" calcext:value-type="float">
            <text:p>11314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YARABC</text:p>
          </table:table-cell>
          <table:table-cell office:value-type="string" calcext:value-type="string">
            <text:p>MELISSA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9702" calcext:value-type="float">
            <text:p>1029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FAOULA</text:p>
          </table:table-cell>
          <table:table-cell office:value-type="date" office:date-value="1985-08-21" calcext:value-type="date">
            <text:p>21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446" calcext:value-type="float">
            <text:p>9,4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0487" calcext:value-type="float">
            <text:p>10350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GABC</text:p>
          </table:table-cell>
          <table:table-cell office:value-type="string" calcext:value-type="string">
            <text:p>HAWA</text:p>
          </table:table-cell>
          <table:table-cell office:value-type="date" office:date-value="1985-03-30" calcext:value-type="date">
            <text:p>30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8363" calcext:value-type="float">
            <text:p>9738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FANNY</text:p>
          </table:table-cell>
          <table:table-cell office:value-type="date" office:date-value="1980-11-16" calcext:value-type="date">
            <text:p>16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15" calcext:value-type="float">
            <text:p>14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6273" calcext:value-type="float">
            <text:p>10156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A ABC</text:p>
          </table:table-cell>
          <table:table-cell office:value-type="string" calcext:value-type="string">
            <text:p>PRISCILLA</text:p>
          </table:table-cell>
          <table:table-cell office:value-type="date" office:date-value="1976-10-24" calcext:value-type="date">
            <text:p>2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146" calcext:value-type="float">
            <text:p>11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6535" calcext:value-type="float">
            <text:p>1032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ABC</text:p>
          </table:table-cell>
          <table:table-cell office:value-type="string" calcext:value-type="string">
            <text:p>MARIE</text:p>
          </table:table-cell>
          <table:table-cell office:value-type="date" office:date-value="1978-06-28" calcext:value-type="date">
            <text:p>28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493" calcext:value-type="float">
            <text:p>91634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IABC</text:p>
          </table:table-cell>
          <table:table-cell office:value-type="string" calcext:value-type="string">
            <text:p>AUDREY</text:p>
          </table:table-cell>
          <table:table-cell office:value-type="date" office:date-value="1986-06-20" calcext:value-type="date">
            <text:p>20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252" calcext:value-type="float">
            <text:p>11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409" calcext:value-type="float">
            <text:p>9259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73-12-07" calcext:value-type="date">
            <text:p>0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163" calcext:value-type="float">
            <text:p>7,1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8216" calcext:value-type="float">
            <text:p>9178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67-01-14" calcext:value-type="date">
            <text:p>1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4.663" calcext:value-type="float">
            <text:p>14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672" calcext:value-type="float">
            <text:p>11276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ENABC</text:p>
          </table:table-cell>
          <table:table-cell office:value-type="string" calcext:value-type="string">
            <text:p>ELIF</text:p>
          </table:table-cell>
          <table:table-cell office:value-type="date" office:date-value="1967-06-13" calcext:value-type="date">
            <text:p>13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1.104" calcext:value-type="float">
            <text:p>11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019" calcext:value-type="float">
            <text:p>10544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IABC</text:p>
          </table:table-cell>
          <table:table-cell office:value-type="string" calcext:value-type="string">
            <text:p>VINCENT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3.361" calcext:value-type="float">
            <text:p>13,3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4464" calcext:value-type="float">
            <text:p>8904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SABRINA</text:p>
          </table:table-cell>
          <table:table-cell office:value-type="date" office:date-value="1977-06-02" calcext:value-type="date">
            <text:p>0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917" calcext:value-type="float">
            <text:p>10,9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69" calcext:value-type="float">
            <text:p>10859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ABC</text:p>
          </table:table-cell>
          <table:table-cell office:value-type="string" calcext:value-type="string">
            <text:p>GELILA</text:p>
          </table:table-cell>
          <table:table-cell office:value-type="date" office:date-value="1979-09-02" calcext:value-type="date">
            <text:p>02/09/1979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THIOP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688" calcext:value-type="float">
            <text:p>11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6474" calcext:value-type="float">
            <text:p>11086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82-08-13" calcext:value-type="date">
            <text:p>1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824" calcext:value-type="float">
            <text:p>6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8538" calcext:value-type="float">
            <text:p>1024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78-08-21" calcext:value-type="date">
            <text:p>2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295" calcext:value-type="float">
            <text:p>8,295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0314215" calcext:value-type="float">
            <text:p>10314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HANANE</text:p>
          </table:table-cell>
          <table:table-cell office:value-type="date" office:date-value="1977-10-27" calcext:value-type="date">
            <text:p>27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52783" calcext:value-type="float">
            <text:p>11252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AABC</text:p>
          </table:table-cell>
          <table:table-cell office:value-type="string" calcext:value-type="string">
            <text:p>JULIE</text:p>
          </table:table-cell>
          <table:table-cell office:value-type="date" office:date-value="1981-06-21" calcext:value-type="date">
            <text:p>21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41606" calcext:value-type="float">
            <text:p>1104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TEABC</text:p>
          </table:table-cell>
          <table:table-cell office:value-type="string" calcext:value-type="string">
            <text:p>ALEXANDRA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HIS</text:p>
          </table:table-cell>
          <table:table-cell office:value-type="string" calcext:value-type="string">
            <text:p>Lic Hist-Geo an1 Histoire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01873" calcext:value-type="float">
            <text:p>11301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LASSINA BABA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ME2</text:p>
          </table:table-cell>
          <table:table-cell office:value-type="string" calcext:value-type="string">
            <text:p>LIC PRO MECANIQUE (AP)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3448" calcext:value-type="float">
            <text:p>9803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10598908" calcext:value-type="float">
            <text:p>10598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66-03-03" calcext:value-type="date">
            <text:p>0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8298" calcext:value-type="float">
            <text:p>11248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GUABC</text:p>
          </table:table-cell>
          <table:table-cell office:value-type="string" calcext:value-type="string">
            <text:p>NOLVENN</text:p>
          </table:table-cell>
          <table:table-cell office:value-type="date" office:date-value="1968-08-21" calcext:value-type="date">
            <text:p>2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667" calcext:value-type="float">
            <text:p>12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1848" calcext:value-type="float">
            <text:p>10001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9343265" calcext:value-type="float">
            <text:p>9343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12-13" calcext:value-type="date">
            <text:p>1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1678" calcext:value-type="float">
            <text:p>10321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OABC</text:p>
          </table:table-cell>
          <table:table-cell office:value-type="string" calcext:value-type="string">
            <text:p>ELISABETH-MARIE</text:p>
          </table:table-cell>
          <table:table-cell office:value-type="date" office:date-value="1975-04-30" calcext:value-type="date">
            <text:p>3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8357" calcext:value-type="float">
            <text:p>9748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RABC</text:p>
          </table:table-cell>
          <table:table-cell office:value-type="string" calcext:value-type="string">
            <text:p>ALISSON</text:p>
          </table:table-cell>
          <table:table-cell office:value-type="date" office:date-value="1968-06-02" calcext:value-type="date">
            <text:p>0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2.066" calcext:value-type="float">
            <text:p>12,0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08" calcext:value-type="float">
            <text:p>9998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74-01-05" calcext:value-type="date">
            <text:p>05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810901" calcext:value-type="float">
            <text:p>9810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67-11-18" calcext:value-type="date">
            <text:p>18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8141" calcext:value-type="float">
            <text:p>10708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917" calcext:value-type="float">
            <text:p>7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1471" calcext:value-type="float">
            <text:p>9541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06-03" calcext:value-type="date">
            <text:p>0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340" calcext:value-type="float">
            <text:p>10929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NTOINE</text:p>
          </table:table-cell>
          <table:table-cell office:value-type="date" office:date-value="1977-10-05" calcext:value-type="date">
            <text:p>05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317" calcext:value-type="float">
            <text:p>12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26" calcext:value-type="float">
            <text:p>11255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IABC</text:p>
          </table:table-cell>
          <table:table-cell office:value-type="string" calcext:value-type="string">
            <text:p>PIERRE</text:p>
          </table:table-cell>
          <table:table-cell office:value-type="date" office:date-value="1983-08-06" calcext:value-type="date">
            <text:p>06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367" calcext:value-type="float">
            <text:p>13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753" calcext:value-type="float">
            <text:p>10732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HRISTOPHE</text:p>
          </table:table-cell>
          <table:table-cell office:value-type="date" office:date-value="1970-02-27" calcext:value-type="date">
            <text:p>27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798" calcext:value-type="float">
            <text:p>8964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CECILE</text:p>
          </table:table-cell>
          <table:table-cell office:value-type="date" office:date-value="1980-03-02" calcext:value-type="date">
            <text:p>0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82" calcext:value-type="float">
            <text:p>9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221" calcext:value-type="float">
            <text:p>9007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0-06-05" calcext:value-type="date">
            <text:p>0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0269" calcext:value-type="float">
            <text:p>9440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5-05-22" calcext:value-type="date">
            <text:p>2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657" calcext:value-type="float">
            <text:p>11453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UREL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67" calcext:value-type="float">
            <text:p>14,4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099" calcext:value-type="float">
            <text:p>101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HANNAN</text:p>
          </table:table-cell>
          <table:table-cell office:value-type="date" office:date-value="1969-09-03" calcext:value-type="date">
            <text:p>0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43820" calcext:value-type="float">
            <text:p>9843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7-07-05" calcext:value-type="date">
            <text:p>0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918" calcext:value-type="float">
            <text:p>9,9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902" calcext:value-type="float">
            <text:p>10527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4-04-30" calcext:value-type="date">
            <text:p>3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2294" calcext:value-type="float">
            <text:p>10352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77-07-27" calcext:value-type="date">
            <text:p>27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392" calcext:value-type="float">
            <text:p>3,3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747" calcext:value-type="float">
            <text:p>936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559" calcext:value-type="float">
            <text:p>3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6849" calcext:value-type="float">
            <text:p>10376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LAABC</text:p>
          </table:table-cell>
          <table:table-cell office:value-type="string" calcext:value-type="string">
            <text:p>WAFAA</text:p>
          </table:table-cell>
          <table:table-cell office:value-type="date" office:date-value="1982-03-11" calcext:value-type="date">
            <text:p>1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4583" calcext:value-type="float">
            <text:p>10264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MEDDY</text:p>
          </table:table-cell>
          <table:table-cell office:value-type="date" office:date-value="1975-02-27" calcext:value-type="date">
            <text:p>2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03232" calcext:value-type="float">
            <text:p>9803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OIABC</text:p>
          </table:table-cell>
          <table:table-cell office:value-type="string" calcext:value-type="string">
            <text:p>LUCILE</text:p>
          </table:table-cell>
          <table:table-cell office:value-type="date" office:date-value="1974-05-11" calcext:value-type="date">
            <text:p>1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1834" calcext:value-type="float">
            <text:p>104218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SONIA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976" calcext:value-type="float">
            <text:p>12,9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0172" calcext:value-type="float">
            <text:p>10140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JULIEN</text:p>
          </table:table-cell>
          <table:table-cell office:value-type="date" office:date-value="1974-07-09" calcext:value-type="date">
            <text:p>09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920593" calcext:value-type="float">
            <text:p>10920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JULIA</text:p>
          </table:table-cell>
          <table:table-cell office:value-type="date" office:date-value="1965-10-05" calcext:value-type="date">
            <text:p>05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87" calcext:value-type="float">
            <text:p>12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2161" calcext:value-type="float">
            <text:p>1002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70-08-09" calcext:value-type="date">
            <text:p>09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8.591" calcext:value-type="float">
            <text:p>8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6805" calcext:value-type="float">
            <text:p>1103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66-12-05" calcext:value-type="date">
            <text:p>0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607" calcext:value-type="float">
            <text:p>10,6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9348" calcext:value-type="float">
            <text:p>11439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NFONO</text:p>
          </table:table-cell>
          <table:table-cell office:value-type="date" office:date-value="1977-10-20" calcext:value-type="date">
            <text:p>2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334" calcext:value-type="float">
            <text:p>12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0798" calcext:value-type="float">
            <text:p>10970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CABC</text:p>
          </table:table-cell>
          <table:table-cell office:value-type="string" calcext:value-type="string">
            <text:p>SARAH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75" calcext:value-type="float">
            <text:p>12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6480" calcext:value-type="float">
            <text:p>1020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BABC</text:p>
          </table:table-cell>
          <table:table-cell office:value-type="string" calcext:value-type="string">
            <text:p>CECILE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7741" calcext:value-type="float">
            <text:p>9027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VAABC</text:p>
          </table:table-cell>
          <table:table-cell office:value-type="string" calcext:value-type="string">
            <text:p>AZIEL</text:p>
          </table:table-cell>
          <table:table-cell office:value-type="date" office:date-value="1967-11-20" calcext:value-type="date">
            <text:p>2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7</text:p>
          </table:table-cell>
          <table:table-cell office:value-type="string" calcext:value-type="string">
            <text:p>DUT INFORMATIQUE (AS)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5949" calcext:value-type="float">
            <text:p>9025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ROABC</text:p>
          </table:table-cell>
          <table:table-cell office:value-type="string" calcext:value-type="string">
            <text:p>TEDDY</text:p>
          </table:table-cell>
          <table:table-cell office:value-type="date" office:date-value="1975-03-25" calcext:value-type="date">
            <text:p>25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708" calcext:value-type="float">
            <text:p>14,7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8003" calcext:value-type="float">
            <text:p>1052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1759" calcext:value-type="float">
            <text:p>102417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69-10-09" calcext:value-type="date">
            <text:p>09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84" calcext:value-type="float">
            <text:p>11,84</text:p>
          </table:table-cell>
          <table:table-cell table:number-columns-repeated="1014"/>
        </table:table-row>
        <table:table-row table:style-name="ro1">
          <table:table-cell office:value-type="float" office:value="10815444" calcext:value-type="float">
            <text:p>10815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66-06-29" calcext:value-type="date">
            <text:p>29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792" calcext:value-type="float">
            <text:p>4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809" calcext:value-type="float">
            <text:p>9325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77-10-22" calcext:value-type="date">
            <text:p>22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146" calcext:value-type="float">
            <text:p>10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4987" calcext:value-type="float">
            <text:p>11224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0-01-10" calcext:value-type="date">
            <text:p>1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7002" calcext:value-type="float">
            <text:p>9767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2-12-13" calcext:value-type="date">
            <text:p>13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594" calcext:value-type="float">
            <text:p>6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3768" calcext:value-type="float">
            <text:p>10663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CLAIRE</text:p>
          </table:table-cell>
          <table:table-cell office:value-type="date" office:date-value="1982-11-19" calcext:value-type="date">
            <text:p>19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4320" calcext:value-type="float">
            <text:p>10244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PERRINE</text:p>
          </table:table-cell>
          <table:table-cell office:value-type="date" office:date-value="1970-09-28" calcext:value-type="date">
            <text:p>28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859" calcext:value-type="float">
            <text:p>12,8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227" calcext:value-type="float">
            <text:p>9736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87-06-30" calcext:value-type="date">
            <text:p>3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086" calcext:value-type="float">
            <text:p>3,0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6858" calcext:value-type="float">
            <text:p>10616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77-03-15" calcext:value-type="date">
            <text:p>15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018" calcext:value-type="float">
            <text:p>11467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STEPHANIE</text:p>
          </table:table-cell>
          <table:table-cell office:value-type="date" office:date-value="1979-09-15" calcext:value-type="date">
            <text:p>15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5.621" calcext:value-type="float">
            <text:p>15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0954" calcext:value-type="float">
            <text:p>11170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RABC</text:p>
          </table:table-cell>
          <table:table-cell office:value-type="string" calcext:value-type="string">
            <text:p>YOUSSEF</text:p>
          </table:table-cell>
          <table:table-cell office:value-type="date" office:date-value="1986-10-24" calcext:value-type="date">
            <text:p>24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8" calcext:value-type="float">
            <text:p>10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0035" calcext:value-type="float">
            <text:p>11090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EABC</text:p>
          </table:table-cell>
          <table:table-cell office:value-type="string" calcext:value-type="string">
            <text:p>SAMUEL</text:p>
          </table:table-cell>
          <table:table-cell office:value-type="date" office:date-value="1966-01-31" calcext:value-type="date">
            <text:p>3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0755" calcext:value-type="float">
            <text:p>10790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HABC</text:p>
          </table:table-cell>
          <table:table-cell office:value-type="string" calcext:value-type="string">
            <text:p>AZIZA</text:p>
          </table:table-cell>
          <table:table-cell office:value-type="date" office:date-value="1982-02-09" calcext:value-type="date">
            <text:p>0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069" calcext:value-type="float">
            <text:p>12,0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74" calcext:value-type="float">
            <text:p>8991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745" calcext:value-type="float">
            <text:p>9,7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9857" calcext:value-type="float">
            <text:p>934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2-03-07" calcext:value-type="date">
            <text:p>07/03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820" calcext:value-type="float">
            <text:p>9244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SABRINA</text:p>
          </table:table-cell>
          <table:table-cell office:value-type="date" office:date-value="1968-05-30" calcext:value-type="date">
            <text:p>30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63" calcext:value-type="float">
            <text:p>10,5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4857" calcext:value-type="float">
            <text:p>10654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CABC</text:p>
          </table:table-cell>
          <table:table-cell office:value-type="string" calcext:value-type="string">
            <text:p>SIOBHAN</text:p>
          </table:table-cell>
          <table:table-cell office:value-type="date" office:date-value="1980-10-22" calcext:value-type="date">
            <text:p>2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5.276" calcext:value-type="float">
            <text:p>15,2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939" calcext:value-type="float">
            <text:p>9488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VICTOR-GEORGES</text:p>
          </table:table-cell>
          <table:table-cell office:value-type="date" office:date-value="1972-05-22" calcext:value-type="date">
            <text:p>22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434" calcext:value-type="float">
            <text:p>9109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RA</text:p>
          </table:table-cell>
          <table:table-cell office:value-type="date" office:date-value="1967-06-14" calcext:value-type="date">
            <text:p>1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1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438" calcext:value-type="float">
            <text:p>9244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8-12-06" calcext:value-type="date">
            <text:p>06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3673" calcext:value-type="float">
            <text:p>9333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6-09-27" calcext:value-type="date">
            <text:p>2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281" calcext:value-type="float">
            <text:p>10,2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6585" calcext:value-type="float">
            <text:p>106065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SABC</text:p>
          </table:table-cell>
          <table:table-cell office:value-type="string" calcext:value-type="string">
            <text:p>LAURE</text:p>
          </table:table-cell>
          <table:table-cell office:value-type="date" office:date-value="1982-09-27" calcext:value-type="date">
            <text:p>2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590" calcext:value-type="float">
            <text:p>11363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CABC</text:p>
          </table:table-cell>
          <table:table-cell office:value-type="string" calcext:value-type="string">
            <text:p>MOUNIR</text:p>
          </table:table-cell>
          <table:table-cell office:value-type="date" office:date-value="1968-04-04" calcext:value-type="date">
            <text:p>04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722349" calcext:value-type="float">
            <text:p>9722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1-01-17" calcext:value-type="date">
            <text:p>17/01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1055850" calcext:value-type="float">
            <text:p>110558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4811" calcext:value-type="float">
            <text:p>9144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WEABC</text:p>
          </table:table-cell>
          <table:table-cell office:value-type="string" calcext:value-type="string">
            <text:p>GAELLE</text:p>
          </table:table-cell>
          <table:table-cell office:value-type="date" office:date-value="1973-01-31" calcext:value-type="date">
            <text:p>31/01/197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350" calcext:value-type="float">
            <text:p>896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75-04-10" calcext:value-type="date">
            <text:p>1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9.405" calcext:value-type="float">
            <text:p>9,40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498163" calcext:value-type="float">
            <text:p>9498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86-06-05" calcext:value-type="date">
            <text:p>05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339" calcext:value-type="float">
            <text:p>10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3661" calcext:value-type="float">
            <text:p>11193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CHARLES-HENRI</text:p>
          </table:table-cell>
          <table:table-cell office:value-type="date" office:date-value="1975-11-25" calcext:value-type="date">
            <text:p>2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9291" calcext:value-type="float">
            <text:p>9549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UEABC</text:p>
          </table:table-cell>
          <table:table-cell office:value-type="string" calcext:value-type="string">
            <text:p>ALEXANDRA</text:p>
          </table:table-cell>
          <table:table-cell office:value-type="date" office:date-value="1972-12-27" calcext:value-type="date">
            <text:p>27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668" calcext:value-type="float">
            <text:p>10561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LAURENT</text:p>
          </table:table-cell>
          <table:table-cell office:value-type="date" office:date-value="1973-06-16" calcext:value-type="date">
            <text:p>16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5441" calcext:value-type="float">
            <text:p>10705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NABC</text:p>
          </table:table-cell>
          <table:table-cell office:value-type="string" calcext:value-type="string">
            <text:p>ADRIEN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992034" calcext:value-type="float">
            <text:p>10992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ONABC</text:p>
          </table:table-cell>
          <table:table-cell office:value-type="string" calcext:value-type="string">
            <text:p>CELIA</text:p>
          </table:table-cell>
          <table:table-cell office:value-type="date" office:date-value="1966-07-14" calcext:value-type="date">
            <text:p>14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ADM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0162420" calcext:value-type="float">
            <text:p>1016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EABC</text:p>
          </table:table-cell>
          <table:table-cell office:value-type="string" calcext:value-type="string">
            <text:p>FABRICE</text:p>
          </table:table-cell>
          <table:table-cell office:value-type="date" office:date-value="1968-11-28" calcext:value-type="date">
            <text:p>28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4.901" calcext:value-type="float">
            <text:p>14,9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5093" calcext:value-type="float">
            <text:p>10815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INABC</text:p>
          </table:table-cell>
          <table:table-cell office:value-type="string" calcext:value-type="string">
            <text:p>XAVIER</text:p>
          </table:table-cell>
          <table:table-cell office:value-type="date" office:date-value="1968-04-19" calcext:value-type="date">
            <text:p>19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79571" calcext:value-type="float">
            <text:p>1017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ABC</text:p>
          </table:table-cell>
          <table:table-cell office:value-type="string" calcext:value-type="string">
            <text:p>MARWA</text:p>
          </table:table-cell>
          <table:table-cell office:value-type="date" office:date-value="1980-10-08" calcext:value-type="date">
            <text:p>08/10/198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0290" calcext:value-type="float">
            <text:p>10300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BENOIT</text:p>
          </table:table-cell>
          <table:table-cell office:value-type="date" office:date-value="1980-11-28" calcext:value-type="date">
            <text:p>2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P1SG2</text:p>
          </table:table-cell>
          <table:table-cell office:value-type="string" calcext:value-type="string">
            <text:p>DUT SGM an1 (AP)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667" calcext:value-type="float">
            <text:p>9347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76-07-12" calcext:value-type="date">
            <text:p>12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1">
          <table:table-cell office:value-type="float" office:value="10842862" calcext:value-type="float">
            <text:p>10842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228" calcext:value-type="float">
            <text:p>10840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4.095" calcext:value-type="float">
            <text:p>4,0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1939" calcext:value-type="float">
            <text:p>9631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182" calcext:value-type="float">
            <text:p>9,1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7829" calcext:value-type="float">
            <text:p>10627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KABC</text:p>
          </table:table-cell>
          <table:table-cell office:value-type="string" calcext:value-type="string">
            <text:p>THIORO</text:p>
          </table:table-cell>
          <table:table-cell office:value-type="date" office:date-value="1981-08-14" calcext:value-type="date">
            <text:p>14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937" calcext:value-type="float">
            <text:p>9050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BUABC</text:p>
          </table:table-cell>
          <table:table-cell office:value-type="string" calcext:value-type="string">
            <text:p>GUILLAUME</text:p>
          </table:table-cell>
          <table:table-cell office:value-type="date" office:date-value="1975-04-23" calcext:value-type="date">
            <text:p>2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2502" calcext:value-type="float">
            <text:p>10022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IABC</text:p>
          </table:table-cell>
          <table:table-cell office:value-type="string" calcext:value-type="string">
            <text:p>GABRIEL</text:p>
          </table:table-cell>
          <table:table-cell office:value-type="date" office:date-value="1967-10-17" calcext:value-type="date">
            <text:p>17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93737" calcext:value-type="float">
            <text:p>11393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EABC</text:p>
          </table:table-cell>
          <table:table-cell office:value-type="string" calcext:value-type="string">
            <text:p>SYLV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587" calcext:value-type="float">
            <text:p>95415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QUABC</text:p>
          </table:table-cell>
          <table:table-cell office:value-type="string" calcext:value-type="string">
            <text:p>TIFFANIE</text:p>
          </table:table-cell>
          <table:table-cell office:value-type="date" office:date-value="1981-02-20" calcext:value-type="date">
            <text:p>20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6108" calcext:value-type="float">
            <text:p>1087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HABC</text:p>
          </table:table-cell>
          <table:table-cell office:value-type="string" calcext:value-type="string">
            <text:p>CAMILLE</text:p>
          </table:table-cell>
          <table:table-cell office:value-type="date" office:date-value="1975-01-01" calcext:value-type="date">
            <text:p>01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3997" calcext:value-type="float">
            <text:p>102339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FASABC</text:p>
          </table:table-cell>
          <table:table-cell office:value-type="string" calcext:value-type="string">
            <text:p>YAELLE</text:p>
          </table:table-cell>
          <table:table-cell office:value-type="date" office:date-value="1986-04-04" calcext:value-type="date">
            <text:p>0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317" calcext:value-type="float">
            <text:p>11103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ORNELLA</text:p>
          </table:table-cell>
          <table:table-cell office:value-type="date" office:date-value="1965-09-30" calcext:value-type="date">
            <text:p>30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1062" calcext:value-type="float">
            <text:p>9451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AIDA</text:p>
          </table:table-cell>
          <table:table-cell office:value-type="date" office:date-value="1979-11-22" calcext:value-type="date">
            <text:p>22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2878" calcext:value-type="float">
            <text:p>11492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542" calcext:value-type="float">
            <text:p>8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4621" calcext:value-type="float">
            <text:p>961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6-06-16" calcext:value-type="date">
            <text:p>16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54" calcext:value-type="float">
            <text:p>8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4346" calcext:value-type="float">
            <text:p>10634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79-11-17" calcext:value-type="date">
            <text:p>1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8" calcext:value-type="float">
            <text:p>9,4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8762" calcext:value-type="float">
            <text:p>10918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86-03-27" calcext:value-type="date">
            <text:p>2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8197" calcext:value-type="float">
            <text:p>905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IKABC</text:p>
          </table:table-cell>
          <table:table-cell office:value-type="string" calcext:value-type="string">
            <text:p>KAMIR</text:p>
          </table:table-cell>
          <table:table-cell office:value-type="date" office:date-value="1983-08-03" calcext:value-type="date">
            <text:p>0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5821" calcext:value-type="float">
            <text:p>10675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72-07-25" calcext:value-type="date">
            <text:p>25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8.331" calcext:value-type="float">
            <text:p>8,3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4352" calcext:value-type="float">
            <text:p>10024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69-05-26" calcext:value-type="date">
            <text:p>26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6.831" calcext:value-type="float">
            <text:p>16,8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25" calcext:value-type="float">
            <text:p>9526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UABC</text:p>
          </table:table-cell>
          <table:table-cell office:value-type="string" calcext:value-type="string">
            <text:p>VICTOR</text:p>
          </table:table-cell>
          <table:table-cell office:value-type="date" office:date-value="1975-09-29" calcext:value-type="date">
            <text:p>29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428" calcext:value-type="float">
            <text:p>11313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66-12-07" calcext:value-type="date">
            <text:p>07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5311" calcext:value-type="float">
            <text:p>10355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167" calcext:value-type="float">
            <text:p>10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8351" calcext:value-type="float">
            <text:p>8978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ABC</text:p>
          </table:table-cell>
          <table:table-cell office:value-type="string" calcext:value-type="string">
            <text:p>HASSIBA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TM</text:p>
          </table:table-cell>
          <table:table-cell office:value-type="string" calcext:value-type="string">
            <text:p>DU TECH MICROCHIRURGICAL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9885" calcext:value-type="float">
            <text:p>1008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81-09-19" calcext:value-type="date">
            <text:p>19/09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3374" calcext:value-type="float">
            <text:p>10803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68-02-21" calcext:value-type="date">
            <text:p>21/02/196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43621" calcext:value-type="float">
            <text:p>9043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GAEL</text:p>
          </table:table-cell>
          <table:table-cell office:value-type="date" office:date-value="1979-08-21" calcext:value-type="date">
            <text:p>21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1144" calcext:value-type="float">
            <text:p>918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JIMMY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810" calcext:value-type="float">
            <text:p>10774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300" calcext:value-type="float">
            <text:p>9483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69-10-05" calcext:value-type="date">
            <text:p>0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066" calcext:value-type="float">
            <text:p>11244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LINDA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4.388" calcext:value-type="float">
            <text:p>14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4885" calcext:value-type="float">
            <text:p>11024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AXIME</text:p>
          </table:table-cell>
          <table:table-cell office:value-type="date" office:date-value="1978-12-23" calcext:value-type="date">
            <text:p>2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2172" calcext:value-type="float">
            <text:p>9992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66-08-16" calcext:value-type="date">
            <text:p>1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8204" calcext:value-type="float">
            <text:p>9018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75-08-11" calcext:value-type="date">
            <text:p>11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19" calcext:value-type="float">
            <text:p>10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444" calcext:value-type="float">
            <text:p>9290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NABC</text:p>
          </table:table-cell>
          <table:table-cell office:value-type="string" calcext:value-type="string">
            <text:p>IMANE</text:p>
          </table:table-cell>
          <table:table-cell office:value-type="date" office:date-value="1975-02-12" calcext:value-type="date">
            <text:p>12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1806" calcext:value-type="float">
            <text:p>10631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YABC</text:p>
          </table:table-cell>
          <table:table-cell office:value-type="string" calcext:value-type="string">
            <text:p>NOEMIE</text:p>
          </table:table-cell>
          <table:table-cell office:value-type="date" office:date-value="1977-07-15" calcext:value-type="date">
            <text:p>15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9917" calcext:value-type="float">
            <text:p>10389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UCABC</text:p>
          </table:table-cell>
          <table:table-cell office:value-type="string" calcext:value-type="string">
            <text:p>BERTRAND</text:p>
          </table:table-cell>
          <table:table-cell office:value-type="date" office:date-value="1984-11-01" calcext:value-type="date">
            <text:p>01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8553" calcext:value-type="float">
            <text:p>11168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ARIAM</text:p>
          </table:table-cell>
          <table:table-cell office:value-type="date" office:date-value="1969-08-08" calcext:value-type="date">
            <text:p>0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7746" calcext:value-type="float">
            <text:p>10847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IAABC</text:p>
          </table:table-cell>
          <table:table-cell office:value-type="string" calcext:value-type="string">
            <text:p>BESMA</text:p>
          </table:table-cell>
          <table:table-cell office:value-type="date" office:date-value="1987-03-03" calcext:value-type="date">
            <text:p>03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075" calcext:value-type="float">
            <text:p>9835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AABC</text:p>
          </table:table-cell>
          <table:table-cell office:value-type="string" calcext:value-type="string">
            <text:p>AMINA</text:p>
          </table:table-cell>
          <table:table-cell office:value-type="date" office:date-value="1966-10-13" calcext:value-type="date">
            <text:p>13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8274" calcext:value-type="float">
            <text:p>986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SABC</text:p>
          </table:table-cell>
          <table:table-cell office:value-type="string" calcext:value-type="string">
            <text:p>CELINE</text:p>
          </table:table-cell>
          <table:table-cell office:value-type="date" office:date-value="1985-08-17" calcext:value-type="date">
            <text:p>1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7373" calcext:value-type="float">
            <text:p>1076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NABC</text:p>
          </table:table-cell>
          <table:table-cell office:value-type="string" calcext:value-type="string">
            <text:p>SAGIRA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748" calcext:value-type="float">
            <text:p>10344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UABC</text:p>
          </table:table-cell>
          <table:table-cell office:value-type="string" calcext:value-type="string">
            <text:p>MANON</text:p>
          </table:table-cell>
          <table:table-cell office:value-type="date" office:date-value="1974-03-16" calcext:value-type="date">
            <text:p>16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8790" calcext:value-type="float">
            <text:p>10468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HAABC</text:p>
          </table:table-cell>
          <table:table-cell office:value-type="string" calcext:value-type="string">
            <text:p>SORAYA</text:p>
          </table:table-cell>
          <table:table-cell office:value-type="date" office:date-value="1976-12-15" calcext:value-type="date">
            <text:p>15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171" calcext:value-type="float">
            <text:p>10188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83-03-04" calcext:value-type="date">
            <text:p>04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9.686" calcext:value-type="float">
            <text:p>9,6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9187" calcext:value-type="float">
            <text:p>10599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70-09-07" calcext:value-type="date">
            <text:p>07/09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10.289" calcext:value-type="float">
            <text:p>10,2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1627" calcext:value-type="float">
            <text:p>9321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DHABC</text:p>
          </table:table-cell>
          <table:table-cell office:value-type="string" calcext:value-type="string">
            <text:p>IMA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1.094" calcext:value-type="float">
            <text:p>11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6354" calcext:value-type="float">
            <text:p>9776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FOABC</text:p>
          </table:table-cell>
          <table:table-cell office:value-type="string" calcext:value-type="string">
            <text:p>QUENTIN</text:p>
          </table:table-cell>
          <table:table-cell office:value-type="date" office:date-value="1976-11-08" calcext:value-type="date">
            <text:p>08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4897" calcext:value-type="float">
            <text:p>9344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TABC</text:p>
          </table:table-cell>
          <table:table-cell office:value-type="string" calcext:value-type="string">
            <text:p>MONIREH</text:p>
          </table:table-cell>
          <table:table-cell office:value-type="date" office:date-value="1986-11-12" calcext:value-type="date">
            <text:p>12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7257" calcext:value-type="float">
            <text:p>9757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RABC</text:p>
          </table:table-cell>
          <table:table-cell office:value-type="string" calcext:value-type="string">
            <text:p>RONNI</text:p>
          </table:table-cell>
          <table:table-cell office:value-type="date" office:date-value="1969-12-04" calcext:value-type="date">
            <text:p>04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2767" calcext:value-type="float">
            <text:p>9362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MAUD</text:p>
          </table:table-cell>
          <table:table-cell office:value-type="date" office:date-value="1986-09-22" calcext:value-type="date">
            <text:p>22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2531" calcext:value-type="float">
            <text:p>10102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MAABC</text:p>
          </table:table-cell>
          <table:table-cell office:value-type="string" calcext:value-type="string">
            <text:p>BARBARA</text:p>
          </table:table-cell>
          <table:table-cell office:value-type="date" office:date-value="1972-04-23" calcext:value-type="date">
            <text:p>23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6749" calcext:value-type="float">
            <text:p>10846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IABC</text:p>
          </table:table-cell>
          <table:table-cell office:value-type="string" calcext:value-type="string">
            <text:p>SEBASTIEN</text:p>
          </table:table-cell>
          <table:table-cell office:value-type="date" office:date-value="1979-03-30" calcext:value-type="date">
            <text:p>3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003" calcext:value-type="float">
            <text:p>1067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UABC</text:p>
          </table:table-cell>
          <table:table-cell office:value-type="string" calcext:value-type="string">
            <text:p>LAURA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3282" calcext:value-type="float">
            <text:p>10463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AMILL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3" calcext:value-type="float">
            <text:p>15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2358" calcext:value-type="float">
            <text:p>1077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UABC</text:p>
          </table:table-cell>
          <table:table-cell office:value-type="string" calcext:value-type="string">
            <text:p>CAROLE</text:p>
          </table:table-cell>
          <table:table-cell office:value-type="date" office:date-value="1978-01-21" calcext:value-type="date">
            <text:p>2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7" calcext:value-type="float">
            <text:p>9156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ERABC</text:p>
          </table:table-cell>
          <table:table-cell office:value-type="string" calcext:value-type="string">
            <text:p>AGATHE</text:p>
          </table:table-cell>
          <table:table-cell office:value-type="date" office:date-value="1981-12-03" calcext:value-type="date">
            <text:p>03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75378" calcext:value-type="float">
            <text:p>9675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ABC</text:p>
          </table:table-cell>
          <table:table-cell office:value-type="string" calcext:value-type="string">
            <text:p>SONIA</text:p>
          </table:table-cell>
          <table:table-cell office:value-type="date" office:date-value="1981-11-11" calcext:value-type="date">
            <text:p>11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9307" calcext:value-type="float">
            <text:p>10119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VERONIQU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398" calcext:value-type="float">
            <text:p>11318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IABC</text:p>
          </table:table-cell>
          <table:table-cell office:value-type="string" calcext:value-type="string">
            <text:p>PAUL</text:p>
          </table:table-cell>
          <table:table-cell office:value-type="date" office:date-value="1972-11-18" calcext:value-type="date">
            <text:p>18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629" calcext:value-type="float">
            <text:p>90066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MAUD</text:p>
          </table:table-cell>
          <table:table-cell office:value-type="date" office:date-value="1973-05-19" calcext:value-type="date">
            <text:p>1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7865" calcext:value-type="float">
            <text:p>11377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EKRAME</text:p>
          </table:table-cell>
          <table:table-cell office:value-type="date" office:date-value="1980-08-01" calcext:value-type="date">
            <text:p>01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251" calcext:value-type="float">
            <text:p>11120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ABC</text:p>
          </table:table-cell>
          <table:table-cell office:value-type="string" calcext:value-type="string">
            <text:p>CAM-THI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8" calcext:value-type="float">
            <text:p>16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411" calcext:value-type="float">
            <text:p>9468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RAABC</text:p>
          </table:table-cell>
          <table:table-cell office:value-type="string" calcext:value-type="string">
            <text:p>LARAB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2790" calcext:value-type="float">
            <text:p>11092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ANTHONY</text:p>
          </table:table-cell>
          <table:table-cell office:value-type="date" office:date-value="1984-10-13" calcext:value-type="date">
            <text:p>13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519" calcext:value-type="float">
            <text:p>9,51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836798" calcext:value-type="float">
            <text:p>9836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DABC</text:p>
          </table:table-cell>
          <table:table-cell office:value-type="string" calcext:value-type="string">
            <text:p>SADAF</text:p>
          </table:table-cell>
          <table:table-cell office:value-type="date" office:date-value="1975-01-19" calcext:value-type="date">
            <text:p>19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9499" calcext:value-type="float">
            <text:p>10609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SABC</text:p>
          </table:table-cell>
          <table:table-cell office:value-type="string" calcext:value-type="string">
            <text:p>OLGA</text:p>
          </table:table-cell>
          <table:table-cell office:value-type="date" office:date-value="1975-03-16" calcext:value-type="date">
            <text:p>1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996" calcext:value-type="float">
            <text:p>14,9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6796" calcext:value-type="float">
            <text:p>1066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YUABC</text:p>
          </table:table-cell>
          <table:table-cell office:value-type="string" calcext:value-type="string">
            <text:p>GOKHAN</text:p>
          </table:table-cell>
          <table:table-cell office:value-type="date" office:date-value="1966-10-06" calcext:value-type="date">
            <text:p>06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476520" calcext:value-type="float">
            <text:p>1147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UDABC</text:p>
          </table:table-cell>
          <table:table-cell office:value-type="string" calcext:value-type="string">
            <text:p>INAAT-CHARIF</text:p>
          </table:table-cell>
          <table:table-cell office:value-type="date" office:date-value="1973-09-01" calcext:value-type="date">
            <text:p>01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1132" calcext:value-type="float">
            <text:p>10501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AABC</text:p>
          </table:table-cell>
          <table:table-cell office:value-type="string" calcext:value-type="string">
            <text:p>HAKIM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57530" calcext:value-type="float">
            <text:p>10357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DABC</text:p>
          </table:table-cell>
          <table:table-cell office:value-type="string" calcext:value-type="string">
            <text:p>JULIE</text:p>
          </table:table-cell>
          <table:table-cell office:value-type="date" office:date-value="1973-10-11" calcext:value-type="date">
            <text:p>11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944" calcext:value-type="float">
            <text:p>9007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MEABC</text:p>
          </table:table-cell>
          <table:table-cell office:value-type="string" calcext:value-type="string">
            <text:p>MARCUS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5324" calcext:value-type="float">
            <text:p>11285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OABC</text:p>
          </table:table-cell>
          <table:table-cell office:value-type="string" calcext:value-type="string">
            <text:p>ISABELL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465" calcext:value-type="float">
            <text:p>11172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AABC</text:p>
          </table:table-cell>
          <table:table-cell office:value-type="string" calcext:value-type="string">
            <text:p>DIEUDONNE</text:p>
          </table:table-cell>
          <table:table-cell office:value-type="date" office:date-value="1966-07-04" calcext:value-type="date">
            <text:p>04/07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7964" calcext:value-type="float">
            <text:p>10757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ROBIN</text:p>
          </table:table-cell>
          <table:table-cell office:value-type="date" office:date-value="1983-04-02" calcext:value-type="date">
            <text:p>0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8698" calcext:value-type="float">
            <text:p>10318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 ABC</text:p>
          </table:table-cell>
          <table:table-cell office:value-type="string" calcext:value-type="string">
            <text:p>ASSIAT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43" calcext:value-type="float">
            <text:p>10,5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3596" calcext:value-type="float">
            <text:p>11243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JEREMY</text:p>
          </table:table-cell>
          <table:table-cell office:value-type="date" office:date-value="1965-10-26" calcext:value-type="date">
            <text:p>2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204268" calcext:value-type="float">
            <text:p>920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75-10-24" calcext:value-type="date">
            <text:p>24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709" calcext:value-type="float">
            <text:p>9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650" calcext:value-type="float">
            <text:p>10868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87-01-08" calcext:value-type="date">
            <text:p>08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09" calcext:value-type="float">
            <text:p>10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686" calcext:value-type="float">
            <text:p>9434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TIAN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52" calcext:value-type="float">
            <text:p>11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8166" calcext:value-type="float">
            <text:p>9188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BIBABC</text:p>
          </table:table-cell>
          <table:table-cell office:value-type="string" calcext:value-type="string">
            <text:p>JULIEN</text:p>
          </table:table-cell>
          <table:table-cell office:value-type="date" office:date-value="1981-10-25" calcext:value-type="date">
            <text:p>2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691" calcext:value-type="float">
            <text:p>10758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NABC</text:p>
          </table:table-cell>
          <table:table-cell office:value-type="string" calcext:value-type="string">
            <text:p>DAVID</text:p>
          </table:table-cell>
          <table:table-cell office:value-type="date" office:date-value="1978-11-20" calcext:value-type="date">
            <text:p>20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2812" calcext:value-type="float">
            <text:p>10152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EDABC</text:p>
          </table:table-cell>
          <table:table-cell office:value-type="string" calcext:value-type="string">
            <text:p>HANNA</text:p>
          </table:table-cell>
          <table:table-cell office:value-type="date" office:date-value="1967-05-23" calcext:value-type="date">
            <text:p>23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352" calcext:value-type="float">
            <text:p>10628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005" calcext:value-type="float">
            <text:p>8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2902" calcext:value-type="float">
            <text:p>11292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75-05-16" calcext:value-type="date">
            <text:p>16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91" calcext:value-type="float">
            <text:p>9,8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5467" calcext:value-type="float">
            <text:p>989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OABC</text:p>
          </table:table-cell>
          <table:table-cell office:value-type="string" calcext:value-type="string">
            <text:p>PINAR</text:p>
          </table:table-cell>
          <table:table-cell office:value-type="date" office:date-value="1985-10-11" calcext:value-type="date">
            <text:p>11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119" calcext:value-type="float">
            <text:p>964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74-02-02" calcext:value-type="date">
            <text:p>02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20779" calcext:value-type="float">
            <text:p>10120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81-03-30" calcext:value-type="date">
            <text:p>30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000" calcext:value-type="float">
            <text:p>1068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YAMINA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12" calcext:value-type="float">
            <text:p>97289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CABC</text:p>
          </table:table-cell>
          <table:table-cell office:value-type="string" calcext:value-type="string">
            <text:p>CHARLOTTE</text:p>
          </table:table-cell>
          <table:table-cell office:value-type="date" office:date-value="1966-11-25" calcext:value-type="date">
            <text:p>25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569" calcext:value-type="float">
            <text:p>11244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OABC</text:p>
          </table:table-cell>
          <table:table-cell office:value-type="string" calcext:value-type="string">
            <text:p>PHILIPPINE</text:p>
          </table:table-cell>
          <table:table-cell office:value-type="date" office:date-value="1987-07-27" calcext:value-type="date">
            <text:p>27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8132" calcext:value-type="float">
            <text:p>10288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79-06-25" calcext:value-type="date">
            <text:p>25/06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87588" calcext:value-type="float">
            <text:p>11087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80-09-08" calcext:value-type="date">
            <text:p>08/09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06" calcext:value-type="float">
            <text:p>11,06</text:p>
          </table:table-cell>
          <table:table-cell table:number-columns-repeated="1014"/>
        </table:table-row>
        <table:table-row table:style-name="ro1">
          <table:table-cell office:value-type="float" office:value="9417757" calcext:value-type="float">
            <text:p>94177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ORIANNE</text:p>
          </table:table-cell>
          <table:table-cell office:value-type="date" office:date-value="1987-04-07" calcext:value-type="date">
            <text:p>0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890" calcext:value-type="float">
            <text:p>9764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2-10-24" calcext:value-type="date">
            <text:p>24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236" calcext:value-type="float">
            <text:p>9661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4-11-28" calcext:value-type="date">
            <text:p>28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2727" calcext:value-type="float">
            <text:p>11012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IOABC</text:p>
          </table:table-cell>
          <table:table-cell office:value-type="string" calcext:value-type="string">
            <text:p>MANUEL</text:p>
          </table:table-cell>
          <table:table-cell office:value-type="date" office:date-value="1975-04-26" calcext:value-type="date">
            <text:p>2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69258" calcext:value-type="float">
            <text:p>1106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QABC</text:p>
          </table:table-cell>
          <table:table-cell office:value-type="string" calcext:value-type="string">
            <text:p>DAVID</text:p>
          </table:table-cell>
          <table:table-cell office:value-type="date" office:date-value="1985-07-27" calcext:value-type="date">
            <text:p>27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771" calcext:value-type="float">
            <text:p>98917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CAROLINE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125" calcext:value-type="float">
            <text:p>12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1741" calcext:value-type="float">
            <text:p>9731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284" calcext:value-type="float">
            <text:p>4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1349" calcext:value-type="float">
            <text:p>9741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8.779" calcext:value-type="float">
            <text:p>8,7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5876" calcext:value-type="float">
            <text:p>10225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GAZABC</text:p>
          </table:table-cell>
          <table:table-cell office:value-type="string" calcext:value-type="string">
            <text:p>THIBAUD</text:p>
          </table:table-cell>
          <table:table-cell office:value-type="date" office:date-value="1967-07-03" calcext:value-type="date">
            <text:p>03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313" calcext:value-type="float">
            <text:p>10,3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2320" calcext:value-type="float">
            <text:p>8972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4-09" calcext:value-type="date">
            <text:p>09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6217" calcext:value-type="float">
            <text:p>10536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9-08" calcext:value-type="date">
            <text:p>08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4825" calcext:value-type="float">
            <text:p>11434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2-06-14" calcext:value-type="date">
            <text:p>14/06/197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268" calcext:value-type="float">
            <text:p>9,2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2340" calcext:value-type="float">
            <text:p>9602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0-10-17" calcext:value-type="date">
            <text:p>17/10/197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385" calcext:value-type="float">
            <text:p>10,3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6263" calcext:value-type="float">
            <text:p>10816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JONATHAN</text:p>
          </table:table-cell>
          <table:table-cell office:value-type="date" office:date-value="1966-06-21" calcext:value-type="date">
            <text:p>21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421" calcext:value-type="float">
            <text:p>11451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AABC</text:p>
          </table:table-cell>
          <table:table-cell office:value-type="string" calcext:value-type="string">
            <text:p>YACINE</text:p>
          </table:table-cell>
          <table:table-cell office:value-type="date" office:date-value="1968-06-03" calcext:value-type="date">
            <text:p>0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890" calcext:value-type="float">
            <text:p>10894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BC</text:p>
          </table:table-cell>
          <table:table-cell office:value-type="string" calcext:value-type="string">
            <text:p>VY</text:p>
          </table:table-cell>
          <table:table-cell office:value-type="date" office:date-value="1965-09-18" calcext:value-type="date">
            <text:p>18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8006" calcext:value-type="float">
            <text:p>1146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ISMAHANE</text:p>
          </table:table-cell>
          <table:table-cell office:value-type="date" office:date-value="1982-09-14" calcext:value-type="date">
            <text:p>14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3871" calcext:value-type="float">
            <text:p>10053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ABC</text:p>
          </table:table-cell>
          <table:table-cell office:value-type="string" calcext:value-type="string">
            <text:p>MICKAEL</text:p>
          </table:table-cell>
          <table:table-cell office:value-type="date" office:date-value="1981-02-06" calcext:value-type="date">
            <text:p>0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98" calcext:value-type="float">
            <text:p>14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1107" calcext:value-type="float">
            <text:p>10851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QABC</text:p>
          </table:table-cell>
          <table:table-cell office:value-type="string" calcext:value-type="string">
            <text:p>OLIVIA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7913" calcext:value-type="float">
            <text:p>10897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DABC</text:p>
          </table:table-cell>
          <table:table-cell office:value-type="string" calcext:value-type="string">
            <text:p>HOUSSEN</text:p>
          </table:table-cell>
          <table:table-cell office:value-type="date" office:date-value="1968-04-21" calcext:value-type="date">
            <text:p>21/04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8469" calcext:value-type="float">
            <text:p>11078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TABC</text:p>
          </table:table-cell>
          <table:table-cell office:value-type="string" calcext:value-type="string">
            <text:p>ADRIEN</text:p>
          </table:table-cell>
          <table:table-cell office:value-type="date" office:date-value="1985-08-05" calcext:value-type="date">
            <text:p>05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6" calcext:value-type="float">
            <text:p>15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1401" calcext:value-type="float">
            <text:p>9551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DREE ANNE</text:p>
          </table:table-cell>
          <table:table-cell office:value-type="date" office:date-value="1987-01-26" calcext:value-type="date">
            <text:p>26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99" calcext:value-type="float">
            <text:p>1128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DDABC</text:p>
          </table:table-cell>
          <table:table-cell office:value-type="string" calcext:value-type="string">
            <text:p>CYNTHIA</text:p>
          </table:table-cell>
          <table:table-cell office:value-type="date" office:date-value="1968-06-23" calcext:value-type="date">
            <text:p>2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5781" calcext:value-type="float">
            <text:p>10155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SABC</text:p>
          </table:table-cell>
          <table:table-cell office:value-type="string" calcext:value-type="string">
            <text:p>ROMAI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5799" calcext:value-type="float">
            <text:p>10085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ANNABELLE</text:p>
          </table:table-cell>
          <table:table-cell office:value-type="date" office:date-value="1984-12-01" calcext:value-type="date">
            <text:p>0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165" calcext:value-type="float">
            <text:p>9468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DYABC</text:p>
          </table:table-cell>
          <table:table-cell office:value-type="string" calcext:value-type="string">
            <text:p>FABIENNE</text:p>
          </table:table-cell>
          <table:table-cell office:value-type="date" office:date-value="1972-05-01" calcext:value-type="date">
            <text:p>01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111" calcext:value-type="float">
            <text:p>13,1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807" calcext:value-type="float">
            <text:p>10193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THI-THUY-VAN</text:p>
          </table:table-cell>
          <table:table-cell office:value-type="date" office:date-value="1967-05-20" calcext:value-type="date">
            <text:p>20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3692" calcext:value-type="float">
            <text:p>11113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SIABC</text:p>
          </table:table-cell>
          <table:table-cell office:value-type="string" calcext:value-type="string">
            <text:p>ELODIE</text:p>
          </table:table-cell>
          <table:table-cell office:value-type="date" office:date-value="1974-01-14" calcext:value-type="date">
            <text:p>1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9413" calcext:value-type="float">
            <text:p>11299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KIABC</text:p>
          </table:table-cell>
          <table:table-cell office:value-type="string" calcext:value-type="string">
            <text:p>MAMADOU</text:p>
          </table:table-cell>
          <table:table-cell office:value-type="date" office:date-value="1977-06-12" calcext:value-type="date">
            <text:p>1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001" calcext:value-type="float">
            <text:p>14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0240" calcext:value-type="float">
            <text:p>11270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TEPHANIE</text:p>
          </table:table-cell>
          <table:table-cell office:value-type="date" office:date-value="1977-10-01" calcext:value-type="date">
            <text:p>01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5.094" calcext:value-type="float">
            <text:p>15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9316" calcext:value-type="float">
            <text:p>1084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YINJIE</text:p>
          </table:table-cell>
          <table:table-cell office:value-type="date" office:date-value="1983-12-19" calcext:value-type="date">
            <text:p>19/12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83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5060" calcext:value-type="float">
            <text:p>10235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ABC</text:p>
          </table:table-cell>
          <table:table-cell office:value-type="string" calcext:value-type="string">
            <text:p>ALICE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726" calcext:value-type="float">
            <text:p>13,7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023" calcext:value-type="float">
            <text:p>10894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SAABC</text:p>
          </table:table-cell>
          <table:table-cell office:value-type="string" calcext:value-type="string">
            <text:p>SOFIANE</text:p>
          </table:table-cell>
          <table:table-cell office:value-type="date" office:date-value="1979-04-12" calcext:value-type="date">
            <text:p>1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4388" calcext:value-type="float">
            <text:p>11474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OABC</text:p>
          </table:table-cell>
          <table:table-cell office:value-type="string" calcext:value-type="string">
            <text:p>ELIE</text:p>
          </table:table-cell>
          <table:table-cell office:value-type="date" office:date-value="1972-03-11" calcext:value-type="date">
            <text:p>1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6" calcext:value-type="float">
            <text:p>9777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ENABC</text:p>
          </table:table-cell>
          <table:table-cell office:value-type="string" calcext:value-type="string">
            <text:p>NAWE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4057" calcext:value-type="float">
            <text:p>9304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UNABC</text:p>
          </table:table-cell>
          <table:table-cell office:value-type="string" calcext:value-type="string">
            <text:p>KEVIN</text:p>
          </table:table-cell>
          <table:table-cell office:value-type="date" office:date-value="1984-12-04" calcext:value-type="date">
            <text:p>0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2764" calcext:value-type="float">
            <text:p>10762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MYRIAM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783" calcext:value-type="float">
            <text:p>11,78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604989" calcext:value-type="float">
            <text:p>10604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2-12-09" calcext:value-type="date">
            <text:p>09/1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186" calcext:value-type="float">
            <text:p>6,1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2009" calcext:value-type="float">
            <text:p>91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1-01-29" calcext:value-type="date">
            <text:p>29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8008" calcext:value-type="float">
            <text:p>11058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ESABC</text:p>
          </table:table-cell>
          <table:table-cell office:value-type="string" calcext:value-type="string">
            <text:p>NATHANAEL</text:p>
          </table:table-cell>
          <table:table-cell office:value-type="date" office:date-value="1978-02-25" calcext:value-type="date">
            <text:p>2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6351" calcext:value-type="float">
            <text:p>1016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EIDI</text:p>
          </table:table-cell>
          <table:table-cell office:value-type="date" office:date-value="1982-01-28" calcext:value-type="date">
            <text:p>28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1946" calcext:value-type="float">
            <text:p>1115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ICHA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0278" calcext:value-type="float">
            <text:p>10120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IAABC</text:p>
          </table:table-cell>
          <table:table-cell office:value-type="string" calcext:value-type="string">
            <text:p>SARRAH</text:p>
          </table:table-cell>
          <table:table-cell office:value-type="date" office:date-value="1973-07-23" calcext:value-type="date">
            <text:p>23/07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9596" calcext:value-type="float">
            <text:p>97395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87-05-31" calcext:value-type="date">
            <text:p>3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271" calcext:value-type="float">
            <text:p>5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015" calcext:value-type="float">
            <text:p>931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69-09-13" calcext:value-type="date">
            <text:p>1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6.063" calcext:value-type="float">
            <text:p>6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26460" calcext:value-type="float">
            <text:p>942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DJABC</text:p>
          </table:table-cell>
          <table:table-cell office:value-type="string" calcext:value-type="string">
            <text:p>NASSERA</text:p>
          </table:table-cell>
          <table:table-cell office:value-type="date" office:date-value="1979-05-12" calcext:value-type="date">
            <text:p>12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7782" calcext:value-type="float">
            <text:p>8957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EABC</text:p>
          </table:table-cell>
          <table:table-cell office:value-type="string" calcext:value-type="string">
            <text:p>PRISCILLA</text:p>
          </table:table-cell>
          <table:table-cell office:value-type="date" office:date-value="1969-07-06" calcext:value-type="date">
            <text:p>06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778" calcext:value-type="float">
            <text:p>10491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GURABC</text:p>
          </table:table-cell>
          <table:table-cell office:value-type="string" calcext:value-type="string">
            <text:p>LUIS</text:p>
          </table:table-cell>
          <table:table-cell office:value-type="date" office:date-value="1986-12-08" calcext:value-type="date">
            <text:p>0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8531" calcext:value-type="float">
            <text:p>9828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UABC</text:p>
          </table:table-cell>
          <table:table-cell office:value-type="string" calcext:value-type="string">
            <text:p>TIPHAINE</text:p>
          </table:table-cell>
          <table:table-cell office:value-type="date" office:date-value="1973-09-15" calcext:value-type="date">
            <text:p>15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73" calcext:value-type="float">
            <text:p>9287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HLABC</text:p>
          </table:table-cell>
          <table:table-cell office:value-type="string" calcext:value-type="string">
            <text:p>JULIEN</text:p>
          </table:table-cell>
          <table:table-cell office:value-type="date" office:date-value="1976-01-09" calcext:value-type="date">
            <text:p>09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249" calcext:value-type="float">
            <text:p>10905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MAHAMADOU DAVID</text:p>
          </table:table-cell>
          <table:table-cell office:value-type="date" office:date-value="1974-08-02" calcext:value-type="date">
            <text:p>02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9007" calcext:value-type="float">
            <text:p>9019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JULIE</text:p>
          </table:table-cell>
          <table:table-cell office:value-type="date" office:date-value="1986-11-24" calcext:value-type="date">
            <text:p>2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2476" calcext:value-type="float">
            <text:p>9312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MATINNIN</text:p>
          </table:table-cell>
          <table:table-cell office:value-type="date" office:date-value="1968-11-23" calcext:value-type="date">
            <text:p>23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9908" calcext:value-type="float">
            <text:p>9779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YAPABC</text:p>
          </table:table-cell>
          <table:table-cell office:value-type="string" calcext:value-type="string">
            <text:p>SHREEDEV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8260" calcext:value-type="float">
            <text:p>9068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SARAH</text:p>
          </table:table-cell>
          <table:table-cell office:value-type="date" office:date-value="1972-06-04" calcext:value-type="date">
            <text:p>04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500" calcext:value-type="float">
            <text:p>9328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LABC</text:p>
          </table:table-cell>
          <table:table-cell office:value-type="string" calcext:value-type="string">
            <text:p>PAULINE</text:p>
          </table:table-cell>
          <table:table-cell office:value-type="date" office:date-value="1974-09-13" calcext:value-type="date">
            <text:p>13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1867" calcext:value-type="float">
            <text:p>10181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EYABC</text:p>
          </table:table-cell>
          <table:table-cell office:value-type="string" calcext:value-type="string">
            <text:p>VIRGINIE</text:p>
          </table:table-cell>
          <table:table-cell office:value-type="date" office:date-value="1970-04-07" calcext:value-type="date">
            <text:p>07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8528" calcext:value-type="float">
            <text:p>10538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INABC</text:p>
          </table:table-cell>
          <table:table-cell office:value-type="string" calcext:value-type="string">
            <text:p>GERALDINE</text:p>
          </table:table-cell>
          <table:table-cell office:value-type="date" office:date-value="1966-02-24" calcext:value-type="date">
            <text:p>2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891" calcext:value-type="float">
            <text:p>114728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MAMOU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9584" calcext:value-type="float">
            <text:p>113495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YABC</text:p>
          </table:table-cell>
          <table:table-cell office:value-type="string" calcext:value-type="string">
            <text:p>QUENTIN</text:p>
          </table:table-cell>
          <table:table-cell office:value-type="date" office:date-value="1981-05-17" calcext:value-type="date">
            <text:p>1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154" calcext:value-type="float">
            <text:p>9247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OABC</text:p>
          </table:table-cell>
          <table:table-cell office:value-type="string" calcext:value-type="string">
            <text:p>FABIEN</text:p>
          </table:table-cell>
          <table:table-cell office:value-type="date" office:date-value="1985-03-26" calcext:value-type="date">
            <text:p>26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6" calcext:value-type="float">
            <text:p>14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7117" calcext:value-type="float">
            <text:p>9747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OABC</text:p>
          </table:table-cell>
          <table:table-cell office:value-type="string" calcext:value-type="string">
            <text:p>KHALID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896" calcext:value-type="float">
            <text:p>108728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461" calcext:value-type="float">
            <text:p>8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278" calcext:value-type="float">
            <text:p>10762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85-07-15" calcext:value-type="date">
            <text:p>15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795" calcext:value-type="float">
            <text:p>9,7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30159" calcext:value-type="float">
            <text:p>9730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LOUISE</text:p>
          </table:table-cell>
          <table:table-cell office:value-type="date" office:date-value="1981-03-01" calcext:value-type="date">
            <text:p>01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806" calcext:value-type="float">
            <text:p>1086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ABC</text:p>
          </table:table-cell>
          <table:table-cell office:value-type="string" calcext:value-type="string">
            <text:p>DAVID</text:p>
          </table:table-cell>
          <table:table-cell office:value-type="date" office:date-value="1981-11-02" calcext:value-type="date">
            <text:p>02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6844" calcext:value-type="float">
            <text:p>10216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428" calcext:value-type="float">
            <text:p>5,4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4543" calcext:value-type="float">
            <text:p>970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3-05-20" calcext:value-type="date">
            <text:p>2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119175" calcext:value-type="float">
            <text:p>9119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8-11-01" calcext:value-type="date">
            <text:p>01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36334" calcext:value-type="float">
            <text:p>11136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MAMADOU DJIBY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48" calcext:value-type="float">
            <text:p>13,0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3154" calcext:value-type="float">
            <text:p>9323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WAABC</text:p>
          </table:table-cell>
          <table:table-cell office:value-type="string" calcext:value-type="string">
            <text:p>OMAN</text:p>
          </table:table-cell>
          <table:table-cell office:value-type="date" office:date-value="1973-03-30" calcext:value-type="date">
            <text:p>30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0622" calcext:value-type="float">
            <text:p>10500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521" calcext:value-type="float">
            <text:p>6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4942" calcext:value-type="float">
            <text:p>1142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69-11-28" calcext:value-type="date">
            <text:p>28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979" calcext:value-type="float">
            <text:p>6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1129" calcext:value-type="float">
            <text:p>10061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70-06-10" calcext:value-type="date">
            <text:p>1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58" calcext:value-type="float">
            <text:p>9,3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931" calcext:value-type="float">
            <text:p>94139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87-05-15" calcext:value-type="date">
            <text:p>15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9227" calcext:value-type="float">
            <text:p>10809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4-07-08" calcext:value-type="date">
            <text:p>08/07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876" calcext:value-type="float">
            <text:p>10484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8-09-20" calcext:value-type="date">
            <text:p>20/09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4860" calcext:value-type="float">
            <text:p>92548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85-07-02" calcext:value-type="date">
            <text:p>02/07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302" calcext:value-type="float">
            <text:p>10971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96" calcext:value-type="float">
            <text:p>11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2532" calcext:value-type="float">
            <text:p>1122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AABC</text:p>
          </table:table-cell>
          <table:table-cell office:value-type="string" calcext:value-type="string">
            <text:p>AUDREY</text:p>
          </table:table-cell>
          <table:table-cell office:value-type="date" office:date-value="1983-12-07" calcext:value-type="date">
            <text:p>07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2458" calcext:value-type="float">
            <text:p>10802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YOABC</text:p>
          </table:table-cell>
          <table:table-cell office:value-type="string" calcext:value-type="string">
            <text:p>ABDO</text:p>
          </table:table-cell>
          <table:table-cell office:value-type="date" office:date-value="1974-10-14" calcext:value-type="date">
            <text:p>14/10/197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5.3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5485" calcext:value-type="float">
            <text:p>9635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OMAR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632" calcext:value-type="float">
            <text:p>9876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69-11-20" calcext:value-type="date">
            <text:p>20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5600" calcext:value-type="float">
            <text:p>11165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82-12-31" calcext:value-type="date">
            <text:p>31/12/1982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8106" calcext:value-type="float">
            <text:p>10018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RAABC</text:p>
          </table:table-cell>
          <table:table-cell office:value-type="string" calcext:value-type="string">
            <text:p>KARIM</text:p>
          </table:table-cell>
          <table:table-cell office:value-type="date" office:date-value="1987-03-15" calcext:value-type="date">
            <text:p>15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910897" calcext:value-type="float">
            <text:p>9910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HARMONY</text:p>
          </table:table-cell>
          <table:table-cell office:value-type="date" office:date-value="1971-12-16" calcext:value-type="date">
            <text:p>16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4.261" calcext:value-type="float">
            <text:p>14,2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1872" calcext:value-type="float">
            <text:p>95318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6-06-12" calcext:value-type="date">
            <text:p>1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8817" calcext:value-type="float">
            <text:p>11368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1-08-23" calcext:value-type="date">
            <text:p>23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2930" calcext:value-type="float">
            <text:p>9392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TIABC</text:p>
          </table:table-cell>
          <table:table-cell office:value-type="string" calcext:value-type="string">
            <text:p>ACHRAF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7074" calcext:value-type="float">
            <text:p>10197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IEABC</text:p>
          </table:table-cell>
          <table:table-cell office:value-type="string" calcext:value-type="string">
            <text:p>KEINKINDER PAUL</text:p>
          </table:table-cell>
          <table:table-cell office:value-type="date" office:date-value="1977-05-17" calcext:value-type="date">
            <text:p>17/05/19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92" calcext:value-type="float">
            <text:p>10409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VIABC</text:p>
          </table:table-cell>
          <table:table-cell office:value-type="string" calcext:value-type="string">
            <text:p>ALEXANDRA</text:p>
          </table:table-cell>
          <table:table-cell office:value-type="date" office:date-value="1971-01-03" calcext:value-type="date">
            <text:p>0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1372" calcext:value-type="float">
            <text:p>11441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OPABC</text:p>
          </table:table-cell>
          <table:table-cell office:value-type="string" calcext:value-type="string">
            <text:p>MAR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188" calcext:value-type="float">
            <text:p>12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9944" calcext:value-type="float">
            <text:p>10679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PAULE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17" calcext:value-type="float">
            <text:p>10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2918" calcext:value-type="float">
            <text:p>11132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MELIE</text:p>
          </table:table-cell>
          <table:table-cell office:value-type="date" office:date-value="1984-09-17" calcext:value-type="date">
            <text:p>1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6818" calcext:value-type="float">
            <text:p>9556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ELABC</text:p>
          </table:table-cell>
          <table:table-cell office:value-type="string" calcext:value-type="string">
            <text:p>ASSEM</text:p>
          </table:table-cell>
          <table:table-cell office:value-type="date" office:date-value="1969-12-17" calcext:value-type="date">
            <text:p>17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432" calcext:value-type="float">
            <text:p>9328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UABC</text:p>
          </table:table-cell>
          <table:table-cell office:value-type="string" calcext:value-type="string">
            <text:p>CECILE</text:p>
          </table:table-cell>
          <table:table-cell office:value-type="date" office:date-value="1974-06-11" calcext:value-type="date">
            <text:p>11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559" calcext:value-type="float">
            <text:p>10786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DOROTHEE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1069" calcext:value-type="float">
            <text:p>10541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PIERRE-ALAIN</text:p>
          </table:table-cell>
          <table:table-cell office:value-type="date" office:date-value="1968-05-17" calcext:value-type="date">
            <text:p>17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4733" calcext:value-type="float">
            <text:p>9404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ROABC</text:p>
          </table:table-cell>
          <table:table-cell office:value-type="string" calcext:value-type="string">
            <text:p>ALEXIS</text:p>
          </table:table-cell>
          <table:table-cell office:value-type="date" office:date-value="1973-03-26" calcext:value-type="date">
            <text:p>26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0.479" calcext:value-type="float">
            <text:p>0,4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7179" calcext:value-type="float">
            <text:p>11457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78-08-08" calcext:value-type="date">
            <text:p>0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364543" calcext:value-type="float">
            <text:p>103645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84-07-22" calcext:value-type="date">
            <text:p>22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178" calcext:value-type="float">
            <text:p>9816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ORABC</text:p>
          </table:table-cell>
          <table:table-cell office:value-type="string" calcext:value-type="string">
            <text:p>CYRIE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9603" calcext:value-type="float">
            <text:p>11419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COABC</text:p>
          </table:table-cell>
          <table:table-cell office:value-type="string" calcext:value-type="string">
            <text:p>YANN</text:p>
          </table:table-cell>
          <table:table-cell office:value-type="date" office:date-value="1982-09-22" calcext:value-type="date">
            <text:p>22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7184" calcext:value-type="float">
            <text:p>10307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SABC</text:p>
          </table:table-cell>
          <table:table-cell office:value-type="string" calcext:value-type="string">
            <text:p>VLADIMIR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5620" calcext:value-type="float">
            <text:p>106156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BC</text:p>
          </table:table-cell>
          <table:table-cell office:value-type="string" calcext:value-type="string">
            <text:p>CINDY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804" calcext:value-type="float">
            <text:p>11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3842" calcext:value-type="float">
            <text:p>9263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THI LAN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91" calcext:value-type="float">
            <text:p>10,5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286" calcext:value-type="float">
            <text:p>9332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78-05-16" calcext:value-type="date">
            <text:p>16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8.997" calcext:value-type="float">
            <text:p>8,9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107" calcext:value-type="float">
            <text:p>1097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69-12-02" calcext:value-type="date">
            <text:p>02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743" calcext:value-type="float">
            <text:p>10,7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1598" calcext:value-type="float">
            <text:p>9521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ROABC</text:p>
          </table:table-cell>
          <table:table-cell office:value-type="string" calcext:value-type="string">
            <text:p>LIS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6247" calcext:value-type="float">
            <text:p>9186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THABC</text:p>
          </table:table-cell>
          <table:table-cell office:value-type="string" calcext:value-type="string">
            <text:p>KIRUSHANTHI</text:p>
          </table:table-cell>
          <table:table-cell office:value-type="date" office:date-value="1979-07-30" calcext:value-type="date">
            <text:p>3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8302" calcext:value-type="float">
            <text:p>10928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ANABC</text:p>
          </table:table-cell>
          <table:table-cell office:value-type="string" calcext:value-type="string">
            <text:p>VICTOIRE</text:p>
          </table:table-cell>
          <table:table-cell office:value-type="date" office:date-value="1986-05-09" calcext:value-type="date">
            <text:p>09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525" calcext:value-type="float">
            <text:p>933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ROSINE</text:p>
          </table:table-cell>
          <table:table-cell office:value-type="date" office:date-value="1982-04-09" calcext:value-type="date">
            <text:p>09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7594" calcext:value-type="float">
            <text:p>898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IABC</text:p>
          </table:table-cell>
          <table:table-cell office:value-type="string" calcext:value-type="string">
            <text:p>JOHRA</text:p>
          </table:table-cell>
          <table:table-cell office:value-type="date" office:date-value="1986-08-15" calcext:value-type="date">
            <text:p>15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684" calcext:value-type="float">
            <text:p>15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0358" calcext:value-type="float">
            <text:p>9840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ZAABC</text:p>
          </table:table-cell>
          <table:table-cell office:value-type="string" calcext:value-type="string">
            <text:p>MOHAMED</text:p>
          </table:table-cell>
          <table:table-cell office:value-type="date" office:date-value="1986-10-11" calcext:value-type="date">
            <text:p>11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0569" calcext:value-type="float">
            <text:p>10600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RAABC</text:p>
          </table:table-cell>
          <table:table-cell office:value-type="string" calcext:value-type="string">
            <text:p>KEVIN</text:p>
          </table:table-cell>
          <table:table-cell office:value-type="date" office:date-value="1980-03-16" calcext:value-type="date">
            <text:p>16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310" calcext:value-type="float">
            <text:p>11354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FADILA</text:p>
          </table:table-cell>
          <table:table-cell office:value-type="date" office:date-value="1979-11-10" calcext:value-type="date">
            <text:p>1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2" calcext:value-type="float">
            <text:p>16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2893" calcext:value-type="float">
            <text:p>9972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AABC</text:p>
          </table:table-cell>
          <table:table-cell office:value-type="string" calcext:value-type="string">
            <text:p>BILAL</text:p>
          </table:table-cell>
          <table:table-cell office:value-type="date" office:date-value="1971-01-10" calcext:value-type="date">
            <text:p>10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103" calcext:value-type="float">
            <text:p>11,1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786" calcext:value-type="float">
            <text:p>9425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8-05-29" calcext:value-type="date">
            <text:p>2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9105" calcext:value-type="float">
            <text:p>10959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48" calcext:value-type="float">
            <text:p>13,5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5389" calcext:value-type="float">
            <text:p>10965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CLEMENCE</text:p>
          </table:table-cell>
          <table:table-cell office:value-type="date" office:date-value="1981-04-18" calcext:value-type="date">
            <text:p>1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9963" calcext:value-type="float">
            <text:p>10669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TYPHAINE</text:p>
          </table:table-cell>
          <table:table-cell office:value-type="date" office:date-value="1968-05-19" calcext:value-type="date">
            <text:p>1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115" calcext:value-type="float">
            <text:p>14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991" calcext:value-type="float">
            <text:p>10870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RACHID</text:p>
          </table:table-cell>
          <table:table-cell office:value-type="date" office:date-value="1987-01-07" calcext:value-type="date">
            <text:p>07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796" calcext:value-type="float">
            <text:p>10,7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1562" calcext:value-type="float">
            <text:p>927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OABC</text:p>
          </table:table-cell>
          <table:table-cell office:value-type="string" calcext:value-type="string">
            <text:p>AHMED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235" calcext:value-type="float">
            <text:p>10712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CABC</text:p>
          </table:table-cell>
          <table:table-cell office:value-type="string" calcext:value-type="string">
            <text:p>CHARLES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071" calcext:value-type="float">
            <text:p>10275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81-10-16" calcext:value-type="date">
            <text:p>16/10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1">
          <table:table-cell office:value-type="float" office:value="9488804" calcext:value-type="float">
            <text:p>9488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71-12-08" calcext:value-type="date">
            <text:p>08/12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013190" calcext:value-type="float">
            <text:p>11013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DELABC</text:p>
          </table:table-cell>
          <table:table-cell office:value-type="string" calcext:value-type="string">
            <text:p>FAYCAL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9443" calcext:value-type="float">
            <text:p>9839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86-09-14" calcext:value-type="date">
            <text:p>14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3257" calcext:value-type="float">
            <text:p>10863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66-11-22" calcext:value-type="date">
            <text:p>22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27" calcext:value-type="float">
            <text:p>10,27</text:p>
          </table:table-cell>
          <table:table-cell table:number-columns-repeated="1014"/>
        </table:table-row>
        <table:table-row table:style-name="ro1">
          <table:table-cell office:value-type="float" office:value="9021296" calcext:value-type="float">
            <text:p>9021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ALISON</text:p>
          </table:table-cell>
          <table:table-cell office:value-type="date" office:date-value="1976-11-25" calcext:value-type="date">
            <text:p>25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R8</text:p>
          </table:table-cell>
          <table:table-cell office:value-type="string" calcext:value-type="string">
            <text:p>Master1 Droit Prive (CA)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270" calcext:value-type="float">
            <text:p>11383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845" calcext:value-type="float">
            <text:p>6,8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6356" calcext:value-type="float">
            <text:p>11196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87-06-11" calcext:value-type="date">
            <text:p>11/06/198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4115" calcext:value-type="float">
            <text:p>10664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RABC</text:p>
          </table:table-cell>
          <table:table-cell office:value-type="string" calcext:value-type="string">
            <text:p>BACHIR</text:p>
          </table:table-cell>
          <table:table-cell office:value-type="date" office:date-value="1981-08-29" calcext:value-type="date">
            <text:p>2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NEL</text:p>
          </table:table-cell>
          <table:table-cell office:value-type="string" calcext:value-type="string">
            <text:p>Master2Rec SLTL-NEL</text:p>
          </table:table-cell>
          <table:table-cell office:value-type="float" office:value="15.438" calcext:value-type="float">
            <text:p>15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2957" calcext:value-type="float">
            <text:p>9932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KAMABC</text:p>
          </table:table-cell>
          <table:table-cell office:value-type="string" calcext:value-type="string">
            <text:p>SORAYA</text:p>
          </table:table-cell>
          <table:table-cell office:value-type="date" office:date-value="1984-12-15" calcext:value-type="date">
            <text:p>15/12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8150" calcext:value-type="float">
            <text:p>11408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AABC</text:p>
          </table:table-cell>
          <table:table-cell office:value-type="string" calcext:value-type="string">
            <text:p>VINCENT</text:p>
          </table:table-cell>
          <table:table-cell office:value-type="date" office:date-value="1980-09-16" calcext:value-type="date">
            <text:p>16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4668" calcext:value-type="float">
            <text:p>10974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ADABC</text:p>
          </table:table-cell>
          <table:table-cell office:value-type="string" calcext:value-type="string">
            <text:p>SAMIR</text:p>
          </table:table-cell>
          <table:table-cell office:value-type="date" office:date-value="1976-03-21" calcext:value-type="date">
            <text:p>21/03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4362" calcext:value-type="float">
            <text:p>10154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VAABC</text:p>
          </table:table-cell>
          <table:table-cell office:value-type="string" calcext:value-type="string">
            <text:p>AURELIE</text:p>
          </table:table-cell>
          <table:table-cell office:value-type="date" office:date-value="1976-07-28" calcext:value-type="date">
            <text:p>28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251" calcext:value-type="float">
            <text:p>1023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DOABC</text:p>
          </table:table-cell>
          <table:table-cell office:value-type="string" calcext:value-type="string">
            <text:p>NADIA</text:p>
          </table:table-cell>
          <table:table-cell office:value-type="date" office:date-value="1973-12-19" calcext:value-type="date">
            <text:p>1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2613" calcext:value-type="float">
            <text:p>10642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FABC</text:p>
          </table:table-cell>
          <table:table-cell office:value-type="string" calcext:value-type="string">
            <text:p>MICKAEL</text:p>
          </table:table-cell>
          <table:table-cell office:value-type="date" office:date-value="1977-04-30" calcext:value-type="date">
            <text:p>30/04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685" calcext:value-type="float">
            <text:p>114236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8842" calcext:value-type="float">
            <text:p>9378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79-10-21" calcext:value-type="date">
            <text:p>21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38" calcext:value-type="float">
            <text:p>10,38</text:p>
          </table:table-cell>
          <table:table-cell table:number-columns-repeated="1014"/>
        </table:table-row>
        <table:table-row table:style-name="ro1">
          <table:table-cell office:value-type="float" office:value="10743439" calcext:value-type="float">
            <text:p>10743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67-10-21" calcext:value-type="date">
            <text:p>21/10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11" calcext:value-type="float">
            <text:p>9,11</text:p>
          </table:table-cell>
          <table:table-cell table:number-columns-repeated="1014"/>
        </table:table-row>
        <table:table-row table:style-name="ro1">
          <table:table-cell office:value-type="float" office:value="11256839" calcext:value-type="float">
            <text:p>11256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81-07-01" calcext:value-type="date">
            <text:p>01/07/198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5553" calcext:value-type="float">
            <text:p>10825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ABC</text:p>
          </table:table-cell>
          <table:table-cell office:value-type="string" calcext:value-type="string">
            <text:p>ADJA</text:p>
          </table:table-cell>
          <table:table-cell office:value-type="date" office:date-value="1982-03-30" calcext:value-type="date">
            <text:p>30/03/198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34" calcext:value-type="float">
            <text:p>13,8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1486" calcext:value-type="float">
            <text:p>9051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OUARDA</text:p>
          </table:table-cell>
          <table:table-cell office:value-type="date" office:date-value="1978-05-11" calcext:value-type="date">
            <text:p>11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3" calcext:value-type="float">
            <text:p>13,1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1778" calcext:value-type="float">
            <text:p>10931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CAMILLE</text:p>
          </table:table-cell>
          <table:table-cell office:value-type="date" office:date-value="1968-10-10" calcext:value-type="date">
            <text:p>10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896" calcext:value-type="float">
            <text:p>11,8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2958" calcext:value-type="float">
            <text:p>10722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LOABC</text:p>
          </table:table-cell>
          <table:table-cell office:value-type="string" calcext:value-type="string">
            <text:p>MICHEL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3672" calcext:value-type="float">
            <text:p>11293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11238541" calcext:value-type="float">
            <text:p>112385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75-05-21" calcext:value-type="date">
            <text:p>21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81378" calcext:value-type="float">
            <text:p>10581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-MABC</text:p>
          </table:table-cell>
          <table:table-cell office:value-type="string" calcext:value-type="string">
            <text:p>HANANE</text:p>
          </table:table-cell>
          <table:table-cell office:value-type="date" office:date-value="1982-05-06" calcext:value-type="date">
            <text:p>06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974" calcext:value-type="float">
            <text:p>10644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1389775" calcext:value-type="float">
            <text:p>1138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10-02" calcext:value-type="date">
            <text:p>0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0980" calcext:value-type="float">
            <text:p>1117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ULABC</text:p>
          </table:table-cell>
          <table:table-cell office:value-type="string" calcext:value-type="string">
            <text:p>LAETITIA</text:p>
          </table:table-cell>
          <table:table-cell office:value-type="date" office:date-value="1971-04-13" calcext:value-type="date">
            <text:p>13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137" calcext:value-type="float">
            <text:p>10,1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5775" calcext:value-type="float">
            <text:p>11425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AABC</text:p>
          </table:table-cell>
          <table:table-cell office:value-type="string" calcext:value-type="string">
            <text:p>MELISSA</text:p>
          </table:table-cell>
          <table:table-cell office:value-type="date" office:date-value="1980-10-19" calcext:value-type="date">
            <text:p>1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3.402" calcext:value-type="float">
            <text:p>13,4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612" calcext:value-type="float">
            <text:p>10835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UABC</text:p>
          </table:table-cell>
          <table:table-cell office:value-type="string" calcext:value-type="string">
            <text:p>MALIK</text:p>
          </table:table-cell>
          <table:table-cell office:value-type="date" office:date-value="1969-02-02" calcext:value-type="date">
            <text:p>02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006" calcext:value-type="float">
            <text:p>11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429" calcext:value-type="float">
            <text:p>10704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CARO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5.775" calcext:value-type="float">
            <text:p>15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4381" calcext:value-type="float">
            <text:p>101143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6-05-13" calcext:value-type="date">
            <text:p>13/05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1173" calcext:value-type="float">
            <text:p>10141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5-11-29" calcext:value-type="date">
            <text:p>29/11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7123" calcext:value-type="float">
            <text:p>9457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KAHINA</text:p>
          </table:table-cell>
          <table:table-cell office:value-type="date" office:date-value="1967-02-18" calcext:value-type="date">
            <text:p>18/02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SDL</text:p>
          </table:table-cell>
          <table:table-cell office:value-type="string" calcext:value-type="string">
            <text:p>Master2Rec Sces du lang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1547" calcext:value-type="float">
            <text:p>985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UDABC</text:p>
          </table:table-cell>
          <table:table-cell office:value-type="string" calcext:value-type="string">
            <text:p>ARMAND MAXIME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415820" calcext:value-type="float">
            <text:p>104158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69-04-27" calcext:value-type="date">
            <text:p>27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249" calcext:value-type="float">
            <text:p>9,2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8401" calcext:value-type="float">
            <text:p>8998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70-07-04" calcext:value-type="date">
            <text:p>04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99" calcext:value-type="float">
            <text:p>970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AABC</text:p>
          </table:table-cell>
          <table:table-cell office:value-type="string" calcext:value-type="string">
            <text:p>SOFIAN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558" calcext:value-type="float">
            <text:p>12,5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9229" calcext:value-type="float">
            <text:p>9409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JABC</text:p>
          </table:table-cell>
          <table:table-cell office:value-type="string" calcext:value-type="string">
            <text:p>AHMED</text:p>
          </table:table-cell>
          <table:table-cell office:value-type="date" office:date-value="1981-06-17" calcext:value-type="date">
            <text:p>17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5367" calcext:value-type="float">
            <text:p>1037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JEAN SEBASTIEN</text:p>
          </table:table-cell>
          <table:table-cell office:value-type="date" office:date-value="1971-05-23" calcext:value-type="date">
            <text:p>2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986" calcext:value-type="float">
            <text:p>11,9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4745" calcext:value-type="float">
            <text:p>10104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ABC</text:p>
          </table:table-cell>
          <table:table-cell office:value-type="string" calcext:value-type="string">
            <text:p>WILLIAM</text:p>
          </table:table-cell>
          <table:table-cell office:value-type="date" office:date-value="1986-10-29" calcext:value-type="date">
            <text:p>29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7266" calcext:value-type="float">
            <text:p>9927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BC</text:p>
          </table:table-cell>
          <table:table-cell office:value-type="string" calcext:value-type="string">
            <text:p>CHARYFA</text:p>
          </table:table-cell>
          <table:table-cell office:value-type="date" office:date-value="1985-02-05" calcext:value-type="date">
            <text:p>05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163" calcext:value-type="float">
            <text:p>11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1479" calcext:value-type="float">
            <text:p>9681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IABC</text:p>
          </table:table-cell>
          <table:table-cell office:value-type="string" calcext:value-type="string">
            <text:p>REINE</text:p>
          </table:table-cell>
          <table:table-cell office:value-type="date" office:date-value="1982-11-10" calcext:value-type="date">
            <text:p>1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3425" calcext:value-type="float">
            <text:p>10333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YACOUBA</text:p>
          </table:table-cell>
          <table:table-cell office:value-type="date" office:date-value="1970-12-28" calcext:value-type="date">
            <text:p>28/1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319" calcext:value-type="float">
            <text:p>9517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JOSEE PAULE</text:p>
          </table:table-cell>
          <table:table-cell office:value-type="date" office:date-value="1972-01-18" calcext:value-type="date">
            <text:p>18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052" calcext:value-type="float">
            <text:p>12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6933" calcext:value-type="float">
            <text:p>10026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OUABC</text:p>
          </table:table-cell>
          <table:table-cell office:value-type="string" calcext:value-type="string">
            <text:p>ABDELKRIM</text:p>
          </table:table-cell>
          <table:table-cell office:value-type="date" office:date-value="1972-11-17" calcext:value-type="date">
            <text:p>17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529" calcext:value-type="float">
            <text:p>12,5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866" calcext:value-type="float">
            <text:p>10639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SOABC</text:p>
          </table:table-cell>
          <table:table-cell office:value-type="string" calcext:value-type="string">
            <text:p>ERIC</text:p>
          </table:table-cell>
          <table:table-cell office:value-type="date" office:date-value="1983-09-08" calcext:value-type="date">
            <text:p>08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518" calcext:value-type="float">
            <text:p>13,5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667" calcext:value-type="float">
            <text:p>8945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8.771" calcext:value-type="float">
            <text:p>8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8627" calcext:value-type="float">
            <text:p>9648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11423" calcext:value-type="float">
            <text:p>1001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OUSMANE</text:p>
          </table:table-cell>
          <table:table-cell office:value-type="date" office:date-value="1983-10-07" calcext:value-type="date">
            <text:p>07/10/1983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31961" calcext:value-type="float">
            <text:p>9431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GORGUI</text:p>
          </table:table-cell>
          <table:table-cell office:value-type="date" office:date-value="1976-02-21" calcext:value-type="date">
            <text:p>21/02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.471" calcext:value-type="float">
            <text:p>12,4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01" calcext:value-type="float">
            <text:p>9545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SAFIA</text:p>
          </table:table-cell>
          <table:table-cell office:value-type="date" office:date-value="1984-07-09" calcext:value-type="date">
            <text:p>09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938954" calcext:value-type="float">
            <text:p>10938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TABC</text:p>
          </table:table-cell>
          <table:table-cell office:value-type="string" calcext:value-type="string">
            <text:p>RADO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S3ME</text:p>
          </table:table-cell>
          <table:table-cell office:value-type="string" calcext:value-type="string">
            <text:p>LIC PRO MECANIQUE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2661" calcext:value-type="float">
            <text:p>9922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YANGFAN</text:p>
          </table:table-cell>
          <table:table-cell office:value-type="date" office:date-value="1985-04-04" calcext:value-type="date">
            <text:p>04/04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271" calcext:value-type="float">
            <text:p>10277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BC</text:p>
          </table:table-cell>
          <table:table-cell office:value-type="string" calcext:value-type="string">
            <text:p>SEHOU</text:p>
          </table:table-cell>
          <table:table-cell office:value-type="date" office:date-value="1983-06-26" calcext:value-type="date">
            <text:p>26/06/198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836" calcext:value-type="float">
            <text:p>4,8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130" calcext:value-type="float">
            <text:p>10840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MOABC</text:p>
          </table:table-cell>
          <table:table-cell office:value-type="string" calcext:value-type="string">
            <text:p>MARIE-CAROLINE</text:p>
          </table:table-cell>
          <table:table-cell office:value-type="date" office:date-value="1985-03-19" calcext:value-type="date">
            <text:p>1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UCSC3</text:p>
          </table:table-cell>
          <table:table-cell office:value-type="string" calcext:value-type="string">
            <text:p>DESU CSCL (F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592" calcext:value-type="float">
            <text:p>9290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86-02-14" calcext:value-type="date">
            <text:p>14/02/198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892" calcext:value-type="float">
            <text:p>11176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77-08-01" calcext:value-type="date">
            <text:p>01/08/197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6499" calcext:value-type="float">
            <text:p>9496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365" calcext:value-type="float">
            <text:p>6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3597" calcext:value-type="float">
            <text:p>10143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88" calcext:value-type="float">
            <text:p>7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837" calcext:value-type="float">
            <text:p>98698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RABY</text:p>
          </table:table-cell>
          <table:table-cell office:value-type="date" office:date-value="1984-08-26" calcext:value-type="date">
            <text:p>26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0145" calcext:value-type="float">
            <text:p>9660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LAMIA</text:p>
          </table:table-cell>
          <table:table-cell office:value-type="date" office:date-value="1982-02-11" calcext:value-type="date">
            <text:p>11/02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9206" calcext:value-type="float">
            <text:p>10109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IABC</text:p>
          </table:table-cell>
          <table:table-cell office:value-type="string" calcext:value-type="string">
            <text:p>YOUSSOUF</text:p>
          </table:table-cell>
          <table:table-cell office:value-type="date" office:date-value="1986-12-05" calcext:value-type="date">
            <text:p>05/12/198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5241" calcext:value-type="float">
            <text:p>10145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NOABC</text:p>
          </table:table-cell>
          <table:table-cell office:value-type="string" calcext:value-type="string">
            <text:p>SADJIA</text:p>
          </table:table-cell>
          <table:table-cell office:value-type="date" office:date-value="1984-05-02" calcext:value-type="date">
            <text:p>02/05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3542" calcext:value-type="float">
            <text:p>1074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ZHIYU</text:p>
          </table:table-cell>
          <table:table-cell office:value-type="date" office:date-value="1967-11-29" calcext:value-type="date">
            <text:p>29/11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7575" calcext:value-type="float">
            <text:p>9647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AABC</text:p>
          </table:table-cell>
          <table:table-cell office:value-type="string" calcext:value-type="string">
            <text:p>OMAR</text:p>
          </table:table-cell>
          <table:table-cell office:value-type="date" office:date-value="1984-12-11" calcext:value-type="date">
            <text:p>1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XAA3</text:p>
          </table:table-cell>
          <table:table-cell office:value-type="string" calcext:value-type="string">
            <text:p>DAEU op. A (CNE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2451" calcext:value-type="float">
            <text:p>105824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UABC</text:p>
          </table:table-cell>
          <table:table-cell office:value-type="string" calcext:value-type="string">
            <text:p>CLAIRE</text:p>
          </table:table-cell>
          <table:table-cell office:value-type="date" office:date-value="1977-04-03" calcext:value-type="date">
            <text:p>03/04/1977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035" calcext:value-type="float">
            <text:p>12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8" calcext:value-type="float">
            <text:p>11073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80-09-30" calcext:value-type="date">
            <text:p>30/09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8368" calcext:value-type="float">
            <text:p>10848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66-04-27" calcext:value-type="date">
            <text:p>27/04/196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715" calcext:value-type="float">
            <text:p>10748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HOUDA</text:p>
          </table:table-cell>
          <table:table-cell office:value-type="date" office:date-value="1971-04-08" calcext:value-type="date">
            <text:p>08/04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2818" calcext:value-type="float">
            <text:p>9882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77-11-16" calcext:value-type="date">
            <text:p>16/11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3936" calcext:value-type="float">
            <text:p>10483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66-11-21" calcext:value-type="date">
            <text:p>21/11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AJ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9179702" calcext:value-type="float">
            <text:p>917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OUABC</text:p>
          </table:table-cell>
          <table:table-cell office:value-type="string" calcext:value-type="string">
            <text:p>HAFIDHA</text:p>
          </table:table-cell>
          <table:table-cell office:value-type="date" office:date-value="1980-01-26" calcext:value-type="date">
            <text:p>26/0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748" calcext:value-type="float">
            <text:p>11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5745" calcext:value-type="float">
            <text:p>9945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86-02-27" calcext:value-type="date">
            <text:p>27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325" calcext:value-type="float">
            <text:p>7,3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1488" calcext:value-type="float">
            <text:p>11191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68-09-30" calcext:value-type="date">
            <text:p>30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2.299" calcext:value-type="float">
            <text:p>12,2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614" calcext:value-type="float">
            <text:p>90076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6-04-12" calcext:value-type="date">
            <text:p>12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76675" calcext:value-type="float">
            <text:p>9376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9-06-01" calcext:value-type="date">
            <text:p>0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2.75" calcext:value-type="float">
            <text:p>12,75</text:p>
          </table:table-cell>
          <table:table-cell table:number-columns-repeated="1014"/>
        </table:table-row>
        <table:table-row table:style-name="ro1">
          <table:table-cell office:value-type="float" office:value="8975803" calcext:value-type="float">
            <text:p>8975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988243" calcext:value-type="float">
            <text:p>109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8-08-26" calcext:value-type="date">
            <text:p>26/08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88047" calcext:value-type="float">
            <text:p>9288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JAABC</text:p>
          </table:table-cell>
          <table:table-cell office:value-type="string" calcext:value-type="string">
            <text:p>KARIMA</text:p>
          </table:table-cell>
          <table:table-cell office:value-type="date" office:date-value="1983-05-23" calcext:value-type="date">
            <text:p>23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05" calcext:value-type="float">
            <text:p>7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092" calcext:value-type="float">
            <text:p>10744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ANNE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2LAA</text:p>
          </table:table-cell>
          <table:table-cell office:value-type="string" calcext:value-type="string">
            <text:p>Lic LEA Angl-Allemand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6127" calcext:value-type="float">
            <text:p>10916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84-10-11" calcext:value-type="date">
            <text:p>11/10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AJ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757123" calcext:value-type="float">
            <text:p>97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76-07-11" calcext:value-type="date">
            <text:p>11/07/197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6008" calcext:value-type="float">
            <text:p>11436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1-01-13" calcext:value-type="date">
            <text:p>1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9.429" calcext:value-type="float">
            <text:p>9,4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1395" calcext:value-type="float">
            <text:p>11261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3-06-07" calcext:value-type="date">
            <text:p>07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252" calcext:value-type="float">
            <text:p>12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358" calcext:value-type="float">
            <text:p>11208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DIONISSIOS</text:p>
          </table:table-cell>
          <table:table-cell office:value-type="date" office:date-value="1970-02-09" calcext:value-type="date">
            <text:p>09/02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2.013" calcext:value-type="float">
            <text:p>12,013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91649" calcext:value-type="float">
            <text:p>9891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70-02-11" calcext:value-type="date">
            <text:p>11/02/197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AC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1137902" calcext:value-type="float">
            <text:p>11137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84-05-21" calcext:value-type="date">
            <text:p>21/05/198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45" calcext:value-type="float">
            <text:p>8,5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2892" calcext:value-type="float">
            <text:p>106028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CORINE</text:p>
          </table:table-cell>
          <table:table-cell office:value-type="date" office:date-value="1974-03-21" calcext:value-type="date">
            <text:p>21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084" calcext:value-type="float">
            <text:p>9808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FABC</text:p>
          </table:table-cell>
          <table:table-cell office:value-type="string" calcext:value-type="string">
            <text:p>OLIVIER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4601" calcext:value-type="float">
            <text:p>10434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THERESE</text:p>
          </table:table-cell>
          <table:table-cell office:value-type="date" office:date-value="1972-04-29" calcext:value-type="date">
            <text:p>29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388" calcext:value-type="float">
            <text:p>901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YANN</text:p>
          </table:table-cell>
          <table:table-cell office:value-type="date" office:date-value="1986-02-02" calcext:value-type="date">
            <text:p>02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1.497" calcext:value-type="float">
            <text:p>11,4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0062" calcext:value-type="float">
            <text:p>11290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6-08-18" calcext:value-type="date">
            <text:p>18/08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278" calcext:value-type="float">
            <text:p>6,278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808189" calcext:value-type="float">
            <text:p>10808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7-06-13" calcext:value-type="date">
            <text:p>13/06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736" calcext:value-type="float">
            <text:p>7,736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671502" calcext:value-type="float">
            <text:p>10671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ERABC</text:p>
          </table:table-cell>
          <table:table-cell office:value-type="string" calcext:value-type="string">
            <text:p>MELANIE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3968" calcext:value-type="float">
            <text:p>9303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PEABC</text:p>
          </table:table-cell>
          <table:table-cell office:value-type="string" calcext:value-type="string">
            <text:p>FRANCOIS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2</text:p>
          </table:table-cell>
          <table:table-cell office:value-type="string" calcext:value-type="string">
            <text:p>DIU HOMEOPATHIE an2</text:p>
          </table:table-cell>
          <table:table-cell office:value-type="float" office:value="10.25" calcext:value-type="float">
            <text:p>10,25</text:p>
          </table:table-cell>
          <table:table-cell table:number-columns-repeated="1014"/>
        </table:table-row>
        <table:table-row table:style-name="ro1">
          <table:table-cell office:value-type="float" office:value="9388952" calcext:value-type="float">
            <text:p>9388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784" calcext:value-type="float">
            <text:p>3,7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58473" calcext:value-type="float">
            <text:p>10058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2-08-25" calcext:value-type="date">
            <text:p>2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4.337" calcext:value-type="float">
            <text:p>4,3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8981" calcext:value-type="float">
            <text:p>9858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6485" calcext:value-type="float">
            <text:p>11296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8-09-17" calcext:value-type="date">
            <text:p>17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0647" calcext:value-type="float">
            <text:p>11470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2-02-13" calcext:value-type="date">
            <text:p>13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6.119" calcext:value-type="float">
            <text:p>6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4073" calcext:value-type="float">
            <text:p>9854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8-02-05" calcext:value-type="date">
            <text:p>0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14" calcext:value-type="float">
            <text:p>12,0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3262" calcext:value-type="float">
            <text:p>10663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STEPH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EE</text:p>
          </table:table-cell>
          <table:table-cell office:value-type="string" calcext:value-type="string">
            <text:p>DIU PHYSIO PAT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20280" calcext:value-type="float">
            <text:p>10220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EIABC</text:p>
          </table:table-cell>
          <table:table-cell office:value-type="string" calcext:value-type="string">
            <text:p>AURELIE</text:p>
          </table:table-cell>
          <table:table-cell office:value-type="date" office:date-value="1985-03-27" calcext:value-type="date">
            <text:p>27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487" calcext:value-type="float">
            <text:p>10583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0-06-29" calcext:value-type="date">
            <text:p>29/06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1.058" calcext:value-type="float">
            <text:p>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2134" calcext:value-type="float">
            <text:p>10322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6-03-13" calcext:value-type="date">
            <text:p>13/03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3.058" calcext:value-type="float">
            <text:p>3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6986" calcext:value-type="float">
            <text:p>9806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SABC</text:p>
          </table:table-cell>
          <table:table-cell office:value-type="string" calcext:value-type="string">
            <text:p>KONSTANTINOS</text:p>
          </table:table-cell>
          <table:table-cell office:value-type="date" office:date-value="1975-03-28" calcext:value-type="date">
            <text:p>28/03/197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3DRO6</text:p>
          </table:table-cell>
          <table:table-cell office:value-type="string" calcext:value-type="string">
            <text:p>Lic Droit An3 (126)</text:p>
          </table:table-cell>
          <table:table-cell office:value-type="float" office:value="2.625" calcext:value-type="float">
            <text:p>2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3122" calcext:value-type="float">
            <text:p>9253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IGABC</text:p>
          </table:table-cell>
          <table:table-cell office:value-type="string" calcext:value-type="string">
            <text:p>MICHAEL</text:p>
          </table:table-cell>
          <table:table-cell office:value-type="date" office:date-value="1980-05-23" calcext:value-type="date">
            <text:p>23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4.009" calcext:value-type="float">
            <text:p>14,00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76696" calcext:value-type="float">
            <text:p>1027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THABC</text:p>
          </table:table-cell>
          <table:table-cell office:value-type="string" calcext:value-type="string">
            <text:p>PANTELIS</text:p>
          </table:table-cell>
          <table:table-cell office:value-type="date" office:date-value="1976-11-20" calcext:value-type="date">
            <text:p>20/11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3931" calcext:value-type="float">
            <text:p>9753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ALPHA OUMAR</text:p>
          </table:table-cell>
          <table:table-cell office:value-type="date" office:date-value="1981-01-30" calcext:value-type="date">
            <text:p>30/01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213" calcext:value-type="float">
            <text:p>114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ZOABC</text:p>
          </table:table-cell>
          <table:table-cell office:value-type="string" calcext:value-type="string">
            <text:p>FADI</text:p>
          </table:table-cell>
          <table:table-cell office:value-type="date" office:date-value="1967-06-30" calcext:value-type="date">
            <text:p>30/06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6952" calcext:value-type="float">
            <text:p>9416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CABC</text:p>
          </table:table-cell>
          <table:table-cell office:value-type="string" calcext:value-type="string">
            <text:p>ALEXANDRE</text:p>
          </table:table-cell>
          <table:table-cell office:value-type="date" office:date-value="1985-04-12" calcext:value-type="date">
            <text:p>12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769" calcext:value-type="float">
            <text:p>10,7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1157" calcext:value-type="float">
            <text:p>9241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ANABC</text:p>
          </table:table-cell>
          <table:table-cell office:value-type="string" calcext:value-type="string">
            <text:p>DAMIEN</text:p>
          </table:table-cell>
          <table:table-cell office:value-type="date" office:date-value="1971-10-29" calcext:value-type="date">
            <text:p>29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CR2</text:p>
          </table:table-cell>
          <table:table-cell office:value-type="string" calcext:value-type="string">
            <text:p>LIC PRO MO sp. PMO (AP)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80507" calcext:value-type="float">
            <text:p>9080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TIAGO</text:p>
          </table:table-cell>
          <table:table-cell office:value-type="date" office:date-value="1983-08-08" calcext:value-type="date">
            <text:p>08/08/198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0340" calcext:value-type="float">
            <text:p>9630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HEABC</text:p>
          </table:table-cell>
          <table:table-cell office:value-type="string" calcext:value-type="string">
            <text:p>HANAN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4998" calcext:value-type="float">
            <text:p>9924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IAD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495" calcext:value-type="float">
            <text:p>11,4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877" calcext:value-type="float">
            <text:p>8967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YONG</text:p>
          </table:table-cell>
          <table:table-cell office:value-type="date" office:date-value="1969-08-07" calcext:value-type="date">
            <text:p>07/08/1969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7092" calcext:value-type="float">
            <text:p>10637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LLABC</text:p>
          </table:table-cell>
          <table:table-cell office:value-type="string" calcext:value-type="string">
            <text:p>KAMILA</text:p>
          </table:table-cell>
          <table:table-cell office:value-type="date" office:date-value="1977-01-08" calcext:value-type="date">
            <text:p>08/01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139" calcext:value-type="float">
            <text:p>9733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EABC</text:p>
          </table:table-cell>
          <table:table-cell office:value-type="string" calcext:value-type="string">
            <text:p>CELINE</text:p>
          </table:table-cell>
          <table:table-cell office:value-type="date" office:date-value="1973-10-02" calcext:value-type="date">
            <text:p>0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5032" calcext:value-type="float">
            <text:p>9655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RABC</text:p>
          </table:table-cell>
          <table:table-cell office:value-type="string" calcext:value-type="string">
            <text:p>SALEM</text:p>
          </table:table-cell>
          <table:table-cell office:value-type="date" office:date-value="1977-07-06" calcext:value-type="date">
            <text:p>06/07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55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5096" calcext:value-type="float">
            <text:p>10855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DJABC</text:p>
          </table:table-cell>
          <table:table-cell office:value-type="string" calcext:value-type="string">
            <text:p>ROMAIN</text:p>
          </table:table-cell>
          <table:table-cell office:value-type="date" office:date-value="1982-04-22" calcext:value-type="date">
            <text:p>22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EL3</text:p>
          </table:table-cell>
          <table:table-cell office:value-type="string" calcext:value-type="string">
            <text:p>DUT GEII (FC)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00" calcext:value-type="float">
            <text:p>1055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76-05-14" calcext:value-type="date">
            <text:p>1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1119038" calcext:value-type="float">
            <text:p>11119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68-03-17" calcext:value-type="date">
            <text:p>17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068" calcext:value-type="float">
            <text:p>10774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EABC</text:p>
          </table:table-cell>
          <table:table-cell office:value-type="string" calcext:value-type="string">
            <text:p>SANDIE</text:p>
          </table:table-cell>
          <table:table-cell office:value-type="date" office:date-value="1968-07-02" calcext:value-type="date">
            <text:p>02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5" calcext:value-type="float">
            <text:p>13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1547" calcext:value-type="float">
            <text:p>1029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BENOIT</text:p>
          </table:table-cell>
          <table:table-cell office:value-type="date" office:date-value="1971-07-08" calcext:value-type="date">
            <text:p>08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48" calcext:value-type="float">
            <text:p>10380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3776" calcext:value-type="float">
            <text:p>9713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67-03-08" calcext:value-type="date">
            <text:p>08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029" calcext:value-type="float">
            <text:p>8933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LAURANNE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5561" calcext:value-type="float">
            <text:p>1053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FTABC</text:p>
          </table:table-cell>
          <table:table-cell office:value-type="string" calcext:value-type="string">
            <text:p>MERYAM</text:p>
          </table:table-cell>
          <table:table-cell office:value-type="date" office:date-value="1969-03-07" calcext:value-type="date">
            <text:p>0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319" calcext:value-type="float">
            <text:p>9086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OABC</text:p>
          </table:table-cell>
          <table:table-cell office:value-type="string" calcext:value-type="string">
            <text:p>PAULINE</text:p>
          </table:table-cell>
          <table:table-cell office:value-type="date" office:date-value="1984-02-03" calcext:value-type="date">
            <text:p>0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4943" calcext:value-type="float">
            <text:p>10984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EABC</text:p>
          </table:table-cell>
          <table:table-cell office:value-type="string" calcext:value-type="string">
            <text:p>MORGAN</text:p>
          </table:table-cell>
          <table:table-cell office:value-type="date" office:date-value="1986-02-25" calcext:value-type="date">
            <text:p>25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674" calcext:value-type="float">
            <text:p>9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NONABC</text:p>
          </table:table-cell>
          <table:table-cell office:value-type="string" calcext:value-type="string">
            <text:p>TRISTAN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1946" calcext:value-type="float">
            <text:p>993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ABC</text:p>
          </table:table-cell>
          <table:table-cell office:value-type="string" calcext:value-type="string">
            <text:p>HELENE</text:p>
          </table:table-cell>
          <table:table-cell office:value-type="date" office:date-value="1977-06-17" calcext:value-type="date">
            <text:p>17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309" calcext:value-type="float">
            <text:p>10286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AABC</text:p>
          </table:table-cell>
          <table:table-cell office:value-type="string" calcext:value-type="string">
            <text:p>SABRINA</text:p>
          </table:table-cell>
          <table:table-cell office:value-type="date" office:date-value="1977-03-18" calcext:value-type="date">
            <text:p>18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782" calcext:value-type="float">
            <text:p>13,7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343" calcext:value-type="float">
            <text:p>10567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LUCILLE</text:p>
          </table:table-cell>
          <table:table-cell office:value-type="date" office:date-value="1986-08-04" calcext:value-type="date">
            <text:p>04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776" calcext:value-type="float">
            <text:p>10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6770" calcext:value-type="float">
            <text:p>8946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155" calcext:value-type="float">
            <text:p>9,1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637" calcext:value-type="float">
            <text:p>9344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847" calcext:value-type="float">
            <text:p>10,8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6940" calcext:value-type="float">
            <text:p>893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ELIS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3107" calcext:value-type="float">
            <text:p>10493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FABC</text:p>
          </table:table-cell>
          <table:table-cell office:value-type="string" calcext:value-type="string">
            <text:p>LAURIANNE</text:p>
          </table:table-cell>
          <table:table-cell office:value-type="date" office:date-value="1982-04-05" calcext:value-type="date">
            <text:p>05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4.083" calcext:value-type="float">
            <text:p>14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9136" calcext:value-type="float">
            <text:p>10189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CYRI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7136" calcext:value-type="float">
            <text:p>11117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YONATHAN</text:p>
          </table:table-cell>
          <table:table-cell office:value-type="date" office:date-value="1983-12-26" calcext:value-type="date">
            <text:p>26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0950" calcext:value-type="float">
            <text:p>95009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TABC</text:p>
          </table:table-cell>
          <table:table-cell office:value-type="string" calcext:value-type="string">
            <text:p>MARINE</text:p>
          </table:table-cell>
          <table:table-cell office:value-type="date" office:date-value="1965-10-06" calcext:value-type="date">
            <text:p>0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671" calcext:value-type="float">
            <text:p>10347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LABC</text:p>
          </table:table-cell>
          <table:table-cell office:value-type="string" calcext:value-type="string">
            <text:p>ALEXIS</text:p>
          </table:table-cell>
          <table:table-cell office:value-type="date" office:date-value="1974-08-10" calcext:value-type="date">
            <text:p>1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3" calcext:value-type="float">
            <text:p>10416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EABC</text:p>
          </table:table-cell>
          <table:table-cell office:value-type="string" calcext:value-type="string">
            <text:p>JESSICA</text:p>
          </table:table-cell>
          <table:table-cell office:value-type="date" office:date-value="1973-06-24" calcext:value-type="date">
            <text:p>24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3215" calcext:value-type="float">
            <text:p>10293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10-29" calcext:value-type="date">
            <text:p>29/10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4.831" calcext:value-type="float">
            <text:p>4,8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873" calcext:value-type="float">
            <text:p>9317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04-16" calcext:value-type="date">
            <text:p>16/04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0.246" calcext:value-type="float">
            <text:p>10,246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255561" calcext:value-type="float">
            <text:p>1125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-MABC</text:p>
          </table:table-cell>
          <table:table-cell office:value-type="string" calcext:value-type="string">
            <text:p>SABRINA</text:p>
          </table:table-cell>
          <table:table-cell office:value-type="date" office:date-value="1983-02-06" calcext:value-type="date">
            <text:p>06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296" calcext:value-type="float">
            <text:p>9620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HICHAM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5013" calcext:value-type="float">
            <text:p>9075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ULABC</text:p>
          </table:table-cell>
          <table:table-cell office:value-type="string" calcext:value-type="string">
            <text:p>RAHMI</text:p>
          </table:table-cell>
          <table:table-cell office:value-type="date" office:date-value="1976-07-30" calcext:value-type="date">
            <text:p>30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6880" calcext:value-type="float">
            <text:p>10506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XEYABC</text:p>
          </table:table-cell>
          <table:table-cell office:value-type="string" calcext:value-type="string">
            <text:p>GREGOIRE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1194" calcext:value-type="float">
            <text:p>10761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ABC</text:p>
          </table:table-cell>
          <table:table-cell office:value-type="string" calcext:value-type="string">
            <text:p>NATHALIE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4.899" calcext:value-type="float">
            <text:p>14,8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519" calcext:value-type="float">
            <text:p>9070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ZABC</text:p>
          </table:table-cell>
          <table:table-cell office:value-type="string" calcext:value-type="string">
            <text:p>NACERA</text:p>
          </table:table-cell>
          <table:table-cell office:value-type="date" office:date-value="1987-05-08" calcext:value-type="date">
            <text:p>0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091594" calcext:value-type="float">
            <text:p>9091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MABC</text:p>
          </table:table-cell>
          <table:table-cell office:value-type="string" calcext:value-type="string">
            <text:p>CECILIA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008" calcext:value-type="float">
            <text:p>12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090" calcext:value-type="float">
            <text:p>943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BABC</text:p>
          </table:table-cell>
          <table:table-cell office:value-type="string" calcext:value-type="string">
            <text:p>SIWAR</text:p>
          </table:table-cell>
          <table:table-cell office:value-type="date" office:date-value="1981-09-29" calcext:value-type="date">
            <text:p>29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5152" calcext:value-type="float">
            <text:p>11045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BETTIA</text:p>
          </table:table-cell>
          <table:table-cell office:value-type="date" office:date-value="1966-03-09" calcext:value-type="date">
            <text:p>09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8073" calcext:value-type="float">
            <text:p>10438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KRYSTEL</text:p>
          </table:table-cell>
          <table:table-cell office:value-type="date" office:date-value="1970-06-18" calcext:value-type="date">
            <text:p>1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342" calcext:value-type="float">
            <text:p>13,3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2375" calcext:value-type="float">
            <text:p>9542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JABC</text:p>
          </table:table-cell>
          <table:table-cell office:value-type="string" calcext:value-type="string">
            <text:p>JOHAN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520" calcext:value-type="float">
            <text:p>9713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OIABC</text:p>
          </table:table-cell>
          <table:table-cell office:value-type="string" calcext:value-type="string">
            <text:p>ARNAUD</text:p>
          </table:table-cell>
          <table:table-cell office:value-type="date" office:date-value="1979-01-01" calcext:value-type="date">
            <text:p>01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53956" calcext:value-type="float">
            <text:p>9053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UFABC</text:p>
          </table:table-cell>
          <table:table-cell office:value-type="string" calcext:value-type="string">
            <text:p>SYLVAIN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037" calcext:value-type="float">
            <text:p>12,0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2136" calcext:value-type="float">
            <text:p>10452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SABRINA</text:p>
          </table:table-cell>
          <table:table-cell office:value-type="date" office:date-value="1985-04-18" calcext:value-type="date">
            <text:p>1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575" calcext:value-type="float">
            <text:p>10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6189" calcext:value-type="float">
            <text:p>10046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NABC</text:p>
          </table:table-cell>
          <table:table-cell office:value-type="string" calcext:value-type="string">
            <text:p>CLEMENT</text:p>
          </table:table-cell>
          <table:table-cell office:value-type="date" office:date-value="1978-02-24" calcext:value-type="date">
            <text:p>2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844" calcext:value-type="float">
            <text:p>10929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712" calcext:value-type="float">
            <text:p>11307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1-10-18" calcext:value-type="date">
            <text:p>18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0400" calcext:value-type="float">
            <text:p>1088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PINABC</text:p>
          </table:table-cell>
          <table:table-cell office:value-type="string" calcext:value-type="string">
            <text:p>JULIAN</text:p>
          </table:table-cell>
          <table:table-cell office:value-type="date" office:date-value="1984-01-03" calcext:value-type="date">
            <text:p>03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3.478" calcext:value-type="float">
            <text:p>13,4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8389" calcext:value-type="float">
            <text:p>9338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0-05-08" calcext:value-type="date">
            <text:p>08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8.792" calcext:value-type="float">
            <text:p>8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4194" calcext:value-type="float">
            <text:p>10564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4-04-19" calcext:value-type="date">
            <text:p>19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557" calcext:value-type="float">
            <text:p>10,5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406" calcext:value-type="float">
            <text:p>9596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BABC</text:p>
          </table:table-cell>
          <table:table-cell office:value-type="string" calcext:value-type="string">
            <text:p>HELENE</text:p>
          </table:table-cell>
          <table:table-cell office:value-type="date" office:date-value="1973-04-12" calcext:value-type="date">
            <text:p>12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8214" calcext:value-type="float">
            <text:p>9048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ABC</text:p>
          </table:table-cell>
          <table:table-cell office:value-type="string" calcext:value-type="string">
            <text:p>MALEK</text:p>
          </table:table-cell>
          <table:table-cell office:value-type="date" office:date-value="1982-03-02" calcext:value-type="date">
            <text:p>02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642" calcext:value-type="float">
            <text:p>10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3366" calcext:value-type="float">
            <text:p>11463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NABC</text:p>
          </table:table-cell>
          <table:table-cell office:value-type="string" calcext:value-type="string">
            <text:p>ANASTASIA</text:p>
          </table:table-cell>
          <table:table-cell office:value-type="date" office:date-value="1973-10-10" calcext:value-type="date">
            <text:p>10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9813" calcext:value-type="float">
            <text:p>112698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CAMILLE</text:p>
          </table:table-cell>
          <table:table-cell office:value-type="date" office:date-value="1972-07-16" calcext:value-type="date">
            <text:p>16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58419" calcext:value-type="float">
            <text:p>8958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DIABC</text:p>
          </table:table-cell>
          <table:table-cell office:value-type="string" calcext:value-type="string">
            <text:p>SEHEM</text:p>
          </table:table-cell>
          <table:table-cell office:value-type="date" office:date-value="1977-08-03" calcext:value-type="date">
            <text:p>0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722" calcext:value-type="float">
            <text:p>11,7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990" calcext:value-type="float">
            <text:p>10872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BAABC</text:p>
          </table:table-cell>
          <table:table-cell office:value-type="string" calcext:value-type="string">
            <text:p>JONATHAN</text:p>
          </table:table-cell>
          <table:table-cell office:value-type="date" office:date-value="1973-12-02" calcext:value-type="date">
            <text:p>02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51634" calcext:value-type="float">
            <text:p>1045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RACHID</text:p>
          </table:table-cell>
          <table:table-cell office:value-type="date" office:date-value="1984-08-20" calcext:value-type="date">
            <text:p>2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508" calcext:value-type="float">
            <text:p>9,5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6218" calcext:value-type="float">
            <text:p>966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83-01-15" calcext:value-type="date">
            <text:p>1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462" calcext:value-type="float">
            <text:p>7,4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8562" calcext:value-type="float">
            <text:p>9758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1.777" calcext:value-type="float">
            <text:p>11,7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9147" calcext:value-type="float">
            <text:p>9209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RA</text:p>
          </table:table-cell>
          <table:table-cell office:value-type="date" office:date-value="1972-05-25" calcext:value-type="date">
            <text:p>2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7.006" calcext:value-type="float">
            <text:p>7,0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1260" calcext:value-type="float">
            <text:p>9511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09445" calcext:value-type="float">
            <text:p>112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82-02-20" calcext:value-type="date">
            <text:p>20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2383" calcext:value-type="float">
            <text:p>11192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3-10-28" calcext:value-type="date">
            <text:p>2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7608" calcext:value-type="float">
            <text:p>10357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2-05-06" calcext:value-type="date">
            <text:p>06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041" calcext:value-type="float">
            <text:p>10,0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8265" calcext:value-type="float">
            <text:p>10968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RAABC</text:p>
          </table:table-cell>
          <table:table-cell office:value-type="string" calcext:value-type="string">
            <text:p>AKILA</text:p>
          </table:table-cell>
          <table:table-cell office:value-type="date" office:date-value="1983-07-09" calcext:value-type="date">
            <text:p>09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4" calcext:value-type="float">
            <text:p>11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091" calcext:value-type="float">
            <text:p>9891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80-05-12" calcext:value-type="date">
            <text:p>12/05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1024" calcext:value-type="float">
            <text:p>9621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67-07-20" calcext:value-type="date">
            <text:p>20/07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7513" calcext:value-type="float">
            <text:p>11277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YAYE</text:p>
          </table:table-cell>
          <table:table-cell office:value-type="date" office:date-value="1980-09-23" calcext:value-type="date">
            <text:p>23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009" calcext:value-type="float">
            <text:p>11007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AMABC</text:p>
          </table:table-cell>
          <table:table-cell office:value-type="string" calcext:value-type="string">
            <text:p>SAMIRA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0463" calcext:value-type="float">
            <text:p>10950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7-04-15" calcext:value-type="date">
            <text:p>15/04/19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1097" calcext:value-type="float">
            <text:p>9951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1-05-21" calcext:value-type="date">
            <text:p>21/05/197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1824" calcext:value-type="float">
            <text:p>92318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PERRINE</text:p>
          </table:table-cell>
          <table:table-cell office:value-type="date" office:date-value="1967-08-27" calcext:value-type="date">
            <text:p>27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3808" calcext:value-type="float">
            <text:p>10303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ELI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1.888" calcext:value-type="float">
            <text:p>11,8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798" calcext:value-type="float">
            <text:p>1064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3-12-18" calcext:value-type="date">
            <text:p>1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815" calcext:value-type="float">
            <text:p>9,8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1163" calcext:value-type="float">
            <text:p>1142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1-08-29" calcext:value-type="date">
            <text:p>29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998" calcext:value-type="float">
            <text:p>9,9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9015" calcext:value-type="float">
            <text:p>896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ETABC</text:p>
          </table:table-cell>
          <table:table-cell office:value-type="string" calcext:value-type="string">
            <text:p>NICOLAS</text:p>
          </table:table-cell>
          <table:table-cell office:value-type="date" office:date-value="1987-07-23" calcext:value-type="date">
            <text:p>23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735" calcext:value-type="float">
            <text:p>10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022" calcext:value-type="float">
            <text:p>9431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ABC</text:p>
          </table:table-cell>
          <table:table-cell office:value-type="string" calcext:value-type="string">
            <text:p>ELODIE</text:p>
          </table:table-cell>
          <table:table-cell office:value-type="date" office:date-value="1973-04-18" calcext:value-type="date">
            <text:p>18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346" calcext:value-type="float">
            <text:p>109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AABC</text:p>
          </table:table-cell>
          <table:table-cell office:value-type="string" calcext:value-type="string">
            <text:p>VERONIQUE</text:p>
          </table:table-cell>
          <table:table-cell office:value-type="date" office:date-value="1983-06-30" calcext:value-type="date">
            <text:p>3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879" calcext:value-type="float">
            <text:p>12,8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373" calcext:value-type="float">
            <text:p>1019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UABC</text:p>
          </table:table-cell>
          <table:table-cell office:value-type="string" calcext:value-type="string">
            <text:p>STEPHIE</text:p>
          </table:table-cell>
          <table:table-cell office:value-type="date" office:date-value="1982-04-26" calcext:value-type="date">
            <text:p>26/04/198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670" calcext:value-type="float">
            <text:p>11267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BENOIT</text:p>
          </table:table-cell>
          <table:table-cell office:value-type="date" office:date-value="1971-07-25" calcext:value-type="date">
            <text:p>25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3636" calcext:value-type="float">
            <text:p>10363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BRAHIM</text:p>
          </table:table-cell>
          <table:table-cell office:value-type="date" office:date-value="1985-07-19" calcext:value-type="date">
            <text:p>19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017" calcext:value-type="float">
            <text:p>12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6940" calcext:value-type="float">
            <text:p>1117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NABC</text:p>
          </table:table-cell>
          <table:table-cell office:value-type="string" calcext:value-type="string">
            <text:p>OUISSAM</text:p>
          </table:table-cell>
          <table:table-cell office:value-type="date" office:date-value="1980-10-09" calcext:value-type="date">
            <text:p>0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144" calcext:value-type="float">
            <text:p>12,1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5675" calcext:value-type="float">
            <text:p>10205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NADIA</text:p>
          </table:table-cell>
          <table:table-cell office:value-type="date" office:date-value="1982-12-04" calcext:value-type="date">
            <text:p>0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664" calcext:value-type="float">
            <text:p>12,6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952" calcext:value-type="float">
            <text:p>10878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HKABC</text:p>
          </table:table-cell>
          <table:table-cell office:value-type="string" calcext:value-type="string">
            <text:p>MARINE</text:p>
          </table:table-cell>
          <table:table-cell office:value-type="date" office:date-value="1969-12-03" calcext:value-type="date">
            <text:p>0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2</text:p>
          </table:table-cell>
          <table:table-cell office:value-type="string" calcext:value-type="string">
            <text:p>Master1Pro INFOCO-CRH(AP)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44" calcext:value-type="float">
            <text:p>899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EABC</text:p>
          </table:table-cell>
          <table:table-cell office:value-type="string" calcext:value-type="string">
            <text:p>ANTOINE</text:p>
          </table:table-cell>
          <table:table-cell office:value-type="date" office:date-value="1973-05-09" calcext:value-type="date">
            <text:p>0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5.999" calcext:value-type="float">
            <text:p>5,9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35062" calcext:value-type="float">
            <text:p>9135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NAJIBA</text:p>
          </table:table-cell>
          <table:table-cell office:value-type="date" office:date-value="1982-09-08" calcext:value-type="date">
            <text:p>08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531" calcext:value-type="float">
            <text:p>13,5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2335" calcext:value-type="float">
            <text:p>10812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RIEM</text:p>
          </table:table-cell>
          <table:table-cell office:value-type="date" office:date-value="1971-11-28" calcext:value-type="date">
            <text:p>28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4.762" calcext:value-type="float">
            <text:p>14,7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5775" calcext:value-type="float">
            <text:p>9795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LEMAR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3240" calcext:value-type="float">
            <text:p>11123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HABC</text:p>
          </table:table-cell>
          <table:table-cell office:value-type="string" calcext:value-type="string">
            <text:p>FOUZIA</text:p>
          </table:table-cell>
          <table:table-cell office:value-type="date" office:date-value="1979-06-20" calcext:value-type="date">
            <text:p>20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812" calcext:value-type="float">
            <text:p>12,8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5255" calcext:value-type="float">
            <text:p>90952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74-09-11" calcext:value-type="date">
            <text:p>11/09/197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58" calcext:value-type="float">
            <text:p>1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5200" calcext:value-type="float">
            <text:p>1069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65-11-14" calcext:value-type="date">
            <text:p>14/11/19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63" calcext:value-type="float">
            <text:p>11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0116" calcext:value-type="float">
            <text:p>1095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79-04-21" calcext:value-type="date">
            <text:p>21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9.763" calcext:value-type="float">
            <text:p>9,7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8343" calcext:value-type="float">
            <text:p>9148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82-02-05" calcext:value-type="date">
            <text:p>05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635" calcext:value-type="float">
            <text:p>10,6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335" calcext:value-type="float">
            <text:p>10599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SARAH</text:p>
          </table:table-cell>
          <table:table-cell office:value-type="date" office:date-value="1972-04-18" calcext:value-type="date">
            <text:p>18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</text:p>
          </table:table-cell>
          <table:table-cell office:value-type="string" calcext:value-type="string">
            <text:p>Master2 Politiques editor</text:p>
          </table:table-cell>
          <table:table-cell office:value-type="float" office:value="12.764" calcext:value-type="float">
            <text:p>12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CABC</text:p>
          </table:table-cell>
          <table:table-cell office:value-type="string" calcext:value-type="string">
            <text:p>NAWAL</text:p>
          </table:table-cell>
          <table:table-cell office:value-type="date" office:date-value="1981-08-19" calcext:value-type="date">
            <text:p>1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1523" calcext:value-type="float">
            <text:p>91015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ILABC</text:p>
          </table:table-cell>
          <table:table-cell office:value-type="string" calcext:value-type="string">
            <text:p>JULIA</text:p>
          </table:table-cell>
          <table:table-cell office:value-type="date" office:date-value="1981-11-04" calcext:value-type="date">
            <text:p>0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275" calcext:value-type="float">
            <text:p>14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8180" calcext:value-type="float">
            <text:p>11148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ABC</text:p>
          </table:table-cell>
          <table:table-cell office:value-type="string" calcext:value-type="string">
            <text:p>CEDRIC</text:p>
          </table:table-cell>
          <table:table-cell office:value-type="date" office:date-value="1981-06-03" calcext:value-type="date">
            <text:p>0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102" calcext:value-type="float">
            <text:p>13,1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8979" calcext:value-type="float">
            <text:p>11268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LAURA</text:p>
          </table:table-cell>
          <table:table-cell office:value-type="date" office:date-value="1975-06-25" calcext:value-type="date">
            <text:p>25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9921" calcext:value-type="float">
            <text:p>9289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ALEXANDRE</text:p>
          </table:table-cell>
          <table:table-cell office:value-type="date" office:date-value="1977-10-28" calcext:value-type="date">
            <text:p>28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I2</text:p>
          </table:table-cell>
          <table:table-cell office:value-type="string" calcext:value-type="string">
            <text:p>INGENIEUR INFO an1 (AP)</text:p>
          </table:table-cell>
          <table:table-cell office:value-type="float" office:value="13.66" calcext:value-type="float">
            <text:p>13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195" calcext:value-type="float">
            <text:p>1076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LAETITIA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505" calcext:value-type="float">
            <text:p>9860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5-11-05" calcext:value-type="date">
            <text:p>0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297" calcext:value-type="float">
            <text:p>9249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3-10-03" calcext:value-type="date">
            <text:p>03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839234" calcext:value-type="float">
            <text:p>10839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VIABC</text:p>
          </table:table-cell>
          <table:table-cell office:value-type="string" calcext:value-type="string">
            <text:p>SEBASTIEN</text:p>
          </table:table-cell>
          <table:table-cell office:value-type="date" office:date-value="1982-12-29" calcext:value-type="date">
            <text:p>2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4.37" calcext:value-type="float">
            <text:p>14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6846" calcext:value-type="float">
            <text:p>10246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DABC</text:p>
          </table:table-cell>
          <table:table-cell office:value-type="string" calcext:value-type="string">
            <text:p>YOUSSEF</text:p>
          </table:table-cell>
          <table:table-cell office:value-type="date" office:date-value="1978-12-24" calcext:value-type="date">
            <text:p>24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738" calcext:value-type="float">
            <text:p>10,7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922" calcext:value-type="float">
            <text:p>9941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ZAABC</text:p>
          </table:table-cell>
          <table:table-cell office:value-type="string" calcext:value-type="string">
            <text:p>ERIC</text:p>
          </table:table-cell>
          <table:table-cell office:value-type="date" office:date-value="1982-07-08" calcext:value-type="date">
            <text:p>08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7599" calcext:value-type="float">
            <text:p>9337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79-03-18" calcext:value-type="date">
            <text:p>18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4290" calcext:value-type="float">
            <text:p>9814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66-04-23" calcext:value-type="date">
            <text:p>23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153" calcext:value-type="float">
            <text:p>10395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0-07-10" calcext:value-type="date">
            <text:p>10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441" calcext:value-type="float">
            <text:p>11,4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2-12-30" calcext:value-type="date">
            <text:p>30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397696" calcext:value-type="float">
            <text:p>10397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ANABC</text:p>
          </table:table-cell>
          <table:table-cell office:value-type="string" calcext:value-type="string">
            <text:p>SARAH</text:p>
          </table:table-cell>
          <table:table-cell office:value-type="date" office:date-value="1974-01-01" calcext:value-type="date">
            <text:p>0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839" calcext:value-type="float">
            <text:p>10758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8005" calcext:value-type="float">
            <text:p>1059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82-05-18" calcext:value-type="date">
            <text:p>18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386636" calcext:value-type="float">
            <text:p>11386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SABC</text:p>
          </table:table-cell>
          <table:table-cell office:value-type="string" calcext:value-type="string">
            <text:p>MELODIE</text:p>
          </table:table-cell>
          <table:table-cell office:value-type="date" office:date-value="1969-02-28" calcext:value-type="date">
            <text:p>28/02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8538" calcext:value-type="float">
            <text:p>8918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EABC</text:p>
          </table:table-cell>
          <table:table-cell office:value-type="string" calcext:value-type="string">
            <text:p>JUSTINE</text:p>
          </table:table-cell>
          <table:table-cell office:value-type="date" office:date-value="1986-05-28" calcext:value-type="date">
            <text:p>2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6" calcext:value-type="float">
            <text:p>10,356</text:p>
          </table:table-cell>
          <table:table-cell office:value-type="string" calcext:value-type="string">
            <text:p>ADMC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25514" calcext:value-type="float">
            <text:p>9125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ANNA</text:p>
          </table:table-cell>
          <table:table-cell office:value-type="date" office:date-value="1974-04-04" calcext:value-type="date">
            <text:p>04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2258" calcext:value-type="float">
            <text:p>9172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EABC</text:p>
          </table:table-cell>
          <table:table-cell office:value-type="string" calcext:value-type="string">
            <text:p>LOTFI</text:p>
          </table:table-cell>
          <table:table-cell office:value-type="date" office:date-value="1975-11-10" calcext:value-type="date">
            <text:p>10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327" calcext:value-type="float">
            <text:p>10,3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8071" calcext:value-type="float">
            <text:p>11008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LABC</text:p>
          </table:table-cell>
          <table:table-cell office:value-type="string" calcext:value-type="string">
            <text:p>NURBANU</text:p>
          </table:table-cell>
          <table:table-cell office:value-type="date" office:date-value="1967-07-01" calcext:value-type="date">
            <text:p>01/07/196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6939" calcext:value-type="float">
            <text:p>899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4-09-08" calcext:value-type="date">
            <text:p>08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323" calcext:value-type="float">
            <text:p>5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1239" calcext:value-type="float">
            <text:p>967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3-03-18" calcext:value-type="date">
            <text:p>18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907" calcext:value-type="float">
            <text:p>11485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DINH, QUOC, TUAN</text:p>
          </table:table-cell>
          <table:table-cell office:value-type="date" office:date-value="1971-04-21" calcext:value-type="date">
            <text:p>21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696" calcext:value-type="float">
            <text:p>1058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AABC</text:p>
          </table:table-cell>
          <table:table-cell office:value-type="string" calcext:value-type="string">
            <text:p>MAUREEN</text:p>
          </table:table-cell>
          <table:table-cell office:value-type="date" office:date-value="1980-07-20" calcext:value-type="date">
            <text:p>2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858" calcext:value-type="float">
            <text:p>10,8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693" calcext:value-type="float">
            <text:p>9733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CRABC</text:p>
          </table:table-cell>
          <table:table-cell office:value-type="string" calcext:value-type="string">
            <text:p>MATHILDE</text:p>
          </table:table-cell>
          <table:table-cell office:value-type="date" office:date-value="1979-09-06" calcext:value-type="date">
            <text:p>06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754" calcext:value-type="float">
            <text:p>11208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YOHANN</text:p>
          </table:table-cell>
          <table:table-cell office:value-type="date" office:date-value="1981-05-26" calcext:value-type="date">
            <text:p>2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24" calcext:value-type="float">
            <text:p>11318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OABC</text:p>
          </table:table-cell>
          <table:table-cell office:value-type="string" calcext:value-type="string">
            <text:p>SIHAM</text:p>
          </table:table-cell>
          <table:table-cell office:value-type="date" office:date-value="1966-12-04" calcext:value-type="date">
            <text:p>04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660" calcext:value-type="float">
            <text:p>9897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UABC</text:p>
          </table:table-cell>
          <table:table-cell office:value-type="string" calcext:value-type="string">
            <text:p>PYRENE</text:p>
          </table:table-cell>
          <table:table-cell office:value-type="date" office:date-value="1975-12-28" calcext:value-type="date">
            <text:p>28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TH</text:p>
          </table:table-cell>
          <table:table-cell office:value-type="string" calcext:value-type="string">
            <text:p>Master1 Ethologie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5024" calcext:value-type="float">
            <text:p>911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JAABC</text:p>
          </table:table-cell>
          <table:table-cell office:value-type="string" calcext:value-type="string">
            <text:p>MOURAD</text:p>
          </table:table-cell>
          <table:table-cell office:value-type="date" office:date-value="1986-03-23" calcext:value-type="date">
            <text:p>2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419018" calcext:value-type="float">
            <text:p>104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KEVIN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270757" calcext:value-type="float">
            <text:p>10270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DAVID</text:p>
          </table:table-cell>
          <table:table-cell office:value-type="date" office:date-value="1974-04-20" calcext:value-type="date">
            <text:p>2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825042" calcext:value-type="float">
            <text:p>10825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CHABC</text:p>
          </table:table-cell>
          <table:table-cell office:value-type="string" calcext:value-type="string">
            <text:p>MARINA</text:p>
          </table:table-cell>
          <table:table-cell office:value-type="date" office:date-value="1982-06-13" calcext:value-type="date">
            <text:p>13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845" calcext:value-type="float">
            <text:p>12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1674" calcext:value-type="float">
            <text:p>9371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EABC</text:p>
          </table:table-cell>
          <table:table-cell office:value-type="string" calcext:value-type="string">
            <text:p>SANDRA</text:p>
          </table:table-cell>
          <table:table-cell office:value-type="date" office:date-value="1982-03-16" calcext:value-type="date">
            <text:p>16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137279" calcext:value-type="float">
            <text:p>9137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OABC</text:p>
          </table:table-cell>
          <table:table-cell office:value-type="string" calcext:value-type="string">
            <text:p>FLORIAN</text:p>
          </table:table-cell>
          <table:table-cell office:value-type="date" office:date-value="1968-11-09" calcext:value-type="date">
            <text:p>09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91565" calcext:value-type="float">
            <text:p>11091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BC</text:p>
          </table:table-cell>
          <table:table-cell office:value-type="string" calcext:value-type="string">
            <text:p>ANNE-CLAIRE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52" calcext:value-type="float">
            <text:p>10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1539" calcext:value-type="float">
            <text:p>9381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RUDY</text:p>
          </table:table-cell>
          <table:table-cell office:value-type="date" office:date-value="1976-10-21" calcext:value-type="date">
            <text:p>2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563" calcext:value-type="float">
            <text:p>10765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TEPHANIE</text:p>
          </table:table-cell>
          <table:table-cell office:value-type="date" office:date-value="1972-01-10" calcext:value-type="date">
            <text:p>10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496" calcext:value-type="float">
            <text:p>10395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3-05-10" calcext:value-type="date">
            <text:p>1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0.634" calcext:value-type="float">
            <text:p>0,6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557" calcext:value-type="float">
            <text:p>9492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1-10-16" calcext:value-type="date">
            <text:p>16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277" calcext:value-type="float">
            <text:p>9141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752" calcext:value-type="float">
            <text:p>10971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256" calcext:value-type="float">
            <text:p>7,2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7304" calcext:value-type="float">
            <text:p>10997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UABC</text:p>
          </table:table-cell>
          <table:table-cell office:value-type="string" calcext:value-type="string">
            <text:p>LAURA</text:p>
          </table:table-cell>
          <table:table-cell office:value-type="date" office:date-value="1970-10-29" calcext:value-type="date">
            <text:p>29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54" calcext:value-type="float">
            <text:p>11,5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458867" calcext:value-type="float">
            <text:p>94588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BABC</text:p>
          </table:table-cell>
          <table:table-cell office:value-type="string" calcext:value-type="string">
            <text:p>TOUFIK</text:p>
          </table:table-cell>
          <table:table-cell office:value-type="date" office:date-value="1966-02-27" calcext:value-type="date">
            <text:p>2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0935" calcext:value-type="float">
            <text:p>10510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STEPHANE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22" calcext:value-type="float">
            <text:p>16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1406" calcext:value-type="float">
            <text:p>9041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CABC</text:p>
          </table:table-cell>
          <table:table-cell office:value-type="string" calcext:value-type="string">
            <text:p>REMY</text:p>
          </table:table-cell>
          <table:table-cell office:value-type="date" office:date-value="1985-06-14" calcext:value-type="date">
            <text:p>1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24709" calcext:value-type="float">
            <text:p>11324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AMELIE</text:p>
          </table:table-cell>
          <table:table-cell office:value-type="date" office:date-value="1966-12-02" calcext:value-type="date">
            <text:p>02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144177" calcext:value-type="float">
            <text:p>10144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CHLOE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406324" calcext:value-type="float">
            <text:p>9406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MSABC</text:p>
          </table:table-cell>
          <table:table-cell office:value-type="string" calcext:value-type="string">
            <text:p>ANTONI</text:p>
          </table:table-cell>
          <table:table-cell office:value-type="date" office:date-value="1968-09-11" calcext:value-type="date">
            <text:p>11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687" calcext:value-type="float">
            <text:p>12,6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976" calcext:value-type="float">
            <text:p>1028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MABC</text:p>
          </table:table-cell>
          <table:table-cell office:value-type="string" calcext:value-type="string">
            <text:p>SIDY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103" calcext:value-type="float">
            <text:p>1135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72-05-27" calcext:value-type="date">
            <text:p>27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68" calcext:value-type="float">
            <text:p>9,5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2465" calcext:value-type="float">
            <text:p>9742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87-02-05" calcext:value-type="date">
            <text:p>05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35" calcext:value-type="float">
            <text:p>10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5260" calcext:value-type="float">
            <text:p>10745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ONGABC</text:p>
          </table:table-cell>
          <table:table-cell office:value-type="string" calcext:value-type="string">
            <text:p>PAUL</text:p>
          </table:table-cell>
          <table:table-cell office:value-type="date" office:date-value="1971-05-07" calcext:value-type="date">
            <text:p>07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2.882" calcext:value-type="float">
            <text:p>12,8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0617" calcext:value-type="float">
            <text:p>9390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BHAVANABEN</text:p>
          </table:table-cell>
          <table:table-cell office:value-type="date" office:date-value="1976-05-22" calcext:value-type="date">
            <text:p>22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3</text:p>
          </table:table-cell>
          <table:table-cell office:value-type="string" calcext:value-type="string">
            <text:p>LIC PRO SIL sp. GL (FC)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0582" calcext:value-type="float">
            <text:p>9000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0-09-22" calcext:value-type="date">
            <text:p>22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594" calcext:value-type="float">
            <text:p>8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8924" calcext:value-type="float">
            <text:p>9238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6-12-24" calcext:value-type="date">
            <text:p>2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591" calcext:value-type="float">
            <text:p>10322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SARAH</text:p>
          </table:table-cell>
          <table:table-cell office:value-type="date" office:date-value="1979-09-08" calcext:value-type="date">
            <text:p>08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501" calcext:value-type="float">
            <text:p>12,5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8391" calcext:value-type="float">
            <text:p>1129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LABC</text:p>
          </table:table-cell>
          <table:table-cell office:value-type="string" calcext:value-type="string">
            <text:p>ANTOINE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944" calcext:value-type="float">
            <text:p>10409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HUABC</text:p>
          </table:table-cell>
          <table:table-cell office:value-type="string" calcext:value-type="string">
            <text:p>LOVEPRIT</text:p>
          </table:table-cell>
          <table:table-cell office:value-type="date" office:date-value="1976-05-24" calcext:value-type="date">
            <text:p>2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76" calcext:value-type="float">
            <text:p>12,7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007414" calcext:value-type="float">
            <text:p>1000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DEABC</text:p>
          </table:table-cell>
          <table:table-cell office:value-type="string" calcext:value-type="string">
            <text:p>ANGELIQUE</text:p>
          </table:table-cell>
          <table:table-cell office:value-type="date" office:date-value="1987-03-27" calcext:value-type="date">
            <text:p>27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7632" calcext:value-type="float">
            <text:p>9087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COUABC</text:p>
          </table:table-cell>
          <table:table-cell office:value-type="string" calcext:value-type="string">
            <text:p>JULIEN</text:p>
          </table:table-cell>
          <table:table-cell office:value-type="date" office:date-value="1967-10-29" calcext:value-type="date">
            <text:p>29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PI</text:p>
          </table:table-cell>
          <table:table-cell office:value-type="string" calcext:value-type="string">
            <text:p>Master2 Math Fondamentale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19211" calcext:value-type="float">
            <text:p>10219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AURELIE</text:p>
          </table:table-cell>
          <table:table-cell office:value-type="date" office:date-value="1983-03-08" calcext:value-type="date">
            <text:p>08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06" calcext:value-type="float">
            <text:p>10,06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763463" calcext:value-type="float">
            <text:p>97634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REABC</text:p>
          </table:table-cell>
          <table:table-cell office:value-type="string" calcext:value-type="string">
            <text:p>ABIGAYIL</text:p>
          </table:table-cell>
          <table:table-cell office:value-type="date" office:date-value="1983-08-28" calcext:value-type="date">
            <text:p>28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635" calcext:value-type="float">
            <text:p>11313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BASTIEN</text:p>
          </table:table-cell>
          <table:table-cell office:value-type="date" office:date-value="1984-10-20" calcext:value-type="date">
            <text:p>20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94546" calcext:value-type="float">
            <text:p>9694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0030787" calcext:value-type="float">
            <text:p>10030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73-05-16" calcext:value-type="date">
            <text:p>16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7521" calcext:value-type="float">
            <text:p>10217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BOABC</text:p>
          </table:table-cell>
          <table:table-cell office:value-type="string" calcext:value-type="string">
            <text:p>DEBORAH</text:p>
          </table:table-cell>
          <table:table-cell office:value-type="date" office:date-value="1969-10-14" calcext:value-type="date">
            <text:p>1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5532" calcext:value-type="float">
            <text:p>10995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BC</text:p>
          </table:table-cell>
          <table:table-cell office:value-type="string" calcext:value-type="string">
            <text:p>MARION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5618" calcext:value-type="float">
            <text:p>9625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0323687" calcext:value-type="float">
            <text:p>10323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73-12-05" calcext:value-type="date">
            <text:p>05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9791" calcext:value-type="float">
            <text:p>10949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085" calcext:value-type="float">
            <text:p>6,0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6106" calcext:value-type="float">
            <text:p>1043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80-05-10" calcext:value-type="date">
            <text:p>1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775" calcext:value-type="float">
            <text:p>6,7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2722" calcext:value-type="float">
            <text:p>96427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WAHIBA</text:p>
          </table:table-cell>
          <table:table-cell office:value-type="date" office:date-value="1967-08-02" calcext:value-type="date">
            <text:p>02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39362" calcext:value-type="float">
            <text:p>9439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MARC</text:p>
          </table:table-cell>
          <table:table-cell office:value-type="date" office:date-value="1965-09-24" calcext:value-type="date">
            <text:p>24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47785" calcext:value-type="float">
            <text:p>10147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ABC</text:p>
          </table:table-cell>
          <table:table-cell office:value-type="string" calcext:value-type="string">
            <text:p>BERGINE</text:p>
          </table:table-cell>
          <table:table-cell office:value-type="date" office:date-value="1982-07-29" calcext:value-type="date">
            <text:p>29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76351" calcext:value-type="float">
            <text:p>9576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IABC</text:p>
          </table:table-cell>
          <table:table-cell office:value-type="string" calcext:value-type="string">
            <text:p>AURELIA</text:p>
          </table:table-cell>
          <table:table-cell office:value-type="date" office:date-value="1978-12-31" calcext:value-type="date">
            <text:p>31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66" calcext:value-type="float">
            <text:p>9287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6-03-29" calcext:value-type="date">
            <text:p>29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10575269" calcext:value-type="float">
            <text:p>10575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4-04-30" calcext:value-type="date">
            <text:p>3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6050" calcext:value-type="float">
            <text:p>10426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RAJAE</text:p>
          </table:table-cell>
          <table:table-cell office:value-type="date" office:date-value="1967-09-16" calcext:value-type="date">
            <text:p>1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492" calcext:value-type="float">
            <text:p>12,4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90" calcext:value-type="float">
            <text:p>9728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GAELLE</text:p>
          </table:table-cell>
          <table:table-cell office:value-type="date" office:date-value="1979-07-20" calcext:value-type="date">
            <text:p>2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9962" calcext:value-type="float">
            <text:p>10549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2-02-07" calcext:value-type="date">
            <text:p>07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23" calcext:value-type="float">
            <text:p>7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75760" calcext:value-type="float">
            <text:p>10175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3-03-13" calcext:value-type="date">
            <text:p>13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4972" calcext:value-type="float">
            <text:p>1084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119" calcext:value-type="float">
            <text:p>8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1357" calcext:value-type="float">
            <text:p>9841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69-11-03" calcext:value-type="date">
            <text:p>0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653" calcext:value-type="float">
            <text:p>9,6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1322" calcext:value-type="float">
            <text:p>9821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PABC</text:p>
          </table:table-cell>
          <table:table-cell office:value-type="string" calcext:value-type="string">
            <text:p>DOMINIQUE</text:p>
          </table:table-cell>
          <table:table-cell office:value-type="date" office:date-value="1982-07-01" calcext:value-type="date">
            <text:p>0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J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194492" calcext:value-type="float">
            <text:p>11194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CLEMENCE</text:p>
          </table:table-cell>
          <table:table-cell office:value-type="date" office:date-value="1969-03-10" calcext:value-type="date">
            <text:p>10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587765" calcext:value-type="float">
            <text:p>9587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EABC</text:p>
          </table:table-cell>
          <table:table-cell office:value-type="string" calcext:value-type="string">
            <text:p>LUCILE</text:p>
          </table:table-cell>
          <table:table-cell office:value-type="date" office:date-value="1981-10-29" calcext:value-type="date">
            <text:p>29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037" calcext:value-type="float">
            <text:p>10216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RABC</text:p>
          </table:table-cell>
          <table:table-cell office:value-type="string" calcext:value-type="string">
            <text:p>IRAM</text:p>
          </table:table-cell>
          <table:table-cell office:value-type="date" office:date-value="1972-07-30" calcext:value-type="date">
            <text:p>30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TI</text:p>
          </table:table-cell>
          <table:table-cell office:value-type="string" calcext:value-type="string">
            <text:p>Master2Pro MTI</text:p>
          </table:table-cell>
          <table:table-cell office:value-type="float" office:value="16.095" calcext:value-type="float">
            <text:p>16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6322" calcext:value-type="float">
            <text:p>11476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EABC</text:p>
          </table:table-cell>
          <table:table-cell office:value-type="string" calcext:value-type="string">
            <text:p>NAIMA</text:p>
          </table:table-cell>
          <table:table-cell office:value-type="date" office:date-value="1976-08-04" calcext:value-type="date">
            <text:p>04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6.929" calcext:value-type="float">
            <text:p>6,9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507" calcext:value-type="float">
            <text:p>9762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OABC</text:p>
          </table:table-cell>
          <table:table-cell office:value-type="string" calcext:value-type="string">
            <text:p>BRICE</text:p>
          </table:table-cell>
          <table:table-cell office:value-type="date" office:date-value="1969-03-05" calcext:value-type="date">
            <text:p>0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04" calcext:value-type="float">
            <text:p>11,04</text:p>
          </table:table-cell>
          <table:table-cell office:value-type="string" calcext:value-type="string">
            <text:p>ADM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0755976" calcext:value-type="float">
            <text:p>10755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IABC</text:p>
          </table:table-cell>
          <table:table-cell office:value-type="string" calcext:value-type="string">
            <text:p>JORGE</text:p>
          </table:table-cell>
          <table:table-cell office:value-type="date" office:date-value="1967-03-14" calcext:value-type="date">
            <text:p>14/03/196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412" calcext:value-type="float">
            <text:p>10520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CAKABC</text:p>
          </table:table-cell>
          <table:table-cell office:value-type="string" calcext:value-type="string">
            <text:p>SELMA</text:p>
          </table:table-cell>
          <table:table-cell office:value-type="date" office:date-value="1967-11-25" calcext:value-type="date">
            <text:p>25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91" calcext:value-type="float">
            <text:p>10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0196" calcext:value-type="float">
            <text:p>1043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SABC</text:p>
          </table:table-cell>
          <table:table-cell office:value-type="string" calcext:value-type="string">
            <text:p>SABRINA</text:p>
          </table:table-cell>
          <table:table-cell office:value-type="date" office:date-value="1986-02-04" calcext:value-type="date">
            <text:p>04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391" calcext:value-type="float">
            <text:p>953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SOFIAN</text:p>
          </table:table-cell>
          <table:table-cell office:value-type="date" office:date-value="1981-07-30" calcext:value-type="date">
            <text:p>30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809" calcext:value-type="float">
            <text:p>10,8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779" calcext:value-type="float">
            <text:p>11084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OABC</text:p>
          </table:table-cell>
          <table:table-cell office:value-type="string" calcext:value-type="string">
            <text:p>MOHAMED</text:p>
          </table:table-cell>
          <table:table-cell office:value-type="date" office:date-value="1976-09-01" calcext:value-type="date">
            <text:p>01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77774" calcext:value-type="float">
            <text:p>9877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EABC</text:p>
          </table:table-cell>
          <table:table-cell office:value-type="string" calcext:value-type="string">
            <text:p>FRANCK</text:p>
          </table:table-cell>
          <table:table-cell office:value-type="date" office:date-value="1985-06-12" calcext:value-type="date">
            <text:p>12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567833" calcext:value-type="float">
            <text:p>95678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YIKABC</text:p>
          </table:table-cell>
          <table:table-cell office:value-type="string" calcext:value-type="string">
            <text:p>MEHTAP</text:p>
          </table:table-cell>
          <table:table-cell office:value-type="date" office:date-value="1972-03-21" calcext:value-type="date">
            <text:p>2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2589" calcext:value-type="float">
            <text:p>10632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NASSIMA</text:p>
          </table:table-cell>
          <table:table-cell office:value-type="date" office:date-value="1974-10-10" calcext:value-type="date">
            <text:p>10/10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GEO</text:p>
          </table:table-cell>
          <table:table-cell office:value-type="string" calcext:value-type="string">
            <text:p>Lic Hist-Geo an3 Geograph</text:p>
          </table:table-cell>
          <table:table-cell office:value-type="float" office:value="12.003" calcext:value-type="float">
            <text:p>12,0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8801" calcext:value-type="float">
            <text:p>10558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AABC</text:p>
          </table:table-cell>
          <table:table-cell office:value-type="string" calcext:value-type="string">
            <text:p>LAETITIA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L</text:p>
          </table:table-cell>
          <table:table-cell office:value-type="string" calcext:value-type="string">
            <text:p>Master1 Metiers ensg LM</text:p>
          </table:table-cell>
          <table:table-cell office:value-type="float" office:value="15.095" calcext:value-type="float">
            <text:p>15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9742" calcext:value-type="float">
            <text:p>11479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JABC</text:p>
          </table:table-cell>
          <table:table-cell office:value-type="string" calcext:value-type="string">
            <text:p>SABRINA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811" calcext:value-type="float">
            <text:p>13,8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756" calcext:value-type="float">
            <text:p>959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67-07-10" calcext:value-type="date">
            <text:p>10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419606" calcext:value-type="float">
            <text:p>10419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767" calcext:value-type="float">
            <text:p>10709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KADIA</text:p>
          </table:table-cell>
          <table:table-cell office:value-type="date" office:date-value="1979-07-27" calcext:value-type="date">
            <text:p>27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658" calcext:value-type="float">
            <text:p>10,6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251" calcext:value-type="float">
            <text:p>948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NAVILA</text:p>
          </table:table-cell>
          <table:table-cell office:value-type="date" office:date-value="1979-01-28" calcext:value-type="date">
            <text:p>2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1.776" calcext:value-type="float">
            <text:p>11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5606" calcext:value-type="float">
            <text:p>10755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I-ABC</text:p>
          </table:table-cell>
          <table:table-cell office:value-type="string" calcext:value-type="string">
            <text:p>VIVIEN</text:p>
          </table:table-cell>
          <table:table-cell office:value-type="date" office:date-value="1981-09-15" calcext:value-type="date">
            <text:p>1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2482" calcext:value-type="float">
            <text:p>10012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IABC</text:p>
          </table:table-cell>
          <table:table-cell office:value-type="string" calcext:value-type="string">
            <text:p>ALEXIS</text:p>
          </table:table-cell>
          <table:table-cell office:value-type="date" office:date-value="1975-05-12" calcext:value-type="date">
            <text:p>1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613" calcext:value-type="float">
            <text:p>11,6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6795" calcext:value-type="float">
            <text:p>10596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MARIE-JULIE</text:p>
          </table:table-cell>
          <table:table-cell office:value-type="date" office:date-value="1970-03-31" calcext:value-type="date">
            <text:p>31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9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87" calcext:value-type="float">
            <text:p>8971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76-05-19" calcext:value-type="date">
            <text:p>19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8229" calcext:value-type="float">
            <text:p>10288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66-07-11" calcext:value-type="date">
            <text:p>11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833" calcext:value-type="float">
            <text:p>7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49773" calcext:value-type="float">
            <text:p>9949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ABDOUL-MOHAMED</text:p>
          </table:table-cell>
          <table:table-cell office:value-type="date" office:date-value="1970-11-06" calcext:value-type="date">
            <text:p>0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775" calcext:value-type="float">
            <text:p>12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1407" calcext:value-type="float">
            <text:p>10401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ACABC</text:p>
          </table:table-cell>
          <table:table-cell office:value-type="string" calcext:value-type="string">
            <text:p>AUDREY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741" calcext:value-type="float">
            <text:p>10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0526" calcext:value-type="float">
            <text:p>10660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85-11-22" calcext:value-type="date">
            <text:p>22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938" calcext:value-type="float">
            <text:p>8,9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4799" calcext:value-type="float">
            <text:p>1061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78-06-15" calcext:value-type="date">
            <text:p>1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7230" calcext:value-type="float">
            <text:p>99072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AABC</text:p>
          </table:table-cell>
          <table:table-cell office:value-type="string" calcext:value-type="string">
            <text:p>AURELIE</text:p>
          </table:table-cell>
          <table:table-cell office:value-type="date" office:date-value="1979-01-20" calcext:value-type="date">
            <text:p>2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651" calcext:value-type="float">
            <text:p>10,6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3157" calcext:value-type="float">
            <text:p>9203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82-06-21" calcext:value-type="date">
            <text:p>2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021" calcext:value-type="float">
            <text:p>9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1907" calcext:value-type="float">
            <text:p>112419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78-12-03" calcext:value-type="date">
            <text:p>0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05" calcext:value-type="float">
            <text:p>9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33093" calcext:value-type="float">
            <text:p>10233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70-01-23" calcext:value-type="date">
            <text:p>23/01/1970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95983" calcext:value-type="float">
            <text:p>9895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900573" calcext:value-type="float">
            <text:p>10900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ELODIE</text:p>
          </table:table-cell>
          <table:table-cell office:value-type="date" office:date-value="1967-11-30" calcext:value-type="date">
            <text:p>3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907" calcext:value-type="float">
            <text:p>12,9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2079" calcext:value-type="float">
            <text:p>9032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IABC</text:p>
          </table:table-cell>
          <table:table-cell office:value-type="string" calcext:value-type="string">
            <text:p>DEBORAH</text:p>
          </table:table-cell>
          <table:table-cell office:value-type="date" office:date-value="1969-08-28" calcext:value-type="date">
            <text:p>2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142" calcext:value-type="float">
            <text:p>9730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RABC</text:p>
          </table:table-cell>
          <table:table-cell office:value-type="string" calcext:value-type="string">
            <text:p>VANESSA</text:p>
          </table:table-cell>
          <table:table-cell office:value-type="date" office:date-value="1983-01-28" calcext:value-type="date">
            <text:p>28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16" calcext:value-type="float">
            <text:p>1041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EABC</text:p>
          </table:table-cell>
          <table:table-cell office:value-type="string" calcext:value-type="string">
            <text:p>ELSA</text:p>
          </table:table-cell>
          <table:table-cell office:value-type="date" office:date-value="1973-08-16" calcext:value-type="date">
            <text:p>1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6085" calcext:value-type="float">
            <text:p>9166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RYABC</text:p>
          </table:table-cell>
          <table:table-cell office:value-type="string" calcext:value-type="string">
            <text:p>COLLINE</text:p>
          </table:table-cell>
          <table:table-cell office:value-type="date" office:date-value="1983-03-10" calcext:value-type="date">
            <text:p>10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0172" calcext:value-type="float">
            <text:p>9980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VABC</text:p>
          </table:table-cell>
          <table:table-cell office:value-type="string" calcext:value-type="string">
            <text:p>CHARLOTTE</text:p>
          </table:table-cell>
          <table:table-cell office:value-type="date" office:date-value="1970-02-01" calcext:value-type="date">
            <text:p>01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4729" calcext:value-type="float">
            <text:p>11124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NELLY</text:p>
          </table:table-cell>
          <table:table-cell office:value-type="date" office:date-value="1983-07-06" calcext:value-type="date">
            <text:p>06/07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3.264" calcext:value-type="float">
            <text:p>13,2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0473" calcext:value-type="float">
            <text:p>1089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AURORE</text:p>
          </table:table-cell>
          <table:table-cell office:value-type="date" office:date-value="1977-09-16" calcext:value-type="date">
            <text:p>16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6363" calcext:value-type="float">
            <text:p>9486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RABC</text:p>
          </table:table-cell>
          <table:table-cell office:value-type="string" calcext:value-type="string">
            <text:p>VANIA</text:p>
          </table:table-cell>
          <table:table-cell office:value-type="date" office:date-value="1984-01-10" calcext:value-type="date">
            <text:p>10/01/198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717" calcext:value-type="float">
            <text:p>10,7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6920" calcext:value-type="float">
            <text:p>10266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BC</text:p>
          </table:table-cell>
          <table:table-cell office:value-type="string" calcext:value-type="string">
            <text:p>WALID</text:p>
          </table:table-cell>
          <table:table-cell office:value-type="date" office:date-value="1979-06-24" calcext:value-type="date">
            <text:p>24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GEO</text:p>
          </table:table-cell>
          <table:table-cell office:value-type="string" calcext:value-type="string">
            <text:p>Lic Hist-Geo an1 Geogra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6654" calcext:value-type="float">
            <text:p>10896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AABC</text:p>
          </table:table-cell>
          <table:table-cell office:value-type="string" calcext:value-type="string">
            <text:p>GAELLE</text:p>
          </table:table-cell>
          <table:table-cell office:value-type="date" office:date-value="1970-11-21" calcext:value-type="date">
            <text:p>21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4560" calcext:value-type="float">
            <text:p>10414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3.935" calcext:value-type="float">
            <text:p>3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4941" calcext:value-type="float">
            <text:p>10244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66-06-20" calcext:value-type="date">
            <text:p>20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766" calcext:value-type="float">
            <text:p>10,7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681" calcext:value-type="float">
            <text:p>9473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JENNIFER</text:p>
          </table:table-cell>
          <table:table-cell office:value-type="date" office:date-value="1984-04-01" calcext:value-type="date">
            <text:p>01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885" calcext:value-type="float">
            <text:p>897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641" calcext:value-type="float">
            <text:p>10,6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20332" calcext:value-type="float">
            <text:p>10720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67-06-27" calcext:value-type="date">
            <text:p>27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7506" calcext:value-type="float">
            <text:p>10847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YOHAN</text:p>
          </table:table-cell>
          <table:table-cell office:value-type="date" office:date-value="1983-11-06" calcext:value-type="date">
            <text:p>06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688" calcext:value-type="float">
            <text:p>10275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DJABC</text:p>
          </table:table-cell>
          <table:table-cell office:value-type="string" calcext:value-type="string">
            <text:p>MARIE NOELLE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1.469" calcext:value-type="float">
            <text:p>11,4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48" calcext:value-type="float">
            <text:p>9526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DAABC</text:p>
          </table:table-cell>
          <table:table-cell office:value-type="string" calcext:value-type="string">
            <text:p>KARIM</text:p>
          </table:table-cell>
          <table:table-cell office:value-type="date" office:date-value="1973-12-28" calcext:value-type="date">
            <text:p>2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6809" calcext:value-type="float">
            <text:p>10406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RAABC</text:p>
          </table:table-cell>
          <table:table-cell office:value-type="string" calcext:value-type="string">
            <text:p>NADIA</text:p>
          </table:table-cell>
          <table:table-cell office:value-type="date" office:date-value="1971-04-29" calcext:value-type="date">
            <text:p>29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9017" calcext:value-type="float">
            <text:p>9549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MOULY</text:p>
          </table:table-cell>
          <table:table-cell office:value-type="date" office:date-value="1985-06-09" calcext:value-type="date">
            <text:p>09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5" calcext:value-type="float">
            <text:p>10,2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2710" calcext:value-type="float">
            <text:p>10792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ABC</text:p>
          </table:table-cell>
          <table:table-cell office:value-type="string" calcext:value-type="string">
            <text:p>THIBAUT</text:p>
          </table:table-cell>
          <table:table-cell office:value-type="date" office:date-value="1967-04-03" calcext:value-type="date">
            <text:p>03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7880" calcext:value-type="float">
            <text:p>1047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SOKKHASSAK</text:p>
          </table:table-cell>
          <table:table-cell office:value-type="date" office:date-value="1972-09-06" calcext:value-type="date">
            <text:p>06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616866" calcext:value-type="float">
            <text:p>1061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RABC</text:p>
          </table:table-cell>
          <table:table-cell office:value-type="string" calcext:value-type="string">
            <text:p>FARID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908" calcext:value-type="float">
            <text:p>933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 ABC</text:p>
          </table:table-cell>
          <table:table-cell office:value-type="string" calcext:value-type="string">
            <text:p>KOMEL</text:p>
          </table:table-cell>
          <table:table-cell office:value-type="date" office:date-value="1975-12-15" calcext:value-type="date">
            <text:p>15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403" calcext:value-type="float">
            <text:p>9709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TABC</text:p>
          </table:table-cell>
          <table:table-cell office:value-type="string" calcext:value-type="string">
            <text:p>SONIA</text:p>
          </table:table-cell>
          <table:table-cell office:value-type="date" office:date-value="1975-09-23" calcext:value-type="date">
            <text:p>23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1423" calcext:value-type="float">
            <text:p>9641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EABC</text:p>
          </table:table-cell>
          <table:table-cell office:value-type="string" calcext:value-type="string">
            <text:p>SANDY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389" calcext:value-type="float">
            <text:p>12,3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5367" calcext:value-type="float">
            <text:p>1112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SALMO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4318" calcext:value-type="float">
            <text:p>9444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OABC</text:p>
          </table:table-cell>
          <table:table-cell office:value-type="string" calcext:value-type="string">
            <text:p>MANON</text:p>
          </table:table-cell>
          <table:table-cell office:value-type="date" office:date-value="1966-02-16" calcext:value-type="date">
            <text:p>16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180" calcext:value-type="float">
            <text:p>10248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PIABC</text:p>
          </table:table-cell>
          <table:table-cell office:value-type="string" calcext:value-type="string">
            <text:p>CAROLINE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2858" calcext:value-type="float">
            <text:p>106628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AABC</text:p>
          </table:table-cell>
          <table:table-cell office:value-type="string" calcext:value-type="string">
            <text:p>SARAH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69" calcext:value-type="float">
            <text:p>12,1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62" calcext:value-type="float">
            <text:p>9570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ASTA</text:p>
          </table:table-cell>
          <table:table-cell office:value-type="date" office:date-value="1974-12-28" calcext:value-type="date">
            <text:p>2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4515" calcext:value-type="float">
            <text:p>10084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KATARIN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11" calcext:value-type="float">
            <text:p>10,5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3889" calcext:value-type="float">
            <text:p>9523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JESSICA</text:p>
          </table:table-cell>
          <table:table-cell office:value-type="date" office:date-value="1976-02-12" calcext:value-type="date">
            <text:p>12/02/197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77" calcext:value-type="float">
            <text:p>14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49" calcext:value-type="float">
            <text:p>11285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UVABC</text:p>
          </table:table-cell>
          <table:table-cell office:value-type="string" calcext:value-type="string">
            <text:p>YVES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904360" calcext:value-type="float">
            <text:p>9904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VABC</text:p>
          </table:table-cell>
          <table:table-cell office:value-type="string" calcext:value-type="string">
            <text:p>SIMON</text:p>
          </table:table-cell>
          <table:table-cell office:value-type="date" office:date-value="1987-08-11" calcext:value-type="date">
            <text:p>11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5.697" calcext:value-type="float">
            <text:p>15,6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0836" calcext:value-type="float">
            <text:p>1143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NABC</text:p>
          </table:table-cell>
          <table:table-cell office:value-type="string" calcext:value-type="string">
            <text:p>ABDELKRIM</text:p>
          </table:table-cell>
          <table:table-cell office:value-type="date" office:date-value="1978-08-28" calcext:value-type="date">
            <text:p>2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3.216" calcext:value-type="float">
            <text:p>13,2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5473" calcext:value-type="float">
            <text:p>9305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RAABC</text:p>
          </table:table-cell>
          <table:table-cell office:value-type="string" calcext:value-type="string">
            <text:p>LAVANIA</text:p>
          </table:table-cell>
          <table:table-cell office:value-type="date" office:date-value="1977-04-28" calcext:value-type="date">
            <text:p>28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424" calcext:value-type="float">
            <text:p>97084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IABC</text:p>
          </table:table-cell>
          <table:table-cell office:value-type="string" calcext:value-type="string">
            <text:p>ELODI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33" calcext:value-type="float">
            <text:p>11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094" calcext:value-type="float">
            <text:p>10542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DABC</text:p>
          </table:table-cell>
          <table:table-cell office:value-type="string" calcext:value-type="string">
            <text:p>MATHIEU</text:p>
          </table:table-cell>
          <table:table-cell office:value-type="date" office:date-value="1974-03-19" calcext:value-type="date">
            <text:p>19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3.806" calcext:value-type="float">
            <text:p>13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4234" calcext:value-type="float">
            <text:p>10864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ABC</text:p>
          </table:table-cell>
          <table:table-cell office:value-type="string" calcext:value-type="string">
            <text:p>AMANDINE</text:p>
          </table:table-cell>
          <table:table-cell office:value-type="date" office:date-value="1971-11-13" calcext:value-type="date">
            <text:p>13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1108" calcext:value-type="float">
            <text:p>11151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NOCABC</text:p>
          </table:table-cell>
          <table:table-cell office:value-type="string" calcext:value-type="string">
            <text:p>JEAN-MARC</text:p>
          </table:table-cell>
          <table:table-cell office:value-type="date" office:date-value="1972-11-09" calcext:value-type="date">
            <text:p>0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0.979" calcext:value-type="float">
            <text:p>10,9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4944" calcext:value-type="float">
            <text:p>11384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49" calcext:value-type="float">
            <text:p>9,8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854" calcext:value-type="float">
            <text:p>10709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67-09-08" calcext:value-type="date">
            <text:p>0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223" calcext:value-type="float">
            <text:p>10,2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5908" calcext:value-type="float">
            <text:p>9855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TCABC</text:p>
          </table:table-cell>
          <table:table-cell office:value-type="string" calcext:value-type="string">
            <text:p>KEVIN</text:p>
          </table:table-cell>
          <table:table-cell office:value-type="date" office:date-value="1980-01-05" calcext:value-type="date">
            <text:p>0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77" calcext:value-type="float">
            <text:p>12,2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8590" calcext:value-type="float">
            <text:p>9898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NABC</text:p>
          </table:table-cell>
          <table:table-cell office:value-type="string" calcext:value-type="string">
            <text:p>NAJETTE</text:p>
          </table:table-cell>
          <table:table-cell office:value-type="date" office:date-value="1985-07-23" calcext:value-type="date">
            <text:p>23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93" calcext:value-type="float">
            <text:p>12,0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9189" calcext:value-type="float">
            <text:p>1002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DIARRA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783323" calcext:value-type="float">
            <text:p>10783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 WABC</text:p>
          </table:table-cell>
          <table:table-cell office:value-type="string" calcext:value-type="string">
            <text:p>VANESSA</text:p>
          </table:table-cell>
          <table:table-cell office:value-type="date" office:date-value="1971-11-16" calcext:value-type="date">
            <text:p>16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1.336" calcext:value-type="float">
            <text:p>11,3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0002" calcext:value-type="float">
            <text:p>1019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HOUABC</text:p>
          </table:table-cell>
          <table:table-cell office:value-type="string" calcext:value-type="string">
            <text:p>GREGOIRE</text:p>
          </table:table-cell>
          <table:table-cell office:value-type="date" office:date-value="1970-09-27" calcext:value-type="date">
            <text:p>27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453" calcext:value-type="float">
            <text:p>10,4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3049" calcext:value-type="float">
            <text:p>10143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ANAIS</text:p>
          </table:table-cell>
          <table:table-cell office:value-type="date" office:date-value="1986-04-26" calcext:value-type="date">
            <text:p>26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P</text:p>
          </table:table-cell>
          <table:table-cell office:value-type="string" calcext:value-type="string">
            <text:p>DUT GEA op. PMO an2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4639" calcext:value-type="float">
            <text:p>9424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72-02-05" calcext:value-type="date">
            <text:p>05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731" calcext:value-type="float">
            <text:p>9,7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0149" calcext:value-type="float">
            <text:p>9890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87-05-17" calcext:value-type="date">
            <text:p>1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825" calcext:value-type="float">
            <text:p>9,82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111192" calcext:value-type="float">
            <text:p>9111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6-10-01" calcext:value-type="date">
            <text:p>0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44" calcext:value-type="float">
            <text:p>8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5862" calcext:value-type="float">
            <text:p>9205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8-08-11" calcext:value-type="date">
            <text:p>1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07" calcext:value-type="float">
            <text:p>8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24" calcext:value-type="float">
            <text:p>10774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ROMAIN</text:p>
          </table:table-cell>
          <table:table-cell office:value-type="date" office:date-value="1970-07-02" calcext:value-type="date">
            <text:p>02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012" calcext:value-type="float">
            <text:p>13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3525" calcext:value-type="float">
            <text:p>11163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JAABC</text:p>
          </table:table-cell>
          <table:table-cell office:value-type="string" calcext:value-type="string">
            <text:p>ROGINI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1456" calcext:value-type="float">
            <text:p>11271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80-02-19" calcext:value-type="date">
            <text:p>19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9.823" calcext:value-type="float">
            <text:p>9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97752" calcext:value-type="float">
            <text:p>97977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302" calcext:value-type="float">
            <text:p>10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0557" calcext:value-type="float">
            <text:p>9310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DRISSYA</text:p>
          </table:table-cell>
          <table:table-cell office:value-type="date" office:date-value="1985-05-17" calcext:value-type="date">
            <text:p>17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4.154" calcext:value-type="float">
            <text:p>14,1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9256" calcext:value-type="float">
            <text:p>10649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DABC</text:p>
          </table:table-cell>
          <table:table-cell office:value-type="string" calcext:value-type="string">
            <text:p>AHLAM</text:p>
          </table:table-cell>
          <table:table-cell office:value-type="date" office:date-value="1979-04-30" calcext:value-type="date">
            <text:p>30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12.029" calcext:value-type="float">
            <text:p>12,0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12131" calcext:value-type="float">
            <text:p>10912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LABC</text:p>
          </table:table-cell>
          <table:table-cell office:value-type="string" calcext:value-type="string">
            <text:p>CELINE</text:p>
          </table:table-cell>
          <table:table-cell office:value-type="date" office:date-value="1982-04-18" calcext:value-type="date">
            <text:p>18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434" calcext:value-type="float">
            <text:p>14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27" calcext:value-type="float">
            <text:p>11007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OUMAR</text:p>
          </table:table-cell>
          <table:table-cell office:value-type="date" office:date-value="1968-01-31" calcext:value-type="date">
            <text:p>31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AE</text:p>
          </table:table-cell>
          <table:table-cell office:value-type="string" calcext:value-type="string">
            <text:p>Lic LEA Angl-Espagnol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6102" calcext:value-type="float">
            <text:p>1024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FUABC</text:p>
          </table:table-cell>
          <table:table-cell office:value-type="string" calcext:value-type="string">
            <text:p>ALEXANDRE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219" calcext:value-type="float">
            <text:p>9,219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723516" calcext:value-type="float">
            <text:p>972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GUABC</text:p>
          </table:table-cell>
          <table:table-cell office:value-type="string" calcext:value-type="string">
            <text:p>FREDERICK</text:p>
          </table:table-cell>
          <table:table-cell office:value-type="date" office:date-value="1968-05-14" calcext:value-type="date">
            <text:p>1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92252" calcext:value-type="float">
            <text:p>11492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RABC</text:p>
          </table:table-cell>
          <table:table-cell office:value-type="string" calcext:value-type="string">
            <text:p>OZEN</text:p>
          </table:table-cell>
          <table:table-cell office:value-type="date" office:date-value="1976-11-30" calcext:value-type="date">
            <text:p>30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995" calcext:value-type="float">
            <text:p>10426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THEVAPRIYA</text:p>
          </table:table-cell>
          <table:table-cell office:value-type="date" office:date-value="1974-12-10" calcext:value-type="date">
            <text:p>10/12/197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318" calcext:value-type="float">
            <text:p>11215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7-04-30" calcext:value-type="date">
            <text:p>30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9598426" calcext:value-type="float">
            <text:p>9598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5331" calcext:value-type="float">
            <text:p>10495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RTABC</text:p>
          </table:table-cell>
          <table:table-cell office:value-type="string" calcext:value-type="string">
            <text:p>DALILA</text:p>
          </table:table-cell>
          <table:table-cell office:value-type="date" office:date-value="1982-01-25" calcext:value-type="date">
            <text:p>25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903" calcext:value-type="float">
            <text:p>13,9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184" calcext:value-type="float">
            <text:p>11103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SAFIE</text:p>
          </table:table-cell>
          <table:table-cell office:value-type="date" office:date-value="1985-01-20" calcext:value-type="date">
            <text:p>20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6842" calcext:value-type="float">
            <text:p>10146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HABC</text:p>
          </table:table-cell>
          <table:table-cell office:value-type="string" calcext:value-type="string">
            <text:p>LESLYE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348" calcext:value-type="float">
            <text:p>13,3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2772" calcext:value-type="float">
            <text:p>10392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82-08-16" calcext:value-type="date">
            <text:p>16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039" calcext:value-type="float">
            <text:p>1,0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716" calcext:value-type="float">
            <text:p>9828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3.872" calcext:value-type="float">
            <text:p>3,872</text:p>
          </table:table-cell>
          <table:table-cell office:value-type="string" calcext:value-type="string">
            <text:p>AJ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0217582" calcext:value-type="float">
            <text:p>10217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JULIE</text:p>
          </table:table-cell>
          <table:table-cell office:value-type="date" office:date-value="1969-04-15" calcext:value-type="date">
            <text:p>15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080" calcext:value-type="float">
            <text:p>11485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UIABC</text:p>
          </table:table-cell>
          <table:table-cell office:value-type="string" calcext:value-type="string">
            <text:p>PERETZ</text:p>
          </table:table-cell>
          <table:table-cell office:value-type="date" office:date-value="1973-08-03" calcext:value-type="date">
            <text:p>0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3696" calcext:value-type="float">
            <text:p>1004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824" calcext:value-type="float">
            <text:p>7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241" calcext:value-type="float">
            <text:p>10574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8-04-11" calcext:value-type="date">
            <text:p>1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85" calcext:value-type="float">
            <text:p>8,585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014458" calcext:value-type="float">
            <text:p>11014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AWABC</text:p>
          </table:table-cell>
          <table:table-cell office:value-type="string" calcext:value-type="string">
            <text:p>SEBASTIEN</text:p>
          </table:table-cell>
          <table:table-cell office:value-type="date" office:date-value="1974-09-26" calcext:value-type="date">
            <text:p>26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935" calcext:value-type="float">
            <text:p>11,9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9612" calcext:value-type="float">
            <text:p>10979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LAABC</text:p>
          </table:table-cell>
          <table:table-cell office:value-type="string" calcext:value-type="string">
            <text:p>MARION</text:p>
          </table:table-cell>
          <table:table-cell office:value-type="date" office:date-value="1982-08-20" calcext:value-type="date">
            <text:p>2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117" calcext:value-type="float">
            <text:p>12,1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974" calcext:value-type="float">
            <text:p>9163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FRABC</text:p>
          </table:table-cell>
          <table:table-cell office:value-type="string" calcext:value-type="string">
            <text:p>KAMRAN</text:p>
          </table:table-cell>
          <table:table-cell office:value-type="date" office:date-value="1981-01-22" calcext:value-type="date">
            <text:p>22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832" calcext:value-type="float">
            <text:p>12,8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2147" calcext:value-type="float">
            <text:p>894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LEILA</text:p>
          </table:table-cell>
          <table:table-cell office:value-type="date" office:date-value="1966-05-15" calcext:value-type="date">
            <text:p>1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311" calcext:value-type="float">
            <text:p>7,3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1469" calcext:value-type="float">
            <text:p>8931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BIABC</text:p>
          </table:table-cell>
          <table:table-cell office:value-type="string" calcext:value-type="string">
            <text:p>LAURIE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122" calcext:value-type="float">
            <text:p>14,1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493" calcext:value-type="float">
            <text:p>9748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1-09-21" calcext:value-type="date">
            <text:p>21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91079" calcext:value-type="float">
            <text:p>9091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2-11-20" calcext:value-type="date">
            <text:p>2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23" calcext:value-type="float">
            <text:p>9,32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211840" calcext:value-type="float">
            <text:p>92118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7-05-22" calcext:value-type="date">
            <text:p>22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10595684" calcext:value-type="float">
            <text:p>10595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4-01-20" calcext:value-type="date">
            <text:p>2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1061" calcext:value-type="float">
            <text:p>9821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87" calcext:value-type="float">
            <text:p>7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3461" calcext:value-type="float">
            <text:p>9673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81-07-11" calcext:value-type="date">
            <text:p>1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536" calcext:value-type="float">
            <text:p>9,5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472" calcext:value-type="float">
            <text:p>8941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DABC</text:p>
          </table:table-cell>
          <table:table-cell office:value-type="string" calcext:value-type="string">
            <text:p>EMELINE</text:p>
          </table:table-cell>
          <table:table-cell office:value-type="date" office:date-value="1980-04-08" calcext:value-type="date">
            <text:p>08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554" calcext:value-type="float">
            <text:p>13,5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4020" calcext:value-type="float">
            <text:p>9874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TABC</text:p>
          </table:table-cell>
          <table:table-cell office:value-type="string" calcext:value-type="string">
            <text:p>LISE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4.127" calcext:value-type="float">
            <text:p>14,127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359214" calcext:value-type="float">
            <text:p>1035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67-12-13" calcext:value-type="date">
            <text:p>1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4.432" calcext:value-type="float">
            <text:p>4,4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2860" calcext:value-type="float">
            <text:p>10492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70-08-11" calcext:value-type="date">
            <text:p>11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6.717" calcext:value-type="float">
            <text:p>6,7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5909" calcext:value-type="float">
            <text:p>9035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65-12-26" calcext:value-type="date">
            <text:p>26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48" calcext:value-type="float">
            <text:p>9,4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2558" calcext:value-type="float">
            <text:p>9832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86-10-02" calcext:value-type="date">
            <text:p>02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61" calcext:value-type="float">
            <text:p>9,7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340" calcext:value-type="float">
            <text:p>11007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HABC</text:p>
          </table:table-cell>
          <table:table-cell office:value-type="string" calcext:value-type="string">
            <text:p>MOHAMED</text:p>
          </table:table-cell>
          <table:table-cell office:value-type="date" office:date-value="1981-01-03" calcext:value-type="date">
            <text:p>03/01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759" calcext:value-type="float">
            <text:p>12,7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3990" calcext:value-type="float">
            <text:p>10203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BOABC</text:p>
          </table:table-cell>
          <table:table-cell office:value-type="string" calcext:value-type="string">
            <text:p>FADILA</text:p>
          </table:table-cell>
          <table:table-cell office:value-type="date" office:date-value="1975-12-17" calcext:value-type="date">
            <text:p>17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4.709" calcext:value-type="float">
            <text:p>4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50158" calcext:value-type="float">
            <text:p>9550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AABC</text:p>
          </table:table-cell>
          <table:table-cell office:value-type="string" calcext:value-type="string">
            <text:p>ALI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</text:p>
          </table:table-cell>
          <table:table-cell office:value-type="string" calcext:value-type="string">
            <text:p>Lic AES an1</text:p>
          </table:table-cell>
          <table:table-cell office:value-type="float" office:value="11.028" calcext:value-type="float">
            <text:p>11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4865" calcext:value-type="float">
            <text:p>9564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037" calcext:value-type="float">
            <text:p>9,0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216" calcext:value-type="float">
            <text:p>10976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18" calcext:value-type="float">
            <text:p>10,3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3140" calcext:value-type="float">
            <text:p>11113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ELISA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</text:p>
          </table:table-cell>
          <table:table-cell office:value-type="string" calcext:value-type="string">
            <text:p>LIC PRO GRH op AP PS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259" calcext:value-type="float">
            <text:p>10322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KAABC</text:p>
          </table:table-cell>
          <table:table-cell office:value-type="string" calcext:value-type="string">
            <text:p>AMIRA</text:p>
          </table:table-cell>
          <table:table-cell office:value-type="date" office:date-value="1981-01-18" calcext:value-type="date">
            <text:p>18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736" calcext:value-type="float">
            <text:p>11,7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7689" calcext:value-type="float">
            <text:p>9967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KAOUTHAR</text:p>
          </table:table-cell>
          <table:table-cell office:value-type="date" office:date-value="1970-09-15" calcext:value-type="date">
            <text:p>1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8" calcext:value-type="float">
            <text:p>9156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FOABC</text:p>
          </table:table-cell>
          <table:table-cell office:value-type="string" calcext:value-type="string">
            <text:p>MAGALI</text:p>
          </table:table-cell>
          <table:table-cell office:value-type="date" office:date-value="1981-03-09" calcext:value-type="date">
            <text:p>09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804" calcext:value-type="float">
            <text:p>12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2026" calcext:value-type="float">
            <text:p>10842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UABC</text:p>
          </table:table-cell>
          <table:table-cell office:value-type="string" calcext:value-type="string">
            <text:p>BENJAMIN</text:p>
          </table:table-cell>
          <table:table-cell office:value-type="date" office:date-value="1969-01-10" calcext:value-type="date">
            <text:p>10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21" calcext:value-type="float">
            <text:p>10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9724" calcext:value-type="float">
            <text:p>9319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13" calcext:value-type="float">
            <text:p>5,9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50821" calcext:value-type="float">
            <text:p>9350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2-10-07" calcext:value-type="date">
            <text:p>07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36" calcext:value-type="float">
            <text:p>5,9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075" calcext:value-type="float">
            <text:p>10072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BIABC</text:p>
          </table:table-cell>
          <table:table-cell office:value-type="string" calcext:value-type="string">
            <text:p>OUAFA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136" calcext:value-type="float">
            <text:p>10,1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563" calcext:value-type="float">
            <text:p>10344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HAJAR</text:p>
          </table:table-cell>
          <table:table-cell office:value-type="date" office:date-value="1984-11-06" calcext:value-type="date">
            <text:p>06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133" calcext:value-type="float">
            <text:p>10542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67-07-02" calcext:value-type="date">
            <text:p>0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719" calcext:value-type="float">
            <text:p>7,7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1509" calcext:value-type="float">
            <text:p>9031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78-09-08" calcext:value-type="date">
            <text:p>08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15" calcext:value-type="float">
            <text:p>10,6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946" calcext:value-type="float">
            <text:p>10844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EMELIN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128157" calcext:value-type="float">
            <text:p>11128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OABC</text:p>
          </table:table-cell>
          <table:table-cell office:value-type="string" calcext:value-type="string">
            <text:p>ANTHONY</text:p>
          </table:table-cell>
          <table:table-cell office:value-type="date" office:date-value="1973-10-25" calcext:value-type="date">
            <text:p>2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316" calcext:value-type="float">
            <text:p>1090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VABC</text:p>
          </table:table-cell>
          <table:table-cell office:value-type="string" calcext:value-type="string">
            <text:p>ALISSON</text:p>
          </table:table-cell>
          <table:table-cell office:value-type="date" office:date-value="1965-12-17" calcext:value-type="date">
            <text:p>17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581454" calcext:value-type="float">
            <text:p>10581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ANAR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021" calcext:value-type="float">
            <text:p>8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4623" calcext:value-type="float">
            <text:p>9204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ALABC</text:p>
          </table:table-cell>
          <table:table-cell office:value-type="string" calcext:value-type="string">
            <text:p>HAMLAOUI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769593" calcext:value-type="float">
            <text:p>9769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LABC</text:p>
          </table:table-cell>
          <table:table-cell office:value-type="string" calcext:value-type="string">
            <text:p>SONIA</text:p>
          </table:table-cell>
          <table:table-cell office:value-type="date" office:date-value="1972-04-06" calcext:value-type="date">
            <text:p>06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81" calcext:value-type="float">
            <text:p>12,1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7880" calcext:value-type="float">
            <text:p>914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86" calcext:value-type="float">
            <text:p>7,8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7098" calcext:value-type="float">
            <text:p>98070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8-07-26" calcext:value-type="date">
            <text:p>26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19" calcext:value-type="float">
            <text:p>13,5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9102" calcext:value-type="float">
            <text:p>9919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1-06-08" calcext:value-type="date">
            <text:p>08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034" calcext:value-type="float">
            <text:p>10,0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9083" calcext:value-type="float">
            <text:p>930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9-03-24" calcext:value-type="date">
            <text:p>24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064" calcext:value-type="float">
            <text:p>102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HABC</text:p>
          </table:table-cell>
          <table:table-cell office:value-type="string" calcext:value-type="string">
            <text:p>ANH-DUNG</text:p>
          </table:table-cell>
          <table:table-cell office:value-type="date" office:date-value="1981-07-14" calcext:value-type="date">
            <text:p>14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544242" calcext:value-type="float">
            <text:p>10544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INABC</text:p>
          </table:table-cell>
          <table:table-cell office:value-type="string" calcext:value-type="string">
            <text:p>BENOIT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654" calcext:value-type="float">
            <text:p>13,6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01" calcext:value-type="float">
            <text:p>9668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CABC</text:p>
          </table:table-cell>
          <table:table-cell office:value-type="string" calcext:value-type="string">
            <text:p>MARI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4026" calcext:value-type="float">
            <text:p>1121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UABC</text:p>
          </table:table-cell>
          <table:table-cell office:value-type="string" calcext:value-type="string">
            <text:p>RUBESH</text:p>
          </table:table-cell>
          <table:table-cell office:value-type="date" office:date-value="1987-05-21" calcext:value-type="date">
            <text:p>2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62" calcext:value-type="float">
            <text:p>10,3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5538" calcext:value-type="float">
            <text:p>10325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74-03-08" calcext:value-type="date">
            <text:p>08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0992" calcext:value-type="float">
            <text:p>1060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68-02-08" calcext:value-type="date">
            <text:p>08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2.648" calcext:value-type="float">
            <text:p>12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0447" calcext:value-type="float">
            <text:p>1147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MOURAD</text:p>
          </table:table-cell>
          <table:table-cell office:value-type="date" office:date-value="1969-10-27" calcext:value-type="date">
            <text:p>27/10/196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6947" calcext:value-type="float">
            <text:p>9226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SARAH</text:p>
          </table:table-cell>
          <table:table-cell office:value-type="date" office:date-value="1968-11-26" calcext:value-type="date">
            <text:p>26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6" calcext:value-type="float">
            <text:p>110738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ASABC</text:p>
          </table:table-cell>
          <table:table-cell office:value-type="string" calcext:value-type="string">
            <text:p>LAETITIA</text:p>
          </table:table-cell>
          <table:table-cell office:value-type="date" office:date-value="1978-03-21" calcext:value-type="date">
            <text:p>2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38" calcext:value-type="float">
            <text:p>12,5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6762" calcext:value-type="float">
            <text:p>9856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FRANCIS</text:p>
          </table:table-cell>
          <table:table-cell office:value-type="date" office:date-value="1971-06-14" calcext:value-type="date">
            <text:p>14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188" calcext:value-type="float">
            <text:p>11057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9-12-24" calcext:value-type="date">
            <text:p>24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084" calcext:value-type="float">
            <text:p>9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786" calcext:value-type="float">
            <text:p>9836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71" calcext:value-type="float">
            <text:p>10,7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9619" calcext:value-type="float">
            <text:p>9299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NADIA</text:p>
          </table:table-cell>
          <table:table-cell office:value-type="date" office:date-value="1983-07-27" calcext:value-type="date">
            <text:p>27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835" calcext:value-type="float">
            <text:p>988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ILABC</text:p>
          </table:table-cell>
          <table:table-cell office:value-type="string" calcext:value-type="string">
            <text:p>LARA</text:p>
          </table:table-cell>
          <table:table-cell office:value-type="date" office:date-value="1980-04-01" calcext:value-type="date">
            <text:p>01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64141" calcext:value-type="float">
            <text:p>10364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072" calcext:value-type="float">
            <text:p>9344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520" calcext:value-type="float">
            <text:p>9007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70-09-03" calcext:value-type="date">
            <text:p>03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8353" calcext:value-type="float">
            <text:p>10398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83-01-17" calcext:value-type="date">
            <text:p>1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4638" calcext:value-type="float">
            <text:p>9244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BABC</text:p>
          </table:table-cell>
          <table:table-cell office:value-type="string" calcext:value-type="string">
            <text:p>CYNTHIA</text:p>
          </table:table-cell>
          <table:table-cell office:value-type="date" office:date-value="1982-06-27" calcext:value-type="date">
            <text:p>27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5664" calcext:value-type="float">
            <text:p>9925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DEABC</text:p>
          </table:table-cell>
          <table:table-cell office:value-type="string" calcext:value-type="string">
            <text:p>CHRISTEL</text:p>
          </table:table-cell>
          <table:table-cell office:value-type="date" office:date-value="1977-07-23" calcext:value-type="date">
            <text:p>23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297" calcext:value-type="float">
            <text:p>11472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SABC</text:p>
          </table:table-cell>
          <table:table-cell office:value-type="string" calcext:value-type="string">
            <text:p>MAKHLOUF</text:p>
          </table:table-cell>
          <table:table-cell office:value-type="date" office:date-value="1980-10-16" calcext:value-type="date">
            <text:p>16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5370" calcext:value-type="float">
            <text:p>1137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0-02-03" calcext:value-type="date">
            <text:p>03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54" calcext:value-type="float">
            <text:p>9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6609" calcext:value-type="float">
            <text:p>9636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4-07-11" calcext:value-type="date">
            <text:p>11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417" calcext:value-type="float">
            <text:p>10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0093" calcext:value-type="float">
            <text:p>1110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DABC</text:p>
          </table:table-cell>
          <table:table-cell office:value-type="string" calcext:value-type="string">
            <text:p>RAMZI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6674" calcext:value-type="float">
            <text:p>9056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MYRIAM</text:p>
          </table:table-cell>
          <table:table-cell office:value-type="date" office:date-value="1966-05-26" calcext:value-type="date">
            <text:p>26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5.052" calcext:value-type="float">
            <text:p>15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180" calcext:value-type="float">
            <text:p>11453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SABRINA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19" calcext:value-type="float">
            <text:p>10,2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692" calcext:value-type="float">
            <text:p>11088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VIRGINIE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191" calcext:value-type="float">
            <text:p>10644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IABC</text:p>
          </table:table-cell>
          <table:table-cell office:value-type="string" calcext:value-type="string">
            <text:p>PAULINE</text:p>
          </table:table-cell>
          <table:table-cell office:value-type="date" office:date-value="1965-09-19" calcext:value-type="date">
            <text:p>19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0859" calcext:value-type="float">
            <text:p>9360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DEABC</text:p>
          </table:table-cell>
          <table:table-cell office:value-type="string" calcext:value-type="string">
            <text:p>SEBASTIEN</text:p>
          </table:table-cell>
          <table:table-cell office:value-type="date" office:date-value="1969-05-09" calcext:value-type="date">
            <text:p>09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9692" calcext:value-type="float">
            <text:p>10049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MABC</text:p>
          </table:table-cell>
          <table:table-cell office:value-type="string" calcext:value-type="string">
            <text:p>KEMBERLY</text:p>
          </table:table-cell>
          <table:table-cell office:value-type="date" office:date-value="1986-08-01" calcext:value-type="date">
            <text:p>01/08/198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172" calcext:value-type="float">
            <text:p>10,1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530" calcext:value-type="float">
            <text:p>9158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IABC</text:p>
          </table:table-cell>
          <table:table-cell office:value-type="string" calcext:value-type="string">
            <text:p>SABRINA</text:p>
          </table:table-cell>
          <table:table-cell office:value-type="date" office:date-value="1974-09-07" calcext:value-type="date">
            <text:p>07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9627" calcext:value-type="float">
            <text:p>8959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PHILIPPE</text:p>
          </table:table-cell>
          <table:table-cell office:value-type="date" office:date-value="1984-04-10" calcext:value-type="date">
            <text:p>1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3.173" calcext:value-type="float">
            <text:p>13,1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8283" calcext:value-type="float">
            <text:p>10318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77-12-25" calcext:value-type="date">
            <text:p>25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5784" calcext:value-type="float">
            <text:p>9895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3627" calcext:value-type="float">
            <text:p>995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JULIEN</text:p>
          </table:table-cell>
          <table:table-cell office:value-type="date" office:date-value="1986-04-15" calcext:value-type="date">
            <text:p>15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786" calcext:value-type="float">
            <text:p>13,7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4209" calcext:value-type="float">
            <text:p>11364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RABC</text:p>
          </table:table-cell>
          <table:table-cell office:value-type="string" calcext:value-type="string">
            <text:p>AURELIA</text:p>
          </table:table-cell>
          <table:table-cell office:value-type="date" office:date-value="1972-12-25" calcext:value-type="date">
            <text:p>2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034" calcext:value-type="float">
            <text:p>14,0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2538" calcext:value-type="float">
            <text:p>9352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AMANDINE</text:p>
          </table:table-cell>
          <table:table-cell office:value-type="date" office:date-value="1987-06-02" calcext:value-type="date">
            <text:p>02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302" calcext:value-type="float">
            <text:p>1072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VIVIEN</text:p>
          </table:table-cell>
          <table:table-cell office:value-type="date" office:date-value="1979-03-11" calcext:value-type="date">
            <text:p>11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808731" calcext:value-type="float">
            <text:p>108087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BAABC</text:p>
          </table:table-cell>
          <table:table-cell office:value-type="string" calcext:value-type="string">
            <text:p>MAYANGALELE</text:p>
          </table:table-cell>
          <table:table-cell office:value-type="date" office:date-value="1974-06-29" calcext:value-type="date">
            <text:p>29/06/197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136" calcext:value-type="float">
            <text:p>9,1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7628" calcext:value-type="float">
            <text:p>9647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OABC</text:p>
          </table:table-cell>
          <table:table-cell office:value-type="string" calcext:value-type="string">
            <text:p>LAMYA</text:p>
          </table:table-cell>
          <table:table-cell office:value-type="date" office:date-value="1973-03-14" calcext:value-type="date">
            <text:p>14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3100" calcext:value-type="float">
            <text:p>10813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STEPHANIE</text:p>
          </table:table-cell>
          <table:table-cell office:value-type="date" office:date-value="1971-03-03" calcext:value-type="date">
            <text:p>03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1317" calcext:value-type="float">
            <text:p>902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GUY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GEO</text:p>
          </table:table-cell>
          <table:table-cell office:value-type="string" calcext:value-type="string">
            <text:p>Lic Hist-Geo an2 Geograph</text:p>
          </table:table-cell>
          <table:table-cell office:value-type="float" office:value="9.547" calcext:value-type="float">
            <text:p>9,547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806520" calcext:value-type="float">
            <text:p>980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NASRINE</text:p>
          </table:table-cell>
          <table:table-cell office:value-type="date" office:date-value="1977-08-09" calcext:value-type="date">
            <text:p>09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1.292" calcext:value-type="float">
            <text:p>11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858" calcext:value-type="float">
            <text:p>9072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IABC</text:p>
          </table:table-cell>
          <table:table-cell office:value-type="string" calcext:value-type="string">
            <text:p>SEBASTIEN</text:p>
          </table:table-cell>
          <table:table-cell office:value-type="date" office:date-value="1976-02-27" calcext:value-type="date">
            <text:p>27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38" calcext:value-type="float">
            <text:p>1131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JEAN</text:p>
          </table:table-cell>
          <table:table-cell office:value-type="date" office:date-value="1975-09-18" calcext:value-type="date">
            <text:p>1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ADM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0202051" calcext:value-type="float">
            <text:p>10202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OTABC</text:p>
          </table:table-cell>
          <table:table-cell office:value-type="string" calcext:value-type="string">
            <text:p>MARIE</text:p>
          </table:table-cell>
          <table:table-cell office:value-type="date" office:date-value="1967-07-14" calcext:value-type="date">
            <text:p>14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215" calcext:value-type="float">
            <text:p>9901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ABC</text:p>
          </table:table-cell>
          <table:table-cell office:value-type="string" calcext:value-type="string">
            <text:p>ALDJIA</text:p>
          </table:table-cell>
          <table:table-cell office:value-type="date" office:date-value="1987-04-02" calcext:value-type="date">
            <text:p>02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3.115" calcext:value-type="float">
            <text:p>13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226" calcext:value-type="float">
            <text:p>8968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MOABC</text:p>
          </table:table-cell>
          <table:table-cell office:value-type="string" calcext:value-type="string">
            <text:p>MIKE</text:p>
          </table:table-cell>
          <table:table-cell office:value-type="date" office:date-value="1982-03-24" calcext:value-type="date">
            <text:p>24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9718" calcext:value-type="float">
            <text:p>111697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LABC</text:p>
          </table:table-cell>
          <table:table-cell office:value-type="string" calcext:value-type="string">
            <text:p>LAURA</text:p>
          </table:table-cell>
          <table:table-cell office:value-type="date" office:date-value="1976-03-25" calcext:value-type="date">
            <text:p>25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718" calcext:value-type="float">
            <text:p>12,7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3800" calcext:value-type="float">
            <text:p>9533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AIABC</text:p>
          </table:table-cell>
          <table:table-cell office:value-type="string" calcext:value-type="string">
            <text:p>LISE</text:p>
          </table:table-cell>
          <table:table-cell office:value-type="date" office:date-value="1977-02-14" calcext:value-type="date">
            <text:p>14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.539" calcext:value-type="float">
            <text:p>14,5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209" calcext:value-type="float">
            <text:p>9880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WABC</text:p>
          </table:table-cell>
          <table:table-cell office:value-type="string" calcext:value-type="string">
            <text:p>JOEL</text:p>
          </table:table-cell>
          <table:table-cell office:value-type="date" office:date-value="1974-04-01" calcext:value-type="date">
            <text:p>01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9.492" calcext:value-type="float">
            <text:p>9,4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1016" calcext:value-type="float">
            <text:p>9801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74-06-20" calcext:value-type="date">
            <text:p>20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295" calcext:value-type="float">
            <text:p>9,2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5818" calcext:value-type="float">
            <text:p>9745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66-01-01" calcext:value-type="date">
            <text:p>0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895" calcext:value-type="float">
            <text:p>9,8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1522" calcext:value-type="float">
            <text:p>10191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77-12-31" calcext:value-type="date">
            <text:p>31/12/197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562" calcext:value-type="float">
            <text:p>9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3275" calcext:value-type="float">
            <text:p>11473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80-12-09" calcext:value-type="date">
            <text:p>09/12/198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311" calcext:value-type="float">
            <text:p>10,3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1205" calcext:value-type="float">
            <text:p>11091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78-09-12" calcext:value-type="date">
            <text:p>12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8.357" calcext:value-type="float">
            <text:p>8,3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5059" calcext:value-type="float">
            <text:p>10435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84-01-19" calcext:value-type="date">
            <text:p>1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290" calcext:value-type="float">
            <text:p>10683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5330" calcext:value-type="float">
            <text:p>10335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86-11-25" calcext:value-type="date">
            <text:p>25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3721" calcext:value-type="float">
            <text:p>9573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86-08-12" calcext:value-type="date">
            <text:p>12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19" calcext:value-type="float">
            <text:p>8,5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9943" calcext:value-type="float">
            <text:p>10619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03" calcext:value-type="float">
            <text:p>9,5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258" calcext:value-type="float">
            <text:p>1002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IABC</text:p>
          </table:table-cell>
          <table:table-cell office:value-type="string" calcext:value-type="string">
            <text:p>CHRISTOPHE</text:p>
          </table:table-cell>
          <table:table-cell office:value-type="date" office:date-value="1979-02-11" calcext:value-type="date">
            <text:p>1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1196" calcext:value-type="float">
            <text:p>965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RABC</text:p>
          </table:table-cell>
          <table:table-cell office:value-type="string" calcext:value-type="string">
            <text:p>SAMIRA</text:p>
          </table:table-cell>
          <table:table-cell office:value-type="date" office:date-value="1966-03-24" calcext:value-type="date">
            <text:p>24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3</text:p>
          </table:table-cell>
          <table:table-cell office:value-type="string" calcext:value-type="string">
            <text:p>LIC PRO ABF sp. CCP (FC)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38808" calcext:value-type="float">
            <text:p>11038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79-09-19" calcext:value-type="date">
            <text:p>1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2.809" calcext:value-type="float">
            <text:p>2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460" calcext:value-type="float">
            <text:p>1013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84-12-27" calcext:value-type="date">
            <text:p>2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28" calcext:value-type="float">
            <text:p>5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82330" calcext:value-type="float">
            <text:p>11382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8-06-26" calcext:value-type="date">
            <text:p>2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628" calcext:value-type="float">
            <text:p>8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391" calcext:value-type="float">
            <text:p>10210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6-04-21" calcext:value-type="date">
            <text:p>2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761" calcext:value-type="float">
            <text:p>8,76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626671" calcext:value-type="float">
            <text:p>9626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AABC</text:p>
          </table:table-cell>
          <table:table-cell office:value-type="string" calcext:value-type="string">
            <text:p>CAROLINE</text:p>
          </table:table-cell>
          <table:table-cell office:value-type="date" office:date-value="1984-01-29" calcext:value-type="date">
            <text:p>2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324" calcext:value-type="float">
            <text:p>10,324</text:p>
          </table:table-cell>
          <table:table-cell office:value-type="string" calcext:value-type="string">
            <text:p>ADM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11445055" calcext:value-type="float">
            <text:p>11445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73-04-21" calcext:value-type="date">
            <text:p>2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566" calcext:value-type="float">
            <text:p>12,5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485" calcext:value-type="float">
            <text:p>10687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83-09-12" calcext:value-type="date">
            <text:p>12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616" calcext:value-type="float">
            <text:p>12,6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2727" calcext:value-type="float">
            <text:p>11152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JESSICA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611" calcext:value-type="float">
            <text:p>11359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69-12-05" calcext:value-type="date">
            <text:p>05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3.562" calcext:value-type="float">
            <text:p>3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8198" calcext:value-type="float">
            <text:p>1033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71-09-11" calcext:value-type="date">
            <text:p>11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5.005" calcext:value-type="float">
            <text:p>5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590" calcext:value-type="float">
            <text:p>9777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GWENAEL</text:p>
          </table:table-cell>
          <table:table-cell office:value-type="date" office:date-value="1982-11-23" calcext:value-type="date">
            <text:p>23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692734" calcext:value-type="float">
            <text:p>96927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ONABC</text:p>
          </table:table-cell>
          <table:table-cell office:value-type="string" calcext:value-type="string">
            <text:p>AMINA</text:p>
          </table:table-cell>
          <table:table-cell office:value-type="date" office:date-value="1974-12-02" calcext:value-type="date">
            <text:p>02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ESP</text:p>
          </table:table-cell>
          <table:table-cell office:value-type="string" calcext:value-type="string">
            <text:p>Lic LLCE Espagnol an2</text:p>
          </table:table-cell>
          <table:table-cell office:value-type="float" office:value="3.296" calcext:value-type="float">
            <text:p>3,2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2851" calcext:value-type="float">
            <text:p>10262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CABC</text:p>
          </table:table-cell>
          <table:table-cell office:value-type="string" calcext:value-type="string">
            <text:p>JULIE</text:p>
          </table:table-cell>
          <table:table-cell office:value-type="date" office:date-value="1983-10-27" calcext:value-type="date">
            <text:p>27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6673" calcext:value-type="float">
            <text:p>9606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OABC</text:p>
          </table:table-cell>
          <table:table-cell office:value-type="string" calcext:value-type="string">
            <text:p>ELEONORE</text:p>
          </table:table-cell>
          <table:table-cell office:value-type="date" office:date-value="1977-12-08" calcext:value-type="date">
            <text:p>08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253" calcext:value-type="float">
            <text:p>10,253</text:p>
          </table:table-cell>
          <table:table-cell office:value-type="string" calcext:value-type="string">
            <text:p>ADM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1142856" calcext:value-type="float">
            <text:p>11142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NADEGE</text:p>
          </table:table-cell>
          <table:table-cell office:value-type="date" office:date-value="1971-10-17" calcext:value-type="date">
            <text:p>17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0950" calcext:value-type="float">
            <text:p>106809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ABC</text:p>
          </table:table-cell>
          <table:table-cell office:value-type="string" calcext:value-type="string">
            <text:p>AISSA</text:p>
          </table:table-cell>
          <table:table-cell office:value-type="date" office:date-value="1976-08-15" calcext:value-type="date">
            <text:p>15/08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8218" calcext:value-type="float">
            <text:p>9498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80-06-10" calcext:value-type="date">
            <text:p>1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7894" calcext:value-type="float">
            <text:p>11117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76-04-14" calcext:value-type="date">
            <text:p>1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9423552" calcext:value-type="float">
            <text:p>9423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AABC</text:p>
          </table:table-cell>
          <table:table-cell office:value-type="string" calcext:value-type="string">
            <text:p>GUILLAUME</text:p>
          </table:table-cell>
          <table:table-cell office:value-type="date" office:date-value="1974-07-14" calcext:value-type="date">
            <text:p>14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1430768" calcext:value-type="float">
            <text:p>11430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EZABC</text:p>
          </table:table-cell>
          <table:table-cell office:value-type="string" calcext:value-type="string">
            <text:p>MAUREEN</text:p>
          </table:table-cell>
          <table:table-cell office:value-type="date" office:date-value="1985-12-29" calcext:value-type="date">
            <text:p>29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3.188" calcext:value-type="float">
            <text:p>13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717" calcext:value-type="float">
            <text:p>9901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DIYE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12" calcext:value-type="float">
            <text:p>10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0066" calcext:value-type="float">
            <text:p>9230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67-10-30" calcext:value-type="date">
            <text:p>30/10/196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054" calcext:value-type="float">
            <text:p>5,0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45020" calcext:value-type="float">
            <text:p>9045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71-10-23" calcext:value-type="date">
            <text:p>23/10/197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007" calcext:value-type="float">
            <text:p>7,0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5804" calcext:value-type="float">
            <text:p>11175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ASSATA</text:p>
          </table:table-cell>
          <table:table-cell office:value-type="date" office:date-value="1978-08-23" calcext:value-type="date">
            <text:p>23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417" calcext:value-type="float">
            <text:p>11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1282" calcext:value-type="float">
            <text:p>9981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07" calcext:value-type="float">
            <text:p>9,4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4057" calcext:value-type="float">
            <text:p>8924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459" calcext:value-type="float">
            <text:p>10,4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4078" calcext:value-type="float">
            <text:p>901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ESTELLE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0.663" calcext:value-type="float">
            <text:p>10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7586" calcext:value-type="float">
            <text:p>10377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EMABC</text:p>
          </table:table-cell>
          <table:table-cell office:value-type="string" calcext:value-type="string">
            <text:p>CHUKWUDI</text:p>
          </table:table-cell>
          <table:table-cell office:value-type="date" office:date-value="1975-03-21" calcext:value-type="date">
            <text:p>21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3195" calcext:value-type="float">
            <text:p>951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78-03-01" calcext:value-type="date">
            <text:p>0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128" calcext:value-type="float">
            <text:p>8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71842" calcext:value-type="float">
            <text:p>10471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84-09-20" calcext:value-type="date">
            <text:p>2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7277" calcext:value-type="float">
            <text:p>9717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ROSEMARY</text:p>
          </table:table-cell>
          <table:table-cell office:value-type="date" office:date-value="1981-01-15" calcext:value-type="date">
            <text:p>1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905" calcext:value-type="float">
            <text:p>14,9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13" calcext:value-type="float">
            <text:p>960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EMILY DEL ROSARIO</text:p>
          </table:table-cell>
          <table:table-cell office:value-type="date" office:date-value="1980-02-23" calcext:value-type="date">
            <text:p>2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4.344" calcext:value-type="float">
            <text:p>14,3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345" calcext:value-type="float">
            <text:p>10831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NOABC</text:p>
          </table:table-cell>
          <table:table-cell office:value-type="string" calcext:value-type="string">
            <text:p>NOURDINE</text:p>
          </table:table-cell>
          <table:table-cell office:value-type="date" office:date-value="1968-05-24" calcext:value-type="date">
            <text:p>2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9.099" calcext:value-type="float">
            <text:p>9,0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4695" calcext:value-type="float">
            <text:p>9014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LINDA</text:p>
          </table:table-cell>
          <table:table-cell office:value-type="date" office:date-value="1974-01-18" calcext:value-type="date">
            <text:p>18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065687" calcext:value-type="float">
            <text:p>9065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66-07-18" calcext:value-type="date">
            <text:p>18/07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6.965" calcext:value-type="float">
            <text:p>6,9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6617" calcext:value-type="float">
            <text:p>890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74-03-05" calcext:value-type="date">
            <text:p>05/03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0.648" calcext:value-type="float">
            <text:p>10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5967" calcext:value-type="float">
            <text:p>9465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ARAH</text:p>
          </table:table-cell>
          <table:table-cell office:value-type="date" office:date-value="1966-11-01" calcext:value-type="date">
            <text:p>01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8196" calcext:value-type="float">
            <text:p>11478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RABC</text:p>
          </table:table-cell>
          <table:table-cell office:value-type="string" calcext:value-type="string">
            <text:p>YOUCEF</text:p>
          </table:table-cell>
          <table:table-cell office:value-type="date" office:date-value="1982-10-06" calcext:value-type="date">
            <text:p>0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299" calcext:value-type="float">
            <text:p>10748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IKABC</text:p>
          </table:table-cell>
          <table:table-cell office:value-type="string" calcext:value-type="string">
            <text:p>SAMIA</text:p>
          </table:table-cell>
          <table:table-cell office:value-type="date" office:date-value="1972-01-11" calcext:value-type="date">
            <text:p>11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0927" calcext:value-type="float">
            <text:p>11480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FIA</text:p>
          </table:table-cell>
          <table:table-cell office:value-type="date" office:date-value="1980-10-31" calcext:value-type="date">
            <text:p>31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6153" calcext:value-type="float">
            <text:p>11326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OABC</text:p>
          </table:table-cell>
          <table:table-cell office:value-type="string" calcext:value-type="string">
            <text:p>ELSA</text:p>
          </table:table-cell>
          <table:table-cell office:value-type="date" office:date-value="1973-07-28" calcext:value-type="date">
            <text:p>28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2186" calcext:value-type="float">
            <text:p>10692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SARAH</text:p>
          </table:table-cell>
          <table:table-cell office:value-type="date" office:date-value="1979-06-05" calcext:value-type="date">
            <text:p>05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0938" calcext:value-type="float">
            <text:p>9970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STEPHANIE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621" calcext:value-type="float">
            <text:p>9835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UEABC</text:p>
          </table:table-cell>
          <table:table-cell office:value-type="string" calcext:value-type="string">
            <text:p>SYLVAIN</text:p>
          </table:table-cell>
          <table:table-cell office:value-type="date" office:date-value="1973-12-17" calcext:value-type="date">
            <text:p>1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7199" calcext:value-type="float">
            <text:p>1116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QUEABC</text:p>
          </table:table-cell>
          <table:table-cell office:value-type="string" calcext:value-type="string">
            <text:p>MARLENE</text:p>
          </table:table-cell>
          <table:table-cell office:value-type="date" office:date-value="1981-12-31" calcext:value-type="date">
            <text:p>31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1" calcext:value-type="float">
            <text:p>14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323" calcext:value-type="float">
            <text:p>10188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VIVIANA</text:p>
          </table:table-cell>
          <table:table-cell office:value-type="date" office:date-value="1985-06-02" calcext:value-type="date">
            <text:p>02/06/1985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PARAGUAY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1017" calcext:value-type="float">
            <text:p>8951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OABC</text:p>
          </table:table-cell>
          <table:table-cell office:value-type="string" calcext:value-type="string">
            <text:p>ZOE</text:p>
          </table:table-cell>
          <table:table-cell office:value-type="date" office:date-value="1967-10-03" calcext:value-type="date">
            <text:p>03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0725" calcext:value-type="float">
            <text:p>9120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ABC</text:p>
          </table:table-cell>
          <table:table-cell office:value-type="string" calcext:value-type="string">
            <text:p>JESSICA</text:p>
          </table:table-cell>
          <table:table-cell office:value-type="date" office:date-value="1980-03-22" calcext:value-type="date">
            <text:p>2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0542417" calcext:value-type="float">
            <text:p>10542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YOABC</text:p>
          </table:table-cell>
          <table:table-cell office:value-type="string" calcext:value-type="string">
            <text:p>SIMON</text:p>
          </table:table-cell>
          <table:table-cell office:value-type="date" office:date-value="1969-10-21" calcext:value-type="date">
            <text:p>21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9770" calcext:value-type="float">
            <text:p>1084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OABC</text:p>
          </table:table-cell>
          <table:table-cell office:value-type="string" calcext:value-type="string">
            <text:p>MOUFIDA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197" calcext:value-type="float">
            <text:p>8,1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5762" calcext:value-type="float">
            <text:p>8985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FRABC</text:p>
          </table:table-cell>
          <table:table-cell office:value-type="string" calcext:value-type="string">
            <text:p>IKRAM</text:p>
          </table:table-cell>
          <table:table-cell office:value-type="date" office:date-value="1972-08-14" calcext:value-type="date">
            <text:p>14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197" calcext:value-type="float">
            <text:p>12,1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137" calcext:value-type="float">
            <text:p>9516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IAABC</text:p>
          </table:table-cell>
          <table:table-cell office:value-type="string" calcext:value-type="string">
            <text:p>MANSOOR</text:p>
          </table:table-cell>
          <table:table-cell office:value-type="date" office:date-value="1966-10-07" calcext:value-type="date">
            <text:p>07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B</text:p>
          </table:table-cell>
          <table:table-cell office:value-type="string" calcext:value-type="string">
            <text:p>Lic Eco-Gestion an3 Ban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590" calcext:value-type="float">
            <text:p>9836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DOABC</text:p>
          </table:table-cell>
          <table:table-cell office:value-type="string" calcext:value-type="string">
            <text:p>RACHIDA</text:p>
          </table:table-cell>
          <table:table-cell office:value-type="date" office:date-value="1981-08-25" calcext:value-type="date">
            <text:p>25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1038" calcext:value-type="float">
            <text:p>9561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WAGU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431" calcext:value-type="float">
            <text:p>105884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SAMIRA</text:p>
          </table:table-cell>
          <table:table-cell office:value-type="date" office:date-value="1981-07-29" calcext:value-type="date">
            <text:p>29/07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2656" calcext:value-type="float">
            <text:p>9152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EYABC</text:p>
          </table:table-cell>
          <table:table-cell office:value-type="string" calcext:value-type="string">
            <text:p>GULEN</text:p>
          </table:table-cell>
          <table:table-cell office:value-type="date" office:date-value="1979-09-21" calcext:value-type="date">
            <text:p>21/09/1979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547" calcext:value-type="float">
            <text:p>11,547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9229157" calcext:value-type="float">
            <text:p>922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6-07-08" calcext:value-type="date">
            <text:p>08/07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968198" calcext:value-type="float">
            <text:p>996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5-09-25" calcext:value-type="date">
            <text:p>25/09/196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05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1490" calcext:value-type="float">
            <text:p>9151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TAMIM</text:p>
          </table:table-cell>
          <table:table-cell office:value-type="date" office:date-value="1978-04-21" calcext:value-type="date">
            <text:p>2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1034" calcext:value-type="float">
            <text:p>9861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BERANGERE</text:p>
          </table:table-cell>
          <table:table-cell office:value-type="date" office:date-value="1971-02-26" calcext:value-type="date">
            <text:p>26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017" calcext:value-type="float">
            <text:p>1032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 MOABC</text:p>
          </table:table-cell>
          <table:table-cell office:value-type="string" calcext:value-type="string">
            <text:p>THIZIRI</text:p>
          </table:table-cell>
          <table:table-cell office:value-type="date" office:date-value="1974-08-24" calcext:value-type="date">
            <text:p>2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73" calcext:value-type="float">
            <text:p>15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3694" calcext:value-type="float">
            <text:p>9853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NABC</text:p>
          </table:table-cell>
          <table:table-cell office:value-type="string" calcext:value-type="string">
            <text:p>KAVITHA</text:p>
          </table:table-cell>
          <table:table-cell office:value-type="date" office:date-value="1971-05-17" calcext:value-type="date">
            <text:p>17/05/197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457" calcext:value-type="float">
            <text:p>9846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JORDI</text:p>
          </table:table-cell>
          <table:table-cell office:value-type="date" office:date-value="1973-01-14" calcext:value-type="date">
            <text:p>14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6200" calcext:value-type="float">
            <text:p>9936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CABC</text:p>
          </table:table-cell>
          <table:table-cell office:value-type="string" calcext:value-type="string">
            <text:p>CHRISTELLE</text:p>
          </table:table-cell>
          <table:table-cell office:value-type="date" office:date-value="1972-03-22" calcext:value-type="date">
            <text:p>22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903" calcext:value-type="float">
            <text:p>10286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MAXIME</text:p>
          </table:table-cell>
          <table:table-cell office:value-type="date" office:date-value="1987-06-10" calcext:value-type="date">
            <text:p>1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455" calcext:value-type="float">
            <text:p>95414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DADO</text:p>
          </table:table-cell>
          <table:table-cell office:value-type="date" office:date-value="1967-08-01" calcext:value-type="date">
            <text:p>0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399" calcext:value-type="float">
            <text:p>101943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HEABC</text:p>
          </table:table-cell>
          <table:table-cell office:value-type="string" calcext:value-type="string">
            <text:p>STEPHANIE</text:p>
          </table:table-cell>
          <table:table-cell office:value-type="date" office:date-value="1973-06-01" calcext:value-type="date">
            <text:p>01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ABC</text:p>
          </table:table-cell>
          <table:table-cell office:value-type="string" calcext:value-type="string">
            <text:p>JULIE</text:p>
          </table:table-cell>
          <table:table-cell office:value-type="date" office:date-value="1972-11-19" calcext:value-type="date">
            <text:p>1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2696" calcext:value-type="float">
            <text:p>9612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975" calcext:value-type="float">
            <text:p>1,975</text:p>
          </table:table-cell>
          <table:table-cell office:value-type="string" calcext:value-type="string">
            <text:p>AJ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10675811" calcext:value-type="float">
            <text:p>10675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66-03-05" calcext:value-type="date">
            <text:p>0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366" calcext:value-type="float">
            <text:p>10306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SABC</text:p>
          </table:table-cell>
          <table:table-cell office:value-type="string" calcext:value-type="string">
            <text:p>ZINE EDDINE</text:p>
          </table:table-cell>
          <table:table-cell office:value-type="date" office:date-value="1976-05-30" calcext:value-type="date">
            <text:p>30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4.162" calcext:value-type="float">
            <text:p>14,1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0083" calcext:value-type="float">
            <text:p>1044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ONATHAN</text:p>
          </table:table-cell>
          <table:table-cell office:value-type="date" office:date-value="1967-09-28" calcext:value-type="date">
            <text:p>2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895" calcext:value-type="float">
            <text:p>93328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AGABC</text:p>
          </table:table-cell>
          <table:table-cell office:value-type="string" calcext:value-type="string">
            <text:p>AURELIE</text:p>
          </table:table-cell>
          <table:table-cell office:value-type="date" office:date-value="1985-08-04" calcext:value-type="date">
            <text:p>04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96" calcext:value-type="float">
            <text:p>14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2966" calcext:value-type="float">
            <text:p>10062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LAURIS</text:p>
          </table:table-cell>
          <table:table-cell office:value-type="date" office:date-value="1980-04-19" calcext:value-type="date">
            <text:p>19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40" calcext:value-type="float">
            <text:p>897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MARIAM</text:p>
          </table:table-cell>
          <table:table-cell office:value-type="date" office:date-value="1972-10-13" calcext:value-type="date">
            <text:p>13/10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954" calcext:value-type="float">
            <text:p>8967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11351251" calcext:value-type="float">
            <text:p>1135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11255879" calcext:value-type="float">
            <text:p>112558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TIABC</text:p>
          </table:table-cell>
          <table:table-cell office:value-type="string" calcext:value-type="string">
            <text:p>PAULINE</text:p>
          </table:table-cell>
          <table:table-cell office:value-type="date" office:date-value="1973-06-09" calcext:value-type="date">
            <text:p>09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54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1779" calcext:value-type="float">
            <text:p>10261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CLAIRE ESTELLE</text:p>
          </table:table-cell>
          <table:table-cell office:value-type="date" office:date-value="1969-04-02" calcext:value-type="date">
            <text:p>0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058" calcext:value-type="float">
            <text:p>10520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OUABC</text:p>
          </table:table-cell>
          <table:table-cell office:value-type="string" calcext:value-type="string">
            <text:p>SOPHIE-CHARLOTTE</text:p>
          </table:table-cell>
          <table:table-cell office:value-type="date" office:date-value="1984-12-24" calcext:value-type="date">
            <text:p>2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092" calcext:value-type="float">
            <text:p>11380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HIABC</text:p>
          </table:table-cell>
          <table:table-cell office:value-type="string" calcext:value-type="string">
            <text:p>SARAH</text:p>
          </table:table-cell>
          <table:table-cell office:value-type="date" office:date-value="1983-06-05" calcext:value-type="date">
            <text:p>0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72025" calcext:value-type="float">
            <text:p>9572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SANDRA</text:p>
          </table:table-cell>
          <table:table-cell office:value-type="date" office:date-value="1978-01-11" calcext:value-type="date">
            <text:p>1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0575" calcext:value-type="float">
            <text:p>8940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BC</text:p>
          </table:table-cell>
          <table:table-cell office:value-type="string" calcext:value-type="string">
            <text:p>NOEMIE</text:p>
          </table:table-cell>
          <table:table-cell office:value-type="date" office:date-value="1976-07-26" calcext:value-type="date">
            <text:p>26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8622" calcext:value-type="float">
            <text:p>9398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UABC</text:p>
          </table:table-cell>
          <table:table-cell office:value-type="string" calcext:value-type="string">
            <text:p>MARINE</text:p>
          </table:table-cell>
          <table:table-cell office:value-type="date" office:date-value="1980-12-01" calcext:value-type="date">
            <text:p>01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49" calcext:value-type="float">
            <text:p>9545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AUDREY</text:p>
          </table:table-cell>
          <table:table-cell office:value-type="date" office:date-value="1986-03-18" calcext:value-type="date">
            <text:p>1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2801" calcext:value-type="float">
            <text:p>8962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GLOABC</text:p>
          </table:table-cell>
          <table:table-cell office:value-type="string" calcext:value-type="string">
            <text:p>DOROTHEE</text:p>
          </table:table-cell>
          <table:table-cell office:value-type="date" office:date-value="1979-01-02" calcext:value-type="date">
            <text:p>02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9238" calcext:value-type="float">
            <text:p>9909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ESABC</text:p>
          </table:table-cell>
          <table:table-cell office:value-type="string" calcext:value-type="string">
            <text:p>CHRISTOPHER</text:p>
          </table:table-cell>
          <table:table-cell office:value-type="date" office:date-value="1983-10-21" calcext:value-type="date">
            <text:p>21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258" calcext:value-type="float">
            <text:p>10054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STEPHANIE</text:p>
          </table:table-cell>
          <table:table-cell office:value-type="date" office:date-value="1975-04-29" calcext:value-type="date">
            <text:p>29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3004" calcext:value-type="float">
            <text:p>9353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ELABC</text:p>
          </table:table-cell>
          <table:table-cell office:value-type="string" calcext:value-type="string">
            <text:p>DAVID</text:p>
          </table:table-cell>
          <table:table-cell office:value-type="date" office:date-value="1974-07-15" calcext:value-type="date">
            <text:p>15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662" calcext:value-type="float">
            <text:p>1028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ZARABC</text:p>
          </table:table-cell>
          <table:table-cell office:value-type="string" calcext:value-type="string">
            <text:p>LAURE</text:p>
          </table:table-cell>
          <table:table-cell office:value-type="date" office:date-value="1969-08-13" calcext:value-type="date">
            <text:p>13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821" calcext:value-type="float">
            <text:p>901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GUILLAUME</text:p>
          </table:table-cell>
          <table:table-cell office:value-type="date" office:date-value="1969-10-23" calcext:value-type="date">
            <text:p>23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0901" calcext:value-type="float">
            <text:p>10900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73-01-01" calcext:value-type="date">
            <text:p>01/01/197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542" calcext:value-type="float">
            <text:p>12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0920" calcext:value-type="float">
            <text:p>11420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68-03-28" calcext:value-type="date">
            <text:p>28/03/1968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951" calcext:value-type="float">
            <text:p>12,9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2064" calcext:value-type="float">
            <text:p>10752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ALABC</text:p>
          </table:table-cell>
          <table:table-cell office:value-type="string" calcext:value-type="string">
            <text:p>MARVIN</text:p>
          </table:table-cell>
          <table:table-cell office:value-type="date" office:date-value="1985-06-03" calcext:value-type="date">
            <text:p>0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5.884" calcext:value-type="float">
            <text:p>5,8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1525" calcext:value-type="float">
            <text:p>1029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LAURA</text:p>
          </table:table-cell>
          <table:table-cell office:value-type="date" office:date-value="1982-07-30" calcext:value-type="date">
            <text:p>30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5193" calcext:value-type="float">
            <text:p>10885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5-08-29" calcext:value-type="date">
            <text:p>29/08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49" calcext:value-type="float">
            <text:p>8,3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7472" calcext:value-type="float">
            <text:p>10887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6-12-17" calcext:value-type="date">
            <text:p>17/12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95" calcext:value-type="float">
            <text:p>8,99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384658" calcext:value-type="float">
            <text:p>11384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8.443" calcext:value-type="float">
            <text:p>8,4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0456" calcext:value-type="float">
            <text:p>10400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68-05-05" calcext:value-type="date">
            <text:p>05/05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9.728" calcext:value-type="float">
            <text:p>9,7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241" calcext:value-type="float">
            <text:p>9869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84-03-02" calcext:value-type="date">
            <text:p>0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702" calcext:value-type="float">
            <text:p>9,7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8623" calcext:value-type="float">
            <text:p>10428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66-05-19" calcext:value-type="date">
            <text:p>19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211" calcext:value-type="float">
            <text:p>10,2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721" calcext:value-type="float">
            <text:p>9702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ABC</text:p>
          </table:table-cell>
          <table:table-cell office:value-type="string" calcext:value-type="string">
            <text:p>ESSAM</text:p>
          </table:table-cell>
          <table:table-cell office:value-type="date" office:date-value="1976-06-04" calcext:value-type="date">
            <text:p>04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537" calcext:value-type="float">
            <text:p>9520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OUABC</text:p>
          </table:table-cell>
          <table:table-cell office:value-type="string" calcext:value-type="string">
            <text:p>MOHAMED-KARIM</text:p>
          </table:table-cell>
          <table:table-cell office:value-type="date" office:date-value="1974-05-06" calcext:value-type="date">
            <text:p>0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8877" calcext:value-type="float">
            <text:p>9618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AMER</text:p>
          </table:table-cell>
          <table:table-cell office:value-type="date" office:date-value="1975-09-02" calcext:value-type="date">
            <text:p>0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8993" calcext:value-type="float">
            <text:p>111189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ANGELIQUE</text:p>
          </table:table-cell>
          <table:table-cell office:value-type="date" office:date-value="1979-03-06" calcext:value-type="date">
            <text:p>06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9049" calcext:value-type="float">
            <text:p>10469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BC</text:p>
          </table:table-cell>
          <table:table-cell office:value-type="string" calcext:value-type="string">
            <text:p>GULSEN</text:p>
          </table:table-cell>
          <table:table-cell office:value-type="date" office:date-value="1965-11-08" calcext:value-type="date">
            <text:p>08/11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621" calcext:value-type="float">
            <text:p>10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3372" calcext:value-type="float">
            <text:p>9023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ANNE-SOPHIE</text:p>
          </table:table-cell>
          <table:table-cell office:value-type="date" office:date-value="1982-11-15" calcext:value-type="date">
            <text:p>15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88" calcext:value-type="float">
            <text:p>10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7421" calcext:value-type="float">
            <text:p>10217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IMMAD-EDDINE</text:p>
          </table:table-cell>
          <table:table-cell office:value-type="date" office:date-value="1986-06-28" calcext:value-type="date">
            <text:p>2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920" calcext:value-type="float">
            <text:p>9702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ERABC</text:p>
          </table:table-cell>
          <table:table-cell office:value-type="string" calcext:value-type="string">
            <text:p>THEO</text:p>
          </table:table-cell>
          <table:table-cell office:value-type="date" office:date-value="1970-05-10" calcext:value-type="date">
            <text:p>10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1.349" calcext:value-type="float">
            <text:p>11,3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8174" calcext:value-type="float">
            <text:p>9608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MABC</text:p>
          </table:table-cell>
          <table:table-cell office:value-type="string" calcext:value-type="string">
            <text:p>MOUHSSINE</text:p>
          </table:table-cell>
          <table:table-cell office:value-type="date" office:date-value="1971-05-28" calcext:value-type="date">
            <text:p>28/05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057654" calcext:value-type="float">
            <text:p>1005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6-01-19" calcext:value-type="date">
            <text:p>1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521" calcext:value-type="float">
            <text:p>9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80579" calcext:value-type="float">
            <text:p>99805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0-11-27" calcext:value-type="date">
            <text:p>2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9254" calcext:value-type="float">
            <text:p>10349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AHMED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2.625" calcext:value-type="float">
            <text:p>12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4958" calcext:value-type="float">
            <text:p>9094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76-06-18" calcext:value-type="date">
            <text:p>18/06/197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4.708" calcext:value-type="float">
            <text:p>4,7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639" calcext:value-type="float">
            <text:p>11467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802" calcext:value-type="float">
            <text:p>5,8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7149" calcext:value-type="float">
            <text:p>9037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3-01-25" calcext:value-type="date">
            <text:p>25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2903" calcext:value-type="float">
            <text:p>1028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2-04-07" calcext:value-type="date">
            <text:p>07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3878" calcext:value-type="float">
            <text:p>9363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TABC</text:p>
          </table:table-cell>
          <table:table-cell office:value-type="string" calcext:value-type="string">
            <text:p>NASSIM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AHABC</text:p>
          </table:table-cell>
          <table:table-cell office:value-type="string" calcext:value-type="string">
            <text:p>AHMAD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823" calcext:value-type="float">
            <text:p>11,823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547555" calcext:value-type="float">
            <text:p>105475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SOUMIA</text:p>
          </table:table-cell>
          <table:table-cell office:value-type="date" office:date-value="1979-12-13" calcext:value-type="date">
            <text:p>13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4631" calcext:value-type="float">
            <text:p>9004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HLABC</text:p>
          </table:table-cell>
          <table:table-cell office:value-type="string" calcext:value-type="string">
            <text:p>OLFA</text:p>
          </table:table-cell>
          <table:table-cell office:value-type="date" office:date-value="1982-07-26" calcext:value-type="date">
            <text:p>26/07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55" calcext:value-type="float">
            <text:p>8,1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464676" calcext:value-type="float">
            <text:p>114646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KADIDIA</text:p>
          </table:table-cell>
          <table:table-cell office:value-type="date" office:date-value="1971-05-03" calcext:value-type="date">
            <text:p>0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046" calcext:value-type="float">
            <text:p>10,0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904" calcext:value-type="float">
            <text:p>9577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REABC</text:p>
          </table:table-cell>
          <table:table-cell office:value-type="string" calcext:value-type="string">
            <text:p>MYRIAM</text:p>
          </table:table-cell>
          <table:table-cell office:value-type="date" office:date-value="1974-05-31" calcext:value-type="date">
            <text:p>3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105" calcext:value-type="float">
            <text:p>1013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KATHIA</text:p>
          </table:table-cell>
          <table:table-cell office:value-type="date" office:date-value="1984-08-21" calcext:value-type="date">
            <text:p>21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7615" calcext:value-type="float">
            <text:p>9127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SOPHIE</text:p>
          </table:table-cell>
          <table:table-cell office:value-type="date" office:date-value="1982-11-21" calcext:value-type="date">
            <text:p>21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667" calcext:value-type="float">
            <text:p>14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6175" calcext:value-type="float">
            <text:p>10546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NON</text:p>
          </table:table-cell>
          <table:table-cell office:value-type="date" office:date-value="1975-11-26" calcext:value-type="date">
            <text:p>26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366" calcext:value-type="float">
            <text:p>10639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ABC</text:p>
          </table:table-cell>
          <table:table-cell office:value-type="string" calcext:value-type="string">
            <text:p>WELLE</text:p>
          </table:table-cell>
          <table:table-cell office:value-type="date" office:date-value="1983-01-05" calcext:value-type="date">
            <text:p>0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2.908" calcext:value-type="float">
            <text:p>12,9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4690" calcext:value-type="float">
            <text:p>9574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ANABC</text:p>
          </table:table-cell>
          <table:table-cell office:value-type="string" calcext:value-type="string">
            <text:p>SEVERINE</text:p>
          </table:table-cell>
          <table:table-cell office:value-type="date" office:date-value="1976-06-22" calcext:value-type="date">
            <text:p>2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611" calcext:value-type="float">
            <text:p>12,6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3026" calcext:value-type="float">
            <text:p>11023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IABC</text:p>
          </table:table-cell>
          <table:table-cell office:value-type="string" calcext:value-type="string">
            <text:p>GAMZEGUL</text:p>
          </table:table-cell>
          <table:table-cell office:value-type="date" office:date-value="1973-03-13" calcext:value-type="date">
            <text:p>13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2.553" calcext:value-type="float">
            <text:p>12,5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8075" calcext:value-type="float">
            <text:p>10338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ABC</text:p>
          </table:table-cell>
          <table:table-cell office:value-type="string" calcext:value-type="string">
            <text:p>BENOIT LUDOVIC</text:p>
          </table:table-cell>
          <table:table-cell office:value-type="date" office:date-value="1969-04-26" calcext:value-type="date">
            <text:p>26/04/196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225" calcext:value-type="float">
            <text:p>13,2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2095" calcext:value-type="float">
            <text:p>11242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CYNTHIA</text:p>
          </table:table-cell>
          <table:table-cell office:value-type="date" office:date-value="1967-01-17" calcext:value-type="date">
            <text:p>17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436727" calcext:value-type="float">
            <text:p>943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OOABC</text:p>
          </table:table-cell>
          <table:table-cell office:value-type="string" calcext:value-type="string">
            <text:p>ZOHEAB</text:p>
          </table:table-cell>
          <table:table-cell office:value-type="date" office:date-value="1969-08-25" calcext:value-type="date">
            <text:p>25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3396" calcext:value-type="float">
            <text:p>11053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RABC</text:p>
          </table:table-cell>
          <table:table-cell office:value-type="string" calcext:value-type="string">
            <text:p>STEPHANIE</text:p>
          </table:table-cell>
          <table:table-cell office:value-type="date" office:date-value="1983-01-29" calcext:value-type="date">
            <text:p>29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072249" calcext:value-type="float">
            <text:p>10072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ANGELIE</text:p>
          </table:table-cell>
          <table:table-cell office:value-type="date" office:date-value="1983-08-27" calcext:value-type="date">
            <text:p>27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6513" calcext:value-type="float">
            <text:p>9986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AKABC</text:p>
          </table:table-cell>
          <table:table-cell office:value-type="string" calcext:value-type="string">
            <text:p>ERDEM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9776" calcext:value-type="float">
            <text:p>10719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HICHEM</text:p>
          </table:table-cell>
          <table:table-cell office:value-type="date" office:date-value="1968-07-28" calcext:value-type="date">
            <text:p>28/07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8.183" calcext:value-type="float">
            <text:p>8,1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8765" calcext:value-type="float">
            <text:p>10798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FERHAT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DE</text:p>
          </table:table-cell>
          <table:table-cell office:value-type="string" calcext:value-type="string">
            <text:p>Master1 ICO - com entre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0289" calcext:value-type="float">
            <text:p>10460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FTCABC</text:p>
          </table:table-cell>
          <table:table-cell office:value-type="string" calcext:value-type="string">
            <text:p>DERYA</text:p>
          </table:table-cell>
          <table:table-cell office:value-type="date" office:date-value="1984-12-17" calcext:value-type="date">
            <text:p>1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0484" calcext:value-type="float">
            <text:p>9790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OAABC</text:p>
          </table:table-cell>
          <table:table-cell office:value-type="string" calcext:value-type="string">
            <text:p>OPHELIE</text:p>
          </table:table-cell>
          <table:table-cell office:value-type="date" office:date-value="1986-06-26" calcext:value-type="date">
            <text:p>26/06/198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189" calcext:value-type="float">
            <text:p>10436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SAMIA</text:p>
          </table:table-cell>
          <table:table-cell office:value-type="date" office:date-value="1981-06-04" calcext:value-type="date">
            <text:p>0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689" calcext:value-type="float">
            <text:p>9425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HAABC</text:p>
          </table:table-cell>
          <table:table-cell office:value-type="string" calcext:value-type="string">
            <text:p>NORA</text:p>
          </table:table-cell>
          <table:table-cell office:value-type="date" office:date-value="1974-04-03" calcext:value-type="date">
            <text:p>03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8251" calcext:value-type="float">
            <text:p>894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AUABC</text:p>
          </table:table-cell>
          <table:table-cell office:value-type="string" calcext:value-type="string">
            <text:p>SHIRLEY</text:p>
          </table:table-cell>
          <table:table-cell office:value-type="date" office:date-value="1978-01-24" calcext:value-type="date">
            <text:p>24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9008" calcext:value-type="float">
            <text:p>11469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RABC</text:p>
          </table:table-cell>
          <table:table-cell office:value-type="string" calcext:value-type="string">
            <text:p>CLAIRE</text:p>
          </table:table-cell>
          <table:table-cell office:value-type="date" office:date-value="1980-07-24" calcext:value-type="date">
            <text:p>24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4651" calcext:value-type="float">
            <text:p>9354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ALIK</text:p>
          </table:table-cell>
          <table:table-cell office:value-type="date" office:date-value="1976-03-24" calcext:value-type="date">
            <text:p>2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8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0595" calcext:value-type="float">
            <text:p>10990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RIABC</text:p>
          </table:table-cell>
          <table:table-cell office:value-type="string" calcext:value-type="string">
            <text:p>SAMI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GP</text:p>
          </table:table-cell>
          <table:table-cell office:value-type="string" calcext:value-type="string">
            <text:p>DUT GEA op. PMO an2</text:p>
          </table:table-cell>
          <table:table-cell office:value-type="float" office:value="10.599" calcext:value-type="float">
            <text:p>10,5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154" calcext:value-type="float">
            <text:p>8934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ESABC</text:p>
          </table:table-cell>
          <table:table-cell office:value-type="string" calcext:value-type="string">
            <text:p>NICOLAS</text:p>
          </table:table-cell>
          <table:table-cell office:value-type="date" office:date-value="1979-06-23" calcext:value-type="date">
            <text:p>2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932" calcext:value-type="float">
            <text:p>9764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CHABC</text:p>
          </table:table-cell>
          <table:table-cell office:value-type="string" calcext:value-type="string">
            <text:p>LEOPOLD</text:p>
          </table:table-cell>
          <table:table-cell office:value-type="date" office:date-value="1968-03-15" calcext:value-type="date">
            <text:p>1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64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3628" calcext:value-type="float">
            <text:p>9793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ENABC</text:p>
          </table:table-cell>
          <table:table-cell office:value-type="string" calcext:value-type="string">
            <text:p>SEVERINE</text:p>
          </table:table-cell>
          <table:table-cell office:value-type="date" office:date-value="1987-06-09" calcext:value-type="date">
            <text:p>09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76" calcext:value-type="float">
            <text:p>10807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AABC</text:p>
          </table:table-cell>
          <table:table-cell office:value-type="string" calcext:value-type="string">
            <text:p>SERAPHINE</text:p>
          </table:table-cell>
          <table:table-cell office:value-type="date" office:date-value="1978-11-26" calcext:value-type="date">
            <text:p>26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7842" calcext:value-type="float">
            <text:p>9507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ABC</text:p>
          </table:table-cell>
          <table:table-cell office:value-type="string" calcext:value-type="string">
            <text:p>WILLI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208779" calcext:value-type="float">
            <text:p>1020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LOUISA</text:p>
          </table:table-cell>
          <table:table-cell office:value-type="date" office:date-value="1970-04-08" calcext:value-type="date">
            <text:p>08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4645" calcext:value-type="float">
            <text:p>10194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OMAR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7.617" calcext:value-type="float">
            <text:p>7,6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3053" calcext:value-type="float">
            <text:p>96130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LABC</text:p>
          </table:table-cell>
          <table:table-cell office:value-type="string" calcext:value-type="string">
            <text:p>ANWAR</text:p>
          </table:table-cell>
          <table:table-cell office:value-type="date" office:date-value="1977-04-01" calcext:value-type="date">
            <text:p>01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302" calcext:value-type="float">
            <text:p>11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209" calcext:value-type="float">
            <text:p>9891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79-02-25" calcext:value-type="date">
            <text:p>25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9342" calcext:value-type="float">
            <text:p>97593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7441" calcext:value-type="float">
            <text:p>9237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 MAABC</text:p>
          </table:table-cell>
          <table:table-cell office:value-type="string" calcext:value-type="string">
            <text:p>REMI</text:p>
          </table:table-cell>
          <table:table-cell office:value-type="date" office:date-value="1982-05-10" calcext:value-type="date">
            <text:p>10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1626" calcext:value-type="float">
            <text:p>10021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05-22" calcext:value-type="date">
            <text:p>22/05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658" calcext:value-type="float">
            <text:p>9816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12-19" calcext:value-type="date">
            <text:p>19/12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09" calcext:value-type="float">
            <text:p>9,2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55227" calcext:value-type="float">
            <text:p>10555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AMADOU</text:p>
          </table:table-cell>
          <table:table-cell office:value-type="date" office:date-value="1981-12-18" calcext:value-type="date">
            <text:p>18/12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150196" calcext:value-type="float">
            <text:p>915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RABC</text:p>
          </table:table-cell>
          <table:table-cell office:value-type="string" calcext:value-type="string">
            <text:p>ANNE CHARLOTTE</text:p>
          </table:table-cell>
          <table:table-cell office:value-type="date" office:date-value="1970-04-04" calcext:value-type="date">
            <text:p>04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9575" calcext:value-type="float">
            <text:p>106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SOUMEY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147" calcext:value-type="float">
            <text:p>11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9234" calcext:value-type="float">
            <text:p>10629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YWABC</text:p>
          </table:table-cell>
          <table:table-cell office:value-type="string" calcext:value-type="string">
            <text:p>MARLENE</text:p>
          </table:table-cell>
          <table:table-cell office:value-type="date" office:date-value="1966-09-02" calcext:value-type="date">
            <text:p>02/09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2.304" calcext:value-type="float">
            <text:p>12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4857" calcext:value-type="float">
            <text:p>10174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4.692" calcext:value-type="float">
            <text:p>4,6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430" calcext:value-type="float">
            <text:p>10210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67-11-04" calcext:value-type="date">
            <text:p>04/11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5376" calcext:value-type="float">
            <text:p>893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ADJI</text:p>
          </table:table-cell>
          <table:table-cell office:value-type="date" office:date-value="1972-11-30" calcext:value-type="date">
            <text:p>30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9420" calcext:value-type="float">
            <text:p>10279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MMABC</text:p>
          </table:table-cell>
          <table:table-cell office:value-type="string" calcext:value-type="string">
            <text:p>SUCHITRA</text:p>
          </table:table-cell>
          <table:table-cell office:value-type="date" office:date-value="1974-10-09" calcext:value-type="date">
            <text:p>09/10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6388" calcext:value-type="float">
            <text:p>1097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URABC</text:p>
          </table:table-cell>
          <table:table-cell office:value-type="string" calcext:value-type="string">
            <text:p>ACHOUR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52" calcext:value-type="float">
            <text:p>10,5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9015" calcext:value-type="float">
            <text:p>1101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AABC</text:p>
          </table:table-cell>
          <table:table-cell office:value-type="string" calcext:value-type="string">
            <text:p>MOHAMMAD AMIN</text:p>
          </table:table-cell>
          <table:table-cell office:value-type="date" office:date-value="1984-01-02" calcext:value-type="date">
            <text:p>02/01/198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001" calcext:value-type="float">
            <text:p>12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3703" calcext:value-type="float">
            <text:p>9433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KATIA</text:p>
          </table:table-cell>
          <table:table-cell office:value-type="date" office:date-value="1967-09-14" calcext:value-type="date">
            <text:p>14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61" calcext:value-type="float">
            <text:p>10,0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845" calcext:value-type="float">
            <text:p>102508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HARLOTT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1150" calcext:value-type="float">
            <text:p>9841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GHABC</text:p>
          </table:table-cell>
          <table:table-cell office:value-type="string" calcext:value-type="string">
            <text:p>YOANN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3513" calcext:value-type="float">
            <text:p>9063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NABC</text:p>
          </table:table-cell>
          <table:table-cell office:value-type="string" calcext:value-type="string">
            <text:p>AYSUN</text:p>
          </table:table-cell>
          <table:table-cell office:value-type="date" office:date-value="1985-12-24" calcext:value-type="date">
            <text:p>24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728" calcext:value-type="float">
            <text:p>9072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MARIE</text:p>
          </table:table-cell>
          <table:table-cell office:value-type="date" office:date-value="1975-07-10" calcext:value-type="date">
            <text:p>10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199" calcext:value-type="float">
            <text:p>989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66-08-27" calcext:value-type="date">
            <text:p>27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9.572" calcext:value-type="float">
            <text:p>9,572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070939" calcext:value-type="float">
            <text:p>110709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79-04-17" calcext:value-type="date">
            <text:p>17/04/197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043" calcext:value-type="float">
            <text:p>11,0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6727" calcext:value-type="float">
            <text:p>956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AABC</text:p>
          </table:table-cell>
          <table:table-cell office:value-type="string" calcext:value-type="string">
            <text:p>HUGUES</text:p>
          </table:table-cell>
          <table:table-cell office:value-type="date" office:date-value="1974-07-23" calcext:value-type="date">
            <text:p>23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601" calcext:value-type="float">
            <text:p>10491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EABC</text:p>
          </table:table-cell>
          <table:table-cell office:value-type="string" calcext:value-type="string">
            <text:p>MATTHIEU</text:p>
          </table:table-cell>
          <table:table-cell office:value-type="date" office:date-value="1985-05-12" calcext:value-type="date">
            <text:p>12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2.152" calcext:value-type="float">
            <text:p>12,1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619" calcext:value-type="float">
            <text:p>10599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LOTFI</text:p>
          </table:table-cell>
          <table:table-cell office:value-type="date" office:date-value="1980-03-05" calcext:value-type="date">
            <text:p>05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5423" calcext:value-type="float">
            <text:p>10805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REABC</text:p>
          </table:table-cell>
          <table:table-cell office:value-type="string" calcext:value-type="string">
            <text:p>LAURY</text:p>
          </table:table-cell>
          <table:table-cell office:value-type="date" office:date-value="1971-07-12" calcext:value-type="date">
            <text:p>12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9887" calcext:value-type="float">
            <text:p>108898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PAABC</text:p>
          </table:table-cell>
          <table:table-cell office:value-type="string" calcext:value-type="string">
            <text:p>CELINE</text:p>
          </table:table-cell>
          <table:table-cell office:value-type="date" office:date-value="1968-04-17" calcext:value-type="date">
            <text:p>17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22" calcext:value-type="float">
            <text:p>10859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NGABC</text:p>
          </table:table-cell>
          <table:table-cell office:value-type="string" calcext:value-type="string">
            <text:p>MONIQU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5536" calcext:value-type="float">
            <text:p>10015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CAROLINE</text:p>
          </table:table-cell>
          <table:table-cell office:value-type="date" office:date-value="1971-11-24" calcext:value-type="date">
            <text:p>24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3007" calcext:value-type="float">
            <text:p>1130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NABC</text:p>
          </table:table-cell>
          <table:table-cell office:value-type="string" calcext:value-type="string">
            <text:p>TAYMIA</text:p>
          </table:table-cell>
          <table:table-cell office:value-type="date" office:date-value="1985-05-08" calcext:value-type="date">
            <text:p>0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1" calcext:value-type="float">
            <text:p>10,351</text:p>
          </table:table-cell>
          <table:table-cell office:value-type="string" calcext:value-type="string">
            <text:p>ADMC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9623002" calcext:value-type="float">
            <text:p>9623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OABC</text:p>
          </table:table-cell>
          <table:table-cell office:value-type="string" calcext:value-type="string">
            <text:p>DISOLOKA</text:p>
          </table:table-cell>
          <table:table-cell office:value-type="date" office:date-value="1978-11-27" calcext:value-type="date">
            <text:p>27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030746" calcext:value-type="float">
            <text:p>11030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KALED</text:p>
          </table:table-cell>
          <table:table-cell office:value-type="date" office:date-value="1985-02-23" calcext:value-type="date">
            <text:p>23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083" calcext:value-type="float">
            <text:p>11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154" calcext:value-type="float">
            <text:p>9876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81-07-23" calcext:value-type="date">
            <text:p>23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5.846" calcext:value-type="float">
            <text:p>5,8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9060" calcext:value-type="float">
            <text:p>9789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70-06-27" calcext:value-type="date">
            <text:p>27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975" calcext:value-type="float">
            <text:p>1145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8.225" calcext:value-type="float">
            <text:p>8,225</text:p>
          </table:table-cell>
          <table:table-cell office:value-type="string" calcext:value-type="string">
            <text:p>AJ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11472619" calcext:value-type="float">
            <text:p>11472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66-02-01" calcext:value-type="date">
            <text:p>01/02/19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175" calcext:value-type="float">
            <text:p>9,175</text:p>
          </table:table-cell>
          <table:table-cell office:value-type="string" calcext:value-type="string">
            <text:p>AJ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9910854" calcext:value-type="float">
            <text:p>9910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RAOUF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363" calcext:value-type="float">
            <text:p>1060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ABC</text:p>
          </table:table-cell>
          <table:table-cell office:value-type="string" calcext:value-type="string">
            <text:p>ELSA</text:p>
          </table:table-cell>
          <table:table-cell office:value-type="date" office:date-value="1975-06-12" calcext:value-type="date">
            <text:p>1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629" calcext:value-type="float">
            <text:p>10644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75-09-05" calcext:value-type="date">
            <text:p>05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6224" calcext:value-type="float">
            <text:p>10826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85-03-09" calcext:value-type="date">
            <text:p>0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7.271" calcext:value-type="float">
            <text:p>7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75929" calcext:value-type="float">
            <text:p>94759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ONABC</text:p>
          </table:table-cell>
          <table:table-cell office:value-type="string" calcext:value-type="string">
            <text:p>LAUR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9330" calcext:value-type="float">
            <text:p>921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ABC</text:p>
          </table:table-cell>
          <table:table-cell office:value-type="string" calcext:value-type="string">
            <text:p>MARY</text:p>
          </table:table-cell>
          <table:table-cell office:value-type="date" office:date-value="1985-11-25" calcext:value-type="date">
            <text:p>25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118" calcext:value-type="float">
            <text:p>12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1329" calcext:value-type="float">
            <text:p>11181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AMABC</text:p>
          </table:table-cell>
          <table:table-cell office:value-type="string" calcext:value-type="string">
            <text:p>BENOIT</text:p>
          </table:table-cell>
          <table:table-cell office:value-type="date" office:date-value="1976-05-25" calcext:value-type="date">
            <text:p>2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806" calcext:value-type="float">
            <text:p>9259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ALABC</text:p>
          </table:table-cell>
          <table:table-cell office:value-type="string" calcext:value-type="string">
            <text:p>OMAR</text:p>
          </table:table-cell>
          <table:table-cell office:value-type="date" office:date-value="1980-11-07" calcext:value-type="date">
            <text:p>0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57" calcext:value-type="float">
            <text:p>9,6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297784" calcext:value-type="float">
            <text:p>10297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71-08-24" calcext:value-type="date">
            <text:p>24/08/197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7.117" calcext:value-type="float">
            <text:p>7,1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158" calcext:value-type="float">
            <text:p>10976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8.285" calcext:value-type="float">
            <text:p>8,2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149" calcext:value-type="float">
            <text:p>9808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ERABC</text:p>
          </table:table-cell>
          <table:table-cell office:value-type="string" calcext:value-type="string">
            <text:p>TWINAN</text:p>
          </table:table-cell>
          <table:table-cell office:value-type="date" office:date-value="1968-05-28" calcext:value-type="date">
            <text:p>28/05/1968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5959" calcext:value-type="float">
            <text:p>95059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ACABC</text:p>
          </table:table-cell>
          <table:table-cell office:value-type="string" calcext:value-type="string">
            <text:p>DOMIANA</text:p>
          </table:table-cell>
          <table:table-cell office:value-type="date" office:date-value="1966-05-21" calcext:value-type="date">
            <text:p>21/05/196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IRAK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10.308" calcext:value-type="float">
            <text:p>10,3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866" calcext:value-type="float">
            <text:p>11380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MABC</text:p>
          </table:table-cell>
          <table:table-cell office:value-type="string" calcext:value-type="string">
            <text:p>THOMAS</text:p>
          </table:table-cell>
          <table:table-cell office:value-type="date" office:date-value="1975-05-20" calcext:value-type="date">
            <text:p>2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4.053" calcext:value-type="float">
            <text:p>4,0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3016" calcext:value-type="float">
            <text:p>1090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NEABC</text:p>
          </table:table-cell>
          <table:table-cell office:value-type="string" calcext:value-type="string">
            <text:p>LUCIL</text:p>
          </table:table-cell>
          <table:table-cell office:value-type="date" office:date-value="1970-10-18" calcext:value-type="date">
            <text:p>1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871" calcext:value-type="float">
            <text:p>10248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OFIA</text:p>
          </table:table-cell>
          <table:table-cell office:value-type="date" office:date-value="1967-12-08" calcext:value-type="date">
            <text:p>08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474" calcext:value-type="float">
            <text:p>10224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UNABC</text:p>
          </table:table-cell>
          <table:table-cell office:value-type="string" calcext:value-type="string">
            <text:p>KELLY</text:p>
          </table:table-cell>
          <table:table-cell office:value-type="date" office:date-value="1973-04-01" calcext:value-type="date">
            <text:p>0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321" calcext:value-type="float">
            <text:p>1042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MUSTAPHA</text:p>
          </table:table-cell>
          <table:table-cell office:value-type="date" office:date-value="1984-02-01" calcext:value-type="date">
            <text:p>01/02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2532" calcext:value-type="float">
            <text:p>921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OABC</text:p>
          </table:table-cell>
          <table:table-cell office:value-type="string" calcext:value-type="string">
            <text:p>LUCIE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7821" calcext:value-type="float">
            <text:p>9237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HABC</text:p>
          </table:table-cell>
          <table:table-cell office:value-type="string" calcext:value-type="string">
            <text:p>METANGBOU</text:p>
          </table:table-cell>
          <table:table-cell office:value-type="date" office:date-value="1983-02-21" calcext:value-type="date">
            <text:p>2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5866" calcext:value-type="float">
            <text:p>11245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AYA</text:p>
          </table:table-cell>
          <table:table-cell office:value-type="date" office:date-value="1973-07-26" calcext:value-type="date">
            <text:p>26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5413" calcext:value-type="float">
            <text:p>1012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2-10-10" calcext:value-type="date">
            <text:p>10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636" calcext:value-type="float">
            <text:p>4,6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272" calcext:value-type="float">
            <text:p>10216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883" calcext:value-type="float">
            <text:p>4,8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6254" calcext:value-type="float">
            <text:p>11216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68-06-08" calcext:value-type="date">
            <text:p>0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8.874" calcext:value-type="float">
            <text:p>8,874</text:p>
          </table:table-cell>
          <table:table-cell office:value-type="string" calcext:value-type="string">
            <text:p>AJ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775113" calcext:value-type="float">
            <text:p>1077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76-11-01" calcext:value-type="date">
            <text:p>01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684" calcext:value-type="float">
            <text:p>10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101" calcext:value-type="float">
            <text:p>9047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AHMED</text:p>
          </table:table-cell>
          <table:table-cell office:value-type="date" office:date-value="1973-06-15" calcext:value-type="date">
            <text:p>15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882" calcext:value-type="float">
            <text:p>9158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81-11-14" calcext:value-type="date">
            <text:p>1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9373710" calcext:value-type="float">
            <text:p>9373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float" office:value="9381986" calcext:value-type="float">
            <text:p>938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HEABC</text:p>
          </table:table-cell>
          <table:table-cell office:value-type="string" calcext:value-type="string">
            <text:p>ROMAIN</text:p>
          </table:table-cell>
          <table:table-cell office:value-type="date" office:date-value="1975-09-12" calcext:value-type="date">
            <text:p>1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4406" calcext:value-type="float">
            <text:p>9794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UEABC</text:p>
          </table:table-cell>
          <table:table-cell office:value-type="string" calcext:value-type="string">
            <text:p>PIERRE-ALEXANDRE</text:p>
          </table:table-cell>
          <table:table-cell office:value-type="date" office:date-value="1978-11-28" calcext:value-type="date">
            <text:p>28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569" calcext:value-type="float">
            <text:p>11443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ABC</text:p>
          </table:table-cell>
          <table:table-cell office:value-type="string" calcext:value-type="string">
            <text:p>PAMINI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2394" calcext:value-type="float">
            <text:p>11392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AHABC</text:p>
          </table:table-cell>
          <table:table-cell office:value-type="string" calcext:value-type="string">
            <text:p>MOUSSA</text:p>
          </table:table-cell>
          <table:table-cell office:value-type="date" office:date-value="1968-08-12" calcext:value-type="date">
            <text:p>12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539" calcext:value-type="float">
            <text:p>10712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EABC</text:p>
          </table:table-cell>
          <table:table-cell office:value-type="string" calcext:value-type="string">
            <text:p>DAMIEN</text:p>
          </table:table-cell>
          <table:table-cell office:value-type="date" office:date-value="1986-12-27" calcext:value-type="date">
            <text:p>27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3815" calcext:value-type="float">
            <text:p>100138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42" calcext:value-type="float">
            <text:p>8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4078" calcext:value-type="float">
            <text:p>1010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647" calcext:value-type="float">
            <text:p>8,647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517246" calcext:value-type="float">
            <text:p>9517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SARAH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3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2269" calcext:value-type="float">
            <text:p>11272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TAABC</text:p>
          </table:table-cell>
          <table:table-cell office:value-type="string" calcext:value-type="string">
            <text:p>SOFIANE</text:p>
          </table:table-cell>
          <table:table-cell office:value-type="date" office:date-value="1971-03-30" calcext:value-type="date">
            <text:p>30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1053" calcext:value-type="float">
            <text:p>9861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OMABC</text:p>
          </table:table-cell>
          <table:table-cell office:value-type="string" calcext:value-type="string">
            <text:p>CHARLOTTE</text:p>
          </table:table-cell>
          <table:table-cell office:value-type="date" office:date-value="1976-08-30" calcext:value-type="date">
            <text:p>3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3464" calcext:value-type="float">
            <text:p>9173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DAABC</text:p>
          </table:table-cell>
          <table:table-cell office:value-type="string" calcext:value-type="string">
            <text:p>ROMAIN</text:p>
          </table:table-cell>
          <table:table-cell office:value-type="date" office:date-value="1967-07-12" calcext:value-type="date">
            <text:p>1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6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1417" calcext:value-type="float">
            <text:p>903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3-31" calcext:value-type="date">
            <text:p>31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4470" calcext:value-type="float">
            <text:p>9164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1-27" calcext:value-type="date">
            <text:p>27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3537" calcext:value-type="float">
            <text:p>9543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UMAYA</text:p>
          </table:table-cell>
          <table:table-cell office:value-type="date" office:date-value="1970-11-05" calcext:value-type="date">
            <text:p>05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687" calcext:value-type="float">
            <text:p>10277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5-07-08" calcext:value-type="date">
            <text:p>08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5.413" calcext:value-type="float">
            <text:p>5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34251" calcext:value-type="float">
            <text:p>9534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6.239" calcext:value-type="float">
            <text:p>6,239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473074" calcext:value-type="float">
            <text:p>1147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HUBERT</text:p>
          </table:table-cell>
          <table:table-cell office:value-type="date" office:date-value="1967-11-01" calcext:value-type="date">
            <text:p>0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2" calcext:value-type="float">
            <text:p>13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7048" calcext:value-type="float">
            <text:p>9157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UMABC</text:p>
          </table:table-cell>
          <table:table-cell office:value-type="string" calcext:value-type="string">
            <text:p>DEILUJA</text:p>
          </table:table-cell>
          <table:table-cell office:value-type="date" office:date-value="1984-07-10" calcext:value-type="date">
            <text:p>10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9876" calcext:value-type="float">
            <text:p>11189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9571930" calcext:value-type="float">
            <text:p>9571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85-06-13" calcext:value-type="date">
            <text:p>1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86" calcext:value-type="float">
            <text:p>9705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2-03-18" calcext:value-type="date">
            <text:p>18/03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4.816" calcext:value-type="float">
            <text:p>4,8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159" calcext:value-type="float">
            <text:p>9828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4-10-25" calcext:value-type="date">
            <text:p>25/10/19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233" calcext:value-type="float">
            <text:p>7,2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54744" calcext:value-type="float">
            <text:p>10854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VIRGINIE</text:p>
          </table:table-cell>
          <table:table-cell office:value-type="date" office:date-value="1968-06-29" calcext:value-type="date">
            <text:p>2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7124" calcext:value-type="float">
            <text:p>108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LABC</text:p>
          </table:table-cell>
          <table:table-cell office:value-type="string" calcext:value-type="string">
            <text:p>SARAH</text:p>
          </table:table-cell>
          <table:table-cell office:value-type="date" office:date-value="1983-01-12" calcext:value-type="date">
            <text:p>12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698" calcext:value-type="float">
            <text:p>10731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KA ABC</text:p>
          </table:table-cell>
          <table:table-cell office:value-type="string" calcext:value-type="string">
            <text:p>SOUFIANE</text:p>
          </table:table-cell>
          <table:table-cell office:value-type="date" office:date-value="1974-05-15" calcext:value-type="date">
            <text:p>15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3529" calcext:value-type="float">
            <text:p>108735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TSIORY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0129" calcext:value-type="float">
            <text:p>11190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ADRIEN</text:p>
          </table:table-cell>
          <table:table-cell office:value-type="date" office:date-value="1976-08-11" calcext:value-type="date">
            <text:p>11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639" calcext:value-type="float">
            <text:p>10765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4-06-27" calcext:value-type="date">
            <text:p>2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8.941" calcext:value-type="float">
            <text:p>8,941</text:p>
          </table:table-cell>
          <table:table-cell office:value-type="string" calcext:value-type="string">
            <text:p>AJ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11009751" calcext:value-type="float">
            <text:p>110097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923" calcext:value-type="float">
            <text:p>10,9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9705" calcext:value-type="float">
            <text:p>9239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NABC</text:p>
          </table:table-cell>
          <table:table-cell office:value-type="string" calcext:value-type="string">
            <text:p>JEANNE</text:p>
          </table:table-cell>
          <table:table-cell office:value-type="date" office:date-value="1987-04-09" calcext:value-type="date">
            <text:p>0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0584" calcext:value-type="float">
            <text:p>10080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OUABC</text:p>
          </table:table-cell>
          <table:table-cell office:value-type="string" calcext:value-type="string">
            <text:p>IMAN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8016" calcext:value-type="float">
            <text:p>11408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73-01-30" calcext:value-type="date">
            <text:p>3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074" calcext:value-type="float">
            <text:p>8,0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834" calcext:value-type="float">
            <text:p>9846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86-11-06" calcext:value-type="date">
            <text:p>06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71" calcext:value-type="float">
            <text:p>8,571</text:p>
          </table:table-cell>
          <table:table-cell office:value-type="string" calcext:value-type="string">
            <text:p>AJAC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1495296" calcext:value-type="float">
            <text:p>11495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OCEANE</text:p>
          </table:table-cell>
          <table:table-cell office:value-type="date" office:date-value="1987-01-14" calcext:value-type="date">
            <text:p>1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9703" calcext:value-type="float">
            <text:p>1090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APABC</text:p>
          </table:table-cell>
          <table:table-cell office:value-type="string" calcext:value-type="string">
            <text:p>AUGUSTE</text:p>
          </table:table-cell>
          <table:table-cell office:value-type="date" office:date-value="1977-01-13" calcext:value-type="date">
            <text:p>1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597" calcext:value-type="float">
            <text:p>9430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9.809" calcext:value-type="float">
            <text:p>9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972" calcext:value-type="float">
            <text:p>1135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82-10-13" calcext:value-type="date">
            <text:p>13/10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598" calcext:value-type="float">
            <text:p>973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5268" calcext:value-type="float">
            <text:p>10565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67-09-26" calcext:value-type="date">
            <text:p>2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559" calcext:value-type="float">
            <text:p>9969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DEABC</text:p>
          </table:table-cell>
          <table:table-cell office:value-type="string" calcext:value-type="string">
            <text:p>ELISE</text:p>
          </table:table-cell>
          <table:table-cell office:value-type="date" office:date-value="1980-05-14" calcext:value-type="date">
            <text:p>14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298" calcext:value-type="float">
            <text:p>8945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TABC</text:p>
          </table:table-cell>
          <table:table-cell office:value-type="string" calcext:value-type="string">
            <text:p>BATIA</text:p>
          </table:table-cell>
          <table:table-cell office:value-type="date" office:date-value="1969-11-22" calcext:value-type="date">
            <text:p>22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2.383" calcext:value-type="float">
            <text:p>12,383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305535" calcext:value-type="float">
            <text:p>10305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IAABC</text:p>
          </table:table-cell>
          <table:table-cell office:value-type="string" calcext:value-type="string">
            <text:p>PAULE</text:p>
          </table:table-cell>
          <table:table-cell office:value-type="date" office:date-value="1986-07-21" calcext:value-type="date">
            <text:p>2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8205" calcext:value-type="float">
            <text:p>9508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ERABC</text:p>
          </table:table-cell>
          <table:table-cell office:value-type="string" calcext:value-type="string">
            <text:p>ABDELHAMID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691" calcext:value-type="float">
            <text:p>10,691</text:p>
          </table:table-cell>
          <table:table-cell office:value-type="string" calcext:value-type="string">
            <text:p>ADMC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9792650" calcext:value-type="float">
            <text:p>9792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ALPAKUMARI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58" calcext:value-type="float">
            <text:p>11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7485" calcext:value-type="float">
            <text:p>10157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EUABC</text:p>
          </table:table-cell>
          <table:table-cell office:value-type="string" calcext:value-type="string">
            <text:p>STEPHANIE</text:p>
          </table:table-cell>
          <table:table-cell office:value-type="date" office:date-value="1986-10-16" calcext:value-type="date">
            <text:p>16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3356" calcext:value-type="float">
            <text:p>9403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LESLIE</text:p>
          </table:table-cell>
          <table:table-cell office:value-type="date" office:date-value="1985-10-10" calcext:value-type="date">
            <text:p>10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078" calcext:value-type="float">
            <text:p>8,0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8177" calcext:value-type="float">
            <text:p>10518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ERABC</text:p>
          </table:table-cell>
          <table:table-cell office:value-type="string" calcext:value-type="string">
            <text:p>NASSIBA</text:p>
          </table:table-cell>
          <table:table-cell office:value-type="date" office:date-value="1976-05-20" calcext:value-type="date">
            <text:p>20/05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224" calcext:value-type="float">
            <text:p>9232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83-04-07" calcext:value-type="date">
            <text:p>07/04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993741" calcext:value-type="float">
            <text:p>9993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71-10-02" calcext:value-type="date">
            <text:p>02/10/197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713" calcext:value-type="float">
            <text:p>9577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726" calcext:value-type="float">
            <text:p>9,7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6001" calcext:value-type="float">
            <text:p>93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7046" calcext:value-type="float">
            <text:p>11227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KDABC</text:p>
          </table:table-cell>
          <table:table-cell office:value-type="string" calcext:value-type="string">
            <text:p>BIBI ZAINAWAL</text:p>
          </table:table-cell>
          <table:table-cell office:value-type="date" office:date-value="1974-09-02" calcext:value-type="date">
            <text:p>02/09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4025" calcext:value-type="float">
            <text:p>10314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NJABC</text:p>
          </table:table-cell>
          <table:table-cell office:value-type="string" calcext:value-type="string">
            <text:p>BINA</text:p>
          </table:table-cell>
          <table:table-cell office:value-type="date" office:date-value="1975-01-26" calcext:value-type="date">
            <text:p>26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292" calcext:value-type="float">
            <text:p>13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2244" calcext:value-type="float">
            <text:p>11092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TABC</text:p>
          </table:table-cell>
          <table:table-cell office:value-type="string" calcext:value-type="string">
            <text:p>LAURENT</text:p>
          </table:table-cell>
          <table:table-cell office:value-type="date" office:date-value="1970-09-05" calcext:value-type="date">
            <text:p>0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97742" calcext:value-type="float">
            <text:p>11297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DJABC</text:p>
          </table:table-cell>
          <table:table-cell office:value-type="string" calcext:value-type="string">
            <text:p>KAOUTAR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2371" calcext:value-type="float">
            <text:p>9762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BERTRAND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5099" calcext:value-type="float">
            <text:p>1087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IABC</text:p>
          </table:table-cell>
          <table:table-cell office:value-type="string" calcext:value-type="string">
            <text:p>SERVET</text:p>
          </table:table-cell>
          <table:table-cell office:value-type="date" office:date-value="1986-08-28" calcext:value-type="date">
            <text:p>28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734" calcext:value-type="float">
            <text:p>1112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MBABC</text:p>
          </table:table-cell>
          <table:table-cell office:value-type="string" calcext:value-type="string">
            <text:p>AMOUR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SUMT</text:p>
          </table:table-cell>
          <table:table-cell office:value-type="string" calcext:value-type="string">
            <text:p>DU Marketing Territorial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2755" calcext:value-type="float">
            <text:p>10532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ELABC</text:p>
          </table:table-cell>
          <table:table-cell office:value-type="string" calcext:value-type="string">
            <text:p>NADIA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3039" calcext:value-type="float">
            <text:p>10713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YOHAN</text:p>
          </table:table-cell>
          <table:table-cell office:value-type="date" office:date-value="1973-08-13" calcext:value-type="date">
            <text:p>1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758" calcext:value-type="float">
            <text:p>10,7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578" calcext:value-type="float">
            <text:p>11380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MARZOUK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L</text:p>
          </table:table-cell>
          <table:table-cell office:value-type="string" calcext:value-type="string">
            <text:p>Master2 Commerc du livre</text:p>
          </table:table-cell>
          <table:table-cell office:value-type="float" office:value="11.025" calcext:value-type="float">
            <text:p>11,0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320" calcext:value-type="float">
            <text:p>9084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ABC</text:p>
          </table:table-cell>
          <table:table-cell office:value-type="string" calcext:value-type="string">
            <text:p>DIMITRI RAOUL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845" calcext:value-type="float">
            <text:p>10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3676" calcext:value-type="float">
            <text:p>1031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FAABC</text:p>
          </table:table-cell>
          <table:table-cell office:value-type="string" calcext:value-type="string">
            <text:p>ITEB</text:p>
          </table:table-cell>
          <table:table-cell office:value-type="date" office:date-value="1967-10-04" calcext:value-type="date">
            <text:p>04/10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9.827" calcext:value-type="float">
            <text:p>9,8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6218" calcext:value-type="float">
            <text:p>1144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1-07" calcext:value-type="date">
            <text:p>07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247" calcext:value-type="float">
            <text:p>1145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2-10" calcext:value-type="date">
            <text:p>1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0039" calcext:value-type="float">
            <text:p>11150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GABC</text:p>
          </table:table-cell>
          <table:table-cell office:value-type="string" calcext:value-type="string">
            <text:p>LAURA</text:p>
          </table:table-cell>
          <table:table-cell office:value-type="date" office:date-value="1972-03-26" calcext:value-type="date">
            <text:p>26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8944" calcext:value-type="float">
            <text:p>9958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JULIETTE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1552" calcext:value-type="float">
            <text:p>971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EABC</text:p>
          </table:table-cell>
          <table:table-cell office:value-type="string" calcext:value-type="string">
            <text:p>NIAGALE</text:p>
          </table:table-cell>
          <table:table-cell office:value-type="date" office:date-value="1987-04-27" calcext:value-type="date">
            <text:p>2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SPO</text:p>
          </table:table-cell>
          <table:table-cell office:value-type="string" calcext:value-type="string">
            <text:p>Lic Socio Politique an1</text:p>
          </table:table-cell>
          <table:table-cell office:value-type="float" office:value="8.457" calcext:value-type="float">
            <text:p>8,4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77228" calcext:value-type="float">
            <text:p>10577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RABC</text:p>
          </table:table-cell>
          <table:table-cell office:value-type="string" calcext:value-type="string">
            <text:p>CHAHINEZ</text:p>
          </table:table-cell>
          <table:table-cell office:value-type="date" office:date-value="1973-01-28" calcext:value-type="date">
            <text:p>28/01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918" calcext:value-type="float">
            <text:p>10,9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1890" calcext:value-type="float">
            <text:p>11491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73-10-08" calcext:value-type="date">
            <text:p>0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174" calcext:value-type="float">
            <text:p>5,1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5099" calcext:value-type="float">
            <text:p>1015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82-04-14" calcext:value-type="date">
            <text:p>14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976" calcext:value-type="float">
            <text:p>5,9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7549" calcext:value-type="float">
            <text:p>104075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BABC</text:p>
          </table:table-cell>
          <table:table-cell office:value-type="string" calcext:value-type="string">
            <text:p>ASIMA</text:p>
          </table:table-cell>
          <table:table-cell office:value-type="date" office:date-value="1987-02-26" calcext:value-type="date">
            <text:p>26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936" calcext:value-type="float">
            <text:p>10,9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2282" calcext:value-type="float">
            <text:p>11402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78-06-09" calcext:value-type="date">
            <text:p>09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8.434" calcext:value-type="float">
            <text:p>8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080" calcext:value-type="float">
            <text:p>9377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84-03-22" calcext:value-type="date">
            <text:p>2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927" calcext:value-type="float">
            <text:p>9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4418" calcext:value-type="float">
            <text:p>10524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LETITIA</text:p>
          </table:table-cell>
          <table:table-cell office:value-type="date" office:date-value="1982-05-23" calcext:value-type="date">
            <text:p>23/05/198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2233" calcext:value-type="float">
            <text:p>10242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7594" calcext:value-type="float">
            <text:p>1109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80-05-05" calcext:value-type="date">
            <text:p>05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4" calcext:value-type="float">
            <text:p>11,5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1448" calcext:value-type="float">
            <text:p>100314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LABC</text:p>
          </table:table-cell>
          <table:table-cell office:value-type="string" calcext:value-type="string">
            <text:p>NATACH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606" calcext:value-type="float">
            <text:p>10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359" calcext:value-type="float">
            <text:p>1057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KEVIN</text:p>
          </table:table-cell>
          <table:table-cell office:value-type="date" office:date-value="1977-02-13" calcext:value-type="date">
            <text:p>13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2</text:p>
          </table:table-cell>
          <table:table-cell office:value-type="string" calcext:value-type="string">
            <text:p>LIC PRO SIL sp. GL (AP)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3962" calcext:value-type="float">
            <text:p>89439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REABC</text:p>
          </table:table-cell>
          <table:table-cell office:value-type="string" calcext:value-type="string">
            <text:p>ALVINA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26" calcext:value-type="float">
            <text:p>13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972" calcext:value-type="float">
            <text:p>11449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IABC</text:p>
          </table:table-cell>
          <table:table-cell office:value-type="string" calcext:value-type="string">
            <text:p>ABDELGHANI</text:p>
          </table:table-cell>
          <table:table-cell office:value-type="date" office:date-value="1970-01-29" calcext:value-type="date">
            <text:p>29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84" calcext:value-type="float">
            <text:p>12,2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105" calcext:value-type="float">
            <text:p>10250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84-04-07" calcext:value-type="date">
            <text:p>07/04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324" calcext:value-type="float">
            <text:p>7,3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2450" calcext:value-type="float">
            <text:p>11442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71-09-30" calcext:value-type="date">
            <text:p>30/09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3" calcext:value-type="float">
            <text:p>10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047" calcext:value-type="float">
            <text:p>9702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RIABC</text:p>
          </table:table-cell>
          <table:table-cell office:value-type="string" calcext:value-type="string">
            <text:p>AMELIE</text:p>
          </table:table-cell>
          <table:table-cell office:value-type="date" office:date-value="1976-05-05" calcext:value-type="date">
            <text:p>0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0594" calcext:value-type="float">
            <text:p>92105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QABC</text:p>
          </table:table-cell>
          <table:table-cell office:value-type="string" calcext:value-type="string">
            <text:p>JEROME</text:p>
          </table:table-cell>
          <table:table-cell office:value-type="date" office:date-value="1977-03-04" calcext:value-type="date">
            <text:p>0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0974" calcext:value-type="float">
            <text:p>9820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AABC</text:p>
          </table:table-cell>
          <table:table-cell office:value-type="string" calcext:value-type="string">
            <text:p>MERZAK</text:p>
          </table:table-cell>
          <table:table-cell office:value-type="date" office:date-value="1980-01-15" calcext:value-type="date">
            <text:p>1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50" calcext:value-type="float">
            <text:p>10415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FAABC</text:p>
          </table:table-cell>
          <table:table-cell office:value-type="string" calcext:value-type="string">
            <text:p>ZUBAIR</text:p>
          </table:table-cell>
          <table:table-cell office:value-type="date" office:date-value="1982-03-21" calcext:value-type="date">
            <text:p>2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8042" calcext:value-type="float">
            <text:p>11208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OABC</text:p>
          </table:table-cell>
          <table:table-cell office:value-type="string" calcext:value-type="string">
            <text:p>NAWEL</text:p>
          </table:table-cell>
          <table:table-cell office:value-type="date" office:date-value="1985-06-15" calcext:value-type="date">
            <text:p>15/06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2.094" calcext:value-type="float">
            <text:p>12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2938" calcext:value-type="float">
            <text:p>10982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AABC</text:p>
          </table:table-cell>
          <table:table-cell office:value-type="string" calcext:value-type="string">
            <text:p>KASTHUR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679" calcext:value-type="float">
            <text:p>11,6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1898" calcext:value-type="float">
            <text:p>112418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YABC</text:p>
          </table:table-cell>
          <table:table-cell office:value-type="string" calcext:value-type="string">
            <text:p>ANI</text:p>
          </table:table-cell>
          <table:table-cell office:value-type="date" office:date-value="1979-11-25" calcext:value-type="date">
            <text:p>25/11/197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735" calcext:value-type="float">
            <text:p>11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4366" calcext:value-type="float">
            <text:p>9464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68-12-31" calcext:value-type="date">
            <text:p>31/12/19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804" calcext:value-type="float">
            <text:p>9,8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3944" calcext:value-type="float">
            <text:p>10313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542250" calcext:value-type="float">
            <text:p>954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BDOUL GADIRI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507" calcext:value-type="float">
            <text:p>11,5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118" calcext:value-type="float">
            <text:p>984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AABC</text:p>
          </table:table-cell>
          <table:table-cell office:value-type="string" calcext:value-type="string">
            <text:p>ZAINAB</text:p>
          </table:table-cell>
          <table:table-cell office:value-type="date" office:date-value="1977-09-18" calcext:value-type="date">
            <text:p>18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2933" calcext:value-type="float">
            <text:p>8932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EFABC</text:p>
          </table:table-cell>
          <table:table-cell office:value-type="string" calcext:value-type="string">
            <text:p>HUGO</text:p>
          </table:table-cell>
          <table:table-cell office:value-type="date" office:date-value="1984-06-10" calcext:value-type="date">
            <text:p>10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5348" calcext:value-type="float">
            <text:p>11395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RAABC</text:p>
          </table:table-cell>
          <table:table-cell office:value-type="string" calcext:value-type="string">
            <text:p>DOUNIA</text:p>
          </table:table-cell>
          <table:table-cell office:value-type="date" office:date-value="1976-08-06" calcext:value-type="date">
            <text:p>06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366219" calcext:value-type="float">
            <text:p>11366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MICHAEL</text:p>
          </table:table-cell>
          <table:table-cell office:value-type="date" office:date-value="1968-12-08" calcext:value-type="date">
            <text:p>08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90" calcext:value-type="float">
            <text:p>9668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76-05-17" calcext:value-type="date">
            <text:p>17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4102" calcext:value-type="float">
            <text:p>1116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69-11-21" calcext:value-type="date">
            <text:p>21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982" calcext:value-type="float">
            <text:p>10,9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3986" calcext:value-type="float">
            <text:p>10903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NABC</text:p>
          </table:table-cell>
          <table:table-cell office:value-type="string" calcext:value-type="string">
            <text:p>JEAN-LUC</text:p>
          </table:table-cell>
          <table:table-cell office:value-type="date" office:date-value="1979-12-25" calcext:value-type="date">
            <text:p>2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703635" calcext:value-type="float">
            <text:p>97036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JABC</text:p>
          </table:table-cell>
          <table:table-cell office:value-type="string" calcext:value-type="string">
            <text:p>AMAL</text:p>
          </table:table-cell>
          <table:table-cell office:value-type="date" office:date-value="1974-01-11" calcext:value-type="date">
            <text:p>1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0.971" calcext:value-type="float">
            <text:p>10,9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1433" calcext:value-type="float">
            <text:p>10061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NAWAAB</text:p>
          </table:table-cell>
          <table:table-cell office:value-type="date" office:date-value="1970-08-23" calcext:value-type="date">
            <text:p>23/08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63652" calcext:value-type="float">
            <text:p>101636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EMABC</text:p>
          </table:table-cell>
          <table:table-cell office:value-type="string" calcext:value-type="string">
            <text:p>LAETITIA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GABON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804" calcext:value-type="float">
            <text:p>10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798" calcext:value-type="float">
            <text:p>9879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DEBORAH</text:p>
          </table:table-cell>
          <table:table-cell office:value-type="date" office:date-value="1978-05-22" calcext:value-type="date">
            <text:p>22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 table:number-rows-repeated="1046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font-weight="bold"/>
    </style:style>
    <style:style style:name="M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mp1" style:page-layout-name="Mpm1">
      <style:header>
        <style:region-left>
          <text:p>exo3.ods</text:p>
        </style:region-left>
        <style:region-center>
          <text:p><text:span text:style-name="MT1">Formation calc 2022</text:span></text:p>
        </style:region-center>
        <style:region-right>
          <text:p><text:date style:data-style-name="N2" text:date-value="2023-09-11">00/00/0000</text:date></text:p>
        </style:region-right>
      </style:header>
      <style:header-left style:display="false"/>
      <style:header-first style:display="false"/>
      <style:footer>
        <style:region-left>
          <text:p><text:sheet-name>???</text:sheet-name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09-11T15:37:37.395777302</dc:date>
    <meta:print-date>2012-03-25T21:46:08Z</meta:print-date>
    <meta:editing-duration>PT2H9M50S</meta:editing-duration>
    <meta:editing-cycles>1</meta:editing-cycles>
    <meta:document-statistic meta:table-count="1" meta:cell-count="22182" meta:object-count="0"/>
  </office:meta>
</office:document-meta>
</file>